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.64pt"/>
    </style:style>
    <style:style style:name="co2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ypher1">
      <style:table-properties table:display="true" style:writing-mode="lr-tb"/>
    </style:style>
    <style:style style:name="ta2" style:family="table" style:master-page-name="PageStyle_5f_Cypher2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MOD(ROW();3)=1)" style:apply-style-name="ConditionalStyle_5f_1" style:base-cell-address="Cypher1.A4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MOD(ROW();3)=2)" style:apply-style-name="ConditionalStyle_5f_2" style:base-cell-address="Cypher2.A4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MOD(ROW();3)=1)" style:apply-style-name="ConditionalStyle_5f_1" style:base-cell-address="Cypher2.A5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ypher1" table:style-name="ta1">
        <office:forms form:automatic-focus="false" form:apply-design-mode="false"/>
        <table:table-column table:style-name="co1" table:number-columns-repeated="78" table:default-cell-style-name="Default"/>
        <table:table-column table:style-name="co2" table:number-columns-repeated="946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q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7" office:value-type="string" calcext:value-type="string">
            <text:p>z</text:p>
          </table:table-cell>
          <table:table-cell table:style-name="ce3" table:number-columns-repeated="52"/>
          <table:table-cell table:number-columns-repeated="946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q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j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b</text:p>
          </table:table-cell>
          <table:table-cell table:style-name="ce8" office:value-type="string" calcext:value-type="string">
            <text:p>z</text:p>
          </table:table-cell>
          <table:table-cell table:style-name="ce3" table:number-columns-repeated="52"/>
          <table:table-cell table:number-columns-repeated="946"/>
        </table:table-row>
        <table:table-row table:style-name="ro1">
          <table:table-cell table:style-name="ce3" table:number-columns-repeated="78"/>
          <table:table-cell table:number-columns-repeated="946"/>
        </table:table-row>
        <table:table-row table:style-name="ro1"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b</text:p>
          </table:table-cell>
          <table:table-cell table:style-name="ce4"/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u</text:p>
          </table:table-cell>
          <table:table-cell table:style-name="ce4"/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b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f</text:p>
          </table:table-cell>
          <table:table-cell table:style-name="ce4"/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g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b</text:p>
          </table:table-cell>
          <table:table-cell table:style-name="ce4"/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i</text:p>
          </table:table-cell>
          <table:table-cell table:style-name="ce4" table:number-columns-repeated="2"/>
          <table:table-cell table:number-columns-repeated="946"/>
        </table:table-row>
        <table:table-row table:style-name="ro1">
          <table:table-cell table:style-name="ce4" table:formula="of:=IF(ISERROR(HLOOKUP([.A4];[.$A$1:.$Z$2];2));&quot;&quot;;HLOOKUP([.A4];[.$A$1:.$Z$2];2))" office:value-type="string" office:string-value="f" calcext:value-type="string">
            <text:p>f</text:p>
          </table:table-cell>
          <table:table-cell table:style-name="ce4" table:formula="of:=IF(ISERROR(HLOOKUP([.B4];[.$A$1:.$Z$2];2));&quot;&quot;;HLOOKUP([.B4];[.$A$1:.$Z$2];2))" office:value-type="string" office:string-value="o" calcext:value-type="string">
            <text:p>o</text:p>
          </table:table-cell>
          <table:table-cell table:style-name="ce4" table:formula="of:=IF(ISERROR(HLOOKUP([.C4];[.$A$1:.$Z$2];2));&quot;&quot;;HLOOKUP([.C4];[.$A$1:.$Z$2];2))" office:value-type="string" office:string-value="u" calcext:value-type="string">
            <text:p>u</text:p>
          </table:table-cell>
          <table:table-cell table:style-name="ce4" table:formula="of:=IF(ISERROR(HLOOKUP([.D4];[.$A$1:.$Z$2];2));&quot;&quot;;HLOOKUP([.D4];[.$A$1:.$Z$2];2))" office:value-type="string" office:string-value="r" calcext:value-type="string">
            <text:p>r</text:p>
          </table:table-cell>
          <table:table-cell table:style-name="ce4" table:formula="of:=IF(ISERROR(HLOOKUP([.E4];[.$A$1:.$Z$2];2));&quot;&quot;;HLOOKUP([.E4];[.$A$1:.$Z$2];2))">
            <text:p/>
          </table:table-cell>
          <table:table-cell table:style-name="ce4" table:formula="of:=IF(ISERROR(HLOOKUP([.F4];[.$A$1:.$Z$2];2));&quot;&quot;;HLOOKUP([.F4];[.$A$1:.$Z$2];2))" office:value-type="string" office:string-value="s" calcext:value-type="string">
            <text:p>s</text:p>
          </table:table-cell>
          <table:table-cell table:style-name="ce4" table:formula="of:=IF(ISERROR(HLOOKUP([.G4];[.$A$1:.$Z$2];2));&quot;&quot;;HLOOKUP([.G4];[.$A$1:.$Z$2];2))" office:value-type="string" office:string-value="c" calcext:value-type="string">
            <text:p>c</text:p>
          </table:table-cell>
          <table:table-cell table:style-name="ce4" table:formula="of:=IF(ISERROR(HLOOKUP([.H4];[.$A$1:.$Z$2];2));&quot;&quot;;HLOOKUP([.H4];[.$A$1:.$Z$2];2))" office:value-type="string" office:string-value="o" calcext:value-type="string">
            <text:p>o</text:p>
          </table:table-cell>
          <table:table-cell table:style-name="ce4" table:formula="of:=IF(ISERROR(HLOOKUP([.I4];[.$A$1:.$Z$2];2));&quot;&quot;;HLOOKUP([.I4];[.$A$1:.$Z$2];2))" office:value-type="string" office:string-value="r" calcext:value-type="string">
            <text:p>r</text:p>
          </table:table-cell>
          <table:table-cell table:style-name="ce4" table:formula="of:=IF(ISERROR(HLOOKUP([.J4];[.$A$1:.$Z$2];2));&quot;&quot;;HLOOKUP([.J4];[.$A$1:.$Z$2];2))" office:value-type="string" office:string-value="e" calcext:value-type="string">
            <text:p>e</text:p>
          </table:table-cell>
          <table:table-cell table:style-name="ce4" table:formula="of:=IF(ISERROR(HLOOKUP([.K4];[.$A$1:.$Z$2];2));&quot;&quot;;HLOOKUP([.K4];[.$A$1:.$Z$2];2))">
            <text:p/>
          </table:table-cell>
          <table:table-cell table:style-name="ce4" table:formula="of:=IF(ISERROR(HLOOKUP([.L4];[.$A$1:.$Z$2];2));&quot;&quot;;HLOOKUP([.L4];[.$A$1:.$Z$2];2))" office:value-type="string" office:string-value="a" calcext:value-type="string">
            <text:p>a</text:p>
          </table:table-cell>
          <table:table-cell table:style-name="ce4" table:formula="of:=IF(ISERROR(HLOOKUP([.M4];[.$A$1:.$Z$2];2));&quot;&quot;;HLOOKUP([.M4];[.$A$1:.$Z$2];2))" office:value-type="string" office:string-value="n" calcext:value-type="string">
            <text:p>n</text:p>
          </table:table-cell>
          <table:table-cell table:style-name="ce4" table:formula="of:=IF(ISERROR(HLOOKUP([.N4];[.$A$1:.$Z$2];2));&quot;&quot;;HLOOKUP([.N4];[.$A$1:.$Z$2];2))" office:value-type="string" office:string-value="d" calcext:value-type="string">
            <text:p>d</text:p>
          </table:table-cell>
          <table:table-cell table:style-name="ce4" table:formula="of:=IF(ISERROR(HLOOKUP([.O4];[.$A$1:.$Z$2];2));&quot;&quot;;HLOOKUP([.O4];[.$A$1:.$Z$2];2))">
            <text:p/>
          </table:table-cell>
          <table:table-cell table:style-name="ce4" table:formula="of:=IF(ISERROR(HLOOKUP([.P4];[.$A$1:.$Z$2];2));&quot;&quot;;HLOOKUP([.P4];[.$A$1:.$Z$2];2))" office:value-type="string" office:string-value="s" calcext:value-type="string">
            <text:p>s</text:p>
          </table:table-cell>
          <table:table-cell table:style-name="ce4" table:formula="of:=IF(ISERROR(HLOOKUP([.Q4];[.$A$1:.$Z$2];2));&quot;&quot;;HLOOKUP([.Q4];[.$A$1:.$Z$2];2))" office:value-type="string" office:string-value="e" calcext:value-type="string">
            <text:p>e</text:p>
          </table:table-cell>
          <table:table-cell table:style-name="ce4" table:formula="of:=IF(ISERROR(HLOOKUP([.R4];[.$A$1:.$Z$2];2));&quot;&quot;;HLOOKUP([.R4];[.$A$1:.$Z$2];2))" office:value-type="string" office:string-value="v" calcext:value-type="string">
            <text:p>v</text:p>
          </table:table-cell>
          <table:table-cell table:style-name="ce4" table:formula="of:=IF(ISERROR(HLOOKUP([.S4];[.$A$1:.$Z$2];2));&quot;&quot;;HLOOKUP([.S4];[.$A$1:.$Z$2];2))" office:value-type="string" office:string-value="e" calcext:value-type="string">
            <text:p>e</text:p>
          </table:table-cell>
          <table:table-cell table:style-name="ce4" table:formula="of:=IF(ISERROR(HLOOKUP([.T4];[.$A$1:.$Z$2];2));&quot;&quot;;HLOOKUP([.T4];[.$A$1:.$Z$2];2))" office:value-type="string" office:string-value="n" calcext:value-type="string">
            <text:p>n</text:p>
          </table:table-cell>
          <table:table-cell table:style-name="ce4" table:formula="of:=IF(ISERROR(HLOOKUP([.U4];[.$A$1:.$Z$2];2));&quot;&quot;;HLOOKUP([.U4];[.$A$1:.$Z$2];2))">
            <text:p/>
          </table:table-cell>
          <table:table-cell table:style-name="ce4" table:formula="of:=IF(ISERROR(HLOOKUP([.V4];[.$A$1:.$Z$2];2));&quot;&quot;;HLOOKUP([.V4];[.$A$1:.$Z$2];2))" office:value-type="string" office:string-value="y" calcext:value-type="string">
            <text:p>y</text:p>
          </table:table-cell>
          <table:table-cell table:style-name="ce4" table:formula="of:=IF(ISERROR(HLOOKUP([.W4];[.$A$1:.$Z$2];2));&quot;&quot;;HLOOKUP([.W4];[.$A$1:.$Z$2];2))" office:value-type="string" office:string-value="e" calcext:value-type="string">
            <text:p>e</text:p>
          </table:table-cell>
          <table:table-cell table:style-name="ce4" table:formula="of:=IF(ISERROR(HLOOKUP([.X4];[.$A$1:.$Z$2];2));&quot;&quot;;HLOOKUP([.X4];[.$A$1:.$Z$2];2))" office:value-type="string" office:string-value="a" calcext:value-type="string">
            <text:p>a</text:p>
          </table:table-cell>
          <table:table-cell table:style-name="ce4" table:formula="of:=IF(ISERROR(HLOOKUP([.Y4];[.$A$1:.$Z$2];2));&quot;&quot;;HLOOKUP([.Y4];[.$A$1:.$Z$2];2))" office:value-type="string" office:string-value="r" calcext:value-type="string">
            <text:p>r</text:p>
          </table:table-cell>
          <table:table-cell table:style-name="ce4" table:formula="of:=IF(ISERROR(HLOOKUP([.Z4];[.$A$1:.$Z$2];2));&quot;&quot;;HLOOKUP([.Z4];[.$A$1:.$Z$2];2))" office:value-type="string" office:string-value="s" calcext:value-type="string">
            <text:p>s</text:p>
          </table:table-cell>
          <table:table-cell table:style-name="ce4" table:formula="of:=IF(ISERROR(HLOOKUP([.AA4];[.$A$1:.$Z$2];2));&quot;&quot;;HLOOKUP([.AA4];[.$A$1:.$Z$2];2))">
            <text:p/>
          </table:table-cell>
          <table:table-cell table:style-name="ce4" table:formula="of:=IF(ISERROR(HLOOKUP([.AB4];[.$A$1:.$Z$2];2));&quot;&quot;;HLOOKUP([.AB4];[.$A$1:.$Z$2];2))" office:value-type="string" office:string-value="a" calcext:value-type="string">
            <text:p>a</text:p>
          </table:table-cell>
          <table:table-cell table:style-name="ce4" table:formula="of:=IF(ISERROR(HLOOKUP([.AC4];[.$A$1:.$Z$2];2));&quot;&quot;;HLOOKUP([.AC4];[.$A$1:.$Z$2];2))" office:value-type="string" office:string-value="g" calcext:value-type="string">
            <text:p>g</text:p>
          </table:table-cell>
          <table:table-cell table:style-name="ce4" table:formula="of:=IF(ISERROR(HLOOKUP([.AD4];[.$A$1:.$Z$2];2));&quot;&quot;;HLOOKUP([.AD4];[.$A$1:.$Z$2];2))" office:value-type="string" office:string-value="o" calcext:value-type="string">
            <text:p>o</text:p>
          </table:table-cell>
          <table:table-cell table:style-name="ce4" table:formula="of:=IF(ISERROR(HLOOKUP([.AE4];[.$A$1:.$Z$2];2));&quot;&quot;;HLOOKUP([.AE4];[.$A$1:.$Z$2];2))">
            <text:p/>
          </table:table-cell>
          <table:table-cell table:style-name="ce4" table:formula="of:=IF(ISERROR(HLOOKUP([.AF4];[.$A$1:.$Z$2];2));&quot;&quot;;HLOOKUP([.AF4];[.$A$1:.$Z$2];2))" office:value-type="string" office:string-value="o" calcext:value-type="string">
            <text:p>o</text:p>
          </table:table-cell>
          <table:table-cell table:style-name="ce4" table:formula="of:=IF(ISERROR(HLOOKUP([.AG4];[.$A$1:.$Z$2];2));&quot;&quot;;HLOOKUP([.AG4];[.$A$1:.$Z$2];2))" office:value-type="string" office:string-value="u" calcext:value-type="string">
            <text:p>u</text:p>
          </table:table-cell>
          <table:table-cell table:style-name="ce4" table:formula="of:=IF(ISERROR(HLOOKUP([.AH4];[.$A$1:.$Z$2];2));&quot;&quot;;HLOOKUP([.AH4];[.$A$1:.$Z$2];2))" office:value-type="string" office:string-value="r" calcext:value-type="string">
            <text:p>r</text:p>
          </table:table-cell>
          <table:table-cell table:style-name="ce4" table:formula="of:=IF(ISERROR(HLOOKUP([.AI4];[.$A$1:.$Z$2];2));&quot;&quot;;HLOOKUP([.AI4];[.$A$1:.$Z$2];2))">
            <text:p/>
          </table:table-cell>
          <table:table-cell table:style-name="ce4" table:formula="of:=IF(ISERROR(HLOOKUP([.AJ4];[.$A$1:.$Z$2];2));&quot;&quot;;HLOOKUP([.AJ4];[.$A$1:.$Z$2];2))" office:value-type="string" office:string-value="f" calcext:value-type="string">
            <text:p>f</text:p>
          </table:table-cell>
          <table:table-cell table:style-name="ce4" table:formula="of:=IF(ISERROR(HLOOKUP([.AK4];[.$A$1:.$Z$2];2));&quot;&quot;;HLOOKUP([.AK4];[.$A$1:.$Z$2];2))" office:value-type="string" office:string-value="a" calcext:value-type="string">
            <text:p>a</text:p>
          </table:table-cell>
          <table:table-cell table:style-name="ce4" table:formula="of:=IF(ISERROR(HLOOKUP([.AL4];[.$A$1:.$Z$2];2));&quot;&quot;;HLOOKUP([.AL4];[.$A$1:.$Z$2];2))" office:value-type="string" office:string-value="t" calcext:value-type="string">
            <text:p>t</text:p>
          </table:table-cell>
          <table:table-cell table:style-name="ce4" table:formula="of:=IF(ISERROR(HLOOKUP([.AM4];[.$A$1:.$Z$2];2));&quot;&quot;;HLOOKUP([.AM4];[.$A$1:.$Z$2];2))" office:value-type="string" office:string-value="h" calcext:value-type="string">
            <text:p>h</text:p>
          </table:table-cell>
          <table:table-cell table:style-name="ce4" table:formula="of:=IF(ISERROR(HLOOKUP([.AN4];[.$A$1:.$Z$2];2));&quot;&quot;;HLOOKUP([.AN4];[.$A$1:.$Z$2];2))" office:value-type="string" office:string-value="e" calcext:value-type="string">
            <text:p>e</text:p>
          </table:table-cell>
          <table:table-cell table:style-name="ce4" table:formula="of:=IF(ISERROR(HLOOKUP([.AO4];[.$A$1:.$Z$2];2));&quot;&quot;;HLOOKUP([.AO4];[.$A$1:.$Z$2];2))" office:value-type="string" office:string-value="r" calcext:value-type="string">
            <text:p>r</text:p>
          </table:table-cell>
          <table:table-cell table:style-name="ce4" table:formula="of:=IF(ISERROR(HLOOKUP([.AP4];[.$A$1:.$Z$2];2));&quot;&quot;;HLOOKUP([.AP4];[.$A$1:.$Z$2];2))" office:value-type="string" office:string-value="s" calcext:value-type="string">
            <text:p>s</text:p>
          </table:table-cell>
          <table:table-cell table:style-name="ce4" table:formula="of:=IF(ISERROR(HLOOKUP([.AQ4];[.$A$1:.$Z$2];2));&quot;&quot;;HLOOKUP([.AQ4];[.$A$1:.$Z$2];2))">
            <text:p/>
          </table:table-cell>
          <table:table-cell table:style-name="ce4" table:formula="of:=IF(ISERROR(HLOOKUP([.AR4];[.$A$1:.$Z$2];2));&quot;&quot;;HLOOKUP([.AR4];[.$A$1:.$Z$2];2))" office:value-type="string" office:string-value="b" calcext:value-type="string">
            <text:p>b</text:p>
          </table:table-cell>
          <table:table-cell table:style-name="ce4" table:formula="of:=IF(ISERROR(HLOOKUP([.AS4];[.$A$1:.$Z$2];2));&quot;&quot;;HLOOKUP([.AS4];[.$A$1:.$Z$2];2))" office:value-type="string" office:string-value="r" calcext:value-type="string">
            <text:p>r</text:p>
          </table:table-cell>
          <table:table-cell table:style-name="ce4" table:formula="of:=IF(ISERROR(HLOOKUP([.AT4];[.$A$1:.$Z$2];2));&quot;&quot;;HLOOKUP([.AT4];[.$A$1:.$Z$2];2))" office:value-type="string" office:string-value="o" calcext:value-type="string">
            <text:p>o</text:p>
          </table:table-cell>
          <table:table-cell table:style-name="ce4" table:formula="of:=IF(ISERROR(HLOOKUP([.AU4];[.$A$1:.$Z$2];2));&quot;&quot;;HLOOKUP([.AU4];[.$A$1:.$Z$2];2))" office:value-type="string" office:string-value="u" calcext:value-type="string">
            <text:p>u</text:p>
          </table:table-cell>
          <table:table-cell table:style-name="ce4" table:formula="of:=IF(ISERROR(HLOOKUP([.AV4];[.$A$1:.$Z$2];2));&quot;&quot;;HLOOKUP([.AV4];[.$A$1:.$Z$2];2))" office:value-type="string" office:string-value="g" calcext:value-type="string">
            <text:p>g</text:p>
          </table:table-cell>
          <table:table-cell table:style-name="ce4" table:formula="of:=IF(ISERROR(HLOOKUP([.AW4];[.$A$1:.$Z$2];2));&quot;&quot;;HLOOKUP([.AW4];[.$A$1:.$Z$2];2))" office:value-type="string" office:string-value="h" calcext:value-type="string">
            <text:p>h</text:p>
          </table:table-cell>
          <table:table-cell table:style-name="ce4" table:formula="of:=IF(ISERROR(HLOOKUP([.AX4];[.$A$1:.$Z$2];2));&quot;&quot;;HLOOKUP([.AX4];[.$A$1:.$Z$2];2))" office:value-type="string" office:string-value="t" calcext:value-type="string">
            <text:p>t</text:p>
          </table:table-cell>
          <table:table-cell table:style-name="ce4" table:formula="of:=IF(ISERROR(HLOOKUP([.AY4];[.$A$1:.$Z$2];2));&quot;&quot;;HLOOKUP([.AY4];[.$A$1:.$Z$2];2))">
            <text:p/>
          </table:table-cell>
          <table:table-cell table:style-name="ce4" table:formula="of:=IF(ISERROR(HLOOKUP([.AZ4];[.$A$1:.$Z$2];2));&quot;&quot;;HLOOKUP([.AZ4];[.$A$1:.$Z$2];2))" office:value-type="string" office:string-value="f" calcext:value-type="string">
            <text:p>f</text:p>
          </table:table-cell>
          <table:table-cell table:style-name="ce4" table:formula="of:=IF(ISERROR(HLOOKUP([.BA4];[.$A$1:.$Z$2];2));&quot;&quot;;HLOOKUP([.BA4];[.$A$1:.$Z$2];2))" office:value-type="string" office:string-value="o" calcext:value-type="string">
            <text:p>o</text:p>
          </table:table-cell>
          <table:table-cell table:style-name="ce4" table:formula="of:=IF(ISERROR(HLOOKUP([.BB4];[.$A$1:.$Z$2];2));&quot;&quot;;HLOOKUP([.BB4];[.$A$1:.$Z$2];2))" office:value-type="string" office:string-value="r" calcext:value-type="string">
            <text:p>r</text:p>
          </table:table-cell>
          <table:table-cell table:style-name="ce4" table:formula="of:=IF(ISERROR(HLOOKUP([.BC4];[.$A$1:.$Z$2];2));&quot;&quot;;HLOOKUP([.BC4];[.$A$1:.$Z$2];2))" office:value-type="string" office:string-value="t" calcext:value-type="string">
            <text:p>t</text:p>
          </table:table-cell>
          <table:table-cell table:style-name="ce4" table:formula="of:=IF(ISERROR(HLOOKUP([.BD4];[.$A$1:.$Z$2];2));&quot;&quot;;HLOOKUP([.BD4];[.$A$1:.$Z$2];2))" office:value-type="string" office:string-value="h" calcext:value-type="string">
            <text:p>h</text:p>
          </table:table-cell>
          <table:table-cell table:style-name="ce4" table:formula="of:=IF(ISERROR(HLOOKUP([.BE4];[.$A$1:.$Z$2];2));&quot;&quot;;HLOOKUP([.BE4];[.$A$1:.$Z$2];2))">
            <text:p/>
          </table:table-cell>
          <table:table-cell table:style-name="ce4" table:formula="of:=IF(ISERROR(HLOOKUP([.BF4];[.$A$1:.$Z$2];2));&quot;&quot;;HLOOKUP([.BF4];[.$A$1:.$Z$2];2))" office:value-type="string" office:string-value="o" calcext:value-type="string">
            <text:p>o</text:p>
          </table:table-cell>
          <table:table-cell table:style-name="ce4" table:formula="of:=IF(ISERROR(HLOOKUP([.BG4];[.$A$1:.$Z$2];2));&quot;&quot;;HLOOKUP([.BG4];[.$A$1:.$Z$2];2))" office:value-type="string" office:string-value="n" calcext:value-type="string">
            <text:p>n</text:p>
          </table:table-cell>
          <table:table-cell table:style-name="ce4" table:formula="of:=IF(ISERROR(HLOOKUP([.BH4];[.$A$1:.$Z$2];2));&quot;&quot;;HLOOKUP([.BH4];[.$A$1:.$Z$2];2))">
            <text:p/>
          </table:table-cell>
          <table:table-cell table:style-name="ce4" table:formula="of:=IF(ISERROR(HLOOKUP([.BI4];[.$A$1:.$Z$2];2));&quot;&quot;;HLOOKUP([.BI4];[.$A$1:.$Z$2];2))" office:value-type="string" office:string-value="t" calcext:value-type="string">
            <text:p>t</text:p>
          </table:table-cell>
          <table:table-cell table:style-name="ce4" table:formula="of:=IF(ISERROR(HLOOKUP([.BJ4];[.$A$1:.$Z$2];2));&quot;&quot;;HLOOKUP([.BJ4];[.$A$1:.$Z$2];2))" office:value-type="string" office:string-value="h" calcext:value-type="string">
            <text:p>h</text:p>
          </table:table-cell>
          <table:table-cell table:style-name="ce4" table:formula="of:=IF(ISERROR(HLOOKUP([.BK4];[.$A$1:.$Z$2];2));&quot;&quot;;HLOOKUP([.BK4];[.$A$1:.$Z$2];2))" office:value-type="string" office:string-value="i" calcext:value-type="string">
            <text:p>i</text:p>
          </table:table-cell>
          <table:table-cell table:style-name="ce4" table:formula="of:=IF(ISERROR(HLOOKUP([.BL4];[.$A$1:.$Z$2];2));&quot;&quot;;HLOOKUP([.BL4];[.$A$1:.$Z$2];2))" office:value-type="string" office:string-value="s" calcext:value-type="string">
            <text:p>s</text:p>
          </table:table-cell>
          <table:table-cell table:style-name="ce4" table:formula="of:=IF(ISERROR(HLOOKUP([.BM4];[.$A$1:.$Z$2];2));&quot;&quot;;HLOOKUP([.BM4];[.$A$1:.$Z$2];2))">
            <text:p/>
          </table:table-cell>
          <table:table-cell table:style-name="ce4" table:formula="of:=IF(ISERROR(HLOOKUP([.BN4];[.$A$1:.$Z$2];2));&quot;&quot;;HLOOKUP([.BN4];[.$A$1:.$Z$2];2))" office:value-type="string" office:string-value="c" calcext:value-type="string">
            <text:p>c</text:p>
          </table:table-cell>
          <table:table-cell table:style-name="ce4" table:formula="of:=IF(ISERROR(HLOOKUP([.BO4];[.$A$1:.$Z$2];2));&quot;&quot;;HLOOKUP([.BO4];[.$A$1:.$Z$2];2))" office:value-type="string" office:string-value="o" calcext:value-type="string">
            <text:p>o</text:p>
          </table:table-cell>
          <table:table-cell table:style-name="ce4" table:formula="of:=IF(ISERROR(HLOOKUP([.BP4];[.$A$1:.$Z$2];2));&quot;&quot;;HLOOKUP([.BP4];[.$A$1:.$Z$2];2))" office:value-type="string" office:string-value="n" calcext:value-type="string">
            <text:p>n</text:p>
          </table:table-cell>
          <table:table-cell table:style-name="ce4" table:formula="of:=IF(ISERROR(HLOOKUP([.BQ4];[.$A$1:.$Z$2];2));&quot;&quot;;HLOOKUP([.BQ4];[.$A$1:.$Z$2];2))" office:value-type="string" office:string-value="t" calcext:value-type="string">
            <text:p>t</text:p>
          </table:table-cell>
          <table:table-cell table:style-name="ce4" table:formula="of:=IF(ISERROR(HLOOKUP([.BR4];[.$A$1:.$Z$2];2));&quot;&quot;;HLOOKUP([.BR4];[.$A$1:.$Z$2];2))" office:value-type="string" office:string-value="i" calcext:value-type="string">
            <text:p>i</text:p>
          </table:table-cell>
          <table:table-cell table:style-name="ce4" table:formula="of:=IF(ISERROR(HLOOKUP([.BS4];[.$A$1:.$Z$2];2));&quot;&quot;;HLOOKUP([.BS4];[.$A$1:.$Z$2];2))" office:value-type="string" office:string-value="n" calcext:value-type="string">
            <text:p>n</text:p>
          </table:table-cell>
          <table:table-cell table:style-name="ce4" table:formula="of:=IF(ISERROR(HLOOKUP([.BT4];[.$A$1:.$Z$2];2));&quot;&quot;;HLOOKUP([.BT4];[.$A$1:.$Z$2];2))" office:value-type="string" office:string-value="e" calcext:value-type="string">
            <text:p>e</text:p>
          </table:table-cell>
          <table:table-cell table:style-name="ce4" table:formula="of:=IF(ISERROR(HLOOKUP([.BU4];[.$A$1:.$Z$2];2));&quot;&quot;;HLOOKUP([.BU4];[.$A$1:.$Z$2];2))" office:value-type="string" office:string-value="n" calcext:value-type="string">
            <text:p>n</text:p>
          </table:table-cell>
          <table:table-cell table:style-name="ce4" table:formula="of:=IF(ISERROR(HLOOKUP([.BV4];[.$A$1:.$Z$2];2));&quot;&quot;;HLOOKUP([.BV4];[.$A$1:.$Z$2];2))" office:value-type="string" office:string-value="t" calcext:value-type="string">
            <text:p>t</text:p>
          </table:table-cell>
          <table:table-cell table:style-name="ce4" table:formula="of:=IF(ISERROR(HLOOKUP([.BW4];[.$A$1:.$Z$2];2));&quot;&quot;;HLOOKUP([.BW4];[.$A$1:.$Z$2];2))">
            <text:p/>
          </table:table-cell>
          <table:table-cell table:style-name="ce4" table:formula="of:=IF(ISERROR(HLOOKUP([.BX4];[.$A$1:.$Z$2];2));&quot;&quot;;HLOOKUP([.BX4];[.$A$1:.$Z$2];2))" office:value-type="string" office:string-value="a" calcext:value-type="string">
            <text:p>a</text:p>
          </table:table-cell>
          <table:table-cell table:style-name="ce4" table:formula="of:=IF(ISERROR(HLOOKUP([.BY4];[.$A$1:.$Z$2];2));&quot;&quot;;HLOOKUP([.BY4];[.$A$1:.$Z$2];2))">
            <text:p/>
          </table:table-cell>
          <table:table-cell table:style-name="ce4" table:formula="of:=IF(ISERROR(HLOOKUP([.BZ4];[.$A$1:.$Z$2];2));&quot;&quot;;HLOOKUP([.BZ4];[.$A$1:.$Z$2];2))">
            <text:p/>
          </table:table-cell>
          <table:table-cell table:number-columns-repeated="946"/>
        </table:table-row>
        <table:table-row table:style-name="ro1">
          <table:table-cell table:style-name="ce4" table:number-columns-repeated="78"/>
          <table:table-cell table:number-columns-repeated="946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g</text:p>
          </table:table-cell>
          <table:table-cell table:style-name="ce4"/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m</text:p>
          </table:table-cell>
          <table:table-cell table:style-name="ce4"/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g</text:p>
          </table:table-cell>
          <table:table-cell table:style-name="ce4"/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w</text:p>
          </table:table-cell>
          <table:table-cell table:style-name="ce4"/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m</text:p>
          </table:table-cell>
          <table:table-cell table:style-name="ce4"/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m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u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g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i</text:p>
          </table:table-cell>
          <table:table-cell table:number-columns-repeated="2" table:style-name="ce4" office:value-type="string" calcext:value-type="string">
            <text:p>k</text:p>
          </table:table-cell>
          <table:table-cell table:style-name="ce4"/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g</text:p>
          </table:table-cell>
          <table:table-cell table:style-name="ce4"/>
          <table:table-cell table:number-columns-repeated="946"/>
        </table:table-row>
        <table:table-row table:style-name="ro1">
          <table:table-cell table:style-name="ce4" table:formula="of:=IF(ISERROR(HLOOKUP([.A7];[.$A$1:.$Z$2];2));&quot;&quot;;HLOOKUP([.A7];[.$A$1:.$Z$2];2))" office:value-type="string" office:string-value="n" calcext:value-type="string">
            <text:p>n</text:p>
          </table:table-cell>
          <table:table-cell table:style-name="ce4" table:formula="of:=IF(ISERROR(HLOOKUP([.B7];[.$A$1:.$Z$2];2));&quot;&quot;;HLOOKUP([.B7];[.$A$1:.$Z$2];2))" office:value-type="string" office:string-value="e" calcext:value-type="string">
            <text:p>e</text:p>
          </table:table-cell>
          <table:table-cell table:style-name="ce4" table:formula="of:=IF(ISERROR(HLOOKUP([.C7];[.$A$1:.$Z$2];2));&quot;&quot;;HLOOKUP([.C7];[.$A$1:.$Z$2];2))" office:value-type="string" office:string-value="w" calcext:value-type="string">
            <text:p>w</text:p>
          </table:table-cell>
          <table:table-cell table:style-name="ce4" table:formula="of:=IF(ISERROR(HLOOKUP([.D7];[.$A$1:.$Z$2];2));&quot;&quot;;HLOOKUP([.D7];[.$A$1:.$Z$2];2))">
            <text:p/>
          </table:table-cell>
          <table:table-cell table:style-name="ce4" table:formula="of:=IF(ISERROR(HLOOKUP([.E7];[.$A$1:.$Z$2];2));&quot;&quot;;HLOOKUP([.E7];[.$A$1:.$Z$2];2))" office:value-type="string" office:string-value="n" calcext:value-type="string">
            <text:p>n</text:p>
          </table:table-cell>
          <table:table-cell table:style-name="ce4" table:formula="of:=IF(ISERROR(HLOOKUP([.F7];[.$A$1:.$Z$2];2));&quot;&quot;;HLOOKUP([.F7];[.$A$1:.$Z$2];2))" office:value-type="string" office:string-value="a" calcext:value-type="string">
            <text:p>a</text:p>
          </table:table-cell>
          <table:table-cell table:style-name="ce4" table:formula="of:=IF(ISERROR(HLOOKUP([.G7];[.$A$1:.$Z$2];2));&quot;&quot;;HLOOKUP([.G7];[.$A$1:.$Z$2];2))" office:value-type="string" office:string-value="t" calcext:value-type="string">
            <text:p>t</text:p>
          </table:table-cell>
          <table:table-cell table:style-name="ce4" table:formula="of:=IF(ISERROR(HLOOKUP([.H7];[.$A$1:.$Z$2];2));&quot;&quot;;HLOOKUP([.H7];[.$A$1:.$Z$2];2))" office:value-type="string" office:string-value="i" calcext:value-type="string">
            <text:p>i</text:p>
          </table:table-cell>
          <table:table-cell table:style-name="ce4" table:formula="of:=IF(ISERROR(HLOOKUP([.I7];[.$A$1:.$Z$2];2));&quot;&quot;;HLOOKUP([.I7];[.$A$1:.$Z$2];2))" office:value-type="string" office:string-value="o" calcext:value-type="string">
            <text:p>o</text:p>
          </table:table-cell>
          <table:table-cell table:style-name="ce4" table:formula="of:=IF(ISERROR(HLOOKUP([.J7];[.$A$1:.$Z$2];2));&quot;&quot;;HLOOKUP([.J7];[.$A$1:.$Z$2];2))" office:value-type="string" office:string-value="n" calcext:value-type="string">
            <text:p>n</text:p>
          </table:table-cell>
          <table:table-cell table:style-name="ce4" table:formula="of:=IF(ISERROR(HLOOKUP([.K7];[.$A$1:.$Z$2];2));&quot;&quot;;HLOOKUP([.K7];[.$A$1:.$Z$2];2))">
            <text:p/>
          </table:table-cell>
          <table:table-cell table:style-name="ce4" table:formula="of:=IF(ISERROR(HLOOKUP([.L7];[.$A$1:.$Z$2];2));&quot;&quot;;HLOOKUP([.L7];[.$A$1:.$Z$2];2))" office:value-type="string" office:string-value="c" calcext:value-type="string">
            <text:p>c</text:p>
          </table:table-cell>
          <table:table-cell table:style-name="ce4" table:formula="of:=IF(ISERROR(HLOOKUP([.M7];[.$A$1:.$Z$2];2));&quot;&quot;;HLOOKUP([.M7];[.$A$1:.$Z$2];2))" office:value-type="string" office:string-value="o" calcext:value-type="string">
            <text:p>o</text:p>
          </table:table-cell>
          <table:table-cell table:style-name="ce4" table:formula="of:=IF(ISERROR(HLOOKUP([.N7];[.$A$1:.$Z$2];2));&quot;&quot;;HLOOKUP([.N7];[.$A$1:.$Z$2];2))" office:value-type="string" office:string-value="n" calcext:value-type="string">
            <text:p>n</text:p>
          </table:table-cell>
          <table:table-cell table:style-name="ce4" table:formula="of:=IF(ISERROR(HLOOKUP([.O7];[.$A$1:.$Z$2];2));&quot;&quot;;HLOOKUP([.O7];[.$A$1:.$Z$2];2))" office:value-type="string" office:string-value="c" calcext:value-type="string">
            <text:p>c</text:p>
          </table:table-cell>
          <table:table-cell table:style-name="ce4" table:formula="of:=IF(ISERROR(HLOOKUP([.P7];[.$A$1:.$Z$2];2));&quot;&quot;;HLOOKUP([.P7];[.$A$1:.$Z$2];2))" office:value-type="string" office:string-value="e" calcext:value-type="string">
            <text:p>e</text:p>
          </table:table-cell>
          <table:table-cell table:style-name="ce4" table:formula="of:=IF(ISERROR(HLOOKUP([.Q7];[.$A$1:.$Z$2];2));&quot;&quot;;HLOOKUP([.Q7];[.$A$1:.$Z$2];2))" office:value-type="string" office:string-value="i" calcext:value-type="string">
            <text:p>i</text:p>
          </table:table-cell>
          <table:table-cell table:style-name="ce4" table:formula="of:=IF(ISERROR(HLOOKUP([.R7];[.$A$1:.$Z$2];2));&quot;&quot;;HLOOKUP([.R7];[.$A$1:.$Z$2];2))" office:value-type="string" office:string-value="v" calcext:value-type="string">
            <text:p>v</text:p>
          </table:table-cell>
          <table:table-cell table:style-name="ce4" table:formula="of:=IF(ISERROR(HLOOKUP([.S7];[.$A$1:.$Z$2];2));&quot;&quot;;HLOOKUP([.S7];[.$A$1:.$Z$2];2))" office:value-type="string" office:string-value="e" calcext:value-type="string">
            <text:p>e</text:p>
          </table:table-cell>
          <table:table-cell table:style-name="ce4" table:formula="of:=IF(ISERROR(HLOOKUP([.T7];[.$A$1:.$Z$2];2));&quot;&quot;;HLOOKUP([.T7];[.$A$1:.$Z$2];2))" office:value-type="string" office:string-value="d" calcext:value-type="string">
            <text:p>d</text:p>
          </table:table-cell>
          <table:table-cell table:style-name="ce4" table:formula="of:=IF(ISERROR(HLOOKUP([.U7];[.$A$1:.$Z$2];2));&quot;&quot;;HLOOKUP([.U7];[.$A$1:.$Z$2];2))">
            <text:p/>
          </table:table-cell>
          <table:table-cell table:style-name="ce4" table:formula="of:=IF(ISERROR(HLOOKUP([.V7];[.$A$1:.$Z$2];2));&quot;&quot;;HLOOKUP([.V7];[.$A$1:.$Z$2];2))" office:value-type="string" office:string-value="i" calcext:value-type="string">
            <text:p>i</text:p>
          </table:table-cell>
          <table:table-cell table:style-name="ce4" table:formula="of:=IF(ISERROR(HLOOKUP([.W7];[.$A$1:.$Z$2];2));&quot;&quot;;HLOOKUP([.W7];[.$A$1:.$Z$2];2))" office:value-type="string" office:string-value="n" calcext:value-type="string">
            <text:p>n</text:p>
          </table:table-cell>
          <table:table-cell table:style-name="ce4" table:formula="of:=IF(ISERROR(HLOOKUP([.X7];[.$A$1:.$Z$2];2));&quot;&quot;;HLOOKUP([.X7];[.$A$1:.$Z$2];2))">
            <text:p/>
          </table:table-cell>
          <table:table-cell table:style-name="ce4" table:formula="of:=IF(ISERROR(HLOOKUP([.Y7];[.$A$1:.$Z$2];2));&quot;&quot;;HLOOKUP([.Y7];[.$A$1:.$Z$2];2))" office:value-type="string" office:string-value="l" calcext:value-type="string">
            <text:p>l</text:p>
          </table:table-cell>
          <table:table-cell table:style-name="ce4" table:formula="of:=IF(ISERROR(HLOOKUP([.Z7];[.$A$1:.$Z$2];2));&quot;&quot;;HLOOKUP([.Z7];[.$A$1:.$Z$2];2))" office:value-type="string" office:string-value="i" calcext:value-type="string">
            <text:p>i</text:p>
          </table:table-cell>
          <table:table-cell table:style-name="ce4" table:formula="of:=IF(ISERROR(HLOOKUP([.AA7];[.$A$1:.$Z$2];2));&quot;&quot;;HLOOKUP([.AA7];[.$A$1:.$Z$2];2))" office:value-type="string" office:string-value="b" calcext:value-type="string">
            <text:p>b</text:p>
          </table:table-cell>
          <table:table-cell table:style-name="ce4" table:formula="of:=IF(ISERROR(HLOOKUP([.AB7];[.$A$1:.$Z$2];2));&quot;&quot;;HLOOKUP([.AB7];[.$A$1:.$Z$2];2))" office:value-type="string" office:string-value="e" calcext:value-type="string">
            <text:p>e</text:p>
          </table:table-cell>
          <table:table-cell table:style-name="ce4" table:formula="of:=IF(ISERROR(HLOOKUP([.AC7];[.$A$1:.$Z$2];2));&quot;&quot;;HLOOKUP([.AC7];[.$A$1:.$Z$2];2))" office:value-type="string" office:string-value="r" calcext:value-type="string">
            <text:p>r</text:p>
          </table:table-cell>
          <table:table-cell table:style-name="ce4" table:formula="of:=IF(ISERROR(HLOOKUP([.AD7];[.$A$1:.$Z$2];2));&quot;&quot;;HLOOKUP([.AD7];[.$A$1:.$Z$2];2))" office:value-type="string" office:string-value="t" calcext:value-type="string">
            <text:p>t</text:p>
          </table:table-cell>
          <table:table-cell table:style-name="ce4" table:formula="of:=IF(ISERROR(HLOOKUP([.AE7];[.$A$1:.$Z$2];2));&quot;&quot;;HLOOKUP([.AE7];[.$A$1:.$Z$2];2))" office:value-type="string" office:string-value="y" calcext:value-type="string">
            <text:p>y</text:p>
          </table:table-cell>
          <table:table-cell table:style-name="ce4" table:formula="of:=IF(ISERROR(HLOOKUP([.AF7];[.$A$1:.$Z$2];2));&quot;&quot;;HLOOKUP([.AF7];[.$A$1:.$Z$2];2))">
            <text:p/>
          </table:table-cell>
          <table:table-cell table:style-name="ce4" table:formula="of:=IF(ISERROR(HLOOKUP([.AG7];[.$A$1:.$Z$2];2));&quot;&quot;;HLOOKUP([.AG7];[.$A$1:.$Z$2];2))" office:value-type="string" office:string-value="a" calcext:value-type="string">
            <text:p>a</text:p>
          </table:table-cell>
          <table:table-cell table:style-name="ce4" table:formula="of:=IF(ISERROR(HLOOKUP([.AH7];[.$A$1:.$Z$2];2));&quot;&quot;;HLOOKUP([.AH7];[.$A$1:.$Z$2];2))" office:value-type="string" office:string-value="n" calcext:value-type="string">
            <text:p>n</text:p>
          </table:table-cell>
          <table:table-cell table:style-name="ce4" table:formula="of:=IF(ISERROR(HLOOKUP([.AI7];[.$A$1:.$Z$2];2));&quot;&quot;;HLOOKUP([.AI7];[.$A$1:.$Z$2];2))" office:value-type="string" office:string-value="d" calcext:value-type="string">
            <text:p>d</text:p>
          </table:table-cell>
          <table:table-cell table:style-name="ce4" table:formula="of:=IF(ISERROR(HLOOKUP([.AJ7];[.$A$1:.$Z$2];2));&quot;&quot;;HLOOKUP([.AJ7];[.$A$1:.$Z$2];2))">
            <text:p/>
          </table:table-cell>
          <table:table-cell table:style-name="ce4" table:formula="of:=IF(ISERROR(HLOOKUP([.AK7];[.$A$1:.$Z$2];2));&quot;&quot;;HLOOKUP([.AK7];[.$A$1:.$Z$2];2))" office:value-type="string" office:string-value="d" calcext:value-type="string">
            <text:p>d</text:p>
          </table:table-cell>
          <table:table-cell table:style-name="ce4" table:formula="of:=IF(ISERROR(HLOOKUP([.AL7];[.$A$1:.$Z$2];2));&quot;&quot;;HLOOKUP([.AL7];[.$A$1:.$Z$2];2))" office:value-type="string" office:string-value="e" calcext:value-type="string">
            <text:p>e</text:p>
          </table:table-cell>
          <table:table-cell table:style-name="ce4" table:formula="of:=IF(ISERROR(HLOOKUP([.AM7];[.$A$1:.$Z$2];2));&quot;&quot;;HLOOKUP([.AM7];[.$A$1:.$Z$2];2))" office:value-type="string" office:string-value="d" calcext:value-type="string">
            <text:p>d</text:p>
          </table:table-cell>
          <table:table-cell table:style-name="ce4" table:formula="of:=IF(ISERROR(HLOOKUP([.AN7];[.$A$1:.$Z$2];2));&quot;&quot;;HLOOKUP([.AN7];[.$A$1:.$Z$2];2))" office:value-type="string" office:string-value="i" calcext:value-type="string">
            <text:p>i</text:p>
          </table:table-cell>
          <table:table-cell table:style-name="ce4" table:formula="of:=IF(ISERROR(HLOOKUP([.AO7];[.$A$1:.$Z$2];2));&quot;&quot;;HLOOKUP([.AO7];[.$A$1:.$Z$2];2))" office:value-type="string" office:string-value="c" calcext:value-type="string">
            <text:p>c</text:p>
          </table:table-cell>
          <table:table-cell table:style-name="ce4" table:formula="of:=IF(ISERROR(HLOOKUP([.AP7];[.$A$1:.$Z$2];2));&quot;&quot;;HLOOKUP([.AP7];[.$A$1:.$Z$2];2))" office:value-type="string" office:string-value="a" calcext:value-type="string">
            <text:p>a</text:p>
          </table:table-cell>
          <table:table-cell table:style-name="ce4" table:formula="of:=IF(ISERROR(HLOOKUP([.AQ7];[.$A$1:.$Z$2];2));&quot;&quot;;HLOOKUP([.AQ7];[.$A$1:.$Z$2];2))" office:value-type="string" office:string-value="t" calcext:value-type="string">
            <text:p>t</text:p>
          </table:table-cell>
          <table:table-cell table:style-name="ce4" table:formula="of:=IF(ISERROR(HLOOKUP([.AR7];[.$A$1:.$Z$2];2));&quot;&quot;;HLOOKUP([.AR7];[.$A$1:.$Z$2];2))" office:value-type="string" office:string-value="e" calcext:value-type="string">
            <text:p>e</text:p>
          </table:table-cell>
          <table:table-cell table:style-name="ce4" table:formula="of:=IF(ISERROR(HLOOKUP([.AS7];[.$A$1:.$Z$2];2));&quot;&quot;;HLOOKUP([.AS7];[.$A$1:.$Z$2];2))" office:value-type="string" office:string-value="d" calcext:value-type="string">
            <text:p>d</text:p>
          </table:table-cell>
          <table:table-cell table:style-name="ce4" table:formula="of:=IF(ISERROR(HLOOKUP([.AT7];[.$A$1:.$Z$2];2));&quot;&quot;;HLOOKUP([.AT7];[.$A$1:.$Z$2];2))">
            <text:p/>
          </table:table-cell>
          <table:table-cell table:style-name="ce4" table:formula="of:=IF(ISERROR(HLOOKUP([.AU7];[.$A$1:.$Z$2];2));&quot;&quot;;HLOOKUP([.AU7];[.$A$1:.$Z$2];2))" office:value-type="string" office:string-value="t" calcext:value-type="string">
            <text:p>t</text:p>
          </table:table-cell>
          <table:table-cell table:style-name="ce4" table:formula="of:=IF(ISERROR(HLOOKUP([.AV7];[.$A$1:.$Z$2];2));&quot;&quot;;HLOOKUP([.AV7];[.$A$1:.$Z$2];2))" office:value-type="string" office:string-value="o" calcext:value-type="string">
            <text:p>o</text:p>
          </table:table-cell>
          <table:table-cell table:style-name="ce4" table:formula="of:=IF(ISERROR(HLOOKUP([.AW7];[.$A$1:.$Z$2];2));&quot;&quot;;HLOOKUP([.AW7];[.$A$1:.$Z$2];2))">
            <text:p/>
          </table:table-cell>
          <table:table-cell table:style-name="ce4" table:formula="of:=IF(ISERROR(HLOOKUP([.AX7];[.$A$1:.$Z$2];2));&quot;&quot;;HLOOKUP([.AX7];[.$A$1:.$Z$2];2))" office:value-type="string" office:string-value="t" calcext:value-type="string">
            <text:p>t</text:p>
          </table:table-cell>
          <table:table-cell table:style-name="ce4" table:formula="of:=IF(ISERROR(HLOOKUP([.AY7];[.$A$1:.$Z$2];2));&quot;&quot;;HLOOKUP([.AY7];[.$A$1:.$Z$2];2))" office:value-type="string" office:string-value="h" calcext:value-type="string">
            <text:p>h</text:p>
          </table:table-cell>
          <table:table-cell table:style-name="ce4" table:formula="of:=IF(ISERROR(HLOOKUP([.AZ7];[.$A$1:.$Z$2];2));&quot;&quot;;HLOOKUP([.AZ7];[.$A$1:.$Z$2];2))" office:value-type="string" office:string-value="e" calcext:value-type="string">
            <text:p>e</text:p>
          </table:table-cell>
          <table:table-cell table:style-name="ce4" table:formula="of:=IF(ISERROR(HLOOKUP([.BA7];[.$A$1:.$Z$2];2));&quot;&quot;;HLOOKUP([.BA7];[.$A$1:.$Z$2];2))">
            <text:p/>
          </table:table-cell>
          <table:table-cell table:style-name="ce4" table:formula="of:=IF(ISERROR(HLOOKUP([.BB7];[.$A$1:.$Z$2];2));&quot;&quot;;HLOOKUP([.BB7];[.$A$1:.$Z$2];2))" office:value-type="string" office:string-value="p" calcext:value-type="string">
            <text:p>p</text:p>
          </table:table-cell>
          <table:table-cell table:style-name="ce4" table:formula="of:=IF(ISERROR(HLOOKUP([.BC7];[.$A$1:.$Z$2];2));&quot;&quot;;HLOOKUP([.BC7];[.$A$1:.$Z$2];2))" office:value-type="string" office:string-value="r" calcext:value-type="string">
            <text:p>r</text:p>
          </table:table-cell>
          <table:table-cell table:style-name="ce4" table:formula="of:=IF(ISERROR(HLOOKUP([.BD7];[.$A$1:.$Z$2];2));&quot;&quot;;HLOOKUP([.BD7];[.$A$1:.$Z$2];2))" office:value-type="string" office:string-value="o" calcext:value-type="string">
            <text:p>o</text:p>
          </table:table-cell>
          <table:table-cell table:style-name="ce4" table:formula="of:=IF(ISERROR(HLOOKUP([.BE7];[.$A$1:.$Z$2];2));&quot;&quot;;HLOOKUP([.BE7];[.$A$1:.$Z$2];2))" office:value-type="string" office:string-value="p" calcext:value-type="string">
            <text:p>p</text:p>
          </table:table-cell>
          <table:table-cell table:style-name="ce4" table:formula="of:=IF(ISERROR(HLOOKUP([.BF7];[.$A$1:.$Z$2];2));&quot;&quot;;HLOOKUP([.BF7];[.$A$1:.$Z$2];2))" office:value-type="string" office:string-value="o" calcext:value-type="string">
            <text:p>o</text:p>
          </table:table-cell>
          <table:table-cell table:style-name="ce4" table:formula="of:=IF(ISERROR(HLOOKUP([.BG7];[.$A$1:.$Z$2];2));&quot;&quot;;HLOOKUP([.BG7];[.$A$1:.$Z$2];2))" office:value-type="string" office:string-value="s" calcext:value-type="string">
            <text:p>s</text:p>
          </table:table-cell>
          <table:table-cell table:style-name="ce4" table:formula="of:=IF(ISERROR(HLOOKUP([.BH7];[.$A$1:.$Z$2];2));&quot;&quot;;HLOOKUP([.BH7];[.$A$1:.$Z$2];2))" office:value-type="string" office:string-value="i" calcext:value-type="string">
            <text:p>i</text:p>
          </table:table-cell>
          <table:table-cell table:style-name="ce4" table:formula="of:=IF(ISERROR(HLOOKUP([.BI7];[.$A$1:.$Z$2];2));&quot;&quot;;HLOOKUP([.BI7];[.$A$1:.$Z$2];2))" office:value-type="string" office:string-value="t" calcext:value-type="string">
            <text:p>t</text:p>
          </table:table-cell>
          <table:table-cell table:style-name="ce4" table:formula="of:=IF(ISERROR(HLOOKUP([.BJ7];[.$A$1:.$Z$2];2));&quot;&quot;;HLOOKUP([.BJ7];[.$A$1:.$Z$2];2))" office:value-type="string" office:string-value="i" calcext:value-type="string">
            <text:p>i</text:p>
          </table:table-cell>
          <table:table-cell table:style-name="ce4" table:formula="of:=IF(ISERROR(HLOOKUP([.BK7];[.$A$1:.$Z$2];2));&quot;&quot;;HLOOKUP([.BK7];[.$A$1:.$Z$2];2))" office:value-type="string" office:string-value="o" calcext:value-type="string">
            <text:p>o</text:p>
          </table:table-cell>
          <table:table-cell table:style-name="ce4" table:formula="of:=IF(ISERROR(HLOOKUP([.BL7];[.$A$1:.$Z$2];2));&quot;&quot;;HLOOKUP([.BL7];[.$A$1:.$Z$2];2))" office:value-type="string" office:string-value="n" calcext:value-type="string">
            <text:p>n</text:p>
          </table:table-cell>
          <table:table-cell table:style-name="ce4" table:formula="of:=IF(ISERROR(HLOOKUP([.BM7];[.$A$1:.$Z$2];2));&quot;&quot;;HLOOKUP([.BM7];[.$A$1:.$Z$2];2))">
            <text:p/>
          </table:table-cell>
          <table:table-cell table:style-name="ce4" table:formula="of:=IF(ISERROR(HLOOKUP([.BN7];[.$A$1:.$Z$2];2));&quot;&quot;;HLOOKUP([.BN7];[.$A$1:.$Z$2];2))" office:value-type="string" office:string-value="t" calcext:value-type="string">
            <text:p>t</text:p>
          </table:table-cell>
          <table:table-cell table:style-name="ce4" table:formula="of:=IF(ISERROR(HLOOKUP([.BO7];[.$A$1:.$Z$2];2));&quot;&quot;;HLOOKUP([.BO7];[.$A$1:.$Z$2];2))" office:value-type="string" office:string-value="h" calcext:value-type="string">
            <text:p>h</text:p>
          </table:table-cell>
          <table:table-cell table:style-name="ce4" table:formula="of:=IF(ISERROR(HLOOKUP([.BP7];[.$A$1:.$Z$2];2));&quot;&quot;;HLOOKUP([.BP7];[.$A$1:.$Z$2];2))" office:value-type="string" office:string-value="a" calcext:value-type="string">
            <text:p>a</text:p>
          </table:table-cell>
          <table:table-cell table:style-name="ce4" table:formula="of:=IF(ISERROR(HLOOKUP([.BQ7];[.$A$1:.$Z$2];2));&quot;&quot;;HLOOKUP([.BQ7];[.$A$1:.$Z$2];2))" office:value-type="string" office:string-value="t" calcext:value-type="string">
            <text:p>t</text:p>
          </table:table-cell>
          <table:table-cell table:style-name="ce4" table:formula="of:=IF(ISERROR(HLOOKUP([.BR7];[.$A$1:.$Z$2];2));&quot;&quot;;HLOOKUP([.BR7];[.$A$1:.$Z$2];2))">
            <text:p/>
          </table:table-cell>
          <table:table-cell table:style-name="ce4" table:formula="of:=IF(ISERROR(HLOOKUP([.BS7];[.$A$1:.$Z$2];2));&quot;&quot;;HLOOKUP([.BS7];[.$A$1:.$Z$2];2))" office:value-type="string" office:string-value="a" calcext:value-type="string">
            <text:p>a</text:p>
          </table:table-cell>
          <table:table-cell table:style-name="ce4" table:formula="of:=IF(ISERROR(HLOOKUP([.BT7];[.$A$1:.$Z$2];2));&quot;&quot;;HLOOKUP([.BT7];[.$A$1:.$Z$2];2))" office:value-type="string" office:string-value="l" calcext:value-type="string">
            <text:p>l</text:p>
          </table:table-cell>
          <table:table-cell table:style-name="ce4" table:formula="of:=IF(ISERROR(HLOOKUP([.BU7];[.$A$1:.$Z$2];2));&quot;&quot;;HLOOKUP([.BU7];[.$A$1:.$Z$2];2))" office:value-type="string" office:string-value="l" calcext:value-type="string">
            <text:p>l</text:p>
          </table:table-cell>
          <table:table-cell table:style-name="ce4" table:formula="of:=IF(ISERROR(HLOOKUP([.BV7];[.$A$1:.$Z$2];2));&quot;&quot;;HLOOKUP([.BV7];[.$A$1:.$Z$2];2))">
            <text:p/>
          </table:table-cell>
          <table:table-cell table:style-name="ce4" table:formula="of:=IF(ISERROR(HLOOKUP([.BW7];[.$A$1:.$Z$2];2));&quot;&quot;;HLOOKUP([.BW7];[.$A$1:.$Z$2];2))" office:value-type="string" office:string-value="m" calcext:value-type="string">
            <text:p>m</text:p>
          </table:table-cell>
          <table:table-cell table:style-name="ce4" table:formula="of:=IF(ISERROR(HLOOKUP([.BX7];[.$A$1:.$Z$2];2));&quot;&quot;;HLOOKUP([.BX7];[.$A$1:.$Z$2];2))" office:value-type="string" office:string-value="e" calcext:value-type="string">
            <text:p>e</text:p>
          </table:table-cell>
          <table:table-cell table:style-name="ce4" table:formula="of:=IF(ISERROR(HLOOKUP([.BY7];[.$A$1:.$Z$2];2));&quot;&quot;;HLOOKUP([.BY7];[.$A$1:.$Z$2];2))" office:value-type="string" office:string-value="n" calcext:value-type="string">
            <text:p>n</text:p>
          </table:table-cell>
          <table:table-cell table:style-name="ce4" table:formula="of:=IF(ISERROR(HLOOKUP([.BZ7];[.$A$1:.$Z$2];2));&quot;&quot;;HLOOKUP([.BZ7];[.$A$1:.$Z$2];2))">
            <text:p/>
          </table:table-cell>
          <table:table-cell table:number-columns-repeated="946"/>
        </table:table-row>
        <table:table-row table:style-name="ro1">
          <table:table-cell table:style-name="ce4" table:number-columns-repeated="78"/>
          <table:table-cell table:number-columns-repeated="946"/>
        </table:table-row>
        <table:table-row table:style-name="ro1"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m</text:p>
          </table:table-cell>
          <table:table-cell table:style-name="ce4"/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k</text:p>
          </table:table-cell>
          <table:table-cell table:style-name="ce4"/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m</text:p>
          </table:table-cell>
          <table:table-cell table:style-name="ce4"/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g</text:p>
          </table:table-cell>
          <table:table-cell table:style-name="ce4"/>
          <table:table-cell table:style-name="ce4" office:value-type="string" calcext:value-type="string">
            <text:p>i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k</text:p>
          </table:table-cell>
          <table:table-cell table:style-name="ce4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q</text:p>
          </table:table-cell>
          <table:table-cell table:style-name="ce4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c</text:p>
          </table:table-cell>
          <table:table-cell table:number-columns-repeated="946"/>
        </table:table-row>
        <table:table-row table:style-name="ro1">
          <table:table-cell table:style-name="ce4" table:formula="of:=IF(ISERROR(HLOOKUP([.A10];[.$A$1:.$Z$2];2));&quot;&quot;;HLOOKUP([.A10];[.$A$1:.$Z$2];2))" office:value-type="string" office:string-value="a" calcext:value-type="string">
            <text:p>a</text:p>
          </table:table-cell>
          <table:table-cell table:style-name="ce4" table:formula="of:=IF(ISERROR(HLOOKUP([.B10];[.$A$1:.$Z$2];2));&quot;&quot;;HLOOKUP([.B10];[.$A$1:.$Z$2];2))" office:value-type="string" office:string-value="r" calcext:value-type="string">
            <text:p>r</text:p>
          </table:table-cell>
          <table:table-cell table:style-name="ce4" table:formula="of:=IF(ISERROR(HLOOKUP([.C10];[.$A$1:.$Z$2];2));&quot;&quot;;HLOOKUP([.C10];[.$A$1:.$Z$2];2))" office:value-type="string" office:string-value="e" calcext:value-type="string">
            <text:p>e</text:p>
          </table:table-cell>
          <table:table-cell table:style-name="ce4" table:formula="of:=IF(ISERROR(HLOOKUP([.D10];[.$A$1:.$Z$2];2));&quot;&quot;;HLOOKUP([.D10];[.$A$1:.$Z$2];2))">
            <text:p/>
          </table:table-cell>
          <table:table-cell table:style-name="ce4" table:formula="of:=IF(ISERROR(HLOOKUP([.E10];[.$A$1:.$Z$2];2));&quot;&quot;;HLOOKUP([.E10];[.$A$1:.$Z$2];2))" office:value-type="string" office:string-value="c" calcext:value-type="string">
            <text:p>c</text:p>
          </table:table-cell>
          <table:table-cell table:style-name="ce4" table:formula="of:=IF(ISERROR(HLOOKUP([.F10];[.$A$1:.$Z$2];2));&quot;&quot;;HLOOKUP([.F10];[.$A$1:.$Z$2];2))" office:value-type="string" office:string-value="r" calcext:value-type="string">
            <text:p>r</text:p>
          </table:table-cell>
          <table:table-cell table:style-name="ce4" table:formula="of:=IF(ISERROR(HLOOKUP([.G10];[.$A$1:.$Z$2];2));&quot;&quot;;HLOOKUP([.G10];[.$A$1:.$Z$2];2))" office:value-type="string" office:string-value="e" calcext:value-type="string">
            <text:p>e</text:p>
          </table:table-cell>
          <table:table-cell table:style-name="ce4" table:formula="of:=IF(ISERROR(HLOOKUP([.H10];[.$A$1:.$Z$2];2));&quot;&quot;;HLOOKUP([.H10];[.$A$1:.$Z$2];2))" office:value-type="string" office:string-value="a" calcext:value-type="string">
            <text:p>a</text:p>
          </table:table-cell>
          <table:table-cell table:style-name="ce4" table:formula="of:=IF(ISERROR(HLOOKUP([.I10];[.$A$1:.$Z$2];2));&quot;&quot;;HLOOKUP([.I10];[.$A$1:.$Z$2];2))" office:value-type="string" office:string-value="t" calcext:value-type="string">
            <text:p>t</text:p>
          </table:table-cell>
          <table:table-cell table:style-name="ce4" table:formula="of:=IF(ISERROR(HLOOKUP([.J10];[.$A$1:.$Z$2];2));&quot;&quot;;HLOOKUP([.J10];[.$A$1:.$Z$2];2))" office:value-type="string" office:string-value="e" calcext:value-type="string">
            <text:p>e</text:p>
          </table:table-cell>
          <table:table-cell table:style-name="ce4" table:formula="of:=IF(ISERROR(HLOOKUP([.K10];[.$A$1:.$Z$2];2));&quot;&quot;;HLOOKUP([.K10];[.$A$1:.$Z$2];2))" office:value-type="string" office:string-value="d" calcext:value-type="string">
            <text:p>d</text:p>
          </table:table-cell>
          <table:table-cell table:style-name="ce4" table:formula="of:=IF(ISERROR(HLOOKUP([.L10];[.$A$1:.$Z$2];2));&quot;&quot;;HLOOKUP([.L10];[.$A$1:.$Z$2];2))">
            <text:p/>
          </table:table-cell>
          <table:table-cell table:style-name="ce4" table:formula="of:=IF(ISERROR(HLOOKUP([.M10];[.$A$1:.$Z$2];2));&quot;&quot;;HLOOKUP([.M10];[.$A$1:.$Z$2];2))" office:value-type="string" office:string-value="e" calcext:value-type="string">
            <text:p>e</text:p>
          </table:table-cell>
          <table:table-cell table:style-name="ce4" table:formula="of:=IF(ISERROR(HLOOKUP([.N10];[.$A$1:.$Z$2];2));&quot;&quot;;HLOOKUP([.N10];[.$A$1:.$Z$2];2))" office:value-type="string" office:string-value="q" calcext:value-type="string">
            <text:p>q</text:p>
          </table:table-cell>
          <table:table-cell table:style-name="ce4" table:formula="of:=IF(ISERROR(HLOOKUP([.O10];[.$A$1:.$Z$2];2));&quot;&quot;;HLOOKUP([.O10];[.$A$1:.$Z$2];2))" office:value-type="string" office:string-value="u" calcext:value-type="string">
            <text:p>u</text:p>
          </table:table-cell>
          <table:table-cell table:style-name="ce4" table:formula="of:=IF(ISERROR(HLOOKUP([.P10];[.$A$1:.$Z$2];2));&quot;&quot;;HLOOKUP([.P10];[.$A$1:.$Z$2];2))" office:value-type="string" office:string-value="a" calcext:value-type="string">
            <text:p>a</text:p>
          </table:table-cell>
          <table:table-cell table:style-name="ce4" table:formula="of:=IF(ISERROR(HLOOKUP([.Q10];[.$A$1:.$Z$2];2));&quot;&quot;;HLOOKUP([.Q10];[.$A$1:.$Z$2];2))" office:value-type="string" office:string-value="l" calcext:value-type="string">
            <text:p>l</text:p>
          </table:table-cell>
          <table:table-cell table:style-name="ce4" table:formula="of:=IF(ISERROR(HLOOKUP([.R10];[.$A$1:.$Z$2];2));&quot;&quot;;HLOOKUP([.R10];[.$A$1:.$Z$2];2))">
            <text:p/>
          </table:table-cell>
          <table:table-cell table:style-name="ce4" table:formula="of:=IF(ISERROR(HLOOKUP([.S10];[.$A$1:.$Z$2];2));&quot;&quot;;HLOOKUP([.S10];[.$A$1:.$Z$2];2))" office:value-type="string" office:string-value="n" calcext:value-type="string">
            <text:p>n</text:p>
          </table:table-cell>
          <table:table-cell table:style-name="ce4" table:formula="of:=IF(ISERROR(HLOOKUP([.T10];[.$A$1:.$Z$2];2));&quot;&quot;;HLOOKUP([.T10];[.$A$1:.$Z$2];2))" office:value-type="string" office:string-value="o" calcext:value-type="string">
            <text:p>o</text:p>
          </table:table-cell>
          <table:table-cell table:style-name="ce4" table:formula="of:=IF(ISERROR(HLOOKUP([.U10];[.$A$1:.$Z$2];2));&quot;&quot;;HLOOKUP([.U10];[.$A$1:.$Z$2];2))" office:value-type="string" office:string-value="w" calcext:value-type="string">
            <text:p>w</text:p>
          </table:table-cell>
          <table:table-cell table:style-name="ce4" table:formula="of:=IF(ISERROR(HLOOKUP([.V10];[.$A$1:.$Z$2];2));&quot;&quot;;HLOOKUP([.V10];[.$A$1:.$Z$2];2))">
            <text:p/>
          </table:table-cell>
          <table:table-cell table:style-name="ce4" table:formula="of:=IF(ISERROR(HLOOKUP([.W10];[.$A$1:.$Z$2];2));&quot;&quot;;HLOOKUP([.W10];[.$A$1:.$Z$2];2))" office:value-type="string" office:string-value="w" calcext:value-type="string">
            <text:p>w</text:p>
          </table:table-cell>
          <table:table-cell table:style-name="ce4" table:formula="of:=IF(ISERROR(HLOOKUP([.X10];[.$A$1:.$Z$2];2));&quot;&quot;;HLOOKUP([.X10];[.$A$1:.$Z$2];2))" office:value-type="string" office:string-value="e" calcext:value-type="string">
            <text:p>e</text:p>
          </table:table-cell>
          <table:table-cell table:style-name="ce4" table:formula="of:=IF(ISERROR(HLOOKUP([.Y10];[.$A$1:.$Z$2];2));&quot;&quot;;HLOOKUP([.Y10];[.$A$1:.$Z$2];2))">
            <text:p/>
          </table:table-cell>
          <table:table-cell table:style-name="ce4" table:formula="of:=IF(ISERROR(HLOOKUP([.Z10];[.$A$1:.$Z$2];2));&quot;&quot;;HLOOKUP([.Z10];[.$A$1:.$Z$2];2))" office:value-type="string" office:string-value="a" calcext:value-type="string">
            <text:p>a</text:p>
          </table:table-cell>
          <table:table-cell table:style-name="ce4" table:formula="of:=IF(ISERROR(HLOOKUP([.AA10];[.$A$1:.$Z$2];2));&quot;&quot;;HLOOKUP([.AA10];[.$A$1:.$Z$2];2))" office:value-type="string" office:string-value="r" calcext:value-type="string">
            <text:p>r</text:p>
          </table:table-cell>
          <table:table-cell table:style-name="ce4" table:formula="of:=IF(ISERROR(HLOOKUP([.AB10];[.$A$1:.$Z$2];2));&quot;&quot;;HLOOKUP([.AB10];[.$A$1:.$Z$2];2))" office:value-type="string" office:string-value="e" calcext:value-type="string">
            <text:p>e</text:p>
          </table:table-cell>
          <table:table-cell table:style-name="ce4" table:formula="of:=IF(ISERROR(HLOOKUP([.AC10];[.$A$1:.$Z$2];2));&quot;&quot;;HLOOKUP([.AC10];[.$A$1:.$Z$2];2))">
            <text:p/>
          </table:table-cell>
          <table:table-cell table:style-name="ce4" table:formula="of:=IF(ISERROR(HLOOKUP([.AD10];[.$A$1:.$Z$2];2));&quot;&quot;;HLOOKUP([.AD10];[.$A$1:.$Z$2];2))" office:value-type="string" office:string-value="e" calcext:value-type="string">
            <text:p>e</text:p>
          </table:table-cell>
          <table:table-cell table:style-name="ce4" table:formula="of:=IF(ISERROR(HLOOKUP([.AE10];[.$A$1:.$Z$2];2));&quot;&quot;;HLOOKUP([.AE10];[.$A$1:.$Z$2];2))" office:value-type="string" office:string-value="n" calcext:value-type="string">
            <text:p>n</text:p>
          </table:table-cell>
          <table:table-cell table:style-name="ce4" table:formula="of:=IF(ISERROR(HLOOKUP([.AF10];[.$A$1:.$Z$2];2));&quot;&quot;;HLOOKUP([.AF10];[.$A$1:.$Z$2];2))" office:value-type="string" office:string-value="g" calcext:value-type="string">
            <text:p>g</text:p>
          </table:table-cell>
          <table:table-cell table:style-name="ce4" table:formula="of:=IF(ISERROR(HLOOKUP([.AG10];[.$A$1:.$Z$2];2));&quot;&quot;;HLOOKUP([.AG10];[.$A$1:.$Z$2];2))" office:value-type="string" office:string-value="a" calcext:value-type="string">
            <text:p>a</text:p>
          </table:table-cell>
          <table:table-cell table:style-name="ce4" table:formula="of:=IF(ISERROR(HLOOKUP([.AH10];[.$A$1:.$Z$2];2));&quot;&quot;;HLOOKUP([.AH10];[.$A$1:.$Z$2];2))" office:value-type="string" office:string-value="g" calcext:value-type="string">
            <text:p>g</text:p>
          </table:table-cell>
          <table:table-cell table:style-name="ce4" table:formula="of:=IF(ISERROR(HLOOKUP([.AI10];[.$A$1:.$Z$2];2));&quot;&quot;;HLOOKUP([.AI10];[.$A$1:.$Z$2];2))" office:value-type="string" office:string-value="e" calcext:value-type="string">
            <text:p>e</text:p>
          </table:table-cell>
          <table:table-cell table:style-name="ce4" table:formula="of:=IF(ISERROR(HLOOKUP([.AJ10];[.$A$1:.$Z$2];2));&quot;&quot;;HLOOKUP([.AJ10];[.$A$1:.$Z$2];2))" office:value-type="string" office:string-value="d" calcext:value-type="string">
            <text:p>d</text:p>
          </table:table-cell>
          <table:table-cell table:style-name="ce4" table:formula="of:=IF(ISERROR(HLOOKUP([.AK10];[.$A$1:.$Z$2];2));&quot;&quot;;HLOOKUP([.AK10];[.$A$1:.$Z$2];2))">
            <text:p/>
          </table:table-cell>
          <table:table-cell table:style-name="ce4" table:formula="of:=IF(ISERROR(HLOOKUP([.AL10];[.$A$1:.$Z$2];2));&quot;&quot;;HLOOKUP([.AL10];[.$A$1:.$Z$2];2))" office:value-type="string" office:string-value="i" calcext:value-type="string">
            <text:p>i</text:p>
          </table:table-cell>
          <table:table-cell table:style-name="ce4" table:formula="of:=IF(ISERROR(HLOOKUP([.AM10];[.$A$1:.$Z$2];2));&quot;&quot;;HLOOKUP([.AM10];[.$A$1:.$Z$2];2))" office:value-type="string" office:string-value="n" calcext:value-type="string">
            <text:p>n</text:p>
          </table:table-cell>
          <table:table-cell table:style-name="ce4" table:formula="of:=IF(ISERROR(HLOOKUP([.AN10];[.$A$1:.$Z$2];2));&quot;&quot;;HLOOKUP([.AN10];[.$A$1:.$Z$2];2))">
            <text:p/>
          </table:table-cell>
          <table:table-cell table:style-name="ce4" table:formula="of:=IF(ISERROR(HLOOKUP([.AO10];[.$A$1:.$Z$2];2));&quot;&quot;;HLOOKUP([.AO10];[.$A$1:.$Z$2];2))" office:value-type="string" office:string-value="a" calcext:value-type="string">
            <text:p>a</text:p>
          </table:table-cell>
          <table:table-cell table:style-name="ce4" table:formula="of:=IF(ISERROR(HLOOKUP([.AP10];[.$A$1:.$Z$2];2));&quot;&quot;;HLOOKUP([.AP10];[.$A$1:.$Z$2];2))">
            <text:p/>
          </table:table-cell>
          <table:table-cell table:style-name="ce4" table:formula="of:=IF(ISERROR(HLOOKUP([.AQ10];[.$A$1:.$Z$2];2));&quot;&quot;;HLOOKUP([.AQ10];[.$A$1:.$Z$2];2))" office:value-type="string" office:string-value="g" calcext:value-type="string">
            <text:p>g</text:p>
          </table:table-cell>
          <table:table-cell table:style-name="ce4" table:formula="of:=IF(ISERROR(HLOOKUP([.AR10];[.$A$1:.$Z$2];2));&quot;&quot;;HLOOKUP([.AR10];[.$A$1:.$Z$2];2))" office:value-type="string" office:string-value="r" calcext:value-type="string">
            <text:p>r</text:p>
          </table:table-cell>
          <table:table-cell table:style-name="ce4" table:formula="of:=IF(ISERROR(HLOOKUP([.AS10];[.$A$1:.$Z$2];2));&quot;&quot;;HLOOKUP([.AS10];[.$A$1:.$Z$2];2))" office:value-type="string" office:string-value="e" calcext:value-type="string">
            <text:p>e</text:p>
          </table:table-cell>
          <table:table-cell table:style-name="ce4" table:formula="of:=IF(ISERROR(HLOOKUP([.AT10];[.$A$1:.$Z$2];2));&quot;&quot;;HLOOKUP([.AT10];[.$A$1:.$Z$2];2))" office:value-type="string" office:string-value="a" calcext:value-type="string">
            <text:p>a</text:p>
          </table:table-cell>
          <table:table-cell table:style-name="ce4" table:formula="of:=IF(ISERROR(HLOOKUP([.AU10];[.$A$1:.$Z$2];2));&quot;&quot;;HLOOKUP([.AU10];[.$A$1:.$Z$2];2))" office:value-type="string" office:string-value="t" calcext:value-type="string">
            <text:p>t</text:p>
          </table:table-cell>
          <table:table-cell table:style-name="ce4" table:formula="of:=IF(ISERROR(HLOOKUP([.AV10];[.$A$1:.$Z$2];2));&quot;&quot;;HLOOKUP([.AV10];[.$A$1:.$Z$2];2))">
            <text:p/>
          </table:table-cell>
          <table:table-cell table:style-name="ce4" table:formula="of:=IF(ISERROR(HLOOKUP([.AW10];[.$A$1:.$Z$2];2));&quot;&quot;;HLOOKUP([.AW10];[.$A$1:.$Z$2];2))" office:value-type="string" office:string-value="c" calcext:value-type="string">
            <text:p>c</text:p>
          </table:table-cell>
          <table:table-cell table:style-name="ce4" table:formula="of:=IF(ISERROR(HLOOKUP([.AX10];[.$A$1:.$Z$2];2));&quot;&quot;;HLOOKUP([.AX10];[.$A$1:.$Z$2];2))" office:value-type="string" office:string-value="i" calcext:value-type="string">
            <text:p>i</text:p>
          </table:table-cell>
          <table:table-cell table:style-name="ce4" table:formula="of:=IF(ISERROR(HLOOKUP([.AY10];[.$A$1:.$Z$2];2));&quot;&quot;;HLOOKUP([.AY10];[.$A$1:.$Z$2];2))" office:value-type="string" office:string-value="v" calcext:value-type="string">
            <text:p>v</text:p>
          </table:table-cell>
          <table:table-cell table:style-name="ce4" table:formula="of:=IF(ISERROR(HLOOKUP([.AZ10];[.$A$1:.$Z$2];2));&quot;&quot;;HLOOKUP([.AZ10];[.$A$1:.$Z$2];2))" office:value-type="string" office:string-value="i" calcext:value-type="string">
            <text:p>i</text:p>
          </table:table-cell>
          <table:table-cell table:style-name="ce4" table:formula="of:=IF(ISERROR(HLOOKUP([.BA10];[.$A$1:.$Z$2];2));&quot;&quot;;HLOOKUP([.BA10];[.$A$1:.$Z$2];2))" office:value-type="string" office:string-value="l" calcext:value-type="string">
            <text:p>l</text:p>
          </table:table-cell>
          <table:table-cell table:style-name="ce4" table:formula="of:=IF(ISERROR(HLOOKUP([.BB10];[.$A$1:.$Z$2];2));&quot;&quot;;HLOOKUP([.BB10];[.$A$1:.$Z$2];2))">
            <text:p/>
          </table:table-cell>
          <table:table-cell table:style-name="ce4" table:formula="of:=IF(ISERROR(HLOOKUP([.BC10];[.$A$1:.$Z$2];2));&quot;&quot;;HLOOKUP([.BC10];[.$A$1:.$Z$2];2))" office:value-type="string" office:string-value="w" calcext:value-type="string">
            <text:p>w</text:p>
          </table:table-cell>
          <table:table-cell table:style-name="ce4" table:formula="of:=IF(ISERROR(HLOOKUP([.BD10];[.$A$1:.$Z$2];2));&quot;&quot;;HLOOKUP([.BD10];[.$A$1:.$Z$2];2))" office:value-type="string" office:string-value="a" calcext:value-type="string">
            <text:p>a</text:p>
          </table:table-cell>
          <table:table-cell table:style-name="ce4" table:formula="of:=IF(ISERROR(HLOOKUP([.BE10];[.$A$1:.$Z$2];2));&quot;&quot;;HLOOKUP([.BE10];[.$A$1:.$Z$2];2))" office:value-type="string" office:string-value="r" calcext:value-type="string">
            <text:p>r</text:p>
          </table:table-cell>
          <table:table-cell table:style-name="ce4" table:formula="of:=IF(ISERROR(HLOOKUP([.BF10];[.$A$1:.$Z$2];2));&quot;&quot;;HLOOKUP([.BF10];[.$A$1:.$Z$2];2))">
            <text:p/>
          </table:table-cell>
          <table:table-cell table:style-name="ce4" table:formula="of:=IF(ISERROR(HLOOKUP([.BG10];[.$A$1:.$Z$2];2));&quot;&quot;;HLOOKUP([.BG10];[.$A$1:.$Z$2];2))" office:value-type="string" office:string-value="t" calcext:value-type="string">
            <text:p>t</text:p>
          </table:table-cell>
          <table:table-cell table:style-name="ce4" table:formula="of:=IF(ISERROR(HLOOKUP([.BH10];[.$A$1:.$Z$2];2));&quot;&quot;;HLOOKUP([.BH10];[.$A$1:.$Z$2];2))" office:value-type="string" office:string-value="e" calcext:value-type="string">
            <text:p>e</text:p>
          </table:table-cell>
          <table:table-cell table:style-name="ce4" table:formula="of:=IF(ISERROR(HLOOKUP([.BI10];[.$A$1:.$Z$2];2));&quot;&quot;;HLOOKUP([.BI10];[.$A$1:.$Z$2];2))" office:value-type="string" office:string-value="s" calcext:value-type="string">
            <text:p>s</text:p>
          </table:table-cell>
          <table:table-cell table:style-name="ce4" table:formula="of:=IF(ISERROR(HLOOKUP([.BJ10];[.$A$1:.$Z$2];2));&quot;&quot;;HLOOKUP([.BJ10];[.$A$1:.$Z$2];2))" office:value-type="string" office:string-value="t" calcext:value-type="string">
            <text:p>t</text:p>
          </table:table-cell>
          <table:table-cell table:style-name="ce4" table:formula="of:=IF(ISERROR(HLOOKUP([.BK10];[.$A$1:.$Z$2];2));&quot;&quot;;HLOOKUP([.BK10];[.$A$1:.$Z$2];2))" office:value-type="string" office:string-value="i" calcext:value-type="string">
            <text:p>i</text:p>
          </table:table-cell>
          <table:table-cell table:style-name="ce4" table:formula="of:=IF(ISERROR(HLOOKUP([.BL10];[.$A$1:.$Z$2];2));&quot;&quot;;HLOOKUP([.BL10];[.$A$1:.$Z$2];2))" office:value-type="string" office:string-value="n" calcext:value-type="string">
            <text:p>n</text:p>
          </table:table-cell>
          <table:table-cell table:style-name="ce4" table:formula="of:=IF(ISERROR(HLOOKUP([.BM10];[.$A$1:.$Z$2];2));&quot;&quot;;HLOOKUP([.BM10];[.$A$1:.$Z$2];2))" office:value-type="string" office:string-value="g" calcext:value-type="string">
            <text:p>g</text:p>
          </table:table-cell>
          <table:table-cell table:style-name="ce4" table:formula="of:=IF(ISERROR(HLOOKUP([.BN10];[.$A$1:.$Z$2];2));&quot;&quot;;HLOOKUP([.BN10];[.$A$1:.$Z$2];2))">
            <text:p/>
          </table:table-cell>
          <table:table-cell table:style-name="ce4" table:formula="of:=IF(ISERROR(HLOOKUP([.BO10];[.$A$1:.$Z$2];2));&quot;&quot;;HLOOKUP([.BO10];[.$A$1:.$Z$2];2))" office:value-type="string" office:string-value="w" calcext:value-type="string">
            <text:p>w</text:p>
          </table:table-cell>
          <table:table-cell table:style-name="ce4" table:formula="of:=IF(ISERROR(HLOOKUP([.BP10];[.$A$1:.$Z$2];2));&quot;&quot;;HLOOKUP([.BP10];[.$A$1:.$Z$2];2))" office:value-type="string" office:string-value="h" calcext:value-type="string">
            <text:p>h</text:p>
          </table:table-cell>
          <table:table-cell table:style-name="ce4" table:formula="of:=IF(ISERROR(HLOOKUP([.BQ10];[.$A$1:.$Z$2];2));&quot;&quot;;HLOOKUP([.BQ10];[.$A$1:.$Z$2];2))" office:value-type="string" office:string-value="e" calcext:value-type="string">
            <text:p>e</text:p>
          </table:table-cell>
          <table:table-cell table:style-name="ce4" table:formula="of:=IF(ISERROR(HLOOKUP([.BR10];[.$A$1:.$Z$2];2));&quot;&quot;;HLOOKUP([.BR10];[.$A$1:.$Z$2];2))" office:value-type="string" office:string-value="t" calcext:value-type="string">
            <text:p>t</text:p>
          </table:table-cell>
          <table:table-cell table:style-name="ce4" table:formula="of:=IF(ISERROR(HLOOKUP([.BS10];[.$A$1:.$Z$2];2));&quot;&quot;;HLOOKUP([.BS10];[.$A$1:.$Z$2];2))" office:value-type="string" office:string-value="h" calcext:value-type="string">
            <text:p>h</text:p>
          </table:table-cell>
          <table:table-cell table:style-name="ce4" table:formula="of:=IF(ISERROR(HLOOKUP([.BT10];[.$A$1:.$Z$2];2));&quot;&quot;;HLOOKUP([.BT10];[.$A$1:.$Z$2];2))" office:value-type="string" office:string-value="e" calcext:value-type="string">
            <text:p>e</text:p>
          </table:table-cell>
          <table:table-cell table:style-name="ce4" table:formula="of:=IF(ISERROR(HLOOKUP([.BU10];[.$A$1:.$Z$2];2));&quot;&quot;;HLOOKUP([.BU10];[.$A$1:.$Z$2];2))" office:value-type="string" office:string-value="r" calcext:value-type="string">
            <text:p>r</text:p>
          </table:table-cell>
          <table:table-cell table:style-name="ce4" table:formula="of:=IF(ISERROR(HLOOKUP([.BV10];[.$A$1:.$Z$2];2));&quot;&quot;;HLOOKUP([.BV10];[.$A$1:.$Z$2];2))">
            <text:p/>
          </table:table-cell>
          <table:table-cell table:style-name="ce4" table:formula="of:=IF(ISERROR(HLOOKUP([.BW10];[.$A$1:.$Z$2];2));&quot;&quot;;HLOOKUP([.BW10];[.$A$1:.$Z$2];2))" office:value-type="string" office:string-value="t" calcext:value-type="string">
            <text:p>t</text:p>
          </table:table-cell>
          <table:table-cell table:style-name="ce4" table:formula="of:=IF(ISERROR(HLOOKUP([.BX10];[.$A$1:.$Z$2];2));&quot;&quot;;HLOOKUP([.BX10];[.$A$1:.$Z$2];2))" office:value-type="string" office:string-value="h" calcext:value-type="string">
            <text:p>h</text:p>
          </table:table-cell>
          <table:table-cell table:style-name="ce4" table:formula="of:=IF(ISERROR(HLOOKUP([.BY10];[.$A$1:.$Z$2];2));&quot;&quot;;HLOOKUP([.BY10];[.$A$1:.$Z$2];2))" office:value-type="string" office:string-value="a" calcext:value-type="string">
            <text:p>a</text:p>
          </table:table-cell>
          <table:table-cell table:style-name="ce4" table:formula="of:=IF(ISERROR(HLOOKUP([.BZ10];[.$A$1:.$Z$2];2));&quot;&quot;;HLOOKUP([.BZ10];[.$A$1:.$Z$2];2))" office:value-type="string" office:string-value="t" calcext:value-type="string">
            <text:p>t</text:p>
          </table:table-cell>
          <table:table-cell table:number-columns-repeated="946"/>
        </table:table-row>
        <table:table-row table:style-name="ro1">
          <table:table-cell table:style-name="ce4" table:number-columns-repeated="78"/>
          <table:table-cell table:number-columns-repeated="946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g</text:p>
          </table:table-cell>
          <table:table-cell table:style-name="ce4"/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w</text:p>
          </table:table-cell>
          <table:table-cell table:style-name="ce4"/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g</text:p>
          </table:table-cell>
          <table:table-cell table:style-name="ce4"/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u</text:p>
          </table:table-cell>
          <table:table-cell table:style-name="ce4"/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m</text:p>
          </table:table-cell>
          <table:table-cell table:style-name="ce4"/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m</text:p>
          </table:table-cell>
          <table:table-cell table:style-name="ce4"/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m</text:p>
          </table:table-cell>
          <table:table-cell table:style-name="ce4"/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g</text:p>
          </table:table-cell>
          <table:table-cell table:style-name="ce4"/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q</text:p>
          </table:table-cell>
          <table:table-cell table:style-name="ce4"/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g</text:p>
          </table:table-cell>
          <table:table-cell table:style-name="ce4"/>
          <table:table-cell table:number-columns-repeated="946"/>
        </table:table-row>
        <table:table-row table:style-name="ro1">
          <table:table-cell table:style-name="ce4" table:formula="of:=IF(ISERROR(HLOOKUP([.A13];[.$A$1:.$Z$2];2));&quot;&quot;;HLOOKUP([.A13];[.$A$1:.$Z$2];2))" office:value-type="string" office:string-value="n" calcext:value-type="string">
            <text:p>n</text:p>
          </table:table-cell>
          <table:table-cell table:style-name="ce4" table:formula="of:=IF(ISERROR(HLOOKUP([.B13];[.$A$1:.$Z$2];2));&quot;&quot;;HLOOKUP([.B13];[.$A$1:.$Z$2];2))" office:value-type="string" office:string-value="a" calcext:value-type="string">
            <text:p>a</text:p>
          </table:table-cell>
          <table:table-cell table:style-name="ce4" table:formula="of:=IF(ISERROR(HLOOKUP([.C13];[.$A$1:.$Z$2];2));&quot;&quot;;HLOOKUP([.C13];[.$A$1:.$Z$2];2))" office:value-type="string" office:string-value="t" calcext:value-type="string">
            <text:p>t</text:p>
          </table:table-cell>
          <table:table-cell table:style-name="ce4" table:formula="of:=IF(ISERROR(HLOOKUP([.D13];[.$A$1:.$Z$2];2));&quot;&quot;;HLOOKUP([.D13];[.$A$1:.$Z$2];2))" office:value-type="string" office:string-value="i" calcext:value-type="string">
            <text:p>i</text:p>
          </table:table-cell>
          <table:table-cell table:style-name="ce4" table:formula="of:=IF(ISERROR(HLOOKUP([.E13];[.$A$1:.$Z$2];2));&quot;&quot;;HLOOKUP([.E13];[.$A$1:.$Z$2];2))" office:value-type="string" office:string-value="o" calcext:value-type="string">
            <text:p>o</text:p>
          </table:table-cell>
          <table:table-cell table:style-name="ce4" table:formula="of:=IF(ISERROR(HLOOKUP([.F13];[.$A$1:.$Z$2];2));&quot;&quot;;HLOOKUP([.F13];[.$A$1:.$Z$2];2))" office:value-type="string" office:string-value="n" calcext:value-type="string">
            <text:p>n</text:p>
          </table:table-cell>
          <table:table-cell table:style-name="ce4" table:formula="of:=IF(ISERROR(HLOOKUP([.G13];[.$A$1:.$Z$2];2));&quot;&quot;;HLOOKUP([.G13];[.$A$1:.$Z$2];2))">
            <text:p/>
          </table:table-cell>
          <table:table-cell table:style-name="ce4" table:formula="of:=IF(ISERROR(HLOOKUP([.H13];[.$A$1:.$Z$2];2));&quot;&quot;;HLOOKUP([.H13];[.$A$1:.$Z$2];2))" office:value-type="string" office:string-value="o" calcext:value-type="string">
            <text:p>o</text:p>
          </table:table-cell>
          <table:table-cell table:style-name="ce4" table:formula="of:=IF(ISERROR(HLOOKUP([.I13];[.$A$1:.$Z$2];2));&quot;&quot;;HLOOKUP([.I13];[.$A$1:.$Z$2];2))" office:value-type="string" office:string-value="r" calcext:value-type="string">
            <text:p>r</text:p>
          </table:table-cell>
          <table:table-cell table:style-name="ce4" table:formula="of:=IF(ISERROR(HLOOKUP([.J13];[.$A$1:.$Z$2];2));&quot;&quot;;HLOOKUP([.J13];[.$A$1:.$Z$2];2))">
            <text:p/>
          </table:table-cell>
          <table:table-cell table:style-name="ce4" table:formula="of:=IF(ISERROR(HLOOKUP([.K13];[.$A$1:.$Z$2];2));&quot;&quot;;HLOOKUP([.K13];[.$A$1:.$Z$2];2))" office:value-type="string" office:string-value="a" calcext:value-type="string">
            <text:p>a</text:p>
          </table:table-cell>
          <table:table-cell table:style-name="ce4" table:formula="of:=IF(ISERROR(HLOOKUP([.L13];[.$A$1:.$Z$2];2));&quot;&quot;;HLOOKUP([.L13];[.$A$1:.$Z$2];2))" office:value-type="string" office:string-value="n" calcext:value-type="string">
            <text:p>n</text:p>
          </table:table-cell>
          <table:table-cell table:style-name="ce4" table:formula="of:=IF(ISERROR(HLOOKUP([.M13];[.$A$1:.$Z$2];2));&quot;&quot;;HLOOKUP([.M13];[.$A$1:.$Z$2];2))" office:value-type="string" office:string-value="y" calcext:value-type="string">
            <text:p>y</text:p>
          </table:table-cell>
          <table:table-cell table:style-name="ce4" table:formula="of:=IF(ISERROR(HLOOKUP([.N13];[.$A$1:.$Z$2];2));&quot;&quot;;HLOOKUP([.N13];[.$A$1:.$Z$2];2))">
            <text:p/>
          </table:table-cell>
          <table:table-cell table:style-name="ce4" table:formula="of:=IF(ISERROR(HLOOKUP([.O13];[.$A$1:.$Z$2];2));&quot;&quot;;HLOOKUP([.O13];[.$A$1:.$Z$2];2))" office:value-type="string" office:string-value="n" calcext:value-type="string">
            <text:p>n</text:p>
          </table:table-cell>
          <table:table-cell table:style-name="ce4" table:formula="of:=IF(ISERROR(HLOOKUP([.P13];[.$A$1:.$Z$2];2));&quot;&quot;;HLOOKUP([.P13];[.$A$1:.$Z$2];2))" office:value-type="string" office:string-value="a" calcext:value-type="string">
            <text:p>a</text:p>
          </table:table-cell>
          <table:table-cell table:style-name="ce4" table:formula="of:=IF(ISERROR(HLOOKUP([.Q13];[.$A$1:.$Z$2];2));&quot;&quot;;HLOOKUP([.Q13];[.$A$1:.$Z$2];2))" office:value-type="string" office:string-value="t" calcext:value-type="string">
            <text:p>t</text:p>
          </table:table-cell>
          <table:table-cell table:style-name="ce4" table:formula="of:=IF(ISERROR(HLOOKUP([.R13];[.$A$1:.$Z$2];2));&quot;&quot;;HLOOKUP([.R13];[.$A$1:.$Z$2];2))" office:value-type="string" office:string-value="i" calcext:value-type="string">
            <text:p>i</text:p>
          </table:table-cell>
          <table:table-cell table:style-name="ce4" table:formula="of:=IF(ISERROR(HLOOKUP([.S13];[.$A$1:.$Z$2];2));&quot;&quot;;HLOOKUP([.S13];[.$A$1:.$Z$2];2))" office:value-type="string" office:string-value="o" calcext:value-type="string">
            <text:p>o</text:p>
          </table:table-cell>
          <table:table-cell table:style-name="ce4" table:formula="of:=IF(ISERROR(HLOOKUP([.T13];[.$A$1:.$Z$2];2));&quot;&quot;;HLOOKUP([.T13];[.$A$1:.$Z$2];2))" office:value-type="string" office:string-value="n" calcext:value-type="string">
            <text:p>n</text:p>
          </table:table-cell>
          <table:table-cell table:style-name="ce4" table:formula="of:=IF(ISERROR(HLOOKUP([.U13];[.$A$1:.$Z$2];2));&quot;&quot;;HLOOKUP([.U13];[.$A$1:.$Z$2];2))">
            <text:p/>
          </table:table-cell>
          <table:table-cell table:style-name="ce4" table:formula="of:=IF(ISERROR(HLOOKUP([.V13];[.$A$1:.$Z$2];2));&quot;&quot;;HLOOKUP([.V13];[.$A$1:.$Z$2];2))" office:value-type="string" office:string-value="s" calcext:value-type="string">
            <text:p>s</text:p>
          </table:table-cell>
          <table:table-cell table:style-name="ce4" table:formula="of:=IF(ISERROR(HLOOKUP([.W13];[.$A$1:.$Z$2];2));&quot;&quot;;HLOOKUP([.W13];[.$A$1:.$Z$2];2))" office:value-type="string" office:string-value="o" calcext:value-type="string">
            <text:p>o</text:p>
          </table:table-cell>
          <table:table-cell table:style-name="ce4" table:formula="of:=IF(ISERROR(HLOOKUP([.X13];[.$A$1:.$Z$2];2));&quot;&quot;;HLOOKUP([.X13];[.$A$1:.$Z$2];2))">
            <text:p/>
          </table:table-cell>
          <table:table-cell table:style-name="ce4" table:formula="of:=IF(ISERROR(HLOOKUP([.Y13];[.$A$1:.$Z$2];2));&quot;&quot;;HLOOKUP([.Y13];[.$A$1:.$Z$2];2))" office:value-type="string" office:string-value="c" calcext:value-type="string">
            <text:p>c</text:p>
          </table:table-cell>
          <table:table-cell table:style-name="ce4" table:formula="of:=IF(ISERROR(HLOOKUP([.Z13];[.$A$1:.$Z$2];2));&quot;&quot;;HLOOKUP([.Z13];[.$A$1:.$Z$2];2))" office:value-type="string" office:string-value="o" calcext:value-type="string">
            <text:p>o</text:p>
          </table:table-cell>
          <table:table-cell table:style-name="ce4" table:formula="of:=IF(ISERROR(HLOOKUP([.AA13];[.$A$1:.$Z$2];2));&quot;&quot;;HLOOKUP([.AA13];[.$A$1:.$Z$2];2))" office:value-type="string" office:string-value="n" calcext:value-type="string">
            <text:p>n</text:p>
          </table:table-cell>
          <table:table-cell table:style-name="ce4" table:formula="of:=IF(ISERROR(HLOOKUP([.AB13];[.$A$1:.$Z$2];2));&quot;&quot;;HLOOKUP([.AB13];[.$A$1:.$Z$2];2))" office:value-type="string" office:string-value="c" calcext:value-type="string">
            <text:p>c</text:p>
          </table:table-cell>
          <table:table-cell table:style-name="ce4" table:formula="of:=IF(ISERROR(HLOOKUP([.AC13];[.$A$1:.$Z$2];2));&quot;&quot;;HLOOKUP([.AC13];[.$A$1:.$Z$2];2))" office:value-type="string" office:string-value="e" calcext:value-type="string">
            <text:p>e</text:p>
          </table:table-cell>
          <table:table-cell table:style-name="ce4" table:formula="of:=IF(ISERROR(HLOOKUP([.AD13];[.$A$1:.$Z$2];2));&quot;&quot;;HLOOKUP([.AD13];[.$A$1:.$Z$2];2))" office:value-type="string" office:string-value="i" calcext:value-type="string">
            <text:p>i</text:p>
          </table:table-cell>
          <table:table-cell table:style-name="ce4" table:formula="of:=IF(ISERROR(HLOOKUP([.AE13];[.$A$1:.$Z$2];2));&quot;&quot;;HLOOKUP([.AE13];[.$A$1:.$Z$2];2))" office:value-type="string" office:string-value="v" calcext:value-type="string">
            <text:p>v</text:p>
          </table:table-cell>
          <table:table-cell table:style-name="ce4" table:formula="of:=IF(ISERROR(HLOOKUP([.AF13];[.$A$1:.$Z$2];2));&quot;&quot;;HLOOKUP([.AF13];[.$A$1:.$Z$2];2))" office:value-type="string" office:string-value="e" calcext:value-type="string">
            <text:p>e</text:p>
          </table:table-cell>
          <table:table-cell table:style-name="ce4" table:formula="of:=IF(ISERROR(HLOOKUP([.AG13];[.$A$1:.$Z$2];2));&quot;&quot;;HLOOKUP([.AG13];[.$A$1:.$Z$2];2))" office:value-type="string" office:string-value="d" calcext:value-type="string">
            <text:p>d</text:p>
          </table:table-cell>
          <table:table-cell table:style-name="ce4" table:formula="of:=IF(ISERROR(HLOOKUP([.AH13];[.$A$1:.$Z$2];2));&quot;&quot;;HLOOKUP([.AH13];[.$A$1:.$Z$2];2))">
            <text:p/>
          </table:table-cell>
          <table:table-cell table:style-name="ce4" table:formula="of:=IF(ISERROR(HLOOKUP([.AI13];[.$A$1:.$Z$2];2));&quot;&quot;;HLOOKUP([.AI13];[.$A$1:.$Z$2];2))" office:value-type="string" office:string-value="a" calcext:value-type="string">
            <text:p>a</text:p>
          </table:table-cell>
          <table:table-cell table:style-name="ce4" table:formula="of:=IF(ISERROR(HLOOKUP([.AJ13];[.$A$1:.$Z$2];2));&quot;&quot;;HLOOKUP([.AJ13];[.$A$1:.$Z$2];2))" office:value-type="string" office:string-value="n" calcext:value-type="string">
            <text:p>n</text:p>
          </table:table-cell>
          <table:table-cell table:style-name="ce4" table:formula="of:=IF(ISERROR(HLOOKUP([.AK13];[.$A$1:.$Z$2];2));&quot;&quot;;HLOOKUP([.AK13];[.$A$1:.$Z$2];2))" office:value-type="string" office:string-value="d" calcext:value-type="string">
            <text:p>d</text:p>
          </table:table-cell>
          <table:table-cell table:style-name="ce4" table:formula="of:=IF(ISERROR(HLOOKUP([.AL13];[.$A$1:.$Z$2];2));&quot;&quot;;HLOOKUP([.AL13];[.$A$1:.$Z$2];2))">
            <text:p/>
          </table:table-cell>
          <table:table-cell table:style-name="ce4" table:formula="of:=IF(ISERROR(HLOOKUP([.AM13];[.$A$1:.$Z$2];2));&quot;&quot;;HLOOKUP([.AM13];[.$A$1:.$Z$2];2))" office:value-type="string" office:string-value="d" calcext:value-type="string">
            <text:p>d</text:p>
          </table:table-cell>
          <table:table-cell table:style-name="ce4" table:formula="of:=IF(ISERROR(HLOOKUP([.AN13];[.$A$1:.$Z$2];2));&quot;&quot;;HLOOKUP([.AN13];[.$A$1:.$Z$2];2))" office:value-type="string" office:string-value="e" calcext:value-type="string">
            <text:p>e</text:p>
          </table:table-cell>
          <table:table-cell table:style-name="ce4" table:formula="of:=IF(ISERROR(HLOOKUP([.AO13];[.$A$1:.$Z$2];2));&quot;&quot;;HLOOKUP([.AO13];[.$A$1:.$Z$2];2))" office:value-type="string" office:string-value="d" calcext:value-type="string">
            <text:p>d</text:p>
          </table:table-cell>
          <table:table-cell table:style-name="ce4" table:formula="of:=IF(ISERROR(HLOOKUP([.AP13];[.$A$1:.$Z$2];2));&quot;&quot;;HLOOKUP([.AP13];[.$A$1:.$Z$2];2))" office:value-type="string" office:string-value="i" calcext:value-type="string">
            <text:p>i</text:p>
          </table:table-cell>
          <table:table-cell table:style-name="ce4" table:formula="of:=IF(ISERROR(HLOOKUP([.AQ13];[.$A$1:.$Z$2];2));&quot;&quot;;HLOOKUP([.AQ13];[.$A$1:.$Z$2];2))" office:value-type="string" office:string-value="c" calcext:value-type="string">
            <text:p>c</text:p>
          </table:table-cell>
          <table:table-cell table:style-name="ce4" table:formula="of:=IF(ISERROR(HLOOKUP([.AR13];[.$A$1:.$Z$2];2));&quot;&quot;;HLOOKUP([.AR13];[.$A$1:.$Z$2];2))" office:value-type="string" office:string-value="a" calcext:value-type="string">
            <text:p>a</text:p>
          </table:table-cell>
          <table:table-cell table:style-name="ce4" table:formula="of:=IF(ISERROR(HLOOKUP([.AS13];[.$A$1:.$Z$2];2));&quot;&quot;;HLOOKUP([.AS13];[.$A$1:.$Z$2];2))" office:value-type="string" office:string-value="t" calcext:value-type="string">
            <text:p>t</text:p>
          </table:table-cell>
          <table:table-cell table:style-name="ce4" table:formula="of:=IF(ISERROR(HLOOKUP([.AT13];[.$A$1:.$Z$2];2));&quot;&quot;;HLOOKUP([.AT13];[.$A$1:.$Z$2];2))" office:value-type="string" office:string-value="e" calcext:value-type="string">
            <text:p>e</text:p>
          </table:table-cell>
          <table:table-cell table:style-name="ce4" table:formula="of:=IF(ISERROR(HLOOKUP([.AU13];[.$A$1:.$Z$2];2));&quot;&quot;;HLOOKUP([.AU13];[.$A$1:.$Z$2];2))" office:value-type="string" office:string-value="d" calcext:value-type="string">
            <text:p>d</text:p>
          </table:table-cell>
          <table:table-cell table:style-name="ce4" table:formula="of:=IF(ISERROR(HLOOKUP([.AV13];[.$A$1:.$Z$2];2));&quot;&quot;;HLOOKUP([.AV13];[.$A$1:.$Z$2];2))">
            <text:p/>
          </table:table-cell>
          <table:table-cell table:style-name="ce4" table:formula="of:=IF(ISERROR(HLOOKUP([.AW13];[.$A$1:.$Z$2];2));&quot;&quot;;HLOOKUP([.AW13];[.$A$1:.$Z$2];2))" office:value-type="string" office:string-value="c" calcext:value-type="string">
            <text:p>c</text:p>
          </table:table-cell>
          <table:table-cell table:style-name="ce4" table:formula="of:=IF(ISERROR(HLOOKUP([.AX13];[.$A$1:.$Z$2];2));&quot;&quot;;HLOOKUP([.AX13];[.$A$1:.$Z$2];2))" office:value-type="string" office:string-value="a" calcext:value-type="string">
            <text:p>a</text:p>
          </table:table-cell>
          <table:table-cell table:style-name="ce4" table:formula="of:=IF(ISERROR(HLOOKUP([.AY13];[.$A$1:.$Z$2];2));&quot;&quot;;HLOOKUP([.AY13];[.$A$1:.$Z$2];2))" office:value-type="string" office:string-value="n" calcext:value-type="string">
            <text:p>n</text:p>
          </table:table-cell>
          <table:table-cell table:style-name="ce4" table:formula="of:=IF(ISERROR(HLOOKUP([.AZ13];[.$A$1:.$Z$2];2));&quot;&quot;;HLOOKUP([.AZ13];[.$A$1:.$Z$2];2))">
            <text:p/>
          </table:table-cell>
          <table:table-cell table:style-name="ce4" table:formula="of:=IF(ISERROR(HLOOKUP([.BA13];[.$A$1:.$Z$2];2));&quot;&quot;;HLOOKUP([.BA13];[.$A$1:.$Z$2];2))" office:value-type="string" office:string-value="l" calcext:value-type="string">
            <text:p>l</text:p>
          </table:table-cell>
          <table:table-cell table:style-name="ce4" table:formula="of:=IF(ISERROR(HLOOKUP([.BB13];[.$A$1:.$Z$2];2));&quot;&quot;;HLOOKUP([.BB13];[.$A$1:.$Z$2];2))" office:value-type="string" office:string-value="o" calcext:value-type="string">
            <text:p>o</text:p>
          </table:table-cell>
          <table:table-cell table:style-name="ce4" table:formula="of:=IF(ISERROR(HLOOKUP([.BC13];[.$A$1:.$Z$2];2));&quot;&quot;;HLOOKUP([.BC13];[.$A$1:.$Z$2];2))" office:value-type="string" office:string-value="n" calcext:value-type="string">
            <text:p>n</text:p>
          </table:table-cell>
          <table:table-cell table:style-name="ce4" table:formula="of:=IF(ISERROR(HLOOKUP([.BD13];[.$A$1:.$Z$2];2));&quot;&quot;;HLOOKUP([.BD13];[.$A$1:.$Z$2];2))" office:value-type="string" office:string-value="g" calcext:value-type="string">
            <text:p>g</text:p>
          </table:table-cell>
          <table:table-cell table:style-name="ce4" table:formula="of:=IF(ISERROR(HLOOKUP([.BE13];[.$A$1:.$Z$2];2));&quot;&quot;;HLOOKUP([.BE13];[.$A$1:.$Z$2];2))">
            <text:p/>
          </table:table-cell>
          <table:table-cell table:style-name="ce4" table:formula="of:=IF(ISERROR(HLOOKUP([.BF13];[.$A$1:.$Z$2];2));&quot;&quot;;HLOOKUP([.BF13];[.$A$1:.$Z$2];2))" office:value-type="string" office:string-value="e" calcext:value-type="string">
            <text:p>e</text:p>
          </table:table-cell>
          <table:table-cell table:style-name="ce4" table:formula="of:=IF(ISERROR(HLOOKUP([.BG13];[.$A$1:.$Z$2];2));&quot;&quot;;HLOOKUP([.BG13];[.$A$1:.$Z$2];2))" office:value-type="string" office:string-value="n" calcext:value-type="string">
            <text:p>n</text:p>
          </table:table-cell>
          <table:table-cell table:style-name="ce4" table:formula="of:=IF(ISERROR(HLOOKUP([.BH13];[.$A$1:.$Z$2];2));&quot;&quot;;HLOOKUP([.BH13];[.$A$1:.$Z$2];2))" office:value-type="string" office:string-value="d" calcext:value-type="string">
            <text:p>d</text:p>
          </table:table-cell>
          <table:table-cell table:style-name="ce4" table:formula="of:=IF(ISERROR(HLOOKUP([.BI13];[.$A$1:.$Z$2];2));&quot;&quot;;HLOOKUP([.BI13];[.$A$1:.$Z$2];2))" office:value-type="string" office:string-value="u" calcext:value-type="string">
            <text:p>u</text:p>
          </table:table-cell>
          <table:table-cell table:style-name="ce4" table:formula="of:=IF(ISERROR(HLOOKUP([.BJ13];[.$A$1:.$Z$2];2));&quot;&quot;;HLOOKUP([.BJ13];[.$A$1:.$Z$2];2))" office:value-type="string" office:string-value="r" calcext:value-type="string">
            <text:p>r</text:p>
          </table:table-cell>
          <table:table-cell table:style-name="ce4" table:formula="of:=IF(ISERROR(HLOOKUP([.BK13];[.$A$1:.$Z$2];2));&quot;&quot;;HLOOKUP([.BK13];[.$A$1:.$Z$2];2))" office:value-type="string" office:string-value="e" calcext:value-type="string">
            <text:p>e</text:p>
          </table:table-cell>
          <table:table-cell table:style-name="ce4" table:formula="of:=IF(ISERROR(HLOOKUP([.BL13];[.$A$1:.$Z$2];2));&quot;&quot;;HLOOKUP([.BL13];[.$A$1:.$Z$2];2))">
            <text:p/>
          </table:table-cell>
          <table:table-cell table:style-name="ce4" table:formula="of:=IF(ISERROR(HLOOKUP([.BM13];[.$A$1:.$Z$2];2));&quot;&quot;;HLOOKUP([.BM13];[.$A$1:.$Z$2];2))" office:value-type="string" office:string-value="w" calcext:value-type="string">
            <text:p>w</text:p>
          </table:table-cell>
          <table:table-cell table:style-name="ce4" table:formula="of:=IF(ISERROR(HLOOKUP([.BN13];[.$A$1:.$Z$2];2));&quot;&quot;;HLOOKUP([.BN13];[.$A$1:.$Z$2];2))" office:value-type="string" office:string-value="e" calcext:value-type="string">
            <text:p>e</text:p>
          </table:table-cell>
          <table:table-cell table:style-name="ce4" table:formula="of:=IF(ISERROR(HLOOKUP([.BO13];[.$A$1:.$Z$2];2));&quot;&quot;;HLOOKUP([.BO13];[.$A$1:.$Z$2];2))">
            <text:p/>
          </table:table-cell>
          <table:table-cell table:style-name="ce4" table:formula="of:=IF(ISERROR(HLOOKUP([.BP13];[.$A$1:.$Z$2];2));&quot;&quot;;HLOOKUP([.BP13];[.$A$1:.$Z$2];2))" office:value-type="string" office:string-value="a" calcext:value-type="string">
            <text:p>a</text:p>
          </table:table-cell>
          <table:table-cell table:style-name="ce4" table:formula="of:=IF(ISERROR(HLOOKUP([.BQ13];[.$A$1:.$Z$2];2));&quot;&quot;;HLOOKUP([.BQ13];[.$A$1:.$Z$2];2))" office:value-type="string" office:string-value="r" calcext:value-type="string">
            <text:p>r</text:p>
          </table:table-cell>
          <table:table-cell table:style-name="ce4" table:formula="of:=IF(ISERROR(HLOOKUP([.BR13];[.$A$1:.$Z$2];2));&quot;&quot;;HLOOKUP([.BR13];[.$A$1:.$Z$2];2))" office:value-type="string" office:string-value="e" calcext:value-type="string">
            <text:p>e</text:p>
          </table:table-cell>
          <table:table-cell table:style-name="ce4" table:formula="of:=IF(ISERROR(HLOOKUP([.BS13];[.$A$1:.$Z$2];2));&quot;&quot;;HLOOKUP([.BS13];[.$A$1:.$Z$2];2))">
            <text:p/>
          </table:table-cell>
          <table:table-cell table:style-name="ce4" table:formula="of:=IF(ISERROR(HLOOKUP([.BT13];[.$A$1:.$Z$2];2));&quot;&quot;;HLOOKUP([.BT13];[.$A$1:.$Z$2];2))" office:value-type="string" office:string-value="m" calcext:value-type="string">
            <text:p>m</text:p>
          </table:table-cell>
          <table:table-cell table:style-name="ce4" table:formula="of:=IF(ISERROR(HLOOKUP([.BU13];[.$A$1:.$Z$2];2));&quot;&quot;;HLOOKUP([.BU13];[.$A$1:.$Z$2];2))" office:value-type="string" office:string-value="e" calcext:value-type="string">
            <text:p>e</text:p>
          </table:table-cell>
          <table:table-cell table:style-name="ce4" table:formula="of:=IF(ISERROR(HLOOKUP([.BV13];[.$A$1:.$Z$2];2));&quot;&quot;;HLOOKUP([.BV13];[.$A$1:.$Z$2];2))" office:value-type="string" office:string-value="t" calcext:value-type="string">
            <text:p>t</text:p>
          </table:table-cell>
          <table:table-cell table:style-name="ce4" table:formula="of:=IF(ISERROR(HLOOKUP([.BW13];[.$A$1:.$Z$2];2));&quot;&quot;;HLOOKUP([.BW13];[.$A$1:.$Z$2];2))">
            <text:p/>
          </table:table-cell>
          <table:table-cell table:style-name="ce4" table:formula="of:=IF(ISERROR(HLOOKUP([.BX13];[.$A$1:.$Z$2];2));&quot;&quot;;HLOOKUP([.BX13];[.$A$1:.$Z$2];2))" office:value-type="string" office:string-value="o" calcext:value-type="string">
            <text:p>o</text:p>
          </table:table-cell>
          <table:table-cell table:style-name="ce4" table:formula="of:=IF(ISERROR(HLOOKUP([.BY13];[.$A$1:.$Z$2];2));&quot;&quot;;HLOOKUP([.BY13];[.$A$1:.$Z$2];2))" office:value-type="string" office:string-value="n" calcext:value-type="string">
            <text:p>n</text:p>
          </table:table-cell>
          <table:table-cell table:style-name="ce4" table:formula="of:=IF(ISERROR(HLOOKUP([.BZ13];[.$A$1:.$Z$2];2));&quot;&quot;;HLOOKUP([.BZ13];[.$A$1:.$Z$2];2))">
            <text:p/>
          </table:table-cell>
          <table:table-cell table:number-columns-repeated="946"/>
        </table:table-row>
        <table:table-row table:style-name="ro1">
          <table:table-cell table:style-name="ce4" table:number-columns-repeated="78"/>
          <table:table-cell table:number-columns-repeated="946"/>
        </table:table-row>
        <table:table-row table:style-name="ro1">
          <table:table-cell table:style-name="ce4" office:value-type="string" calcext:value-type="string">
            <text:p>i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i</text:p>
          </table:table-cell>
          <table:table-cell table:number-columns-repeated="2" table:style-name="ce4" office:value-type="string" calcext:value-type="string">
            <text:p>c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m</text:p>
          </table:table-cell>
          <table:table-cell table:style-name="ce4"/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s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u</text:p>
          </table:table-cell>
          <table:table-cell table:style-name="ce4"/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i</text:p>
          </table:table-cell>
          <table:table-cell table:style-name="ce4"/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g</text:p>
          </table:table-cell>
          <table:table-cell table:style-name="ce4"/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s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c</text:p>
          </table:table-cell>
          <table:table-cell table:style-name="ce4" table:number-columns-repeated="4"/>
          <table:table-cell table:number-columns-repeated="946"/>
        </table:table-row>
        <table:table-row table:style-name="ro1">
          <table:table-cell table:style-name="ce4" table:formula="of:=IF(ISERROR(HLOOKUP([.A16];[.$A$1:.$Z$2];2));&quot;&quot;;HLOOKUP([.A16];[.$A$1:.$Z$2];2))" office:value-type="string" office:string-value="a" calcext:value-type="string">
            <text:p>a</text:p>
          </table:table-cell>
          <table:table-cell table:style-name="ce4" table:formula="of:=IF(ISERROR(HLOOKUP([.B16];[.$A$1:.$Z$2];2));&quot;&quot;;HLOOKUP([.B16];[.$A$1:.$Z$2];2))">
            <text:p/>
          </table:table-cell>
          <table:table-cell table:style-name="ce4" table:formula="of:=IF(ISERROR(HLOOKUP([.C16];[.$A$1:.$Z$2];2));&quot;&quot;;HLOOKUP([.C16];[.$A$1:.$Z$2];2))" office:value-type="string" office:string-value="g" calcext:value-type="string">
            <text:p>g</text:p>
          </table:table-cell>
          <table:table-cell table:style-name="ce4" table:formula="of:=IF(ISERROR(HLOOKUP([.D16];[.$A$1:.$Z$2];2));&quot;&quot;;HLOOKUP([.D16];[.$A$1:.$Z$2];2))" office:value-type="string" office:string-value="r" calcext:value-type="string">
            <text:p>r</text:p>
          </table:table-cell>
          <table:table-cell table:style-name="ce4" table:formula="of:=IF(ISERROR(HLOOKUP([.E16];[.$A$1:.$Z$2];2));&quot;&quot;;HLOOKUP([.E16];[.$A$1:.$Z$2];2))" office:value-type="string" office:string-value="e" calcext:value-type="string">
            <text:p>e</text:p>
          </table:table-cell>
          <table:table-cell table:style-name="ce4" table:formula="of:=IF(ISERROR(HLOOKUP([.F16];[.$A$1:.$Z$2];2));&quot;&quot;;HLOOKUP([.F16];[.$A$1:.$Z$2];2))" office:value-type="string" office:string-value="a" calcext:value-type="string">
            <text:p>a</text:p>
          </table:table-cell>
          <table:table-cell table:style-name="ce4" table:formula="of:=IF(ISERROR(HLOOKUP([.G16];[.$A$1:.$Z$2];2));&quot;&quot;;HLOOKUP([.G16];[.$A$1:.$Z$2];2))" office:value-type="string" office:string-value="t" calcext:value-type="string">
            <text:p>t</text:p>
          </table:table-cell>
          <table:table-cell table:style-name="ce4" table:formula="of:=IF(ISERROR(HLOOKUP([.H16];[.$A$1:.$Z$2];2));&quot;&quot;;HLOOKUP([.H16];[.$A$1:.$Z$2];2))">
            <text:p/>
          </table:table-cell>
          <table:table-cell table:style-name="ce4" table:formula="of:=IF(ISERROR(HLOOKUP([.I16];[.$A$1:.$Z$2];2));&quot;&quot;;HLOOKUP([.I16];[.$A$1:.$Z$2];2))" office:value-type="string" office:string-value="b" calcext:value-type="string">
            <text:p>b</text:p>
          </table:table-cell>
          <table:table-cell table:style-name="ce4" table:formula="of:=IF(ISERROR(HLOOKUP([.J16];[.$A$1:.$Z$2];2));&quot;&quot;;HLOOKUP([.J16];[.$A$1:.$Z$2];2))" office:value-type="string" office:string-value="a" calcext:value-type="string">
            <text:p>a</text:p>
          </table:table-cell>
          <table:table-cell table:style-name="ce4" table:formula="of:=IF(ISERROR(HLOOKUP([.K16];[.$A$1:.$Z$2];2));&quot;&quot;;HLOOKUP([.K16];[.$A$1:.$Z$2];2))" office:value-type="string" office:string-value="t" calcext:value-type="string">
            <text:p>t</text:p>
          </table:table-cell>
          <table:table-cell table:style-name="ce4" table:formula="of:=IF(ISERROR(HLOOKUP([.L16];[.$A$1:.$Z$2];2));&quot;&quot;;HLOOKUP([.L16];[.$A$1:.$Z$2];2))" office:value-type="string" office:string-value="t" calcext:value-type="string">
            <text:p>t</text:p>
          </table:table-cell>
          <table:table-cell table:style-name="ce4" table:formula="of:=IF(ISERROR(HLOOKUP([.M16];[.$A$1:.$Z$2];2));&quot;&quot;;HLOOKUP([.M16];[.$A$1:.$Z$2];2))" office:value-type="string" office:string-value="l" calcext:value-type="string">
            <text:p>l</text:p>
          </table:table-cell>
          <table:table-cell table:style-name="ce4" table:formula="of:=IF(ISERROR(HLOOKUP([.N16];[.$A$1:.$Z$2];2));&quot;&quot;;HLOOKUP([.N16];[.$A$1:.$Z$2];2))" office:value-type="string" office:string-value="e" calcext:value-type="string">
            <text:p>e</text:p>
          </table:table-cell>
          <table:table-cell table:style-name="ce4" table:formula="of:=IF(ISERROR(HLOOKUP([.O16];[.$A$1:.$Z$2];2));&quot;&quot;;HLOOKUP([.O16];[.$A$1:.$Z$2];2))">
            <text:p/>
          </table:table-cell>
          <table:table-cell table:style-name="ce4" table:formula="of:=IF(ISERROR(HLOOKUP([.P16];[.$A$1:.$Z$2];2));&quot;&quot;;HLOOKUP([.P16];[.$A$1:.$Z$2];2))" office:value-type="string" office:string-value="f" calcext:value-type="string">
            <text:p>f</text:p>
          </table:table-cell>
          <table:table-cell table:style-name="ce4" table:formula="of:=IF(ISERROR(HLOOKUP([.Q16];[.$A$1:.$Z$2];2));&quot;&quot;;HLOOKUP([.Q16];[.$A$1:.$Z$2];2))" office:value-type="string" office:string-value="i" calcext:value-type="string">
            <text:p>i</text:p>
          </table:table-cell>
          <table:table-cell table:style-name="ce4" table:formula="of:=IF(ISERROR(HLOOKUP([.R16];[.$A$1:.$Z$2];2));&quot;&quot;;HLOOKUP([.R16];[.$A$1:.$Z$2];2))" office:value-type="string" office:string-value="e" calcext:value-type="string">
            <text:p>e</text:p>
          </table:table-cell>
          <table:table-cell table:style-name="ce4" table:formula="of:=IF(ISERROR(HLOOKUP([.S16];[.$A$1:.$Z$2];2));&quot;&quot;;HLOOKUP([.S16];[.$A$1:.$Z$2];2))" office:value-type="string" office:string-value="l" calcext:value-type="string">
            <text:p>l</text:p>
          </table:table-cell>
          <table:table-cell table:style-name="ce4" table:formula="of:=IF(ISERROR(HLOOKUP([.T16];[.$A$1:.$Z$2];2));&quot;&quot;;HLOOKUP([.T16];[.$A$1:.$Z$2];2))" office:value-type="string" office:string-value="d" calcext:value-type="string">
            <text:p>d</text:p>
          </table:table-cell>
          <table:table-cell table:style-name="ce4" table:formula="of:=IF(ISERROR(HLOOKUP([.U16];[.$A$1:.$Z$2];2));&quot;&quot;;HLOOKUP([.U16];[.$A$1:.$Z$2];2))">
            <text:p/>
          </table:table-cell>
          <table:table-cell table:style-name="ce4" table:formula="of:=IF(ISERROR(HLOOKUP([.V16];[.$A$1:.$Z$2];2));&quot;&quot;;HLOOKUP([.V16];[.$A$1:.$Z$2];2))" office:value-type="string" office:string-value="o" calcext:value-type="string">
            <text:p>o</text:p>
          </table:table-cell>
          <table:table-cell table:style-name="ce4" table:formula="of:=IF(ISERROR(HLOOKUP([.W16];[.$A$1:.$Z$2];2));&quot;&quot;;HLOOKUP([.W16];[.$A$1:.$Z$2];2))" office:value-type="string" office:string-value="f" calcext:value-type="string">
            <text:p>f</text:p>
          </table:table-cell>
          <table:table-cell table:style-name="ce4" table:formula="of:=IF(ISERROR(HLOOKUP([.X16];[.$A$1:.$Z$2];2));&quot;&quot;;HLOOKUP([.X16];[.$A$1:.$Z$2];2))">
            <text:p/>
          </table:table-cell>
          <table:table-cell table:style-name="ce4" table:formula="of:=IF(ISERROR(HLOOKUP([.Y16];[.$A$1:.$Z$2];2));&quot;&quot;;HLOOKUP([.Y16];[.$A$1:.$Z$2];2))" office:value-type="string" office:string-value="t" calcext:value-type="string">
            <text:p>t</text:p>
          </table:table-cell>
          <table:table-cell table:style-name="ce4" table:formula="of:=IF(ISERROR(HLOOKUP([.Z16];[.$A$1:.$Z$2];2));&quot;&quot;;HLOOKUP([.Z16];[.$A$1:.$Z$2];2))" office:value-type="string" office:string-value="h" calcext:value-type="string">
            <text:p>h</text:p>
          </table:table-cell>
          <table:table-cell table:style-name="ce4" table:formula="of:=IF(ISERROR(HLOOKUP([.AA16];[.$A$1:.$Z$2];2));&quot;&quot;;HLOOKUP([.AA16];[.$A$1:.$Z$2];2))" office:value-type="string" office:string-value="a" calcext:value-type="string">
            <text:p>a</text:p>
          </table:table-cell>
          <table:table-cell table:style-name="ce4" table:formula="of:=IF(ISERROR(HLOOKUP([.AB16];[.$A$1:.$Z$2];2));&quot;&quot;;HLOOKUP([.AB16];[.$A$1:.$Z$2];2))" office:value-type="string" office:string-value="t" calcext:value-type="string">
            <text:p>t</text:p>
          </table:table-cell>
          <table:table-cell table:style-name="ce4" table:formula="of:=IF(ISERROR(HLOOKUP([.AC16];[.$A$1:.$Z$2];2));&quot;&quot;;HLOOKUP([.AC16];[.$A$1:.$Z$2];2))">
            <text:p/>
          </table:table-cell>
          <table:table-cell table:style-name="ce4" table:formula="of:=IF(ISERROR(HLOOKUP([.AD16];[.$A$1:.$Z$2];2));&quot;&quot;;HLOOKUP([.AD16];[.$A$1:.$Z$2];2))" office:value-type="string" office:string-value="w" calcext:value-type="string">
            <text:p>w</text:p>
          </table:table-cell>
          <table:table-cell table:style-name="ce4" table:formula="of:=IF(ISERROR(HLOOKUP([.AE16];[.$A$1:.$Z$2];2));&quot;&quot;;HLOOKUP([.AE16];[.$A$1:.$Z$2];2))" office:value-type="string" office:string-value="a" calcext:value-type="string">
            <text:p>a</text:p>
          </table:table-cell>
          <table:table-cell table:style-name="ce4" table:formula="of:=IF(ISERROR(HLOOKUP([.AF16];[.$A$1:.$Z$2];2));&quot;&quot;;HLOOKUP([.AF16];[.$A$1:.$Z$2];2))" office:value-type="string" office:string-value="r" calcext:value-type="string">
            <text:p>r</text:p>
          </table:table-cell>
          <table:table-cell table:style-name="ce4" table:formula="of:=IF(ISERROR(HLOOKUP([.AG16];[.$A$1:.$Z$2];2));&quot;&quot;;HLOOKUP([.AG16];[.$A$1:.$Z$2];2))">
            <text:p/>
          </table:table-cell>
          <table:table-cell table:style-name="ce4" table:formula="of:=IF(ISERROR(HLOOKUP([.AH16];[.$A$1:.$Z$2];2));&quot;&quot;;HLOOKUP([.AH16];[.$A$1:.$Z$2];2))" office:value-type="string" office:string-value="w" calcext:value-type="string">
            <text:p>w</text:p>
          </table:table-cell>
          <table:table-cell table:style-name="ce4" table:formula="of:=IF(ISERROR(HLOOKUP([.AI16];[.$A$1:.$Z$2];2));&quot;&quot;;HLOOKUP([.AI16];[.$A$1:.$Z$2];2))" office:value-type="string" office:string-value="e" calcext:value-type="string">
            <text:p>e</text:p>
          </table:table-cell>
          <table:table-cell table:style-name="ce4" table:formula="of:=IF(ISERROR(HLOOKUP([.AJ16];[.$A$1:.$Z$2];2));&quot;&quot;;HLOOKUP([.AJ16];[.$A$1:.$Z$2];2))">
            <text:p/>
          </table:table-cell>
          <table:table-cell table:style-name="ce4" table:formula="of:=IF(ISERROR(HLOOKUP([.AK16];[.$A$1:.$Z$2];2));&quot;&quot;;HLOOKUP([.AK16];[.$A$1:.$Z$2];2))" office:value-type="string" office:string-value="h" calcext:value-type="string">
            <text:p>h</text:p>
          </table:table-cell>
          <table:table-cell table:style-name="ce4" table:formula="of:=IF(ISERROR(HLOOKUP([.AL16];[.$A$1:.$Z$2];2));&quot;&quot;;HLOOKUP([.AL16];[.$A$1:.$Z$2];2))" office:value-type="string" office:string-value="a" calcext:value-type="string">
            <text:p>a</text:p>
          </table:table-cell>
          <table:table-cell table:style-name="ce4" table:formula="of:=IF(ISERROR(HLOOKUP([.AM16];[.$A$1:.$Z$2];2));&quot;&quot;;HLOOKUP([.AM16];[.$A$1:.$Z$2];2))" office:value-type="string" office:string-value="v" calcext:value-type="string">
            <text:p>v</text:p>
          </table:table-cell>
          <table:table-cell table:style-name="ce4" table:formula="of:=IF(ISERROR(HLOOKUP([.AN16];[.$A$1:.$Z$2];2));&quot;&quot;;HLOOKUP([.AN16];[.$A$1:.$Z$2];2))" office:value-type="string" office:string-value="e" calcext:value-type="string">
            <text:p>e</text:p>
          </table:table-cell>
          <table:table-cell table:style-name="ce4" table:formula="of:=IF(ISERROR(HLOOKUP([.AO16];[.$A$1:.$Z$2];2));&quot;&quot;;HLOOKUP([.AO16];[.$A$1:.$Z$2];2))">
            <text:p/>
          </table:table-cell>
          <table:table-cell table:style-name="ce4" table:formula="of:=IF(ISERROR(HLOOKUP([.AP16];[.$A$1:.$Z$2];2));&quot;&quot;;HLOOKUP([.AP16];[.$A$1:.$Z$2];2))" office:value-type="string" office:string-value="c" calcext:value-type="string">
            <text:p>c</text:p>
          </table:table-cell>
          <table:table-cell table:style-name="ce4" table:formula="of:=IF(ISERROR(HLOOKUP([.AQ16];[.$A$1:.$Z$2];2));&quot;&quot;;HLOOKUP([.AQ16];[.$A$1:.$Z$2];2))" office:value-type="string" office:string-value="o" calcext:value-type="string">
            <text:p>o</text:p>
          </table:table-cell>
          <table:table-cell table:style-name="ce4" table:formula="of:=IF(ISERROR(HLOOKUP([.AR16];[.$A$1:.$Z$2];2));&quot;&quot;;HLOOKUP([.AR16];[.$A$1:.$Z$2];2))" office:value-type="string" office:string-value="m" calcext:value-type="string">
            <text:p>m</text:p>
          </table:table-cell>
          <table:table-cell table:style-name="ce4" table:formula="of:=IF(ISERROR(HLOOKUP([.AS16];[.$A$1:.$Z$2];2));&quot;&quot;;HLOOKUP([.AS16];[.$A$1:.$Z$2];2))" office:value-type="string" office:string-value="e" calcext:value-type="string">
            <text:p>e</text:p>
          </table:table-cell>
          <table:table-cell table:style-name="ce4" table:formula="of:=IF(ISERROR(HLOOKUP([.AT16];[.$A$1:.$Z$2];2));&quot;&quot;;HLOOKUP([.AT16];[.$A$1:.$Z$2];2))">
            <text:p/>
          </table:table-cell>
          <table:table-cell table:style-name="ce4" table:formula="of:=IF(ISERROR(HLOOKUP([.AU16];[.$A$1:.$Z$2];2));&quot;&quot;;HLOOKUP([.AU16];[.$A$1:.$Z$2];2))" office:value-type="string" office:string-value="t" calcext:value-type="string">
            <text:p>t</text:p>
          </table:table-cell>
          <table:table-cell table:style-name="ce4" table:formula="of:=IF(ISERROR(HLOOKUP([.AV16];[.$A$1:.$Z$2];2));&quot;&quot;;HLOOKUP([.AV16];[.$A$1:.$Z$2];2))" office:value-type="string" office:string-value="o" calcext:value-type="string">
            <text:p>o</text:p>
          </table:table-cell>
          <table:table-cell table:style-name="ce4" table:formula="of:=IF(ISERROR(HLOOKUP([.AW16];[.$A$1:.$Z$2];2));&quot;&quot;;HLOOKUP([.AW16];[.$A$1:.$Z$2];2))">
            <text:p/>
          </table:table-cell>
          <table:table-cell table:style-name="ce4" table:formula="of:=IF(ISERROR(HLOOKUP([.AX16];[.$A$1:.$Z$2];2));&quot;&quot;;HLOOKUP([.AX16];[.$A$1:.$Z$2];2))" office:value-type="string" office:string-value="d" calcext:value-type="string">
            <text:p>d</text:p>
          </table:table-cell>
          <table:table-cell table:style-name="ce4" table:formula="of:=IF(ISERROR(HLOOKUP([.AY16];[.$A$1:.$Z$2];2));&quot;&quot;;HLOOKUP([.AY16];[.$A$1:.$Z$2];2))" office:value-type="string" office:string-value="e" calcext:value-type="string">
            <text:p>e</text:p>
          </table:table-cell>
          <table:table-cell table:style-name="ce4" table:formula="of:=IF(ISERROR(HLOOKUP([.AZ16];[.$A$1:.$Z$2];2));&quot;&quot;;HLOOKUP([.AZ16];[.$A$1:.$Z$2];2))" office:value-type="string" office:string-value="d" calcext:value-type="string">
            <text:p>d</text:p>
          </table:table-cell>
          <table:table-cell table:style-name="ce4" table:formula="of:=IF(ISERROR(HLOOKUP([.BA16];[.$A$1:.$Z$2];2));&quot;&quot;;HLOOKUP([.BA16];[.$A$1:.$Z$2];2))" office:value-type="string" office:string-value="c" calcext:value-type="string">
            <text:p>c</text:p>
          </table:table-cell>
          <table:table-cell table:style-name="ce4" table:formula="of:=IF(ISERROR(HLOOKUP([.BB16];[.$A$1:.$Z$2];2));&quot;&quot;;HLOOKUP([.BB16];[.$A$1:.$Z$2];2))" office:value-type="string" office:string-value="a" calcext:value-type="string">
            <text:p>a</text:p>
          </table:table-cell>
          <table:table-cell table:style-name="ce4" table:formula="of:=IF(ISERROR(HLOOKUP([.BC16];[.$A$1:.$Z$2];2));&quot;&quot;;HLOOKUP([.BC16];[.$A$1:.$Z$2];2))" office:value-type="string" office:string-value="t" calcext:value-type="string">
            <text:p>t</text:p>
          </table:table-cell>
          <table:table-cell table:style-name="ce4" table:formula="of:=IF(ISERROR(HLOOKUP([.BD16];[.$A$1:.$Z$2];2));&quot;&quot;;HLOOKUP([.BD16];[.$A$1:.$Z$2];2))" office:value-type="string" office:string-value="e" calcext:value-type="string">
            <text:p>e</text:p>
          </table:table-cell>
          <table:table-cell table:style-name="ce4" table:formula="of:=IF(ISERROR(HLOOKUP([.BE16];[.$A$1:.$Z$2];2));&quot;&quot;;HLOOKUP([.BE16];[.$A$1:.$Z$2];2))">
            <text:p/>
          </table:table-cell>
          <table:table-cell table:style-name="ce4" table:formula="of:=IF(ISERROR(HLOOKUP([.BF16];[.$A$1:.$Z$2];2));&quot;&quot;;HLOOKUP([.BF16];[.$A$1:.$Z$2];2))" office:value-type="string" office:string-value="a" calcext:value-type="string">
            <text:p>a</text:p>
          </table:table-cell>
          <table:table-cell table:style-name="ce4" table:formula="of:=IF(ISERROR(HLOOKUP([.BG16];[.$A$1:.$Z$2];2));&quot;&quot;;HLOOKUP([.BG16];[.$A$1:.$Z$2];2))">
            <text:p/>
          </table:table-cell>
          <table:table-cell table:style-name="ce4" table:formula="of:=IF(ISERROR(HLOOKUP([.BH16];[.$A$1:.$Z$2];2));&quot;&quot;;HLOOKUP([.BH16];[.$A$1:.$Z$2];2))" office:value-type="string" office:string-value="p" calcext:value-type="string">
            <text:p>p</text:p>
          </table:table-cell>
          <table:table-cell table:style-name="ce4" table:formula="of:=IF(ISERROR(HLOOKUP([.BI16];[.$A$1:.$Z$2];2));&quot;&quot;;HLOOKUP([.BI16];[.$A$1:.$Z$2];2))" office:value-type="string" office:string-value="o" calcext:value-type="string">
            <text:p>o</text:p>
          </table:table-cell>
          <table:table-cell table:style-name="ce4" table:formula="of:=IF(ISERROR(HLOOKUP([.BJ16];[.$A$1:.$Z$2];2));&quot;&quot;;HLOOKUP([.BJ16];[.$A$1:.$Z$2];2))" office:value-type="string" office:string-value="r" calcext:value-type="string">
            <text:p>r</text:p>
          </table:table-cell>
          <table:table-cell table:style-name="ce4" table:formula="of:=IF(ISERROR(HLOOKUP([.BK16];[.$A$1:.$Z$2];2));&quot;&quot;;HLOOKUP([.BK16];[.$A$1:.$Z$2];2))" office:value-type="string" office:string-value="t" calcext:value-type="string">
            <text:p>t</text:p>
          </table:table-cell>
          <table:table-cell table:style-name="ce4" table:formula="of:=IF(ISERROR(HLOOKUP([.BL16];[.$A$1:.$Z$2];2));&quot;&quot;;HLOOKUP([.BL16];[.$A$1:.$Z$2];2))" office:value-type="string" office:string-value="i" calcext:value-type="string">
            <text:p>i</text:p>
          </table:table-cell>
          <table:table-cell table:style-name="ce4" table:formula="of:=IF(ISERROR(HLOOKUP([.BM16];[.$A$1:.$Z$2];2));&quot;&quot;;HLOOKUP([.BM16];[.$A$1:.$Z$2];2))" office:value-type="string" office:string-value="o" calcext:value-type="string">
            <text:p>o</text:p>
          </table:table-cell>
          <table:table-cell table:style-name="ce4" table:formula="of:=IF(ISERROR(HLOOKUP([.BN16];[.$A$1:.$Z$2];2));&quot;&quot;;HLOOKUP([.BN16];[.$A$1:.$Z$2];2))" office:value-type="string" office:string-value="n" calcext:value-type="string">
            <text:p>n</text:p>
          </table:table-cell>
          <table:table-cell table:style-name="ce4" table:formula="of:=IF(ISERROR(HLOOKUP([.BO16];[.$A$1:.$Z$2];2));&quot;&quot;;HLOOKUP([.BO16];[.$A$1:.$Z$2];2))">
            <text:p/>
          </table:table-cell>
          <table:table-cell table:style-name="ce4" table:formula="of:=IF(ISERROR(HLOOKUP([.BP16];[.$A$1:.$Z$2];2));&quot;&quot;;HLOOKUP([.BP16];[.$A$1:.$Z$2];2))" office:value-type="string" office:string-value="o" calcext:value-type="string">
            <text:p>o</text:p>
          </table:table-cell>
          <table:table-cell table:style-name="ce4" table:formula="of:=IF(ISERROR(HLOOKUP([.BQ16];[.$A$1:.$Z$2];2));&quot;&quot;;HLOOKUP([.BQ16];[.$A$1:.$Z$2];2))" office:value-type="string" office:string-value="f" calcext:value-type="string">
            <text:p>f</text:p>
          </table:table-cell>
          <table:table-cell table:style-name="ce4" table:formula="of:=IF(ISERROR(HLOOKUP([.BR16];[.$A$1:.$Z$2];2));&quot;&quot;;HLOOKUP([.BR16];[.$A$1:.$Z$2];2))">
            <text:p/>
          </table:table-cell>
          <table:table-cell table:style-name="ce4" table:formula="of:=IF(ISERROR(HLOOKUP([.BS16];[.$A$1:.$Z$2];2));&quot;&quot;;HLOOKUP([.BS16];[.$A$1:.$Z$2];2))" office:value-type="string" office:string-value="t" calcext:value-type="string">
            <text:p>t</text:p>
          </table:table-cell>
          <table:table-cell table:style-name="ce4" table:formula="of:=IF(ISERROR(HLOOKUP([.BT16];[.$A$1:.$Z$2];2));&quot;&quot;;HLOOKUP([.BT16];[.$A$1:.$Z$2];2))" office:value-type="string" office:string-value="h" calcext:value-type="string">
            <text:p>h</text:p>
          </table:table-cell>
          <table:table-cell table:style-name="ce4" table:formula="of:=IF(ISERROR(HLOOKUP([.BU16];[.$A$1:.$Z$2];2));&quot;&quot;;HLOOKUP([.BU16];[.$A$1:.$Z$2];2))" office:value-type="string" office:string-value="a" calcext:value-type="string">
            <text:p>a</text:p>
          </table:table-cell>
          <table:table-cell table:style-name="ce4" table:formula="of:=IF(ISERROR(HLOOKUP([.BV16];[.$A$1:.$Z$2];2));&quot;&quot;;HLOOKUP([.BV16];[.$A$1:.$Z$2];2))" office:value-type="string" office:string-value="t" calcext:value-type="string">
            <text:p>t</text:p>
          </table:table-cell>
          <table:table-cell table:style-name="ce4" table:formula="of:=IF(ISERROR(HLOOKUP([.BW16];[.$A$1:.$Z$2];2));&quot;&quot;;HLOOKUP([.BW16];[.$A$1:.$Z$2];2))">
            <text:p/>
          </table:table-cell>
          <table:table-cell table:style-name="ce4" table:formula="of:=IF(ISERROR(HLOOKUP([.BX16];[.$A$1:.$Z$2];2));&quot;&quot;;HLOOKUP([.BX16];[.$A$1:.$Z$2];2))">
            <text:p/>
          </table:table-cell>
          <table:table-cell table:style-name="ce4" table:formula="of:=IF(ISERROR(HLOOKUP([.BY16];[.$A$1:.$Z$2];2));&quot;&quot;;HLOOKUP([.BY16];[.$A$1:.$Z$2];2))">
            <text:p/>
          </table:table-cell>
          <table:table-cell table:style-name="ce4" table:formula="of:=IF(ISERROR(HLOOKUP([.BZ16];[.$A$1:.$Z$2];2));&quot;&quot;;HLOOKUP([.BZ16];[.$A$1:.$Z$2];2))">
            <text:p/>
          </table:table-cell>
          <table:table-cell table:number-columns-repeated="946"/>
        </table:table-row>
        <table:table-row table:style-name="ro1">
          <table:table-cell table:style-name="ce4" table:number-columns-repeated="78"/>
          <table:table-cell table:number-columns-repeated="946"/>
        </table:table-row>
        <table:table-row table:style-name="ro1"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m</text:p>
          </table:table-cell>
          <table:table-cell table:style-name="ce4"/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b</text:p>
          </table:table-cell>
          <table:table-cell table:style-name="ce4"/>
          <table:table-cell table:style-name="ce4" office:value-type="string" calcext:value-type="string">
            <text:p>i</text:p>
          </table:table-cell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k</text:p>
          </table:table-cell>
          <table:table-cell table:style-name="ce4"/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q</text:p>
          </table:table-cell>
          <table:table-cell table:style-name="ce4"/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u</text:p>
          </table:table-cell>
          <table:table-cell table:style-name="ce4"/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b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c</text:p>
          </table:table-cell>
          <table:table-cell table:style-name="ce4" table:number-columns-repeated="2"/>
          <table:table-cell table:number-columns-repeated="946"/>
        </table:table-row>
        <table:table-row table:style-name="ro1">
          <table:table-cell table:style-name="ce4" table:formula="of:=IF(ISERROR(HLOOKUP([.A19];[.$A$1:.$Z$2];2));&quot;&quot;;HLOOKUP([.A19];[.$A$1:.$Z$2];2))" office:value-type="string" office:string-value="f" calcext:value-type="string">
            <text:p>f</text:p>
          </table:table-cell>
          <table:table-cell table:style-name="ce4" table:formula="of:=IF(ISERROR(HLOOKUP([.B19];[.$A$1:.$Z$2];2));&quot;&quot;;HLOOKUP([.B19];[.$A$1:.$Z$2];2))" office:value-type="string" office:string-value="i" calcext:value-type="string">
            <text:p>i</text:p>
          </table:table-cell>
          <table:table-cell table:style-name="ce4" table:formula="of:=IF(ISERROR(HLOOKUP([.C19];[.$A$1:.$Z$2];2));&quot;&quot;;HLOOKUP([.C19];[.$A$1:.$Z$2];2))" office:value-type="string" office:string-value="e" calcext:value-type="string">
            <text:p>e</text:p>
          </table:table-cell>
          <table:table-cell table:style-name="ce4" table:formula="of:=IF(ISERROR(HLOOKUP([.D19];[.$A$1:.$Z$2];2));&quot;&quot;;HLOOKUP([.D19];[.$A$1:.$Z$2];2))" office:value-type="string" office:string-value="l" calcext:value-type="string">
            <text:p>l</text:p>
          </table:table-cell>
          <table:table-cell table:style-name="ce4" table:formula="of:=IF(ISERROR(HLOOKUP([.E19];[.$A$1:.$Z$2];2));&quot;&quot;;HLOOKUP([.E19];[.$A$1:.$Z$2];2))" office:value-type="string" office:string-value="d" calcext:value-type="string">
            <text:p>d</text:p>
          </table:table-cell>
          <table:table-cell table:style-name="ce4" table:formula="of:=IF(ISERROR(HLOOKUP([.F19];[.$A$1:.$Z$2];2));&quot;&quot;;HLOOKUP([.F19];[.$A$1:.$Z$2];2))">
            <text:p/>
          </table:table-cell>
          <table:table-cell table:style-name="ce4" table:formula="of:=IF(ISERROR(HLOOKUP([.G19];[.$A$1:.$Z$2];2));&quot;&quot;;HLOOKUP([.G19];[.$A$1:.$Z$2];2))" office:value-type="string" office:string-value="a" calcext:value-type="string">
            <text:p>a</text:p>
          </table:table-cell>
          <table:table-cell table:style-name="ce4" table:formula="of:=IF(ISERROR(HLOOKUP([.H19];[.$A$1:.$Z$2];2));&quot;&quot;;HLOOKUP([.H19];[.$A$1:.$Z$2];2))" office:value-type="string" office:string-value="s" calcext:value-type="string">
            <text:p>s</text:p>
          </table:table-cell>
          <table:table-cell table:style-name="ce4" table:formula="of:=IF(ISERROR(HLOOKUP([.I19];[.$A$1:.$Z$2];2));&quot;&quot;;HLOOKUP([.I19];[.$A$1:.$Z$2];2))">
            <text:p/>
          </table:table-cell>
          <table:table-cell table:style-name="ce4" table:formula="of:=IF(ISERROR(HLOOKUP([.J19];[.$A$1:.$Z$2];2));&quot;&quot;;HLOOKUP([.J19];[.$A$1:.$Z$2];2))" office:value-type="string" office:string-value="a" calcext:value-type="string">
            <text:p>a</text:p>
          </table:table-cell>
          <table:table-cell table:style-name="ce4" table:formula="of:=IF(ISERROR(HLOOKUP([.K19];[.$A$1:.$Z$2];2));&quot;&quot;;HLOOKUP([.K19];[.$A$1:.$Z$2];2))">
            <text:p/>
          </table:table-cell>
          <table:table-cell table:style-name="ce4" table:formula="of:=IF(ISERROR(HLOOKUP([.L19];[.$A$1:.$Z$2];2));&quot;&quot;;HLOOKUP([.L19];[.$A$1:.$Z$2];2))" office:value-type="string" office:string-value="f" calcext:value-type="string">
            <text:p>f</text:p>
          </table:table-cell>
          <table:table-cell table:style-name="ce4" table:formula="of:=IF(ISERROR(HLOOKUP([.M19];[.$A$1:.$Z$2];2));&quot;&quot;;HLOOKUP([.M19];[.$A$1:.$Z$2];2))" office:value-type="string" office:string-value="i" calcext:value-type="string">
            <text:p>i</text:p>
          </table:table-cell>
          <table:table-cell table:style-name="ce4" table:formula="of:=IF(ISERROR(HLOOKUP([.N19];[.$A$1:.$Z$2];2));&quot;&quot;;HLOOKUP([.N19];[.$A$1:.$Z$2];2))" office:value-type="string" office:string-value="n" calcext:value-type="string">
            <text:p>n</text:p>
          </table:table-cell>
          <table:table-cell table:style-name="ce4" table:formula="of:=IF(ISERROR(HLOOKUP([.O19];[.$A$1:.$Z$2];2));&quot;&quot;;HLOOKUP([.O19];[.$A$1:.$Z$2];2))" office:value-type="string" office:string-value="a" calcext:value-type="string">
            <text:p>a</text:p>
          </table:table-cell>
          <table:table-cell table:style-name="ce4" table:formula="of:=IF(ISERROR(HLOOKUP([.P19];[.$A$1:.$Z$2];2));&quot;&quot;;HLOOKUP([.P19];[.$A$1:.$Z$2];2))" office:value-type="string" office:string-value="l" calcext:value-type="string">
            <text:p>l</text:p>
          </table:table-cell>
          <table:table-cell table:style-name="ce4" table:formula="of:=IF(ISERROR(HLOOKUP([.Q19];[.$A$1:.$Z$2];2));&quot;&quot;;HLOOKUP([.Q19];[.$A$1:.$Z$2];2))">
            <text:p/>
          </table:table-cell>
          <table:table-cell table:style-name="ce4" table:formula="of:=IF(ISERROR(HLOOKUP([.R19];[.$A$1:.$Z$2];2));&quot;&quot;;HLOOKUP([.R19];[.$A$1:.$Z$2];2))" office:value-type="string" office:string-value="r" calcext:value-type="string">
            <text:p>r</text:p>
          </table:table-cell>
          <table:table-cell table:style-name="ce4" table:formula="of:=IF(ISERROR(HLOOKUP([.S19];[.$A$1:.$Z$2];2));&quot;&quot;;HLOOKUP([.S19];[.$A$1:.$Z$2];2))" office:value-type="string" office:string-value="e" calcext:value-type="string">
            <text:p>e</text:p>
          </table:table-cell>
          <table:table-cell table:style-name="ce4" table:formula="of:=IF(ISERROR(HLOOKUP([.T19];[.$A$1:.$Z$2];2));&quot;&quot;;HLOOKUP([.T19];[.$A$1:.$Z$2];2))" office:value-type="string" office:string-value="s" calcext:value-type="string">
            <text:p>s</text:p>
          </table:table-cell>
          <table:table-cell table:style-name="ce4" table:formula="of:=IF(ISERROR(HLOOKUP([.U19];[.$A$1:.$Z$2];2));&quot;&quot;;HLOOKUP([.U19];[.$A$1:.$Z$2];2))" office:value-type="string" office:string-value="t" calcext:value-type="string">
            <text:p>t</text:p>
          </table:table-cell>
          <table:table-cell table:style-name="ce4" table:formula="of:=IF(ISERROR(HLOOKUP([.V19];[.$A$1:.$Z$2];2));&quot;&quot;;HLOOKUP([.V19];[.$A$1:.$Z$2];2))" office:value-type="string" office:string-value="i" calcext:value-type="string">
            <text:p>i</text:p>
          </table:table-cell>
          <table:table-cell table:style-name="ce4" table:formula="of:=IF(ISERROR(HLOOKUP([.W19];[.$A$1:.$Z$2];2));&quot;&quot;;HLOOKUP([.W19];[.$A$1:.$Z$2];2))" office:value-type="string" office:string-value="n" calcext:value-type="string">
            <text:p>n</text:p>
          </table:table-cell>
          <table:table-cell table:style-name="ce4" table:formula="of:=IF(ISERROR(HLOOKUP([.X19];[.$A$1:.$Z$2];2));&quot;&quot;;HLOOKUP([.X19];[.$A$1:.$Z$2];2))" office:value-type="string" office:string-value="g" calcext:value-type="string">
            <text:p>g</text:p>
          </table:table-cell>
          <table:table-cell table:style-name="ce4" table:formula="of:=IF(ISERROR(HLOOKUP([.Y19];[.$A$1:.$Z$2];2));&quot;&quot;;HLOOKUP([.Y19];[.$A$1:.$Z$2];2))">
            <text:p/>
          </table:table-cell>
          <table:table-cell table:style-name="ce4" table:formula="of:=IF(ISERROR(HLOOKUP([.Z19];[.$A$1:.$Z$2];2));&quot;&quot;;HLOOKUP([.Z19];[.$A$1:.$Z$2];2))" office:value-type="string" office:string-value="p" calcext:value-type="string">
            <text:p>p</text:p>
          </table:table-cell>
          <table:table-cell table:style-name="ce4" table:formula="of:=IF(ISERROR(HLOOKUP([.AA19];[.$A$1:.$Z$2];2));&quot;&quot;;HLOOKUP([.AA19];[.$A$1:.$Z$2];2))" office:value-type="string" office:string-value="l" calcext:value-type="string">
            <text:p>l</text:p>
          </table:table-cell>
          <table:table-cell table:style-name="ce4" table:formula="of:=IF(ISERROR(HLOOKUP([.AB19];[.$A$1:.$Z$2];2));&quot;&quot;;HLOOKUP([.AB19];[.$A$1:.$Z$2];2))" office:value-type="string" office:string-value="a" calcext:value-type="string">
            <text:p>a</text:p>
          </table:table-cell>
          <table:table-cell table:style-name="ce4" table:formula="of:=IF(ISERROR(HLOOKUP([.AC19];[.$A$1:.$Z$2];2));&quot;&quot;;HLOOKUP([.AC19];[.$A$1:.$Z$2];2))" office:value-type="string" office:string-value="c" calcext:value-type="string">
            <text:p>c</text:p>
          </table:table-cell>
          <table:table-cell table:style-name="ce4" table:formula="of:=IF(ISERROR(HLOOKUP([.AD19];[.$A$1:.$Z$2];2));&quot;&quot;;HLOOKUP([.AD19];[.$A$1:.$Z$2];2))" office:value-type="string" office:string-value="e" calcext:value-type="string">
            <text:p>e</text:p>
          </table:table-cell>
          <table:table-cell table:style-name="ce4" table:formula="of:=IF(ISERROR(HLOOKUP([.AE19];[.$A$1:.$Z$2];2));&quot;&quot;;HLOOKUP([.AE19];[.$A$1:.$Z$2];2))">
            <text:p/>
          </table:table-cell>
          <table:table-cell table:style-name="ce4" table:formula="of:=IF(ISERROR(HLOOKUP([.AF19];[.$A$1:.$Z$2];2));&quot;&quot;;HLOOKUP([.AF19];[.$A$1:.$Z$2];2))" office:value-type="string" office:string-value="f" calcext:value-type="string">
            <text:p>f</text:p>
          </table:table-cell>
          <table:table-cell table:style-name="ce4" table:formula="of:=IF(ISERROR(HLOOKUP([.AG19];[.$A$1:.$Z$2];2));&quot;&quot;;HLOOKUP([.AG19];[.$A$1:.$Z$2];2))" office:value-type="string" office:string-value="o" calcext:value-type="string">
            <text:p>o</text:p>
          </table:table-cell>
          <table:table-cell table:style-name="ce4" table:formula="of:=IF(ISERROR(HLOOKUP([.AH19];[.$A$1:.$Z$2];2));&quot;&quot;;HLOOKUP([.AH19];[.$A$1:.$Z$2];2))" office:value-type="string" office:string-value="r" calcext:value-type="string">
            <text:p>r</text:p>
          </table:table-cell>
          <table:table-cell table:style-name="ce4" table:formula="of:=IF(ISERROR(HLOOKUP([.AI19];[.$A$1:.$Z$2];2));&quot;&quot;;HLOOKUP([.AI19];[.$A$1:.$Z$2];2))">
            <text:p/>
          </table:table-cell>
          <table:table-cell table:style-name="ce4" table:formula="of:=IF(ISERROR(HLOOKUP([.AJ19];[.$A$1:.$Z$2];2));&quot;&quot;;HLOOKUP([.AJ19];[.$A$1:.$Z$2];2))" office:value-type="string" office:string-value="t" calcext:value-type="string">
            <text:p>t</text:p>
          </table:table-cell>
          <table:table-cell table:style-name="ce4" table:formula="of:=IF(ISERROR(HLOOKUP([.AK19];[.$A$1:.$Z$2];2));&quot;&quot;;HLOOKUP([.AK19];[.$A$1:.$Z$2];2))" office:value-type="string" office:string-value="h" calcext:value-type="string">
            <text:p>h</text:p>
          </table:table-cell>
          <table:table-cell table:style-name="ce4" table:formula="of:=IF(ISERROR(HLOOKUP([.AL19];[.$A$1:.$Z$2];2));&quot;&quot;;HLOOKUP([.AL19];[.$A$1:.$Z$2];2))" office:value-type="string" office:string-value="o" calcext:value-type="string">
            <text:p>o</text:p>
          </table:table-cell>
          <table:table-cell table:style-name="ce4" table:formula="of:=IF(ISERROR(HLOOKUP([.AM19];[.$A$1:.$Z$2];2));&quot;&quot;;HLOOKUP([.AM19];[.$A$1:.$Z$2];2))" office:value-type="string" office:string-value="s" calcext:value-type="string">
            <text:p>s</text:p>
          </table:table-cell>
          <table:table-cell table:style-name="ce4" table:formula="of:=IF(ISERROR(HLOOKUP([.AN19];[.$A$1:.$Z$2];2));&quot;&quot;;HLOOKUP([.AN19];[.$A$1:.$Z$2];2))" office:value-type="string" office:string-value="e" calcext:value-type="string">
            <text:p>e</text:p>
          </table:table-cell>
          <table:table-cell table:style-name="ce4" table:formula="of:=IF(ISERROR(HLOOKUP([.AO19];[.$A$1:.$Z$2];2));&quot;&quot;;HLOOKUP([.AO19];[.$A$1:.$Z$2];2))">
            <text:p/>
          </table:table-cell>
          <table:table-cell table:style-name="ce4" table:formula="of:=IF(ISERROR(HLOOKUP([.AP19];[.$A$1:.$Z$2];2));&quot;&quot;;HLOOKUP([.AP19];[.$A$1:.$Z$2];2))" office:value-type="string" office:string-value="w" calcext:value-type="string">
            <text:p>w</text:p>
          </table:table-cell>
          <table:table-cell table:style-name="ce4" table:formula="of:=IF(ISERROR(HLOOKUP([.AQ19];[.$A$1:.$Z$2];2));&quot;&quot;;HLOOKUP([.AQ19];[.$A$1:.$Z$2];2))" office:value-type="string" office:string-value="h" calcext:value-type="string">
            <text:p>h</text:p>
          </table:table-cell>
          <table:table-cell table:style-name="ce4" table:formula="of:=IF(ISERROR(HLOOKUP([.AR19];[.$A$1:.$Z$2];2));&quot;&quot;;HLOOKUP([.AR19];[.$A$1:.$Z$2];2))" office:value-type="string" office:string-value="o" calcext:value-type="string">
            <text:p>o</text:p>
          </table:table-cell>
          <table:table-cell table:style-name="ce4" table:formula="of:=IF(ISERROR(HLOOKUP([.AS19];[.$A$1:.$Z$2];2));&quot;&quot;;HLOOKUP([.AS19];[.$A$1:.$Z$2];2))">
            <text:p/>
          </table:table-cell>
          <table:table-cell table:style-name="ce4" table:formula="of:=IF(ISERROR(HLOOKUP([.AT19];[.$A$1:.$Z$2];2));&quot;&quot;;HLOOKUP([.AT19];[.$A$1:.$Z$2];2))" office:value-type="string" office:string-value="h" calcext:value-type="string">
            <text:p>h</text:p>
          </table:table-cell>
          <table:table-cell table:style-name="ce4" table:formula="of:=IF(ISERROR(HLOOKUP([.AU19];[.$A$1:.$Z$2];2));&quot;&quot;;HLOOKUP([.AU19];[.$A$1:.$Z$2];2))" office:value-type="string" office:string-value="e" calcext:value-type="string">
            <text:p>e</text:p>
          </table:table-cell>
          <table:table-cell table:style-name="ce4" table:formula="of:=IF(ISERROR(HLOOKUP([.AV19];[.$A$1:.$Z$2];2));&quot;&quot;;HLOOKUP([.AV19];[.$A$1:.$Z$2];2))" office:value-type="string" office:string-value="r" calcext:value-type="string">
            <text:p>r</text:p>
          </table:table-cell>
          <table:table-cell table:style-name="ce4" table:formula="of:=IF(ISERROR(HLOOKUP([.AW19];[.$A$1:.$Z$2];2));&quot;&quot;;HLOOKUP([.AW19];[.$A$1:.$Z$2];2))" office:value-type="string" office:string-value="e" calcext:value-type="string">
            <text:p>e</text:p>
          </table:table-cell>
          <table:table-cell table:style-name="ce4" table:formula="of:=IF(ISERROR(HLOOKUP([.AX19];[.$A$1:.$Z$2];2));&quot;&quot;;HLOOKUP([.AX19];[.$A$1:.$Z$2];2))">
            <text:p/>
          </table:table-cell>
          <table:table-cell table:style-name="ce4" table:formula="of:=IF(ISERROR(HLOOKUP([.AY19];[.$A$1:.$Z$2];2));&quot;&quot;;HLOOKUP([.AY19];[.$A$1:.$Z$2];2))" office:value-type="string" office:string-value="g" calcext:value-type="string">
            <text:p>g</text:p>
          </table:table-cell>
          <table:table-cell table:style-name="ce4" table:formula="of:=IF(ISERROR(HLOOKUP([.AZ19];[.$A$1:.$Z$2];2));&quot;&quot;;HLOOKUP([.AZ19];[.$A$1:.$Z$2];2))" office:value-type="string" office:string-value="a" calcext:value-type="string">
            <text:p>a</text:p>
          </table:table-cell>
          <table:table-cell table:style-name="ce4" table:formula="of:=IF(ISERROR(HLOOKUP([.BA19];[.$A$1:.$Z$2];2));&quot;&quot;;HLOOKUP([.BA19];[.$A$1:.$Z$2];2))" office:value-type="string" office:string-value="v" calcext:value-type="string">
            <text:p>v</text:p>
          </table:table-cell>
          <table:table-cell table:style-name="ce4" table:formula="of:=IF(ISERROR(HLOOKUP([.BB19];[.$A$1:.$Z$2];2));&quot;&quot;;HLOOKUP([.BB19];[.$A$1:.$Z$2];2))" office:value-type="string" office:string-value="e" calcext:value-type="string">
            <text:p>e</text:p>
          </table:table-cell>
          <table:table-cell table:style-name="ce4" table:formula="of:=IF(ISERROR(HLOOKUP([.BC19];[.$A$1:.$Z$2];2));&quot;&quot;;HLOOKUP([.BC19];[.$A$1:.$Z$2];2))">
            <text:p/>
          </table:table-cell>
          <table:table-cell table:style-name="ce4" table:formula="of:=IF(ISERROR(HLOOKUP([.BD19];[.$A$1:.$Z$2];2));&quot;&quot;;HLOOKUP([.BD19];[.$A$1:.$Z$2];2))" office:value-type="string" office:string-value="t" calcext:value-type="string">
            <text:p>t</text:p>
          </table:table-cell>
          <table:table-cell table:style-name="ce4" table:formula="of:=IF(ISERROR(HLOOKUP([.BE19];[.$A$1:.$Z$2];2));&quot;&quot;;HLOOKUP([.BE19];[.$A$1:.$Z$2];2))" office:value-type="string" office:string-value="h" calcext:value-type="string">
            <text:p>h</text:p>
          </table:table-cell>
          <table:table-cell table:style-name="ce4" table:formula="of:=IF(ISERROR(HLOOKUP([.BF19];[.$A$1:.$Z$2];2));&quot;&quot;;HLOOKUP([.BF19];[.$A$1:.$Z$2];2))" office:value-type="string" office:string-value="e" calcext:value-type="string">
            <text:p>e</text:p>
          </table:table-cell>
          <table:table-cell table:style-name="ce4" table:formula="of:=IF(ISERROR(HLOOKUP([.BG19];[.$A$1:.$Z$2];2));&quot;&quot;;HLOOKUP([.BG19];[.$A$1:.$Z$2];2))" office:value-type="string" office:string-value="i" calcext:value-type="string">
            <text:p>i</text:p>
          </table:table-cell>
          <table:table-cell table:style-name="ce4" table:formula="of:=IF(ISERROR(HLOOKUP([.BH19];[.$A$1:.$Z$2];2));&quot;&quot;;HLOOKUP([.BH19];[.$A$1:.$Z$2];2))" office:value-type="string" office:string-value="r" calcext:value-type="string">
            <text:p>r</text:p>
          </table:table-cell>
          <table:table-cell table:style-name="ce4" table:formula="of:=IF(ISERROR(HLOOKUP([.BI19];[.$A$1:.$Z$2];2));&quot;&quot;;HLOOKUP([.BI19];[.$A$1:.$Z$2];2))">
            <text:p/>
          </table:table-cell>
          <table:table-cell table:style-name="ce4" table:formula="of:=IF(ISERROR(HLOOKUP([.BJ19];[.$A$1:.$Z$2];2));&quot;&quot;;HLOOKUP([.BJ19];[.$A$1:.$Z$2];2))" office:value-type="string" office:string-value="l" calcext:value-type="string">
            <text:p>l</text:p>
          </table:table-cell>
          <table:table-cell table:style-name="ce4" table:formula="of:=IF(ISERROR(HLOOKUP([.BK19];[.$A$1:.$Z$2];2));&quot;&quot;;HLOOKUP([.BK19];[.$A$1:.$Z$2];2))" office:value-type="string" office:string-value="i" calcext:value-type="string">
            <text:p>i</text:p>
          </table:table-cell>
          <table:table-cell table:style-name="ce4" table:formula="of:=IF(ISERROR(HLOOKUP([.BL19];[.$A$1:.$Z$2];2));&quot;&quot;;HLOOKUP([.BL19];[.$A$1:.$Z$2];2))" office:value-type="string" office:string-value="v" calcext:value-type="string">
            <text:p>v</text:p>
          </table:table-cell>
          <table:table-cell table:style-name="ce4" table:formula="of:=IF(ISERROR(HLOOKUP([.BM19];[.$A$1:.$Z$2];2));&quot;&quot;;HLOOKUP([.BM19];[.$A$1:.$Z$2];2))" office:value-type="string" office:string-value="e" calcext:value-type="string">
            <text:p>e</text:p>
          </table:table-cell>
          <table:table-cell table:style-name="ce4" table:formula="of:=IF(ISERROR(HLOOKUP([.BN19];[.$A$1:.$Z$2];2));&quot;&quot;;HLOOKUP([.BN19];[.$A$1:.$Z$2];2))" office:value-type="string" office:string-value="s" calcext:value-type="string">
            <text:p>s</text:p>
          </table:table-cell>
          <table:table-cell table:style-name="ce4" table:formula="of:=IF(ISERROR(HLOOKUP([.BO19];[.$A$1:.$Z$2];2));&quot;&quot;;HLOOKUP([.BO19];[.$A$1:.$Z$2];2))">
            <text:p/>
          </table:table-cell>
          <table:table-cell table:style-name="ce4" table:formula="of:=IF(ISERROR(HLOOKUP([.BP19];[.$A$1:.$Z$2];2));&quot;&quot;;HLOOKUP([.BP19];[.$A$1:.$Z$2];2))" office:value-type="string" office:string-value="t" calcext:value-type="string">
            <text:p>t</text:p>
          </table:table-cell>
          <table:table-cell table:style-name="ce4" table:formula="of:=IF(ISERROR(HLOOKUP([.BQ19];[.$A$1:.$Z$2];2));&quot;&quot;;HLOOKUP([.BQ19];[.$A$1:.$Z$2];2))" office:value-type="string" office:string-value="h" calcext:value-type="string">
            <text:p>h</text:p>
          </table:table-cell>
          <table:table-cell table:style-name="ce4" table:formula="of:=IF(ISERROR(HLOOKUP([.BR19];[.$A$1:.$Z$2];2));&quot;&quot;;HLOOKUP([.BR19];[.$A$1:.$Z$2];2))" office:value-type="string" office:string-value="a" calcext:value-type="string">
            <text:p>a</text:p>
          </table:table-cell>
          <table:table-cell table:style-name="ce4" table:formula="of:=IF(ISERROR(HLOOKUP([.BS19];[.$A$1:.$Z$2];2));&quot;&quot;;HLOOKUP([.BS19];[.$A$1:.$Z$2];2))" office:value-type="string" office:string-value="t" calcext:value-type="string">
            <text:p>t</text:p>
          </table:table-cell>
          <table:table-cell table:style-name="ce4" table:formula="of:=IF(ISERROR(HLOOKUP([.BT19];[.$A$1:.$Z$2];2));&quot;&quot;;HLOOKUP([.BT19];[.$A$1:.$Z$2];2))">
            <text:p/>
          </table:table-cell>
          <table:table-cell table:style-name="ce4" table:formula="of:=IF(ISERROR(HLOOKUP([.BU19];[.$A$1:.$Z$2];2));&quot;&quot;;HLOOKUP([.BU19];[.$A$1:.$Z$2];2))" office:value-type="string" office:string-value="t" calcext:value-type="string">
            <text:p>t</text:p>
          </table:table-cell>
          <table:table-cell table:style-name="ce4" table:formula="of:=IF(ISERROR(HLOOKUP([.BV19];[.$A$1:.$Z$2];2));&quot;&quot;;HLOOKUP([.BV19];[.$A$1:.$Z$2];2))" office:value-type="string" office:string-value="h" calcext:value-type="string">
            <text:p>h</text:p>
          </table:table-cell>
          <table:table-cell table:style-name="ce4" table:formula="of:=IF(ISERROR(HLOOKUP([.BW19];[.$A$1:.$Z$2];2));&quot;&quot;;HLOOKUP([.BW19];[.$A$1:.$Z$2];2))" office:value-type="string" office:string-value="a" calcext:value-type="string">
            <text:p>a</text:p>
          </table:table-cell>
          <table:table-cell table:style-name="ce4" table:formula="of:=IF(ISERROR(HLOOKUP([.BX19];[.$A$1:.$Z$2];2));&quot;&quot;;HLOOKUP([.BX19];[.$A$1:.$Z$2];2))" office:value-type="string" office:string-value="t" calcext:value-type="string">
            <text:p>t</text:p>
          </table:table-cell>
          <table:table-cell table:style-name="ce4" table:formula="of:=IF(ISERROR(HLOOKUP([.BY19];[.$A$1:.$Z$2];2));&quot;&quot;;HLOOKUP([.BY19];[.$A$1:.$Z$2];2))">
            <text:p/>
          </table:table-cell>
          <table:table-cell table:style-name="ce4" table:formula="of:=IF(ISERROR(HLOOKUP([.BZ19];[.$A$1:.$Z$2];2));&quot;&quot;;HLOOKUP([.BZ19];[.$A$1:.$Z$2];2))">
            <text:p/>
          </table:table-cell>
          <table:table-cell table:number-columns-repeated="946"/>
        </table:table-row>
        <table:table-row table:style-name="ro1">
          <table:table-cell table:style-name="ce4" table:number-columns-repeated="78"/>
          <table:table-cell table:number-columns-repeated="946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g</text:p>
          </table:table-cell>
          <table:table-cell table:style-name="ce4"/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b</text:p>
          </table:table-cell>
          <table:table-cell table:style-name="ce4"/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o</text:p>
          </table:table-cell>
          <table:table-cell table:number-columns-repeated="2" table:style-name="ce4" office:value-type="string" calcext:value-type="string">
            <text:p>c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q</text:p>
          </table:table-cell>
          <table:table-cell table:style-name="ce4"/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m</text:p>
          </table:table-cell>
          <table:table-cell table:style-name="ce4"/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m</text:p>
          </table:table-cell>
          <table:table-cell table:style-name="ce4"/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u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b</text:p>
          </table:table-cell>
          <table:table-cell table:style-name="ce4" table:number-columns-repeated="2"/>
          <table:table-cell table:number-columns-repeated="946"/>
        </table:table-row>
        <table:table-row table:style-name="ro1">
          <table:table-cell table:style-name="ce4" table:formula="of:=IF(ISERROR(HLOOKUP([.A22];[.$A$1:.$Z$2];2));&quot;&quot;;HLOOKUP([.A22];[.$A$1:.$Z$2];2))" office:value-type="string" office:string-value="n" calcext:value-type="string">
            <text:p>n</text:p>
          </table:table-cell>
          <table:table-cell table:style-name="ce4" table:formula="of:=IF(ISERROR(HLOOKUP([.B22];[.$A$1:.$Z$2];2));&quot;&quot;;HLOOKUP([.B22];[.$A$1:.$Z$2];2))" office:value-type="string" office:string-value="a" calcext:value-type="string">
            <text:p>a</text:p>
          </table:table-cell>
          <table:table-cell table:style-name="ce4" table:formula="of:=IF(ISERROR(HLOOKUP([.C22];[.$A$1:.$Z$2];2));&quot;&quot;;HLOOKUP([.C22];[.$A$1:.$Z$2];2))" office:value-type="string" office:string-value="t" calcext:value-type="string">
            <text:p>t</text:p>
          </table:table-cell>
          <table:table-cell table:style-name="ce4" table:formula="of:=IF(ISERROR(HLOOKUP([.D22];[.$A$1:.$Z$2];2));&quot;&quot;;HLOOKUP([.D22];[.$A$1:.$Z$2];2))" office:value-type="string" office:string-value="i" calcext:value-type="string">
            <text:p>i</text:p>
          </table:table-cell>
          <table:table-cell table:style-name="ce4" table:formula="of:=IF(ISERROR(HLOOKUP([.E22];[.$A$1:.$Z$2];2));&quot;&quot;;HLOOKUP([.E22];[.$A$1:.$Z$2];2))" office:value-type="string" office:string-value="o" calcext:value-type="string">
            <text:p>o</text:p>
          </table:table-cell>
          <table:table-cell table:style-name="ce4" table:formula="of:=IF(ISERROR(HLOOKUP([.F22];[.$A$1:.$Z$2];2));&quot;&quot;;HLOOKUP([.F22];[.$A$1:.$Z$2];2))" office:value-type="string" office:string-value="n" calcext:value-type="string">
            <text:p>n</text:p>
          </table:table-cell>
          <table:table-cell table:style-name="ce4" table:formula="of:=IF(ISERROR(HLOOKUP([.G22];[.$A$1:.$Z$2];2));&quot;&quot;;HLOOKUP([.G22];[.$A$1:.$Z$2];2))">
            <text:p/>
          </table:table-cell>
          <table:table-cell table:style-name="ce4" table:formula="of:=IF(ISERROR(HLOOKUP([.H22];[.$A$1:.$Z$2];2));&quot;&quot;;HLOOKUP([.H22];[.$A$1:.$Z$2];2))" office:value-type="string" office:string-value="m" calcext:value-type="string">
            <text:p>m</text:p>
          </table:table-cell>
          <table:table-cell table:style-name="ce4" table:formula="of:=IF(ISERROR(HLOOKUP([.I22];[.$A$1:.$Z$2];2));&quot;&quot;;HLOOKUP([.I22];[.$A$1:.$Z$2];2))" office:value-type="string" office:string-value="i" calcext:value-type="string">
            <text:p>i</text:p>
          </table:table-cell>
          <table:table-cell table:style-name="ce4" table:formula="of:=IF(ISERROR(HLOOKUP([.J22];[.$A$1:.$Z$2];2));&quot;&quot;;HLOOKUP([.J22];[.$A$1:.$Z$2];2))" office:value-type="string" office:string-value="g" calcext:value-type="string">
            <text:p>g</text:p>
          </table:table-cell>
          <table:table-cell table:style-name="ce4" table:formula="of:=IF(ISERROR(HLOOKUP([.K22];[.$A$1:.$Z$2];2));&quot;&quot;;HLOOKUP([.K22];[.$A$1:.$Z$2];2))" office:value-type="string" office:string-value="h" calcext:value-type="string">
            <text:p>h</text:p>
          </table:table-cell>
          <table:table-cell table:style-name="ce4" table:formula="of:=IF(ISERROR(HLOOKUP([.L22];[.$A$1:.$Z$2];2));&quot;&quot;;HLOOKUP([.L22];[.$A$1:.$Z$2];2))" office:value-type="string" office:string-value="t" calcext:value-type="string">
            <text:p>t</text:p>
          </table:table-cell>
          <table:table-cell table:style-name="ce4" table:formula="of:=IF(ISERROR(HLOOKUP([.M22];[.$A$1:.$Z$2];2));&quot;&quot;;HLOOKUP([.M22];[.$A$1:.$Z$2];2))">
            <text:p/>
          </table:table-cell>
          <table:table-cell table:style-name="ce4" table:formula="of:=IF(ISERROR(HLOOKUP([.N22];[.$A$1:.$Z$2];2));&quot;&quot;;HLOOKUP([.N22];[.$A$1:.$Z$2];2))" office:value-type="string" office:string-value="l" calcext:value-type="string">
            <text:p>l</text:p>
          </table:table-cell>
          <table:table-cell table:style-name="ce4" table:formula="of:=IF(ISERROR(HLOOKUP([.O22];[.$A$1:.$Z$2];2));&quot;&quot;;HLOOKUP([.O22];[.$A$1:.$Z$2];2))" office:value-type="string" office:string-value="i" calcext:value-type="string">
            <text:p>i</text:p>
          </table:table-cell>
          <table:table-cell table:style-name="ce4" table:formula="of:=IF(ISERROR(HLOOKUP([.P22];[.$A$1:.$Z$2];2));&quot;&quot;;HLOOKUP([.P22];[.$A$1:.$Z$2];2))" office:value-type="string" office:string-value="v" calcext:value-type="string">
            <text:p>v</text:p>
          </table:table-cell>
          <table:table-cell table:style-name="ce4" table:formula="of:=IF(ISERROR(HLOOKUP([.Q22];[.$A$1:.$Z$2];2));&quot;&quot;;HLOOKUP([.Q22];[.$A$1:.$Z$2];2))" office:value-type="string" office:string-value="e" calcext:value-type="string">
            <text:p>e</text:p>
          </table:table-cell>
          <table:table-cell table:style-name="ce4" table:formula="of:=IF(ISERROR(HLOOKUP([.R22];[.$A$1:.$Z$2];2));&quot;&quot;;HLOOKUP([.R22];[.$A$1:.$Z$2];2))">
            <text:p/>
          </table:table-cell>
          <table:table-cell table:style-name="ce4" table:formula="of:=IF(ISERROR(HLOOKUP([.S22];[.$A$1:.$Z$2];2));&quot;&quot;;HLOOKUP([.S22];[.$A$1:.$Z$2];2))" office:value-type="string" office:string-value="i" calcext:value-type="string">
            <text:p>i</text:p>
          </table:table-cell>
          <table:table-cell table:style-name="ce4" table:formula="of:=IF(ISERROR(HLOOKUP([.T22];[.$A$1:.$Z$2];2));&quot;&quot;;HLOOKUP([.T22];[.$A$1:.$Z$2];2))" office:value-type="string" office:string-value="t" calcext:value-type="string">
            <text:p>t</text:p>
          </table:table-cell>
          <table:table-cell table:style-name="ce4" table:formula="of:=IF(ISERROR(HLOOKUP([.U22];[.$A$1:.$Z$2];2));&quot;&quot;;HLOOKUP([.U22];[.$A$1:.$Z$2];2))">
            <text:p/>
          </table:table-cell>
          <table:table-cell table:style-name="ce4" table:formula="of:=IF(ISERROR(HLOOKUP([.V22];[.$A$1:.$Z$2];2));&quot;&quot;;HLOOKUP([.V22];[.$A$1:.$Z$2];2))" office:value-type="string" office:string-value="i" calcext:value-type="string">
            <text:p>i</text:p>
          </table:table-cell>
          <table:table-cell table:style-name="ce4" table:formula="of:=IF(ISERROR(HLOOKUP([.W22];[.$A$1:.$Z$2];2));&quot;&quot;;HLOOKUP([.W22];[.$A$1:.$Z$2];2))" office:value-type="string" office:string-value="s" calcext:value-type="string">
            <text:p>s</text:p>
          </table:table-cell>
          <table:table-cell table:style-name="ce4" table:formula="of:=IF(ISERROR(HLOOKUP([.X22];[.$A$1:.$Z$2];2));&quot;&quot;;HLOOKUP([.X22];[.$A$1:.$Z$2];2))">
            <text:p/>
          </table:table-cell>
          <table:table-cell table:style-name="ce4" table:formula="of:=IF(ISERROR(HLOOKUP([.Y22];[.$A$1:.$Z$2];2));&quot;&quot;;HLOOKUP([.Y22];[.$A$1:.$Z$2];2))" office:value-type="string" office:string-value="a" calcext:value-type="string">
            <text:p>a</text:p>
          </table:table-cell>
          <table:table-cell table:style-name="ce4" table:formula="of:=IF(ISERROR(HLOOKUP([.Z22];[.$A$1:.$Z$2];2));&quot;&quot;;HLOOKUP([.Z22];[.$A$1:.$Z$2];2))" office:value-type="string" office:string-value="l" calcext:value-type="string">
            <text:p>l</text:p>
          </table:table-cell>
          <table:table-cell table:style-name="ce4" table:formula="of:=IF(ISERROR(HLOOKUP([.AA22];[.$A$1:.$Z$2];2));&quot;&quot;;HLOOKUP([.AA22];[.$A$1:.$Z$2];2))" office:value-type="string" office:string-value="t" calcext:value-type="string">
            <text:p>t</text:p>
          </table:table-cell>
          <table:table-cell table:style-name="ce4" table:formula="of:=IF(ISERROR(HLOOKUP([.AB22];[.$A$1:.$Z$2];2));&quot;&quot;;HLOOKUP([.AB22];[.$A$1:.$Z$2];2))" office:value-type="string" office:string-value="o" calcext:value-type="string">
            <text:p>o</text:p>
          </table:table-cell>
          <table:table-cell table:style-name="ce4" table:formula="of:=IF(ISERROR(HLOOKUP([.AC22];[.$A$1:.$Z$2];2));&quot;&quot;;HLOOKUP([.AC22];[.$A$1:.$Z$2];2))" office:value-type="string" office:string-value="g" calcext:value-type="string">
            <text:p>g</text:p>
          </table:table-cell>
          <table:table-cell table:style-name="ce4" table:formula="of:=IF(ISERROR(HLOOKUP([.AD22];[.$A$1:.$Z$2];2));&quot;&quot;;HLOOKUP([.AD22];[.$A$1:.$Z$2];2))" office:value-type="string" office:string-value="e" calcext:value-type="string">
            <text:p>e</text:p>
          </table:table-cell>
          <table:table-cell table:style-name="ce4" table:formula="of:=IF(ISERROR(HLOOKUP([.AE22];[.$A$1:.$Z$2];2));&quot;&quot;;HLOOKUP([.AE22];[.$A$1:.$Z$2];2))" office:value-type="string" office:string-value="t" calcext:value-type="string">
            <text:p>t</text:p>
          </table:table-cell>
          <table:table-cell table:style-name="ce4" table:formula="of:=IF(ISERROR(HLOOKUP([.AF22];[.$A$1:.$Z$2];2));&quot;&quot;;HLOOKUP([.AF22];[.$A$1:.$Z$2];2))" office:value-type="string" office:string-value="h" calcext:value-type="string">
            <text:p>h</text:p>
          </table:table-cell>
          <table:table-cell table:style-name="ce4" table:formula="of:=IF(ISERROR(HLOOKUP([.AG22];[.$A$1:.$Z$2];2));&quot;&quot;;HLOOKUP([.AG22];[.$A$1:.$Z$2];2))" office:value-type="string" office:string-value="e" calcext:value-type="string">
            <text:p>e</text:p>
          </table:table-cell>
          <table:table-cell table:style-name="ce4" table:formula="of:=IF(ISERROR(HLOOKUP([.AH22];[.$A$1:.$Z$2];2));&quot;&quot;;HLOOKUP([.AH22];[.$A$1:.$Z$2];2))" office:value-type="string" office:string-value="r" calcext:value-type="string">
            <text:p>r</text:p>
          </table:table-cell>
          <table:table-cell table:style-name="ce4" table:formula="of:=IF(ISERROR(HLOOKUP([.AI22];[.$A$1:.$Z$2];2));&quot;&quot;;HLOOKUP([.AI22];[.$A$1:.$Z$2];2))">
            <text:p/>
          </table:table-cell>
          <table:table-cell table:style-name="ce4" table:formula="of:=IF(ISERROR(HLOOKUP([.AJ22];[.$A$1:.$Z$2];2));&quot;&quot;;HLOOKUP([.AJ22];[.$A$1:.$Z$2];2))" office:value-type="string" office:string-value="f" calcext:value-type="string">
            <text:p>f</text:p>
          </table:table-cell>
          <table:table-cell table:style-name="ce4" table:formula="of:=IF(ISERROR(HLOOKUP([.AK22];[.$A$1:.$Z$2];2));&quot;&quot;;HLOOKUP([.AK22];[.$A$1:.$Z$2];2))" office:value-type="string" office:string-value="i" calcext:value-type="string">
            <text:p>i</text:p>
          </table:table-cell>
          <table:table-cell table:style-name="ce4" table:formula="of:=IF(ISERROR(HLOOKUP([.AL22];[.$A$1:.$Z$2];2));&quot;&quot;;HLOOKUP([.AL22];[.$A$1:.$Z$2];2))" office:value-type="string" office:string-value="t" calcext:value-type="string">
            <text:p>t</text:p>
          </table:table-cell>
          <table:table-cell table:style-name="ce4" table:formula="of:=IF(ISERROR(HLOOKUP([.AM22];[.$A$1:.$Z$2];2));&quot;&quot;;HLOOKUP([.AM22];[.$A$1:.$Z$2];2))" office:value-type="string" office:string-value="t" calcext:value-type="string">
            <text:p>t</text:p>
          </table:table-cell>
          <table:table-cell table:style-name="ce4" table:formula="of:=IF(ISERROR(HLOOKUP([.AN22];[.$A$1:.$Z$2];2));&quot;&quot;;HLOOKUP([.AN22];[.$A$1:.$Z$2];2))" office:value-type="string" office:string-value="i" calcext:value-type="string">
            <text:p>i</text:p>
          </table:table-cell>
          <table:table-cell table:style-name="ce4" table:formula="of:=IF(ISERROR(HLOOKUP([.AO22];[.$A$1:.$Z$2];2));&quot;&quot;;HLOOKUP([.AO22];[.$A$1:.$Z$2];2))" office:value-type="string" office:string-value="n" calcext:value-type="string">
            <text:p>n</text:p>
          </table:table-cell>
          <table:table-cell table:style-name="ce4" table:formula="of:=IF(ISERROR(HLOOKUP([.AP22];[.$A$1:.$Z$2];2));&quot;&quot;;HLOOKUP([.AP22];[.$A$1:.$Z$2];2))" office:value-type="string" office:string-value="g" calcext:value-type="string">
            <text:p>g</text:p>
          </table:table-cell>
          <table:table-cell table:style-name="ce4" table:formula="of:=IF(ISERROR(HLOOKUP([.AQ22];[.$A$1:.$Z$2];2));&quot;&quot;;HLOOKUP([.AQ22];[.$A$1:.$Z$2];2))">
            <text:p/>
          </table:table-cell>
          <table:table-cell table:style-name="ce4" table:formula="of:=IF(ISERROR(HLOOKUP([.AR22];[.$A$1:.$Z$2];2));&quot;&quot;;HLOOKUP([.AR22];[.$A$1:.$Z$2];2))" office:value-type="string" office:string-value="a" calcext:value-type="string">
            <text:p>a</text:p>
          </table:table-cell>
          <table:table-cell table:style-name="ce4" table:formula="of:=IF(ISERROR(HLOOKUP([.AS22];[.$A$1:.$Z$2];2));&quot;&quot;;HLOOKUP([.AS22];[.$A$1:.$Z$2];2))" office:value-type="string" office:string-value="n" calcext:value-type="string">
            <text:p>n</text:p>
          </table:table-cell>
          <table:table-cell table:style-name="ce4" table:formula="of:=IF(ISERROR(HLOOKUP([.AT22];[.$A$1:.$Z$2];2));&quot;&quot;;HLOOKUP([.AT22];[.$A$1:.$Z$2];2))" office:value-type="string" office:string-value="d" calcext:value-type="string">
            <text:p>d</text:p>
          </table:table-cell>
          <table:table-cell table:style-name="ce4" table:formula="of:=IF(ISERROR(HLOOKUP([.AU22];[.$A$1:.$Z$2];2));&quot;&quot;;HLOOKUP([.AU22];[.$A$1:.$Z$2];2))">
            <text:p/>
          </table:table-cell>
          <table:table-cell table:style-name="ce4" table:formula="of:=IF(ISERROR(HLOOKUP([.AV22];[.$A$1:.$Z$2];2));&quot;&quot;;HLOOKUP([.AV22];[.$A$1:.$Z$2];2))" office:value-type="string" office:string-value="p" calcext:value-type="string">
            <text:p>p</text:p>
          </table:table-cell>
          <table:table-cell table:style-name="ce4" table:formula="of:=IF(ISERROR(HLOOKUP([.AW22];[.$A$1:.$Z$2];2));&quot;&quot;;HLOOKUP([.AW22];[.$A$1:.$Z$2];2))" office:value-type="string" office:string-value="r" calcext:value-type="string">
            <text:p>r</text:p>
          </table:table-cell>
          <table:table-cell table:style-name="ce4" table:formula="of:=IF(ISERROR(HLOOKUP([.AX22];[.$A$1:.$Z$2];2));&quot;&quot;;HLOOKUP([.AX22];[.$A$1:.$Z$2];2))" office:value-type="string" office:string-value="o" calcext:value-type="string">
            <text:p>o</text:p>
          </table:table-cell>
          <table:table-cell table:style-name="ce4" table:formula="of:=IF(ISERROR(HLOOKUP([.AY22];[.$A$1:.$Z$2];2));&quot;&quot;;HLOOKUP([.AY22];[.$A$1:.$Z$2];2))" office:value-type="string" office:string-value="p" calcext:value-type="string">
            <text:p>p</text:p>
          </table:table-cell>
          <table:table-cell table:style-name="ce4" table:formula="of:=IF(ISERROR(HLOOKUP([.AZ22];[.$A$1:.$Z$2];2));&quot;&quot;;HLOOKUP([.AZ22];[.$A$1:.$Z$2];2))" office:value-type="string" office:string-value="e" calcext:value-type="string">
            <text:p>e</text:p>
          </table:table-cell>
          <table:table-cell table:style-name="ce4" table:formula="of:=IF(ISERROR(HLOOKUP([.BA22];[.$A$1:.$Z$2];2));&quot;&quot;;HLOOKUP([.BA22];[.$A$1:.$Z$2];2))" office:value-type="string" office:string-value="r" calcext:value-type="string">
            <text:p>r</text:p>
          </table:table-cell>
          <table:table-cell table:style-name="ce4" table:formula="of:=IF(ISERROR(HLOOKUP([.BB22];[.$A$1:.$Z$2];2));&quot;&quot;;HLOOKUP([.BB22];[.$A$1:.$Z$2];2))">
            <text:p/>
          </table:table-cell>
          <table:table-cell table:style-name="ce4" table:formula="of:=IF(ISERROR(HLOOKUP([.BC22];[.$A$1:.$Z$2];2));&quot;&quot;;HLOOKUP([.BC22];[.$A$1:.$Z$2];2))" office:value-type="string" office:string-value="t" calcext:value-type="string">
            <text:p>t</text:p>
          </table:table-cell>
          <table:table-cell table:style-name="ce4" table:formula="of:=IF(ISERROR(HLOOKUP([.BD22];[.$A$1:.$Z$2];2));&quot;&quot;;HLOOKUP([.BD22];[.$A$1:.$Z$2];2))" office:value-type="string" office:string-value="h" calcext:value-type="string">
            <text:p>h</text:p>
          </table:table-cell>
          <table:table-cell table:style-name="ce4" table:formula="of:=IF(ISERROR(HLOOKUP([.BE22];[.$A$1:.$Z$2];2));&quot;&quot;;HLOOKUP([.BE22];[.$A$1:.$Z$2];2))" office:value-type="string" office:string-value="a" calcext:value-type="string">
            <text:p>a</text:p>
          </table:table-cell>
          <table:table-cell table:style-name="ce4" table:formula="of:=IF(ISERROR(HLOOKUP([.BF22];[.$A$1:.$Z$2];2));&quot;&quot;;HLOOKUP([.BF22];[.$A$1:.$Z$2];2))" office:value-type="string" office:string-value="t" calcext:value-type="string">
            <text:p>t</text:p>
          </table:table-cell>
          <table:table-cell table:style-name="ce4" table:formula="of:=IF(ISERROR(HLOOKUP([.BG22];[.$A$1:.$Z$2];2));&quot;&quot;;HLOOKUP([.BG22];[.$A$1:.$Z$2];2))">
            <text:p/>
          </table:table-cell>
          <table:table-cell table:style-name="ce4" table:formula="of:=IF(ISERROR(HLOOKUP([.BH22];[.$A$1:.$Z$2];2));&quot;&quot;;HLOOKUP([.BH22];[.$A$1:.$Z$2];2))" office:value-type="string" office:string-value="w" calcext:value-type="string">
            <text:p>w</text:p>
          </table:table-cell>
          <table:table-cell table:style-name="ce4" table:formula="of:=IF(ISERROR(HLOOKUP([.BI22];[.$A$1:.$Z$2];2));&quot;&quot;;HLOOKUP([.BI22];[.$A$1:.$Z$2];2))" office:value-type="string" office:string-value="e" calcext:value-type="string">
            <text:p>e</text:p>
          </table:table-cell>
          <table:table-cell table:style-name="ce4" table:formula="of:=IF(ISERROR(HLOOKUP([.BJ22];[.$A$1:.$Z$2];2));&quot;&quot;;HLOOKUP([.BJ22];[.$A$1:.$Z$2];2))">
            <text:p/>
          </table:table-cell>
          <table:table-cell table:style-name="ce4" table:formula="of:=IF(ISERROR(HLOOKUP([.BK22];[.$A$1:.$Z$2];2));&quot;&quot;;HLOOKUP([.BK22];[.$A$1:.$Z$2];2))" office:value-type="string" office:string-value="s" calcext:value-type="string">
            <text:p>s</text:p>
          </table:table-cell>
          <table:table-cell table:style-name="ce4" table:formula="of:=IF(ISERROR(HLOOKUP([.BL22];[.$A$1:.$Z$2];2));&quot;&quot;;HLOOKUP([.BL22];[.$A$1:.$Z$2];2))" office:value-type="string" office:string-value="h" calcext:value-type="string">
            <text:p>h</text:p>
          </table:table-cell>
          <table:table-cell table:style-name="ce4" table:formula="of:=IF(ISERROR(HLOOKUP([.BM22];[.$A$1:.$Z$2];2));&quot;&quot;;HLOOKUP([.BM22];[.$A$1:.$Z$2];2))" office:value-type="string" office:string-value="o" calcext:value-type="string">
            <text:p>o</text:p>
          </table:table-cell>
          <table:table-cell table:style-name="ce4" table:formula="of:=IF(ISERROR(HLOOKUP([.BN22];[.$A$1:.$Z$2];2));&quot;&quot;;HLOOKUP([.BN22];[.$A$1:.$Z$2];2))" office:value-type="string" office:string-value="u" calcext:value-type="string">
            <text:p>u</text:p>
          </table:table-cell>
          <table:table-cell table:style-name="ce4" table:formula="of:=IF(ISERROR(HLOOKUP([.BO22];[.$A$1:.$Z$2];2));&quot;&quot;;HLOOKUP([.BO22];[.$A$1:.$Z$2];2))" office:value-type="string" office:string-value="l" calcext:value-type="string">
            <text:p>l</text:p>
          </table:table-cell>
          <table:table-cell table:style-name="ce4" table:formula="of:=IF(ISERROR(HLOOKUP([.BP22];[.$A$1:.$Z$2];2));&quot;&quot;;HLOOKUP([.BP22];[.$A$1:.$Z$2];2))" office:value-type="string" office:string-value="d" calcext:value-type="string">
            <text:p>d</text:p>
          </table:table-cell>
          <table:table-cell table:style-name="ce4" table:formula="of:=IF(ISERROR(HLOOKUP([.BQ22];[.$A$1:.$Z$2];2));&quot;&quot;;HLOOKUP([.BQ22];[.$A$1:.$Z$2];2))">
            <text:p/>
          </table:table-cell>
          <table:table-cell table:style-name="ce4" table:formula="of:=IF(ISERROR(HLOOKUP([.BR22];[.$A$1:.$Z$2];2));&quot;&quot;;HLOOKUP([.BR22];[.$A$1:.$Z$2];2))" office:value-type="string" office:string-value="d" calcext:value-type="string">
            <text:p>d</text:p>
          </table:table-cell>
          <table:table-cell table:style-name="ce4" table:formula="of:=IF(ISERROR(HLOOKUP([.BS22];[.$A$1:.$Z$2];2));&quot;&quot;;HLOOKUP([.BS22];[.$A$1:.$Z$2];2))" office:value-type="string" office:string-value="o" calcext:value-type="string">
            <text:p>o</text:p>
          </table:table-cell>
          <table:table-cell table:style-name="ce4" table:formula="of:=IF(ISERROR(HLOOKUP([.BT22];[.$A$1:.$Z$2];2));&quot;&quot;;HLOOKUP([.BT22];[.$A$1:.$Z$2];2))">
            <text:p/>
          </table:table-cell>
          <table:table-cell table:style-name="ce4" table:formula="of:=IF(ISERROR(HLOOKUP([.BU22];[.$A$1:.$Z$2];2));&quot;&quot;;HLOOKUP([.BU22];[.$A$1:.$Z$2];2))" office:value-type="string" office:string-value="t" calcext:value-type="string">
            <text:p>t</text:p>
          </table:table-cell>
          <table:table-cell table:style-name="ce4" table:formula="of:=IF(ISERROR(HLOOKUP([.BV22];[.$A$1:.$Z$2];2));&quot;&quot;;HLOOKUP([.BV22];[.$A$1:.$Z$2];2))" office:value-type="string" office:string-value="h" calcext:value-type="string">
            <text:p>h</text:p>
          </table:table-cell>
          <table:table-cell table:style-name="ce4" table:formula="of:=IF(ISERROR(HLOOKUP([.BW22];[.$A$1:.$Z$2];2));&quot;&quot;;HLOOKUP([.BW22];[.$A$1:.$Z$2];2))" office:value-type="string" office:string-value="i" calcext:value-type="string">
            <text:p>i</text:p>
          </table:table-cell>
          <table:table-cell table:style-name="ce4" table:formula="of:=IF(ISERROR(HLOOKUP([.BX22];[.$A$1:.$Z$2];2));&quot;&quot;;HLOOKUP([.BX22];[.$A$1:.$Z$2];2))" office:value-type="string" office:string-value="s" calcext:value-type="string">
            <text:p>s</text:p>
          </table:table-cell>
          <table:table-cell table:style-name="ce4" table:formula="of:=IF(ISERROR(HLOOKUP([.BY22];[.$A$1:.$Z$2];2));&quot;&quot;;HLOOKUP([.BY22];[.$A$1:.$Z$2];2))">
            <text:p/>
          </table:table-cell>
          <table:table-cell table:style-name="ce4" table:formula="of:=IF(ISERROR(HLOOKUP([.BZ22];[.$A$1:.$Z$2];2));&quot;&quot;;HLOOKUP([.BZ22];[.$A$1:.$Z$2];2))">
            <text:p/>
          </table:table-cell>
          <table:table-cell table:number-columns-repeated="946"/>
        </table:table-row>
        <table:table-row table:style-name="ro1">
          <table:table-cell table:style-name="ce4" table:number-columns-repeated="78"/>
          <table:table-cell table:number-columns-repeated="946"/>
        </table:table-row>
        <table:table-row table:style-name="ro1"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g</text:p>
          </table:table-cell>
          <table:table-cell table:style-name="ce4"/>
          <table:table-cell table:style-name="ce4" office:value-type="string" calcext:value-type="string">
            <text:p>i</text:p>
          </table:table-cell>
          <table:table-cell table:style-name="ce4"/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g</text:p>
          </table:table-cell>
          <table:table-cell table:style-name="ce4"/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g</text:p>
          </table:table-cell>
          <table:table-cell table:style-name="ce4"/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g</text:p>
          </table:table-cell>
          <table:table-cell table:style-name="ce4"/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c</text:p>
          </table:table-cell>
          <table:table-cell table:style-name="ce4" table:number-columns-repeated="4"/>
          <table:table-cell table:number-columns-repeated="946"/>
        </table:table-row>
        <table:table-row table:style-name="ro1">
          <table:table-cell table:style-name="ce4" table:formula="of:=IF(ISERROR(HLOOKUP([.A25];[.$A$1:.$Z$2];2));&quot;&quot;;HLOOKUP([.A25];[.$A$1:.$Z$2];2))" office:value-type="string" office:string-value="b" calcext:value-type="string">
            <text:p>b</text:p>
          </table:table-cell>
          <table:table-cell table:style-name="ce4" table:formula="of:=IF(ISERROR(HLOOKUP([.B25];[.$A$1:.$Z$2];2));&quot;&quot;;HLOOKUP([.B25];[.$A$1:.$Z$2];2))" office:value-type="string" office:string-value="u" calcext:value-type="string">
            <text:p>u</text:p>
          </table:table-cell>
          <table:table-cell table:style-name="ce4" table:formula="of:=IF(ISERROR(HLOOKUP([.C25];[.$A$1:.$Z$2];2));&quot;&quot;;HLOOKUP([.C25];[.$A$1:.$Z$2];2))" office:value-type="string" office:string-value="t" calcext:value-type="string">
            <text:p>t</text:p>
          </table:table-cell>
          <table:table-cell table:style-name="ce4" table:formula="of:=IF(ISERROR(HLOOKUP([.D25];[.$A$1:.$Z$2];2));&quot;&quot;;HLOOKUP([.D25];[.$A$1:.$Z$2];2))">
            <text:p/>
          </table:table-cell>
          <table:table-cell table:style-name="ce4" table:formula="of:=IF(ISERROR(HLOOKUP([.E25];[.$A$1:.$Z$2];2));&quot;&quot;;HLOOKUP([.E25];[.$A$1:.$Z$2];2))" office:value-type="string" office:string-value="i" calcext:value-type="string">
            <text:p>i</text:p>
          </table:table-cell>
          <table:table-cell table:style-name="ce4" table:formula="of:=IF(ISERROR(HLOOKUP([.F25];[.$A$1:.$Z$2];2));&quot;&quot;;HLOOKUP([.F25];[.$A$1:.$Z$2];2))" office:value-type="string" office:string-value="n" calcext:value-type="string">
            <text:p>n</text:p>
          </table:table-cell>
          <table:table-cell table:style-name="ce4" table:formula="of:=IF(ISERROR(HLOOKUP([.G25];[.$A$1:.$Z$2];2));&quot;&quot;;HLOOKUP([.G25];[.$A$1:.$Z$2];2))">
            <text:p/>
          </table:table-cell>
          <table:table-cell table:style-name="ce4" table:formula="of:=IF(ISERROR(HLOOKUP([.H25];[.$A$1:.$Z$2];2));&quot;&quot;;HLOOKUP([.H25];[.$A$1:.$Z$2];2))" office:value-type="string" office:string-value="a" calcext:value-type="string">
            <text:p>a</text:p>
          </table:table-cell>
          <table:table-cell table:style-name="ce4" table:formula="of:=IF(ISERROR(HLOOKUP([.I25];[.$A$1:.$Z$2];2));&quot;&quot;;HLOOKUP([.I25];[.$A$1:.$Z$2];2))">
            <text:p/>
          </table:table-cell>
          <table:table-cell table:style-name="ce4" table:formula="of:=IF(ISERROR(HLOOKUP([.J25];[.$A$1:.$Z$2];2));&quot;&quot;;HLOOKUP([.J25];[.$A$1:.$Z$2];2))" office:value-type="string" office:string-value="l" calcext:value-type="string">
            <text:p>l</text:p>
          </table:table-cell>
          <table:table-cell table:style-name="ce4" table:formula="of:=IF(ISERROR(HLOOKUP([.K25];[.$A$1:.$Z$2];2));&quot;&quot;;HLOOKUP([.K25];[.$A$1:.$Z$2];2))" office:value-type="string" office:string-value="a" calcext:value-type="string">
            <text:p>a</text:p>
          </table:table-cell>
          <table:table-cell table:style-name="ce4" table:formula="of:=IF(ISERROR(HLOOKUP([.L25];[.$A$1:.$Z$2];2));&quot;&quot;;HLOOKUP([.L25];[.$A$1:.$Z$2];2))" office:value-type="string" office:string-value="r" calcext:value-type="string">
            <text:p>r</text:p>
          </table:table-cell>
          <table:table-cell table:style-name="ce4" table:formula="of:=IF(ISERROR(HLOOKUP([.M25];[.$A$1:.$Z$2];2));&quot;&quot;;HLOOKUP([.M25];[.$A$1:.$Z$2];2))" office:value-type="string" office:string-value="g" calcext:value-type="string">
            <text:p>g</text:p>
          </table:table-cell>
          <table:table-cell table:style-name="ce4" table:formula="of:=IF(ISERROR(HLOOKUP([.N25];[.$A$1:.$Z$2];2));&quot;&quot;;HLOOKUP([.N25];[.$A$1:.$Z$2];2))" office:value-type="string" office:string-value="e" calcext:value-type="string">
            <text:p>e</text:p>
          </table:table-cell>
          <table:table-cell table:style-name="ce4" table:formula="of:=IF(ISERROR(HLOOKUP([.O25];[.$A$1:.$Z$2];2));&quot;&quot;;HLOOKUP([.O25];[.$A$1:.$Z$2];2))" office:value-type="string" office:string-value="r" calcext:value-type="string">
            <text:p>r</text:p>
          </table:table-cell>
          <table:table-cell table:style-name="ce4" table:formula="of:=IF(ISERROR(HLOOKUP([.P25];[.$A$1:.$Z$2];2));&quot;&quot;;HLOOKUP([.P25];[.$A$1:.$Z$2];2))">
            <text:p/>
          </table:table-cell>
          <table:table-cell table:style-name="ce4" table:formula="of:=IF(ISERROR(HLOOKUP([.Q25];[.$A$1:.$Z$2];2));&quot;&quot;;HLOOKUP([.Q25];[.$A$1:.$Z$2];2))" office:value-type="string" office:string-value="s" calcext:value-type="string">
            <text:p>s</text:p>
          </table:table-cell>
          <table:table-cell table:style-name="ce4" table:formula="of:=IF(ISERROR(HLOOKUP([.R25];[.$A$1:.$Z$2];2));&quot;&quot;;HLOOKUP([.R25];[.$A$1:.$Z$2];2))" office:value-type="string" office:string-value="e" calcext:value-type="string">
            <text:p>e</text:p>
          </table:table-cell>
          <table:table-cell table:style-name="ce4" table:formula="of:=IF(ISERROR(HLOOKUP([.S25];[.$A$1:.$Z$2];2));&quot;&quot;;HLOOKUP([.S25];[.$A$1:.$Z$2];2))" office:value-type="string" office:string-value="n" calcext:value-type="string">
            <text:p>n</text:p>
          </table:table-cell>
          <table:table-cell table:style-name="ce4" table:formula="of:=IF(ISERROR(HLOOKUP([.T25];[.$A$1:.$Z$2];2));&quot;&quot;;HLOOKUP([.T25];[.$A$1:.$Z$2];2))" office:value-type="string" office:string-value="s" calcext:value-type="string">
            <text:p>s</text:p>
          </table:table-cell>
          <table:table-cell table:style-name="ce4" table:formula="of:=IF(ISERROR(HLOOKUP([.U25];[.$A$1:.$Z$2];2));&quot;&quot;;HLOOKUP([.U25];[.$A$1:.$Z$2];2))" office:value-type="string" office:string-value="e" calcext:value-type="string">
            <text:p>e</text:p>
          </table:table-cell>
          <table:table-cell table:style-name="ce4" table:formula="of:=IF(ISERROR(HLOOKUP([.V25];[.$A$1:.$Z$2];2));&quot;&quot;;HLOOKUP([.V25];[.$A$1:.$Z$2];2))">
            <text:p/>
          </table:table-cell>
          <table:table-cell table:style-name="ce4" table:formula="of:=IF(ISERROR(HLOOKUP([.W25];[.$A$1:.$Z$2];2));&quot;&quot;;HLOOKUP([.W25];[.$A$1:.$Z$2];2))" office:value-type="string" office:string-value="w" calcext:value-type="string">
            <text:p>w</text:p>
          </table:table-cell>
          <table:table-cell table:style-name="ce4" table:formula="of:=IF(ISERROR(HLOOKUP([.X25];[.$A$1:.$Z$2];2));&quot;&quot;;HLOOKUP([.X25];[.$A$1:.$Z$2];2))" office:value-type="string" office:string-value="e" calcext:value-type="string">
            <text:p>e</text:p>
          </table:table-cell>
          <table:table-cell table:style-name="ce4" table:formula="of:=IF(ISERROR(HLOOKUP([.Y25];[.$A$1:.$Z$2];2));&quot;&quot;;HLOOKUP([.Y25];[.$A$1:.$Z$2];2))">
            <text:p/>
          </table:table-cell>
          <table:table-cell table:style-name="ce4" table:formula="of:=IF(ISERROR(HLOOKUP([.Z25];[.$A$1:.$Z$2];2));&quot;&quot;;HLOOKUP([.Z25];[.$A$1:.$Z$2];2))" office:value-type="string" office:string-value="c" calcext:value-type="string">
            <text:p>c</text:p>
          </table:table-cell>
          <table:table-cell table:style-name="ce4" table:formula="of:=IF(ISERROR(HLOOKUP([.AA25];[.$A$1:.$Z$2];2));&quot;&quot;;HLOOKUP([.AA25];[.$A$1:.$Z$2];2))" office:value-type="string" office:string-value="a" calcext:value-type="string">
            <text:p>a</text:p>
          </table:table-cell>
          <table:table-cell table:style-name="ce4" table:formula="of:=IF(ISERROR(HLOOKUP([.AB25];[.$A$1:.$Z$2];2));&quot;&quot;;HLOOKUP([.AB25];[.$A$1:.$Z$2];2))" office:value-type="string" office:string-value="n" calcext:value-type="string">
            <text:p>n</text:p>
          </table:table-cell>
          <table:table-cell table:style-name="ce4" table:formula="of:=IF(ISERROR(HLOOKUP([.AC25];[.$A$1:.$Z$2];2));&quot;&quot;;HLOOKUP([.AC25];[.$A$1:.$Z$2];2))">
            <text:p/>
          </table:table-cell>
          <table:table-cell table:style-name="ce4" table:formula="of:=IF(ISERROR(HLOOKUP([.AD25];[.$A$1:.$Z$2];2));&quot;&quot;;HLOOKUP([.AD25];[.$A$1:.$Z$2];2))" office:value-type="string" office:string-value="n" calcext:value-type="string">
            <text:p>n</text:p>
          </table:table-cell>
          <table:table-cell table:style-name="ce4" table:formula="of:=IF(ISERROR(HLOOKUP([.AE25];[.$A$1:.$Z$2];2));&quot;&quot;;HLOOKUP([.AE25];[.$A$1:.$Z$2];2))" office:value-type="string" office:string-value="o" calcext:value-type="string">
            <text:p>o</text:p>
          </table:table-cell>
          <table:table-cell table:style-name="ce4" table:formula="of:=IF(ISERROR(HLOOKUP([.AF25];[.$A$1:.$Z$2];2));&quot;&quot;;HLOOKUP([.AF25];[.$A$1:.$Z$2];2))" office:value-type="string" office:string-value="t" calcext:value-type="string">
            <text:p>t</text:p>
          </table:table-cell>
          <table:table-cell table:style-name="ce4" table:formula="of:=IF(ISERROR(HLOOKUP([.AG25];[.$A$1:.$Z$2];2));&quot;&quot;;HLOOKUP([.AG25];[.$A$1:.$Z$2];2))">
            <text:p/>
          </table:table-cell>
          <table:table-cell table:style-name="ce4" table:formula="of:=IF(ISERROR(HLOOKUP([.AH25];[.$A$1:.$Z$2];2));&quot;&quot;;HLOOKUP([.AH25];[.$A$1:.$Z$2];2))" office:value-type="string" office:string-value="d" calcext:value-type="string">
            <text:p>d</text:p>
          </table:table-cell>
          <table:table-cell table:style-name="ce4" table:formula="of:=IF(ISERROR(HLOOKUP([.AI25];[.$A$1:.$Z$2];2));&quot;&quot;;HLOOKUP([.AI25];[.$A$1:.$Z$2];2))" office:value-type="string" office:string-value="e" calcext:value-type="string">
            <text:p>e</text:p>
          </table:table-cell>
          <table:table-cell table:style-name="ce4" table:formula="of:=IF(ISERROR(HLOOKUP([.AJ25];[.$A$1:.$Z$2];2));&quot;&quot;;HLOOKUP([.AJ25];[.$A$1:.$Z$2];2))" office:value-type="string" office:string-value="d" calcext:value-type="string">
            <text:p>d</text:p>
          </table:table-cell>
          <table:table-cell table:style-name="ce4" table:formula="of:=IF(ISERROR(HLOOKUP([.AK25];[.$A$1:.$Z$2];2));&quot;&quot;;HLOOKUP([.AK25];[.$A$1:.$Z$2];2))" office:value-type="string" office:string-value="i" calcext:value-type="string">
            <text:p>i</text:p>
          </table:table-cell>
          <table:table-cell table:style-name="ce4" table:formula="of:=IF(ISERROR(HLOOKUP([.AL25];[.$A$1:.$Z$2];2));&quot;&quot;;HLOOKUP([.AL25];[.$A$1:.$Z$2];2))" office:value-type="string" office:string-value="c" calcext:value-type="string">
            <text:p>c</text:p>
          </table:table-cell>
          <table:table-cell table:style-name="ce4" table:formula="of:=IF(ISERROR(HLOOKUP([.AM25];[.$A$1:.$Z$2];2));&quot;&quot;;HLOOKUP([.AM25];[.$A$1:.$Z$2];2))" office:value-type="string" office:string-value="a" calcext:value-type="string">
            <text:p>a</text:p>
          </table:table-cell>
          <table:table-cell table:style-name="ce4" table:formula="of:=IF(ISERROR(HLOOKUP([.AN25];[.$A$1:.$Z$2];2));&quot;&quot;;HLOOKUP([.AN25];[.$A$1:.$Z$2];2))" office:value-type="string" office:string-value="t" calcext:value-type="string">
            <text:p>t</text:p>
          </table:table-cell>
          <table:table-cell table:style-name="ce4" table:formula="of:=IF(ISERROR(HLOOKUP([.AO25];[.$A$1:.$Z$2];2));&quot;&quot;;HLOOKUP([.AO25];[.$A$1:.$Z$2];2))" office:value-type="string" office:string-value="e" calcext:value-type="string">
            <text:p>e</text:p>
          </table:table-cell>
          <table:table-cell table:style-name="ce4" table:formula="of:=IF(ISERROR(HLOOKUP([.AP25];[.$A$1:.$Z$2];2));&quot;&quot;;HLOOKUP([.AP25];[.$A$1:.$Z$2];2))">
            <text:p/>
          </table:table-cell>
          <table:table-cell table:style-name="ce4" table:formula="of:=IF(ISERROR(HLOOKUP([.AQ25];[.$A$1:.$Z$2];2));&quot;&quot;;HLOOKUP([.AQ25];[.$A$1:.$Z$2];2))" office:value-type="string" office:string-value="w" calcext:value-type="string">
            <text:p>w</text:p>
          </table:table-cell>
          <table:table-cell table:style-name="ce4" table:formula="of:=IF(ISERROR(HLOOKUP([.AR25];[.$A$1:.$Z$2];2));&quot;&quot;;HLOOKUP([.AR25];[.$A$1:.$Z$2];2))" office:value-type="string" office:string-value="e" calcext:value-type="string">
            <text:p>e</text:p>
          </table:table-cell>
          <table:table-cell table:style-name="ce4" table:formula="of:=IF(ISERROR(HLOOKUP([.AS25];[.$A$1:.$Z$2];2));&quot;&quot;;HLOOKUP([.AS25];[.$A$1:.$Z$2];2))">
            <text:p/>
          </table:table-cell>
          <table:table-cell table:style-name="ce4" table:formula="of:=IF(ISERROR(HLOOKUP([.AT25];[.$A$1:.$Z$2];2));&quot;&quot;;HLOOKUP([.AT25];[.$A$1:.$Z$2];2))" office:value-type="string" office:string-value="c" calcext:value-type="string">
            <text:p>c</text:p>
          </table:table-cell>
          <table:table-cell table:style-name="ce4" table:formula="of:=IF(ISERROR(HLOOKUP([.AU25];[.$A$1:.$Z$2];2));&quot;&quot;;HLOOKUP([.AU25];[.$A$1:.$Z$2];2))" office:value-type="string" office:string-value="a" calcext:value-type="string">
            <text:p>a</text:p>
          </table:table-cell>
          <table:table-cell table:style-name="ce4" table:formula="of:=IF(ISERROR(HLOOKUP([.AV25];[.$A$1:.$Z$2];2));&quot;&quot;;HLOOKUP([.AV25];[.$A$1:.$Z$2];2))" office:value-type="string" office:string-value="n" calcext:value-type="string">
            <text:p>n</text:p>
          </table:table-cell>
          <table:table-cell table:style-name="ce4" table:formula="of:=IF(ISERROR(HLOOKUP([.AW25];[.$A$1:.$Z$2];2));&quot;&quot;;HLOOKUP([.AW25];[.$A$1:.$Z$2];2))">
            <text:p/>
          </table:table-cell>
          <table:table-cell table:style-name="ce4" table:formula="of:=IF(ISERROR(HLOOKUP([.AX25];[.$A$1:.$Z$2];2));&quot;&quot;;HLOOKUP([.AX25];[.$A$1:.$Z$2];2))" office:value-type="string" office:string-value="n" calcext:value-type="string">
            <text:p>n</text:p>
          </table:table-cell>
          <table:table-cell table:style-name="ce4" table:formula="of:=IF(ISERROR(HLOOKUP([.AY25];[.$A$1:.$Z$2];2));&quot;&quot;;HLOOKUP([.AY25];[.$A$1:.$Z$2];2))" office:value-type="string" office:string-value="o" calcext:value-type="string">
            <text:p>o</text:p>
          </table:table-cell>
          <table:table-cell table:style-name="ce4" table:formula="of:=IF(ISERROR(HLOOKUP([.AZ25];[.$A$1:.$Z$2];2));&quot;&quot;;HLOOKUP([.AZ25];[.$A$1:.$Z$2];2))" office:value-type="string" office:string-value="t" calcext:value-type="string">
            <text:p>t</text:p>
          </table:table-cell>
          <table:table-cell table:style-name="ce4" table:formula="of:=IF(ISERROR(HLOOKUP([.BA25];[.$A$1:.$Z$2];2));&quot;&quot;;HLOOKUP([.BA25];[.$A$1:.$Z$2];2))">
            <text:p/>
          </table:table-cell>
          <table:table-cell table:style-name="ce4" table:formula="of:=IF(ISERROR(HLOOKUP([.BB25];[.$A$1:.$Z$2];2));&quot;&quot;;HLOOKUP([.BB25];[.$A$1:.$Z$2];2))" office:value-type="string" office:string-value="c" calcext:value-type="string">
            <text:p>c</text:p>
          </table:table-cell>
          <table:table-cell table:style-name="ce4" table:formula="of:=IF(ISERROR(HLOOKUP([.BC25];[.$A$1:.$Z$2];2));&quot;&quot;;HLOOKUP([.BC25];[.$A$1:.$Z$2];2))" office:value-type="string" office:string-value="o" calcext:value-type="string">
            <text:p>o</text:p>
          </table:table-cell>
          <table:table-cell table:style-name="ce4" table:formula="of:=IF(ISERROR(HLOOKUP([.BD25];[.$A$1:.$Z$2];2));&quot;&quot;;HLOOKUP([.BD25];[.$A$1:.$Z$2];2))" office:value-type="string" office:string-value="n" calcext:value-type="string">
            <text:p>n</text:p>
          </table:table-cell>
          <table:table-cell table:style-name="ce4" table:formula="of:=IF(ISERROR(HLOOKUP([.BE25];[.$A$1:.$Z$2];2));&quot;&quot;;HLOOKUP([.BE25];[.$A$1:.$Z$2];2))" office:value-type="string" office:string-value="s" calcext:value-type="string">
            <text:p>s</text:p>
          </table:table-cell>
          <table:table-cell table:style-name="ce4" table:formula="of:=IF(ISERROR(HLOOKUP([.BF25];[.$A$1:.$Z$2];2));&quot;&quot;;HLOOKUP([.BF25];[.$A$1:.$Z$2];2))" office:value-type="string" office:string-value="e" calcext:value-type="string">
            <text:p>e</text:p>
          </table:table-cell>
          <table:table-cell table:style-name="ce4" table:formula="of:=IF(ISERROR(HLOOKUP([.BG25];[.$A$1:.$Z$2];2));&quot;&quot;;HLOOKUP([.BG25];[.$A$1:.$Z$2];2))" office:value-type="string" office:string-value="c" calcext:value-type="string">
            <text:p>c</text:p>
          </table:table-cell>
          <table:table-cell table:style-name="ce4" table:formula="of:=IF(ISERROR(HLOOKUP([.BH25];[.$A$1:.$Z$2];2));&quot;&quot;;HLOOKUP([.BH25];[.$A$1:.$Z$2];2))" office:value-type="string" office:string-value="r" calcext:value-type="string">
            <text:p>r</text:p>
          </table:table-cell>
          <table:table-cell table:style-name="ce4" table:formula="of:=IF(ISERROR(HLOOKUP([.BI25];[.$A$1:.$Z$2];2));&quot;&quot;;HLOOKUP([.BI25];[.$A$1:.$Z$2];2))" office:value-type="string" office:string-value="a" calcext:value-type="string">
            <text:p>a</text:p>
          </table:table-cell>
          <table:table-cell table:style-name="ce4" table:formula="of:=IF(ISERROR(HLOOKUP([.BJ25];[.$A$1:.$Z$2];2));&quot;&quot;;HLOOKUP([.BJ25];[.$A$1:.$Z$2];2))" office:value-type="string" office:string-value="t" calcext:value-type="string">
            <text:p>t</text:p>
          </table:table-cell>
          <table:table-cell table:style-name="ce4" table:formula="of:=IF(ISERROR(HLOOKUP([.BK25];[.$A$1:.$Z$2];2));&quot;&quot;;HLOOKUP([.BK25];[.$A$1:.$Z$2];2))" office:value-type="string" office:string-value="e" calcext:value-type="string">
            <text:p>e</text:p>
          </table:table-cell>
          <table:table-cell table:style-name="ce4" table:formula="of:=IF(ISERROR(HLOOKUP([.BL25];[.$A$1:.$Z$2];2));&quot;&quot;;HLOOKUP([.BL25];[.$A$1:.$Z$2];2))">
            <text:p/>
          </table:table-cell>
          <table:table-cell table:style-name="ce4" table:formula="of:=IF(ISERROR(HLOOKUP([.BM25];[.$A$1:.$Z$2];2));&quot;&quot;;HLOOKUP([.BM25];[.$A$1:.$Z$2];2))" office:value-type="string" office:string-value="w" calcext:value-type="string">
            <text:p>w</text:p>
          </table:table-cell>
          <table:table-cell table:style-name="ce4" table:formula="of:=IF(ISERROR(HLOOKUP([.BN25];[.$A$1:.$Z$2];2));&quot;&quot;;HLOOKUP([.BN25];[.$A$1:.$Z$2];2))" office:value-type="string" office:string-value="e" calcext:value-type="string">
            <text:p>e</text:p>
          </table:table-cell>
          <table:table-cell table:style-name="ce4" table:formula="of:=IF(ISERROR(HLOOKUP([.BO25];[.$A$1:.$Z$2];2));&quot;&quot;;HLOOKUP([.BO25];[.$A$1:.$Z$2];2))">
            <text:p/>
          </table:table-cell>
          <table:table-cell table:style-name="ce4" table:formula="of:=IF(ISERROR(HLOOKUP([.BP25];[.$A$1:.$Z$2];2));&quot;&quot;;HLOOKUP([.BP25];[.$A$1:.$Z$2];2))" office:value-type="string" office:string-value="c" calcext:value-type="string">
            <text:p>c</text:p>
          </table:table-cell>
          <table:table-cell table:style-name="ce4" table:formula="of:=IF(ISERROR(HLOOKUP([.BQ25];[.$A$1:.$Z$2];2));&quot;&quot;;HLOOKUP([.BQ25];[.$A$1:.$Z$2];2))" office:value-type="string" office:string-value="a" calcext:value-type="string">
            <text:p>a</text:p>
          </table:table-cell>
          <table:table-cell table:style-name="ce4" table:formula="of:=IF(ISERROR(HLOOKUP([.BR25];[.$A$1:.$Z$2];2));&quot;&quot;;HLOOKUP([.BR25];[.$A$1:.$Z$2];2))" office:value-type="string" office:string-value="n" calcext:value-type="string">
            <text:p>n</text:p>
          </table:table-cell>
          <table:table-cell table:style-name="ce4" table:formula="of:=IF(ISERROR(HLOOKUP([.BS25];[.$A$1:.$Z$2];2));&quot;&quot;;HLOOKUP([.BS25];[.$A$1:.$Z$2];2))">
            <text:p/>
          </table:table-cell>
          <table:table-cell table:style-name="ce4" table:formula="of:=IF(ISERROR(HLOOKUP([.BT25];[.$A$1:.$Z$2];2));&quot;&quot;;HLOOKUP([.BT25];[.$A$1:.$Z$2];2))" office:value-type="string" office:string-value="n" calcext:value-type="string">
            <text:p>n</text:p>
          </table:table-cell>
          <table:table-cell table:style-name="ce4" table:formula="of:=IF(ISERROR(HLOOKUP([.BU25];[.$A$1:.$Z$2];2));&quot;&quot;;HLOOKUP([.BU25];[.$A$1:.$Z$2];2))" office:value-type="string" office:string-value="o" calcext:value-type="string">
            <text:p>o</text:p>
          </table:table-cell>
          <table:table-cell table:style-name="ce4" table:formula="of:=IF(ISERROR(HLOOKUP([.BV25];[.$A$1:.$Z$2];2));&quot;&quot;;HLOOKUP([.BV25];[.$A$1:.$Z$2];2))" office:value-type="string" office:string-value="t" calcext:value-type="string">
            <text:p>t</text:p>
          </table:table-cell>
          <table:table-cell table:style-name="ce4" table:formula="of:=IF(ISERROR(HLOOKUP([.BW25];[.$A$1:.$Z$2];2));&quot;&quot;;HLOOKUP([.BW25];[.$A$1:.$Z$2];2))">
            <text:p/>
          </table:table-cell>
          <table:table-cell table:style-name="ce4" table:formula="of:=IF(ISERROR(HLOOKUP([.BX25];[.$A$1:.$Z$2];2));&quot;&quot;;HLOOKUP([.BX25];[.$A$1:.$Z$2];2))">
            <text:p/>
          </table:table-cell>
          <table:table-cell table:style-name="ce4" table:formula="of:=IF(ISERROR(HLOOKUP([.BY25];[.$A$1:.$Z$2];2));&quot;&quot;;HLOOKUP([.BY25];[.$A$1:.$Z$2];2))">
            <text:p/>
          </table:table-cell>
          <table:table-cell table:style-name="ce4" table:formula="of:=IF(ISERROR(HLOOKUP([.BZ25];[.$A$1:.$Z$2];2));&quot;&quot;;HLOOKUP([.BZ25];[.$A$1:.$Z$2];2))">
            <text:p/>
          </table:table-cell>
          <table:table-cell table:number-columns-repeated="946"/>
        </table:table-row>
        <table:table-row table:style-name="ro1">
          <table:table-cell table:style-name="ce4" table:number-columns-repeated="78"/>
          <table:table-cell table:number-columns-repeated="946"/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i</text:p>
          </table:table-cell>
          <table:table-cell table:number-columns-repeated="2" table:style-name="ce4" office:value-type="string" calcext:value-type="string">
            <text:p>k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m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g</text:p>
          </table:table-cell>
          <table:table-cell table:style-name="ce4"/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q</text:p>
          </table:table-cell>
          <table:table-cell table:style-name="ce4"/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m</text:p>
          </table:table-cell>
          <table:table-cell table:style-name="ce4"/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m</text:p>
          </table:table-cell>
          <table:table-cell table:style-name="ce4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u</text:p>
          </table:table-cell>
          <table:table-cell table:style-name="ce4"/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t</text:p>
          </table:table-cell>
          <table:table-cell table:number-columns-repeated="2" table:style-name="ce4" office:value-type="string" calcext:value-type="string">
            <text:p>q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m</text:p>
          </table:table-cell>
          <table:table-cell table:style-name="ce4"/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l</text:p>
          </table:table-cell>
          <table:table-cell table:style-name="ce4" table:number-columns-repeated="6"/>
          <table:table-cell table:number-columns-repeated="946"/>
        </table:table-row>
        <table:table-row table:style-name="ro1">
          <table:table-cell table:style-name="ce4" table:formula="of:=IF(ISERROR(HLOOKUP([.A28];[.$A$1:.$Z$2];2));&quot;&quot;;HLOOKUP([.A28];[.$A$1:.$Z$2];2))" office:value-type="string" office:string-value="h" calcext:value-type="string">
            <text:p>h</text:p>
          </table:table-cell>
          <table:table-cell table:style-name="ce4" table:formula="of:=IF(ISERROR(HLOOKUP([.B28];[.$A$1:.$Z$2];2));&quot;&quot;;HLOOKUP([.B28];[.$A$1:.$Z$2];2))" office:value-type="string" office:string-value="a" calcext:value-type="string">
            <text:p>a</text:p>
          </table:table-cell>
          <table:table-cell table:style-name="ce4" table:formula="of:=IF(ISERROR(HLOOKUP([.C28];[.$A$1:.$Z$2];2));&quot;&quot;;HLOOKUP([.C28];[.$A$1:.$Z$2];2))" office:value-type="string" office:string-value="l" calcext:value-type="string">
            <text:p>l</text:p>
          </table:table-cell>
          <table:table-cell table:style-name="ce4" table:formula="of:=IF(ISERROR(HLOOKUP([.D28];[.$A$1:.$Z$2];2));&quot;&quot;;HLOOKUP([.D28];[.$A$1:.$Z$2];2))" office:value-type="string" office:string-value="l" calcext:value-type="string">
            <text:p>l</text:p>
          </table:table-cell>
          <table:table-cell table:style-name="ce4" table:formula="of:=IF(ISERROR(HLOOKUP([.E28];[.$A$1:.$Z$2];2));&quot;&quot;;HLOOKUP([.E28];[.$A$1:.$Z$2];2))" office:value-type="string" office:string-value="o" calcext:value-type="string">
            <text:p>o</text:p>
          </table:table-cell>
          <table:table-cell table:style-name="ce4" table:formula="of:=IF(ISERROR(HLOOKUP([.F28];[.$A$1:.$Z$2];2));&quot;&quot;;HLOOKUP([.F28];[.$A$1:.$Z$2];2))" office:value-type="string" office:string-value="w" calcext:value-type="string">
            <text:p>w</text:p>
          </table:table-cell>
          <table:table-cell table:style-name="ce4" table:formula="of:=IF(ISERROR(HLOOKUP([.G28];[.$A$1:.$Z$2];2));&quot;&quot;;HLOOKUP([.G28];[.$A$1:.$Z$2];2))">
            <text:p/>
          </table:table-cell>
          <table:table-cell table:style-name="ce4" table:formula="of:=IF(ISERROR(HLOOKUP([.H28];[.$A$1:.$Z$2];2));&quot;&quot;;HLOOKUP([.H28];[.$A$1:.$Z$2];2))" office:value-type="string" office:string-value="t" calcext:value-type="string">
            <text:p>t</text:p>
          </table:table-cell>
          <table:table-cell table:style-name="ce4" table:formula="of:=IF(ISERROR(HLOOKUP([.I28];[.$A$1:.$Z$2];2));&quot;&quot;;HLOOKUP([.I28];[.$A$1:.$Z$2];2))" office:value-type="string" office:string-value="h" calcext:value-type="string">
            <text:p>h</text:p>
          </table:table-cell>
          <table:table-cell table:style-name="ce4" table:formula="of:=IF(ISERROR(HLOOKUP([.J28];[.$A$1:.$Z$2];2));&quot;&quot;;HLOOKUP([.J28];[.$A$1:.$Z$2];2))" office:value-type="string" office:string-value="i" calcext:value-type="string">
            <text:p>i</text:p>
          </table:table-cell>
          <table:table-cell table:style-name="ce4" table:formula="of:=IF(ISERROR(HLOOKUP([.K28];[.$A$1:.$Z$2];2));&quot;&quot;;HLOOKUP([.K28];[.$A$1:.$Z$2];2))" office:value-type="string" office:string-value="s" calcext:value-type="string">
            <text:p>s</text:p>
          </table:table-cell>
          <table:table-cell table:style-name="ce4" table:formula="of:=IF(ISERROR(HLOOKUP([.L28];[.$A$1:.$Z$2];2));&quot;&quot;;HLOOKUP([.L28];[.$A$1:.$Z$2];2))">
            <text:p/>
          </table:table-cell>
          <table:table-cell table:style-name="ce4" table:formula="of:=IF(ISERROR(HLOOKUP([.M28];[.$A$1:.$Z$2];2));&quot;&quot;;HLOOKUP([.M28];[.$A$1:.$Z$2];2))" office:value-type="string" office:string-value="g" calcext:value-type="string">
            <text:p>g</text:p>
          </table:table-cell>
          <table:table-cell table:style-name="ce4" table:formula="of:=IF(ISERROR(HLOOKUP([.N28];[.$A$1:.$Z$2];2));&quot;&quot;;HLOOKUP([.N28];[.$A$1:.$Z$2];2))" office:value-type="string" office:string-value="r" calcext:value-type="string">
            <text:p>r</text:p>
          </table:table-cell>
          <table:table-cell table:style-name="ce4" table:formula="of:=IF(ISERROR(HLOOKUP([.O28];[.$A$1:.$Z$2];2));&quot;&quot;;HLOOKUP([.O28];[.$A$1:.$Z$2];2))" office:value-type="string" office:string-value="o" calcext:value-type="string">
            <text:p>o</text:p>
          </table:table-cell>
          <table:table-cell table:style-name="ce4" table:formula="of:=IF(ISERROR(HLOOKUP([.P28];[.$A$1:.$Z$2];2));&quot;&quot;;HLOOKUP([.P28];[.$A$1:.$Z$2];2))" office:value-type="string" office:string-value="u" calcext:value-type="string">
            <text:p>u</text:p>
          </table:table-cell>
          <table:table-cell table:style-name="ce4" table:formula="of:=IF(ISERROR(HLOOKUP([.Q28];[.$A$1:.$Z$2];2));&quot;&quot;;HLOOKUP([.Q28];[.$A$1:.$Z$2];2))" office:value-type="string" office:string-value="n" calcext:value-type="string">
            <text:p>n</text:p>
          </table:table-cell>
          <table:table-cell table:style-name="ce4" table:formula="of:=IF(ISERROR(HLOOKUP([.R28];[.$A$1:.$Z$2];2));&quot;&quot;;HLOOKUP([.R28];[.$A$1:.$Z$2];2))" office:value-type="string" office:string-value="d" calcext:value-type="string">
            <text:p>d</text:p>
          </table:table-cell>
          <table:table-cell table:style-name="ce4" table:formula="of:=IF(ISERROR(HLOOKUP([.S28];[.$A$1:.$Z$2];2));&quot;&quot;;HLOOKUP([.S28];[.$A$1:.$Z$2];2))">
            <text:p/>
          </table:table-cell>
          <table:table-cell table:style-name="ce4" table:formula="of:=IF(ISERROR(HLOOKUP([.T28];[.$A$1:.$Z$2];2));&quot;&quot;;HLOOKUP([.T28];[.$A$1:.$Z$2];2))" office:value-type="string" office:string-value="t" calcext:value-type="string">
            <text:p>t</text:p>
          </table:table-cell>
          <table:table-cell table:style-name="ce4" table:formula="of:=IF(ISERROR(HLOOKUP([.U28];[.$A$1:.$Z$2];2));&quot;&quot;;HLOOKUP([.U28];[.$A$1:.$Z$2];2))" office:value-type="string" office:string-value="h" calcext:value-type="string">
            <text:p>h</text:p>
          </table:table-cell>
          <table:table-cell table:style-name="ce4" table:formula="of:=IF(ISERROR(HLOOKUP([.V28];[.$A$1:.$Z$2];2));&quot;&quot;;HLOOKUP([.V28];[.$A$1:.$Z$2];2))" office:value-type="string" office:string-value="e" calcext:value-type="string">
            <text:p>e</text:p>
          </table:table-cell>
          <table:table-cell table:style-name="ce4" table:formula="of:=IF(ISERROR(HLOOKUP([.W28];[.$A$1:.$Z$2];2));&quot;&quot;;HLOOKUP([.W28];[.$A$1:.$Z$2];2))">
            <text:p/>
          </table:table-cell>
          <table:table-cell table:style-name="ce4" table:formula="of:=IF(ISERROR(HLOOKUP([.X28];[.$A$1:.$Z$2];2));&quot;&quot;;HLOOKUP([.X28];[.$A$1:.$Z$2];2))" office:value-type="string" office:string-value="b" calcext:value-type="string">
            <text:p>b</text:p>
          </table:table-cell>
          <table:table-cell table:style-name="ce4" table:formula="of:=IF(ISERROR(HLOOKUP([.Y28];[.$A$1:.$Z$2];2));&quot;&quot;;HLOOKUP([.Y28];[.$A$1:.$Z$2];2))" office:value-type="string" office:string-value="r" calcext:value-type="string">
            <text:p>r</text:p>
          </table:table-cell>
          <table:table-cell table:style-name="ce4" table:formula="of:=IF(ISERROR(HLOOKUP([.Z28];[.$A$1:.$Z$2];2));&quot;&quot;;HLOOKUP([.Z28];[.$A$1:.$Z$2];2))" office:value-type="string" office:string-value="a" calcext:value-type="string">
            <text:p>a</text:p>
          </table:table-cell>
          <table:table-cell table:style-name="ce4" table:formula="of:=IF(ISERROR(HLOOKUP([.AA28];[.$A$1:.$Z$2];2));&quot;&quot;;HLOOKUP([.AA28];[.$A$1:.$Z$2];2))" office:value-type="string" office:string-value="v" calcext:value-type="string">
            <text:p>v</text:p>
          </table:table-cell>
          <table:table-cell table:style-name="ce4" table:formula="of:=IF(ISERROR(HLOOKUP([.AB28];[.$A$1:.$Z$2];2));&quot;&quot;;HLOOKUP([.AB28];[.$A$1:.$Z$2];2))" office:value-type="string" office:string-value="e" calcext:value-type="string">
            <text:p>e</text:p>
          </table:table-cell>
          <table:table-cell table:style-name="ce4" table:formula="of:=IF(ISERROR(HLOOKUP([.AC28];[.$A$1:.$Z$2];2));&quot;&quot;;HLOOKUP([.AC28];[.$A$1:.$Z$2];2))">
            <text:p/>
          </table:table-cell>
          <table:table-cell table:style-name="ce4" table:formula="of:=IF(ISERROR(HLOOKUP([.AD28];[.$A$1:.$Z$2];2));&quot;&quot;;HLOOKUP([.AD28];[.$A$1:.$Z$2];2))" office:value-type="string" office:string-value="m" calcext:value-type="string">
            <text:p>m</text:p>
          </table:table-cell>
          <table:table-cell table:style-name="ce4" table:formula="of:=IF(ISERROR(HLOOKUP([.AE28];[.$A$1:.$Z$2];2));&quot;&quot;;HLOOKUP([.AE28];[.$A$1:.$Z$2];2))" office:value-type="string" office:string-value="e" calcext:value-type="string">
            <text:p>e</text:p>
          </table:table-cell>
          <table:table-cell table:style-name="ce4" table:formula="of:=IF(ISERROR(HLOOKUP([.AF28];[.$A$1:.$Z$2];2));&quot;&quot;;HLOOKUP([.AF28];[.$A$1:.$Z$2];2))" office:value-type="string" office:string-value="n" calcext:value-type="string">
            <text:p>n</text:p>
          </table:table-cell>
          <table:table-cell table:style-name="ce4" table:formula="of:=IF(ISERROR(HLOOKUP([.AG28];[.$A$1:.$Z$2];2));&quot;&quot;;HLOOKUP([.AG28];[.$A$1:.$Z$2];2))">
            <text:p/>
          </table:table-cell>
          <table:table-cell table:style-name="ce4" table:formula="of:=IF(ISERROR(HLOOKUP([.AH28];[.$A$1:.$Z$2];2));&quot;&quot;;HLOOKUP([.AH28];[.$A$1:.$Z$2];2))" office:value-type="string" office:string-value="l" calcext:value-type="string">
            <text:p>l</text:p>
          </table:table-cell>
          <table:table-cell table:style-name="ce4" table:formula="of:=IF(ISERROR(HLOOKUP([.AI28];[.$A$1:.$Z$2];2));&quot;&quot;;HLOOKUP([.AI28];[.$A$1:.$Z$2];2))" office:value-type="string" office:string-value="i" calcext:value-type="string">
            <text:p>i</text:p>
          </table:table-cell>
          <table:table-cell table:style-name="ce4" table:formula="of:=IF(ISERROR(HLOOKUP([.AJ28];[.$A$1:.$Z$2];2));&quot;&quot;;HLOOKUP([.AJ28];[.$A$1:.$Z$2];2))" office:value-type="string" office:string-value="v" calcext:value-type="string">
            <text:p>v</text:p>
          </table:table-cell>
          <table:table-cell table:style-name="ce4" table:formula="of:=IF(ISERROR(HLOOKUP([.AK28];[.$A$1:.$Z$2];2));&quot;&quot;;HLOOKUP([.AK28];[.$A$1:.$Z$2];2))" office:value-type="string" office:string-value="i" calcext:value-type="string">
            <text:p>i</text:p>
          </table:table-cell>
          <table:table-cell table:style-name="ce4" table:formula="of:=IF(ISERROR(HLOOKUP([.AL28];[.$A$1:.$Z$2];2));&quot;&quot;;HLOOKUP([.AL28];[.$A$1:.$Z$2];2))" office:value-type="string" office:string-value="n" calcext:value-type="string">
            <text:p>n</text:p>
          </table:table-cell>
          <table:table-cell table:style-name="ce4" table:formula="of:=IF(ISERROR(HLOOKUP([.AM28];[.$A$1:.$Z$2];2));&quot;&quot;;HLOOKUP([.AM28];[.$A$1:.$Z$2];2))" office:value-type="string" office:string-value="g" calcext:value-type="string">
            <text:p>g</text:p>
          </table:table-cell>
          <table:table-cell table:style-name="ce4" table:formula="of:=IF(ISERROR(HLOOKUP([.AN28];[.$A$1:.$Z$2];2));&quot;&quot;;HLOOKUP([.AN28];[.$A$1:.$Z$2];2))">
            <text:p/>
          </table:table-cell>
          <table:table-cell table:style-name="ce4" table:formula="of:=IF(ISERROR(HLOOKUP([.AO28];[.$A$1:.$Z$2];2));&quot;&quot;;HLOOKUP([.AO28];[.$A$1:.$Z$2];2))" office:value-type="string" office:string-value="a" calcext:value-type="string">
            <text:p>a</text:p>
          </table:table-cell>
          <table:table-cell table:style-name="ce4" table:formula="of:=IF(ISERROR(HLOOKUP([.AP28];[.$A$1:.$Z$2];2));&quot;&quot;;HLOOKUP([.AP28];[.$A$1:.$Z$2];2))" office:value-type="string" office:string-value="n" calcext:value-type="string">
            <text:p>n</text:p>
          </table:table-cell>
          <table:table-cell table:style-name="ce4" table:formula="of:=IF(ISERROR(HLOOKUP([.AQ28];[.$A$1:.$Z$2];2));&quot;&quot;;HLOOKUP([.AQ28];[.$A$1:.$Z$2];2))" office:value-type="string" office:string-value="d" calcext:value-type="string">
            <text:p>d</text:p>
          </table:table-cell>
          <table:table-cell table:style-name="ce4" table:formula="of:=IF(ISERROR(HLOOKUP([.AR28];[.$A$1:.$Z$2];2));&quot;&quot;;HLOOKUP([.AR28];[.$A$1:.$Z$2];2))">
            <text:p/>
          </table:table-cell>
          <table:table-cell table:style-name="ce4" table:formula="of:=IF(ISERROR(HLOOKUP([.AS28];[.$A$1:.$Z$2];2));&quot;&quot;;HLOOKUP([.AS28];[.$A$1:.$Z$2];2))" office:value-type="string" office:string-value="d" calcext:value-type="string">
            <text:p>d</text:p>
          </table:table-cell>
          <table:table-cell table:style-name="ce4" table:formula="of:=IF(ISERROR(HLOOKUP([.AT28];[.$A$1:.$Z$2];2));&quot;&quot;;HLOOKUP([.AT28];[.$A$1:.$Z$2];2))" office:value-type="string" office:string-value="e" calcext:value-type="string">
            <text:p>e</text:p>
          </table:table-cell>
          <table:table-cell table:style-name="ce4" table:formula="of:=IF(ISERROR(HLOOKUP([.AU28];[.$A$1:.$Z$2];2));&quot;&quot;;HLOOKUP([.AU28];[.$A$1:.$Z$2];2))" office:value-type="string" office:string-value="a" calcext:value-type="string">
            <text:p>a</text:p>
          </table:table-cell>
          <table:table-cell table:style-name="ce4" table:formula="of:=IF(ISERROR(HLOOKUP([.AV28];[.$A$1:.$Z$2];2));&quot;&quot;;HLOOKUP([.AV28];[.$A$1:.$Z$2];2))" office:value-type="string" office:string-value="d" calcext:value-type="string">
            <text:p>d</text:p>
          </table:table-cell>
          <table:table-cell table:style-name="ce4" table:formula="of:=IF(ISERROR(HLOOKUP([.AW28];[.$A$1:.$Z$2];2));&quot;&quot;;HLOOKUP([.AW28];[.$A$1:.$Z$2];2))">
            <text:p/>
          </table:table-cell>
          <table:table-cell table:style-name="ce4" table:formula="of:=IF(ISERROR(HLOOKUP([.AX28];[.$A$1:.$Z$2];2));&quot;&quot;;HLOOKUP([.AX28];[.$A$1:.$Z$2];2))" office:value-type="string" office:string-value="w" calcext:value-type="string">
            <text:p>w</text:p>
          </table:table-cell>
          <table:table-cell table:style-name="ce4" table:formula="of:=IF(ISERROR(HLOOKUP([.AY28];[.$A$1:.$Z$2];2));&quot;&quot;;HLOOKUP([.AY28];[.$A$1:.$Z$2];2))" office:value-type="string" office:string-value="h" calcext:value-type="string">
            <text:p>h</text:p>
          </table:table-cell>
          <table:table-cell table:style-name="ce4" table:formula="of:=IF(ISERROR(HLOOKUP([.AZ28];[.$A$1:.$Z$2];2));&quot;&quot;;HLOOKUP([.AZ28];[.$A$1:.$Z$2];2))" office:value-type="string" office:string-value="o" calcext:value-type="string">
            <text:p>o</text:p>
          </table:table-cell>
          <table:table-cell table:style-name="ce4" table:formula="of:=IF(ISERROR(HLOOKUP([.BA28];[.$A$1:.$Z$2];2));&quot;&quot;;HLOOKUP([.BA28];[.$A$1:.$Z$2];2))">
            <text:p/>
          </table:table-cell>
          <table:table-cell table:style-name="ce4" table:formula="of:=IF(ISERROR(HLOOKUP([.BB28];[.$A$1:.$Z$2];2));&quot;&quot;;HLOOKUP([.BB28];[.$A$1:.$Z$2];2))" office:value-type="string" office:string-value="s" calcext:value-type="string">
            <text:p>s</text:p>
          </table:table-cell>
          <table:table-cell table:style-name="ce4" table:formula="of:=IF(ISERROR(HLOOKUP([.BC28];[.$A$1:.$Z$2];2));&quot;&quot;;HLOOKUP([.BC28];[.$A$1:.$Z$2];2))" office:value-type="string" office:string-value="t" calcext:value-type="string">
            <text:p>t</text:p>
          </table:table-cell>
          <table:table-cell table:style-name="ce4" table:formula="of:=IF(ISERROR(HLOOKUP([.BD28];[.$A$1:.$Z$2];2));&quot;&quot;;HLOOKUP([.BD28];[.$A$1:.$Z$2];2))" office:value-type="string" office:string-value="r" calcext:value-type="string">
            <text:p>r</text:p>
          </table:table-cell>
          <table:table-cell table:style-name="ce4" table:formula="of:=IF(ISERROR(HLOOKUP([.BE28];[.$A$1:.$Z$2];2));&quot;&quot;;HLOOKUP([.BE28];[.$A$1:.$Z$2];2))" office:value-type="string" office:string-value="u" calcext:value-type="string">
            <text:p>u</text:p>
          </table:table-cell>
          <table:table-cell table:style-name="ce4" table:formula="of:=IF(ISERROR(HLOOKUP([.BF28];[.$A$1:.$Z$2];2));&quot;&quot;;HLOOKUP([.BF28];[.$A$1:.$Z$2];2))" office:value-type="string" office:string-value="g" calcext:value-type="string">
            <text:p>g</text:p>
          </table:table-cell>
          <table:table-cell table:style-name="ce4" table:formula="of:=IF(ISERROR(HLOOKUP([.BG28];[.$A$1:.$Z$2];2));&quot;&quot;;HLOOKUP([.BG28];[.$A$1:.$Z$2];2))" office:value-type="string" office:string-value="g" calcext:value-type="string">
            <text:p>g</text:p>
          </table:table-cell>
          <table:table-cell table:style-name="ce4" table:formula="of:=IF(ISERROR(HLOOKUP([.BH28];[.$A$1:.$Z$2];2));&quot;&quot;;HLOOKUP([.BH28];[.$A$1:.$Z$2];2))" office:value-type="string" office:string-value="l" calcext:value-type="string">
            <text:p>l</text:p>
          </table:table-cell>
          <table:table-cell table:style-name="ce4" table:formula="of:=IF(ISERROR(HLOOKUP([.BI28];[.$A$1:.$Z$2];2));&quot;&quot;;HLOOKUP([.BI28];[.$A$1:.$Z$2];2))" office:value-type="string" office:string-value="e" calcext:value-type="string">
            <text:p>e</text:p>
          </table:table-cell>
          <table:table-cell table:style-name="ce4" table:formula="of:=IF(ISERROR(HLOOKUP([.BJ28];[.$A$1:.$Z$2];2));&quot;&quot;;HLOOKUP([.BJ28];[.$A$1:.$Z$2];2))" office:value-type="string" office:string-value="d" calcext:value-type="string">
            <text:p>d</text:p>
          </table:table-cell>
          <table:table-cell table:style-name="ce4" table:formula="of:=IF(ISERROR(HLOOKUP([.BK28];[.$A$1:.$Z$2];2));&quot;&quot;;HLOOKUP([.BK28];[.$A$1:.$Z$2];2))">
            <text:p/>
          </table:table-cell>
          <table:table-cell table:style-name="ce4" table:formula="of:=IF(ISERROR(HLOOKUP([.BL28];[.$A$1:.$Z$2];2));&quot;&quot;;HLOOKUP([.BL28];[.$A$1:.$Z$2];2))" office:value-type="string" office:string-value="h" calcext:value-type="string">
            <text:p>h</text:p>
          </table:table-cell>
          <table:table-cell table:style-name="ce4" table:formula="of:=IF(ISERROR(HLOOKUP([.BM28];[.$A$1:.$Z$2];2));&quot;&quot;;HLOOKUP([.BM28];[.$A$1:.$Z$2];2))" office:value-type="string" office:string-value="e" calcext:value-type="string">
            <text:p>e</text:p>
          </table:table-cell>
          <table:table-cell table:style-name="ce4" table:formula="of:=IF(ISERROR(HLOOKUP([.BN28];[.$A$1:.$Z$2];2));&quot;&quot;;HLOOKUP([.BN28];[.$A$1:.$Z$2];2))" office:value-type="string" office:string-value="r" calcext:value-type="string">
            <text:p>r</text:p>
          </table:table-cell>
          <table:table-cell table:style-name="ce4" table:formula="of:=IF(ISERROR(HLOOKUP([.BO28];[.$A$1:.$Z$2];2));&quot;&quot;;HLOOKUP([.BO28];[.$A$1:.$Z$2];2))" office:value-type="string" office:string-value="e" calcext:value-type="string">
            <text:p>e</text:p>
          </table:table-cell>
          <table:table-cell table:style-name="ce4" table:formula="of:=IF(ISERROR(HLOOKUP([.BP28];[.$A$1:.$Z$2];2));&quot;&quot;;HLOOKUP([.BP28];[.$A$1:.$Z$2];2))">
            <text:p/>
          </table:table-cell>
          <table:table-cell table:style-name="ce4" table:formula="of:=IF(ISERROR(HLOOKUP([.BQ28];[.$A$1:.$Z$2];2));&quot;&quot;;HLOOKUP([.BQ28];[.$A$1:.$Z$2];2))" office:value-type="string" office:string-value="h" calcext:value-type="string">
            <text:p>h</text:p>
          </table:table-cell>
          <table:table-cell table:style-name="ce4" table:formula="of:=IF(ISERROR(HLOOKUP([.BR28];[.$A$1:.$Z$2];2));&quot;&quot;;HLOOKUP([.BR28];[.$A$1:.$Z$2];2))" office:value-type="string" office:string-value="a" calcext:value-type="string">
            <text:p>a</text:p>
          </table:table-cell>
          <table:table-cell table:style-name="ce4" table:formula="of:=IF(ISERROR(HLOOKUP([.BS28];[.$A$1:.$Z$2];2));&quot;&quot;;HLOOKUP([.BS28];[.$A$1:.$Z$2];2))" office:value-type="string" office:string-value="v" calcext:value-type="string">
            <text:p>v</text:p>
          </table:table-cell>
          <table:table-cell table:style-name="ce4" table:formula="of:=IF(ISERROR(HLOOKUP([.BT28];[.$A$1:.$Z$2];2));&quot;&quot;;HLOOKUP([.BT28];[.$A$1:.$Z$2];2))" office:value-type="string" office:string-value="e" calcext:value-type="string">
            <text:p>e</text:p>
          </table:table-cell>
          <table:table-cell table:style-name="ce4" table:formula="of:=IF(ISERROR(HLOOKUP([.BU28];[.$A$1:.$Z$2];2));&quot;&quot;;HLOOKUP([.BU28];[.$A$1:.$Z$2];2))">
            <text:p/>
          </table:table-cell>
          <table:table-cell table:style-name="ce4" table:formula="of:=IF(ISERROR(HLOOKUP([.BV28];[.$A$1:.$Z$2];2));&quot;&quot;;HLOOKUP([.BV28];[.$A$1:.$Z$2];2))">
            <text:p/>
          </table:table-cell>
          <table:table-cell table:style-name="ce4" table:formula="of:=IF(ISERROR(HLOOKUP([.BW28];[.$A$1:.$Z$2];2));&quot;&quot;;HLOOKUP([.BW28];[.$A$1:.$Z$2];2))">
            <text:p/>
          </table:table-cell>
          <table:table-cell table:style-name="ce4" table:formula="of:=IF(ISERROR(HLOOKUP([.BX28];[.$A$1:.$Z$2];2));&quot;&quot;;HLOOKUP([.BX28];[.$A$1:.$Z$2];2))">
            <text:p/>
          </table:table-cell>
          <table:table-cell table:style-name="ce4" table:formula="of:=IF(ISERROR(HLOOKUP([.BY28];[.$A$1:.$Z$2];2));&quot;&quot;;HLOOKUP([.BY28];[.$A$1:.$Z$2];2))">
            <text:p/>
          </table:table-cell>
          <table:table-cell table:style-name="ce4" table:formula="of:=IF(ISERROR(HLOOKUP([.BZ28];[.$A$1:.$Z$2];2));&quot;&quot;;HLOOKUP([.BZ28];[.$A$1:.$Z$2];2))">
            <text:p/>
          </table:table-cell>
          <table:table-cell table:number-columns-repeated="946"/>
        </table:table-row>
        <table:table-row table:style-name="ro1">
          <table:table-cell table:style-name="ce4" table:number-columns-repeated="78"/>
          <table:table-cell table:number-columns-repeated="946"/>
        </table:table-row>
        <table:table-row table:style-name="ro1"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m</text:p>
          </table:table-cell>
          <table:table-cell table:style-name="ce4"/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d</text:p>
          </table:table-cell>
          <table:table-cell table:number-columns-repeated="2" table:style-name="ce4" office:value-type="string" calcext:value-type="string">
            <text:p>u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u</text:p>
          </table:table-cell>
          <table:table-cell table:style-name="ce4"/>
          <table:table-cell table:style-name="ce4" office:value-type="string" calcext:value-type="string">
            <text:p>i</text:p>
          </table:table-cell>
          <table:table-cell table:number-columns-repeated="2" table:style-name="ce4" office:value-type="string" calcext:value-type="string">
            <text:p>m</text:p>
          </table:table-cell>
          <table:table-cell table:style-name="ce4"/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m</text:p>
          </table:table-cell>
          <table:table-cell table:style-name="ce4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o</text:p>
          </table:table-cell>
          <table:table-cell table:number-columns-repeated="2" table:style-name="ce4" office:value-type="string" calcext:value-type="string">
            <text:p>k</text:p>
          </table:table-cell>
          <table:table-cell table:style-name="ce4" table:number-columns-repeated="6"/>
          <table:table-cell table:number-columns-repeated="946"/>
        </table:table-row>
        <table:table-row table:style-name="ro1">
          <table:table-cell table:style-name="ce4" table:formula="of:=IF(ISERROR(HLOOKUP([.A31];[.$A$1:.$Z$2];2));&quot;&quot;;HLOOKUP([.A31];[.$A$1:.$Z$2];2))" office:value-type="string" office:string-value="c" calcext:value-type="string">
            <text:p>c</text:p>
          </table:table-cell>
          <table:table-cell table:style-name="ce4" table:formula="of:=IF(ISERROR(HLOOKUP([.B31];[.$A$1:.$Z$2];2));&quot;&quot;;HLOOKUP([.B31];[.$A$1:.$Z$2];2))" office:value-type="string" office:string-value="o" calcext:value-type="string">
            <text:p>o</text:p>
          </table:table-cell>
          <table:table-cell table:style-name="ce4" table:formula="of:=IF(ISERROR(HLOOKUP([.C31];[.$A$1:.$Z$2];2));&quot;&quot;;HLOOKUP([.C31];[.$A$1:.$Z$2];2))" office:value-type="string" office:string-value="n" calcext:value-type="string">
            <text:p>n</text:p>
          </table:table-cell>
          <table:table-cell table:style-name="ce4" table:formula="of:=IF(ISERROR(HLOOKUP([.D31];[.$A$1:.$Z$2];2));&quot;&quot;;HLOOKUP([.D31];[.$A$1:.$Z$2];2))" office:value-type="string" office:string-value="s" calcext:value-type="string">
            <text:p>s</text:p>
          </table:table-cell>
          <table:table-cell table:style-name="ce4" table:formula="of:=IF(ISERROR(HLOOKUP([.E31];[.$A$1:.$Z$2];2));&quot;&quot;;HLOOKUP([.E31];[.$A$1:.$Z$2];2))" office:value-type="string" office:string-value="e" calcext:value-type="string">
            <text:p>e</text:p>
          </table:table-cell>
          <table:table-cell table:style-name="ce4" table:formula="of:=IF(ISERROR(HLOOKUP([.F31];[.$A$1:.$Z$2];2));&quot;&quot;;HLOOKUP([.F31];[.$A$1:.$Z$2];2))" office:value-type="string" office:string-value="c" calcext:value-type="string">
            <text:p>c</text:p>
          </table:table-cell>
          <table:table-cell table:style-name="ce4" table:formula="of:=IF(ISERROR(HLOOKUP([.G31];[.$A$1:.$Z$2];2));&quot;&quot;;HLOOKUP([.G31];[.$A$1:.$Z$2];2))" office:value-type="string" office:string-value="r" calcext:value-type="string">
            <text:p>r</text:p>
          </table:table-cell>
          <table:table-cell table:style-name="ce4" table:formula="of:=IF(ISERROR(HLOOKUP([.H31];[.$A$1:.$Z$2];2));&quot;&quot;;HLOOKUP([.H31];[.$A$1:.$Z$2];2))" office:value-type="string" office:string-value="a" calcext:value-type="string">
            <text:p>a</text:p>
          </table:table-cell>
          <table:table-cell table:style-name="ce4" table:formula="of:=IF(ISERROR(HLOOKUP([.I31];[.$A$1:.$Z$2];2));&quot;&quot;;HLOOKUP([.I31];[.$A$1:.$Z$2];2))" office:value-type="string" office:string-value="t" calcext:value-type="string">
            <text:p>t</text:p>
          </table:table-cell>
          <table:table-cell table:style-name="ce4" table:formula="of:=IF(ISERROR(HLOOKUP([.J31];[.$A$1:.$Z$2];2));&quot;&quot;;HLOOKUP([.J31];[.$A$1:.$Z$2];2))" office:value-type="string" office:string-value="e" calcext:value-type="string">
            <text:p>e</text:p>
          </table:table-cell>
          <table:table-cell table:style-name="ce4" table:formula="of:=IF(ISERROR(HLOOKUP([.K31];[.$A$1:.$Z$2];2));&quot;&quot;;HLOOKUP([.K31];[.$A$1:.$Z$2];2))" office:value-type="string" office:string-value="d" calcext:value-type="string">
            <text:p>d</text:p>
          </table:table-cell>
          <table:table-cell table:style-name="ce4" table:formula="of:=IF(ISERROR(HLOOKUP([.L31];[.$A$1:.$Z$2];2));&quot;&quot;;HLOOKUP([.L31];[.$A$1:.$Z$2];2))">
            <text:p/>
          </table:table-cell>
          <table:table-cell table:style-name="ce4" table:formula="of:=IF(ISERROR(HLOOKUP([.M31];[.$A$1:.$Z$2];2));&quot;&quot;;HLOOKUP([.M31];[.$A$1:.$Z$2];2))" office:value-type="string" office:string-value="i" calcext:value-type="string">
            <text:p>i</text:p>
          </table:table-cell>
          <table:table-cell table:style-name="ce4" table:formula="of:=IF(ISERROR(HLOOKUP([.N31];[.$A$1:.$Z$2];2));&quot;&quot;;HLOOKUP([.N31];[.$A$1:.$Z$2];2))" office:value-type="string" office:string-value="t" calcext:value-type="string">
            <text:p>t</text:p>
          </table:table-cell>
          <table:table-cell table:style-name="ce4" table:formula="of:=IF(ISERROR(HLOOKUP([.O31];[.$A$1:.$Z$2];2));&quot;&quot;;HLOOKUP([.O31];[.$A$1:.$Z$2];2))">
            <text:p/>
          </table:table-cell>
          <table:table-cell table:style-name="ce4" table:formula="of:=IF(ISERROR(HLOOKUP([.P31];[.$A$1:.$Z$2];2));&quot;&quot;;HLOOKUP([.P31];[.$A$1:.$Z$2];2))" office:value-type="string" office:string-value="f" calcext:value-type="string">
            <text:p>f</text:p>
          </table:table-cell>
          <table:table-cell table:style-name="ce4" table:formula="of:=IF(ISERROR(HLOOKUP([.Q31];[.$A$1:.$Z$2];2));&quot;&quot;;HLOOKUP([.Q31];[.$A$1:.$Z$2];2))" office:value-type="string" office:string-value="a" calcext:value-type="string">
            <text:p>a</text:p>
          </table:table-cell>
          <table:table-cell table:style-name="ce4" table:formula="of:=IF(ISERROR(HLOOKUP([.R31];[.$A$1:.$Z$2];2));&quot;&quot;;HLOOKUP([.R31];[.$A$1:.$Z$2];2))" office:value-type="string" office:string-value="r" calcext:value-type="string">
            <text:p>r</text:p>
          </table:table-cell>
          <table:table-cell table:style-name="ce4" table:formula="of:=IF(ISERROR(HLOOKUP([.S31];[.$A$1:.$Z$2];2));&quot;&quot;;HLOOKUP([.S31];[.$A$1:.$Z$2];2))">
            <text:p/>
          </table:table-cell>
          <table:table-cell table:style-name="ce4" table:formula="of:=IF(ISERROR(HLOOKUP([.T31];[.$A$1:.$Z$2];2));&quot;&quot;;HLOOKUP([.T31];[.$A$1:.$Z$2];2))" office:value-type="string" office:string-value="a" calcext:value-type="string">
            <text:p>a</text:p>
          </table:table-cell>
          <table:table-cell table:style-name="ce4" table:formula="of:=IF(ISERROR(HLOOKUP([.U31];[.$A$1:.$Z$2];2));&quot;&quot;;HLOOKUP([.U31];[.$A$1:.$Z$2];2))" office:value-type="string" office:string-value="b" calcext:value-type="string">
            <text:p>b</text:p>
          </table:table-cell>
          <table:table-cell table:style-name="ce4" table:formula="of:=IF(ISERROR(HLOOKUP([.V31];[.$A$1:.$Z$2];2));&quot;&quot;;HLOOKUP([.V31];[.$A$1:.$Z$2];2))" office:value-type="string" office:string-value="o" calcext:value-type="string">
            <text:p>o</text:p>
          </table:table-cell>
          <table:table-cell table:style-name="ce4" table:formula="of:=IF(ISERROR(HLOOKUP([.W31];[.$A$1:.$Z$2];2));&quot;&quot;;HLOOKUP([.W31];[.$A$1:.$Z$2];2))" office:value-type="string" office:string-value="v" calcext:value-type="string">
            <text:p>v</text:p>
          </table:table-cell>
          <table:table-cell table:style-name="ce4" table:formula="of:=IF(ISERROR(HLOOKUP([.X31];[.$A$1:.$Z$2];2));&quot;&quot;;HLOOKUP([.X31];[.$A$1:.$Z$2];2))" office:value-type="string" office:string-value="e" calcext:value-type="string">
            <text:p>e</text:p>
          </table:table-cell>
          <table:table-cell table:style-name="ce4" table:formula="of:=IF(ISERROR(HLOOKUP([.Y31];[.$A$1:.$Z$2];2));&quot;&quot;;HLOOKUP([.Y31];[.$A$1:.$Z$2];2))">
            <text:p/>
          </table:table-cell>
          <table:table-cell table:style-name="ce4" table:formula="of:=IF(ISERROR(HLOOKUP([.Z31];[.$A$1:.$Z$2];2));&quot;&quot;;HLOOKUP([.Z31];[.$A$1:.$Z$2];2))" office:value-type="string" office:string-value="o" calcext:value-type="string">
            <text:p>o</text:p>
          </table:table-cell>
          <table:table-cell table:style-name="ce4" table:formula="of:=IF(ISERROR(HLOOKUP([.AA31];[.$A$1:.$Z$2];2));&quot;&quot;;HLOOKUP([.AA31];[.$A$1:.$Z$2];2))" office:value-type="string" office:string-value="u" calcext:value-type="string">
            <text:p>u</text:p>
          </table:table-cell>
          <table:table-cell table:style-name="ce4" table:formula="of:=IF(ISERROR(HLOOKUP([.AB31];[.$A$1:.$Z$2];2));&quot;&quot;;HLOOKUP([.AB31];[.$A$1:.$Z$2];2))" office:value-type="string" office:string-value="r" calcext:value-type="string">
            <text:p>r</text:p>
          </table:table-cell>
          <table:table-cell table:style-name="ce4" table:formula="of:=IF(ISERROR(HLOOKUP([.AC31];[.$A$1:.$Z$2];2));&quot;&quot;;HLOOKUP([.AC31];[.$A$1:.$Z$2];2))">
            <text:p/>
          </table:table-cell>
          <table:table-cell table:style-name="ce4" table:formula="of:=IF(ISERROR(HLOOKUP([.AD31];[.$A$1:.$Z$2];2));&quot;&quot;;HLOOKUP([.AD31];[.$A$1:.$Z$2];2))" office:value-type="string" office:string-value="p" calcext:value-type="string">
            <text:p>p</text:p>
          </table:table-cell>
          <table:table-cell table:style-name="ce4" table:formula="of:=IF(ISERROR(HLOOKUP([.AE31];[.$A$1:.$Z$2];2));&quot;&quot;;HLOOKUP([.AE31];[.$A$1:.$Z$2];2))" office:value-type="string" office:string-value="o" calcext:value-type="string">
            <text:p>o</text:p>
          </table:table-cell>
          <table:table-cell table:style-name="ce4" table:formula="of:=IF(ISERROR(HLOOKUP([.AF31];[.$A$1:.$Z$2];2));&quot;&quot;;HLOOKUP([.AF31];[.$A$1:.$Z$2];2))" office:value-type="string" office:string-value="o" calcext:value-type="string">
            <text:p>o</text:p>
          </table:table-cell>
          <table:table-cell table:style-name="ce4" table:formula="of:=IF(ISERROR(HLOOKUP([.AG31];[.$A$1:.$Z$2];2));&quot;&quot;;HLOOKUP([.AG31];[.$A$1:.$Z$2];2))" office:value-type="string" office:string-value="r" calcext:value-type="string">
            <text:p>r</text:p>
          </table:table-cell>
          <table:table-cell table:style-name="ce4" table:formula="of:=IF(ISERROR(HLOOKUP([.AH31];[.$A$1:.$Z$2];2));&quot;&quot;;HLOOKUP([.AH31];[.$A$1:.$Z$2];2))">
            <text:p/>
          </table:table-cell>
          <table:table-cell table:style-name="ce4" table:formula="of:=IF(ISERROR(HLOOKUP([.AI31];[.$A$1:.$Z$2];2));&quot;&quot;;HLOOKUP([.AI31];[.$A$1:.$Z$2];2))" office:value-type="string" office:string-value="p" calcext:value-type="string">
            <text:p>p</text:p>
          </table:table-cell>
          <table:table-cell table:style-name="ce4" table:formula="of:=IF(ISERROR(HLOOKUP([.AJ31];[.$A$1:.$Z$2];2));&quot;&quot;;HLOOKUP([.AJ31];[.$A$1:.$Z$2];2))" office:value-type="string" office:string-value="o" calcext:value-type="string">
            <text:p>o</text:p>
          </table:table-cell>
          <table:table-cell table:style-name="ce4" table:formula="of:=IF(ISERROR(HLOOKUP([.AK31];[.$A$1:.$Z$2];2));&quot;&quot;;HLOOKUP([.AK31];[.$A$1:.$Z$2];2))" office:value-type="string" office:string-value="w" calcext:value-type="string">
            <text:p>w</text:p>
          </table:table-cell>
          <table:table-cell table:style-name="ce4" table:formula="of:=IF(ISERROR(HLOOKUP([.AL31];[.$A$1:.$Z$2];2));&quot;&quot;;HLOOKUP([.AL31];[.$A$1:.$Z$2];2))" office:value-type="string" office:string-value="e" calcext:value-type="string">
            <text:p>e</text:p>
          </table:table-cell>
          <table:table-cell table:style-name="ce4" table:formula="of:=IF(ISERROR(HLOOKUP([.AM31];[.$A$1:.$Z$2];2));&quot;&quot;;HLOOKUP([.AM31];[.$A$1:.$Z$2];2))" office:value-type="string" office:string-value="r" calcext:value-type="string">
            <text:p>r</text:p>
          </table:table-cell>
          <table:table-cell table:style-name="ce4" table:formula="of:=IF(ISERROR(HLOOKUP([.AN31];[.$A$1:.$Z$2];2));&quot;&quot;;HLOOKUP([.AN31];[.$A$1:.$Z$2];2))">
            <text:p/>
          </table:table-cell>
          <table:table-cell table:style-name="ce4" table:formula="of:=IF(ISERROR(HLOOKUP([.AO31];[.$A$1:.$Z$2];2));&quot;&quot;;HLOOKUP([.AO31];[.$A$1:.$Z$2];2))" office:value-type="string" office:string-value="t" calcext:value-type="string">
            <text:p>t</text:p>
          </table:table-cell>
          <table:table-cell table:style-name="ce4" table:formula="of:=IF(ISERROR(HLOOKUP([.AP31];[.$A$1:.$Z$2];2));&quot;&quot;;HLOOKUP([.AP31];[.$A$1:.$Z$2];2))" office:value-type="string" office:string-value="o" calcext:value-type="string">
            <text:p>o</text:p>
          </table:table-cell>
          <table:table-cell table:style-name="ce4" table:formula="of:=IF(ISERROR(HLOOKUP([.AQ31];[.$A$1:.$Z$2];2));&quot;&quot;;HLOOKUP([.AQ31];[.$A$1:.$Z$2];2))">
            <text:p/>
          </table:table-cell>
          <table:table-cell table:style-name="ce4" table:formula="of:=IF(ISERROR(HLOOKUP([.AR31];[.$A$1:.$Z$2];2));&quot;&quot;;HLOOKUP([.AR31];[.$A$1:.$Z$2];2))" office:value-type="string" office:string-value="a" calcext:value-type="string">
            <text:p>a</text:p>
          </table:table-cell>
          <table:table-cell table:style-name="ce4" table:formula="of:=IF(ISERROR(HLOOKUP([.AS31];[.$A$1:.$Z$2];2));&quot;&quot;;HLOOKUP([.AS31];[.$A$1:.$Z$2];2))" office:value-type="string" office:string-value="d" calcext:value-type="string">
            <text:p>d</text:p>
          </table:table-cell>
          <table:table-cell table:style-name="ce4" table:formula="of:=IF(ISERROR(HLOOKUP([.AT31];[.$A$1:.$Z$2];2));&quot;&quot;;HLOOKUP([.AT31];[.$A$1:.$Z$2];2))" office:value-type="string" office:string-value="d" calcext:value-type="string">
            <text:p>d</text:p>
          </table:table-cell>
          <table:table-cell table:style-name="ce4" table:formula="of:=IF(ISERROR(HLOOKUP([.AU31];[.$A$1:.$Z$2];2));&quot;&quot;;HLOOKUP([.AU31];[.$A$1:.$Z$2];2))">
            <text:p/>
          </table:table-cell>
          <table:table-cell table:style-name="ce4" table:formula="of:=IF(ISERROR(HLOOKUP([.AV31];[.$A$1:.$Z$2];2));&quot;&quot;;HLOOKUP([.AV31];[.$A$1:.$Z$2];2))" office:value-type="string" office:string-value="o" calcext:value-type="string">
            <text:p>o</text:p>
          </table:table-cell>
          <table:table-cell table:style-name="ce4" table:formula="of:=IF(ISERROR(HLOOKUP([.AW31];[.$A$1:.$Z$2];2));&quot;&quot;;HLOOKUP([.AW31];[.$A$1:.$Z$2];2))" office:value-type="string" office:string-value="r" calcext:value-type="string">
            <text:p>r</text:p>
          </table:table-cell>
          <table:table-cell table:style-name="ce4" table:formula="of:=IF(ISERROR(HLOOKUP([.AX31];[.$A$1:.$Z$2];2));&quot;&quot;;HLOOKUP([.AX31];[.$A$1:.$Z$2];2))">
            <text:p/>
          </table:table-cell>
          <table:table-cell table:style-name="ce4" table:formula="of:=IF(ISERROR(HLOOKUP([.AY31];[.$A$1:.$Z$2];2));&quot;&quot;;HLOOKUP([.AY31];[.$A$1:.$Z$2];2))" office:value-type="string" office:string-value="d" calcext:value-type="string">
            <text:p>d</text:p>
          </table:table-cell>
          <table:table-cell table:style-name="ce4" table:formula="of:=IF(ISERROR(HLOOKUP([.AZ31];[.$A$1:.$Z$2];2));&quot;&quot;;HLOOKUP([.AZ31];[.$A$1:.$Z$2];2))" office:value-type="string" office:string-value="e" calcext:value-type="string">
            <text:p>e</text:p>
          </table:table-cell>
          <table:table-cell table:style-name="ce4" table:formula="of:=IF(ISERROR(HLOOKUP([.BA31];[.$A$1:.$Z$2];2));&quot;&quot;;HLOOKUP([.BA31];[.$A$1:.$Z$2];2))" office:value-type="string" office:string-value="t" calcext:value-type="string">
            <text:p>t</text:p>
          </table:table-cell>
          <table:table-cell table:style-name="ce4" table:formula="of:=IF(ISERROR(HLOOKUP([.BB31];[.$A$1:.$Z$2];2));&quot;&quot;;HLOOKUP([.BB31];[.$A$1:.$Z$2];2))" office:value-type="string" office:string-value="r" calcext:value-type="string">
            <text:p>r</text:p>
          </table:table-cell>
          <table:table-cell table:style-name="ce4" table:formula="of:=IF(ISERROR(HLOOKUP([.BC31];[.$A$1:.$Z$2];2));&quot;&quot;;HLOOKUP([.BC31];[.$A$1:.$Z$2];2))" office:value-type="string" office:string-value="a" calcext:value-type="string">
            <text:p>a</text:p>
          </table:table-cell>
          <table:table-cell table:style-name="ce4" table:formula="of:=IF(ISERROR(HLOOKUP([.BD31];[.$A$1:.$Z$2];2));&quot;&quot;;HLOOKUP([.BD31];[.$A$1:.$Z$2];2))" office:value-type="string" office:string-value="c" calcext:value-type="string">
            <text:p>c</text:p>
          </table:table-cell>
          <table:table-cell table:style-name="ce4" table:formula="of:=IF(ISERROR(HLOOKUP([.BE31];[.$A$1:.$Z$2];2));&quot;&quot;;HLOOKUP([.BE31];[.$A$1:.$Z$2];2))" office:value-type="string" office:string-value="t" calcext:value-type="string">
            <text:p>t</text:p>
          </table:table-cell>
          <table:table-cell table:style-name="ce4" table:formula="of:=IF(ISERROR(HLOOKUP([.BF31];[.$A$1:.$Z$2];2));&quot;&quot;;HLOOKUP([.BF31];[.$A$1:.$Z$2];2))">
            <text:p/>
          </table:table-cell>
          <table:table-cell table:style-name="ce4" table:formula="of:=IF(ISERROR(HLOOKUP([.BG31];[.$A$1:.$Z$2];2));&quot;&quot;;HLOOKUP([.BG31];[.$A$1:.$Z$2];2))" office:value-type="string" office:string-value="t" calcext:value-type="string">
            <text:p>t</text:p>
          </table:table-cell>
          <table:table-cell table:style-name="ce4" table:formula="of:=IF(ISERROR(HLOOKUP([.BH31];[.$A$1:.$Z$2];2));&quot;&quot;;HLOOKUP([.BH31];[.$A$1:.$Z$2];2))" office:value-type="string" office:string-value="h" calcext:value-type="string">
            <text:p>h</text:p>
          </table:table-cell>
          <table:table-cell table:style-name="ce4" table:formula="of:=IF(ISERROR(HLOOKUP([.BI31];[.$A$1:.$Z$2];2));&quot;&quot;;HLOOKUP([.BI31];[.$A$1:.$Z$2];2))" office:value-type="string" office:string-value="e" calcext:value-type="string">
            <text:p>e</text:p>
          </table:table-cell>
          <table:table-cell table:style-name="ce4" table:formula="of:=IF(ISERROR(HLOOKUP([.BJ31];[.$A$1:.$Z$2];2));&quot;&quot;;HLOOKUP([.BJ31];[.$A$1:.$Z$2];2))">
            <text:p/>
          </table:table-cell>
          <table:table-cell table:style-name="ce4" table:formula="of:=IF(ISERROR(HLOOKUP([.BK31];[.$A$1:.$Z$2];2));&quot;&quot;;HLOOKUP([.BK31];[.$A$1:.$Z$2];2))" office:value-type="string" office:string-value="w" calcext:value-type="string">
            <text:p>w</text:p>
          </table:table-cell>
          <table:table-cell table:style-name="ce4" table:formula="of:=IF(ISERROR(HLOOKUP([.BL31];[.$A$1:.$Z$2];2));&quot;&quot;;HLOOKUP([.BL31];[.$A$1:.$Z$2];2))" office:value-type="string" office:string-value="o" calcext:value-type="string">
            <text:p>o</text:p>
          </table:table-cell>
          <table:table-cell table:style-name="ce4" table:formula="of:=IF(ISERROR(HLOOKUP([.BM31];[.$A$1:.$Z$2];2));&quot;&quot;;HLOOKUP([.BM31];[.$A$1:.$Z$2];2))" office:value-type="string" office:string-value="r" calcext:value-type="string">
            <text:p>r</text:p>
          </table:table-cell>
          <table:table-cell table:style-name="ce4" table:formula="of:=IF(ISERROR(HLOOKUP([.BN31];[.$A$1:.$Z$2];2));&quot;&quot;;HLOOKUP([.BN31];[.$A$1:.$Z$2];2))" office:value-type="string" office:string-value="l" calcext:value-type="string">
            <text:p>l</text:p>
          </table:table-cell>
          <table:table-cell table:style-name="ce4" table:formula="of:=IF(ISERROR(HLOOKUP([.BO31];[.$A$1:.$Z$2];2));&quot;&quot;;HLOOKUP([.BO31];[.$A$1:.$Z$2];2))" office:value-type="string" office:string-value="d" calcext:value-type="string">
            <text:p>d</text:p>
          </table:table-cell>
          <table:table-cell table:style-name="ce4" table:formula="of:=IF(ISERROR(HLOOKUP([.BP31];[.$A$1:.$Z$2];2));&quot;&quot;;HLOOKUP([.BP31];[.$A$1:.$Z$2];2))">
            <text:p/>
          </table:table-cell>
          <table:table-cell table:style-name="ce4" table:formula="of:=IF(ISERROR(HLOOKUP([.BQ31];[.$A$1:.$Z$2];2));&quot;&quot;;HLOOKUP([.BQ31];[.$A$1:.$Z$2];2))" office:value-type="string" office:string-value="w" calcext:value-type="string">
            <text:p>w</text:p>
          </table:table-cell>
          <table:table-cell table:style-name="ce4" table:formula="of:=IF(ISERROR(HLOOKUP([.BR31];[.$A$1:.$Z$2];2));&quot;&quot;;HLOOKUP([.BR31];[.$A$1:.$Z$2];2))" office:value-type="string" office:string-value="i" calcext:value-type="string">
            <text:p>i</text:p>
          </table:table-cell>
          <table:table-cell table:style-name="ce4" table:formula="of:=IF(ISERROR(HLOOKUP([.BS31];[.$A$1:.$Z$2];2));&quot;&quot;;HLOOKUP([.BS31];[.$A$1:.$Z$2];2))" office:value-type="string" office:string-value="l" calcext:value-type="string">
            <text:p>l</text:p>
          </table:table-cell>
          <table:table-cell table:style-name="ce4" table:formula="of:=IF(ISERROR(HLOOKUP([.BT31];[.$A$1:.$Z$2];2));&quot;&quot;;HLOOKUP([.BT31];[.$A$1:.$Z$2];2))" office:value-type="string" office:string-value="l" calcext:value-type="string">
            <text:p>l</text:p>
          </table:table-cell>
          <table:table-cell table:style-name="ce4" table:formula="of:=IF(ISERROR(HLOOKUP([.BU31];[.$A$1:.$Z$2];2));&quot;&quot;;HLOOKUP([.BU31];[.$A$1:.$Z$2];2))">
            <text:p/>
          </table:table-cell>
          <table:table-cell table:style-name="ce4" table:formula="of:=IF(ISERROR(HLOOKUP([.BV31];[.$A$1:.$Z$2];2));&quot;&quot;;HLOOKUP([.BV31];[.$A$1:.$Z$2];2))">
            <text:p/>
          </table:table-cell>
          <table:table-cell table:style-name="ce4" table:formula="of:=IF(ISERROR(HLOOKUP([.BW31];[.$A$1:.$Z$2];2));&quot;&quot;;HLOOKUP([.BW31];[.$A$1:.$Z$2];2))">
            <text:p/>
          </table:table-cell>
          <table:table-cell table:style-name="ce4" table:formula="of:=IF(ISERROR(HLOOKUP([.BX31];[.$A$1:.$Z$2];2));&quot;&quot;;HLOOKUP([.BX31];[.$A$1:.$Z$2];2))">
            <text:p/>
          </table:table-cell>
          <table:table-cell table:style-name="ce4" table:formula="of:=IF(ISERROR(HLOOKUP([.BY31];[.$A$1:.$Z$2];2));&quot;&quot;;HLOOKUP([.BY31];[.$A$1:.$Z$2];2))">
            <text:p/>
          </table:table-cell>
          <table:table-cell table:style-name="ce4" table:formula="of:=IF(ISERROR(HLOOKUP([.BZ31];[.$A$1:.$Z$2];2));&quot;&quot;;HLOOKUP([.BZ31];[.$A$1:.$Z$2];2))">
            <text:p/>
          </table:table-cell>
          <table:table-cell table:number-columns-repeated="946"/>
        </table:table-row>
        <table:table-row table:style-name="ro1">
          <table:table-cell table:style-name="ce4" table:number-columns-repeated="78"/>
          <table:table-cell table:number-columns-repeated="946"/>
        </table:table-row>
        <table:table-row table:style-name="ro1"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o</text:p>
          </table:table-cell>
          <table:table-cell table:number-columns-repeated="2" table:style-name="ce4" office:value-type="string" calcext:value-type="string">
            <text:p>c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q</text:p>
          </table:table-cell>
          <table:table-cell table:style-name="ce4"/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w</text:p>
          </table:table-cell>
          <table:table-cell table:style-name="ce4"/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g</text:p>
          </table:table-cell>
          <table:table-cell table:style-name="ce4"/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c</text:p>
          </table:table-cell>
          <table:table-cell table:style-name="ce4" table:number-columns-repeated="3"/>
          <table:table-cell table:number-columns-repeated="946"/>
        </table:table-row>
        <table:table-row table:style-name="ro1">
          <table:table-cell table:style-name="ce4" table:formula="of:=IF(ISERROR(HLOOKUP([.A34];[.$A$1:.$Z$2];2));&quot;&quot;;HLOOKUP([.A34];[.$A$1:.$Z$2];2))" office:value-type="string" office:string-value="l" calcext:value-type="string">
            <text:p>l</text:p>
          </table:table-cell>
          <table:table-cell table:style-name="ce4" table:formula="of:=IF(ISERROR(HLOOKUP([.B34];[.$A$1:.$Z$2];2));&quot;&quot;;HLOOKUP([.B34];[.$A$1:.$Z$2];2))" office:value-type="string" office:string-value="i" calcext:value-type="string">
            <text:p>i</text:p>
          </table:table-cell>
          <table:table-cell table:style-name="ce4" table:formula="of:=IF(ISERROR(HLOOKUP([.C34];[.$A$1:.$Z$2];2));&quot;&quot;;HLOOKUP([.C34];[.$A$1:.$Z$2];2))" office:value-type="string" office:string-value="t" calcext:value-type="string">
            <text:p>t</text:p>
          </table:table-cell>
          <table:table-cell table:style-name="ce4" table:formula="of:=IF(ISERROR(HLOOKUP([.D34];[.$A$1:.$Z$2];2));&quot;&quot;;HLOOKUP([.D34];[.$A$1:.$Z$2];2))" office:value-type="string" office:string-value="t" calcext:value-type="string">
            <text:p>t</text:p>
          </table:table-cell>
          <table:table-cell table:style-name="ce4" table:formula="of:=IF(ISERROR(HLOOKUP([.E34];[.$A$1:.$Z$2];2));&quot;&quot;;HLOOKUP([.E34];[.$A$1:.$Z$2];2))" office:value-type="string" office:string-value="l" calcext:value-type="string">
            <text:p>l</text:p>
          </table:table-cell>
          <table:table-cell table:style-name="ce4" table:formula="of:=IF(ISERROR(HLOOKUP([.F34];[.$A$1:.$Z$2];2));&quot;&quot;;HLOOKUP([.F34];[.$A$1:.$Z$2];2))" office:value-type="string" office:string-value="e" calcext:value-type="string">
            <text:p>e</text:p>
          </table:table-cell>
          <table:table-cell table:style-name="ce4" table:formula="of:=IF(ISERROR(HLOOKUP([.G34];[.$A$1:.$Z$2];2));&quot;&quot;;HLOOKUP([.G34];[.$A$1:.$Z$2];2))">
            <text:p/>
          </table:table-cell>
          <table:table-cell table:style-name="ce4" table:formula="of:=IF(ISERROR(HLOOKUP([.H34];[.$A$1:.$Z$2];2));&quot;&quot;;HLOOKUP([.H34];[.$A$1:.$Z$2];2))" office:value-type="string" office:string-value="n" calcext:value-type="string">
            <text:p>n</text:p>
          </table:table-cell>
          <table:table-cell table:style-name="ce4" table:formula="of:=IF(ISERROR(HLOOKUP([.I34];[.$A$1:.$Z$2];2));&quot;&quot;;HLOOKUP([.I34];[.$A$1:.$Z$2];2))" office:value-type="string" office:string-value="o" calcext:value-type="string">
            <text:p>o</text:p>
          </table:table-cell>
          <table:table-cell table:style-name="ce4" table:formula="of:=IF(ISERROR(HLOOKUP([.J34];[.$A$1:.$Z$2];2));&quot;&quot;;HLOOKUP([.J34];[.$A$1:.$Z$2];2))" office:value-type="string" office:string-value="t" calcext:value-type="string">
            <text:p>t</text:p>
          </table:table-cell>
          <table:table-cell table:style-name="ce4" table:formula="of:=IF(ISERROR(HLOOKUP([.K34];[.$A$1:.$Z$2];2));&quot;&quot;;HLOOKUP([.K34];[.$A$1:.$Z$2];2))" office:value-type="string" office:string-value="e" calcext:value-type="string">
            <text:p>e</text:p>
          </table:table-cell>
          <table:table-cell table:style-name="ce4" table:formula="of:=IF(ISERROR(HLOOKUP([.L34];[.$A$1:.$Z$2];2));&quot;&quot;;HLOOKUP([.L34];[.$A$1:.$Z$2];2))">
            <text:p/>
          </table:table-cell>
          <table:table-cell table:style-name="ce4" table:formula="of:=IF(ISERROR(HLOOKUP([.M34];[.$A$1:.$Z$2];2));&quot;&quot;;HLOOKUP([.M34];[.$A$1:.$Z$2];2))" office:value-type="string" office:string-value="n" calcext:value-type="string">
            <text:p>n</text:p>
          </table:table-cell>
          <table:table-cell table:style-name="ce4" table:formula="of:=IF(ISERROR(HLOOKUP([.N34];[.$A$1:.$Z$2];2));&quot;&quot;;HLOOKUP([.N34];[.$A$1:.$Z$2];2))" office:value-type="string" office:string-value="o" calcext:value-type="string">
            <text:p>o</text:p>
          </table:table-cell>
          <table:table-cell table:style-name="ce4" table:formula="of:=IF(ISERROR(HLOOKUP([.O34];[.$A$1:.$Z$2];2));&quot;&quot;;HLOOKUP([.O34];[.$A$1:.$Z$2];2))" office:value-type="string" office:string-value="r" calcext:value-type="string">
            <text:p>r</text:p>
          </table:table-cell>
          <table:table-cell table:style-name="ce4" table:formula="of:=IF(ISERROR(HLOOKUP([.P34];[.$A$1:.$Z$2];2));&quot;&quot;;HLOOKUP([.P34];[.$A$1:.$Z$2];2))">
            <text:p/>
          </table:table-cell>
          <table:table-cell table:style-name="ce4" table:formula="of:=IF(ISERROR(HLOOKUP([.Q34];[.$A$1:.$Z$2];2));&quot;&quot;;HLOOKUP([.Q34];[.$A$1:.$Z$2];2))" office:value-type="string" office:string-value="l" calcext:value-type="string">
            <text:p>l</text:p>
          </table:table-cell>
          <table:table-cell table:style-name="ce4" table:formula="of:=IF(ISERROR(HLOOKUP([.R34];[.$A$1:.$Z$2];2));&quot;&quot;;HLOOKUP([.R34];[.$A$1:.$Z$2];2))" office:value-type="string" office:string-value="o" calcext:value-type="string">
            <text:p>o</text:p>
          </table:table-cell>
          <table:table-cell table:style-name="ce4" table:formula="of:=IF(ISERROR(HLOOKUP([.S34];[.$A$1:.$Z$2];2));&quot;&quot;;HLOOKUP([.S34];[.$A$1:.$Z$2];2))" office:value-type="string" office:string-value="n" calcext:value-type="string">
            <text:p>n</text:p>
          </table:table-cell>
          <table:table-cell table:style-name="ce4" table:formula="of:=IF(ISERROR(HLOOKUP([.T34];[.$A$1:.$Z$2];2));&quot;&quot;;HLOOKUP([.T34];[.$A$1:.$Z$2];2))" office:value-type="string" office:string-value="g" calcext:value-type="string">
            <text:p>g</text:p>
          </table:table-cell>
          <table:table-cell table:style-name="ce4" table:formula="of:=IF(ISERROR(HLOOKUP([.U34];[.$A$1:.$Z$2];2));&quot;&quot;;HLOOKUP([.U34];[.$A$1:.$Z$2];2))">
            <text:p/>
          </table:table-cell>
          <table:table-cell table:style-name="ce4" table:formula="of:=IF(ISERROR(HLOOKUP([.V34];[.$A$1:.$Z$2];2));&quot;&quot;;HLOOKUP([.V34];[.$A$1:.$Z$2];2))" office:value-type="string" office:string-value="r" calcext:value-type="string">
            <text:p>r</text:p>
          </table:table-cell>
          <table:table-cell table:style-name="ce4" table:formula="of:=IF(ISERROR(HLOOKUP([.W34];[.$A$1:.$Z$2];2));&quot;&quot;;HLOOKUP([.W34];[.$A$1:.$Z$2];2))" office:value-type="string" office:string-value="e" calcext:value-type="string">
            <text:p>e</text:p>
          </table:table-cell>
          <table:table-cell table:style-name="ce4" table:formula="of:=IF(ISERROR(HLOOKUP([.X34];[.$A$1:.$Z$2];2));&quot;&quot;;HLOOKUP([.X34];[.$A$1:.$Z$2];2))" office:value-type="string" office:string-value="m" calcext:value-type="string">
            <text:p>m</text:p>
          </table:table-cell>
          <table:table-cell table:style-name="ce4" table:formula="of:=IF(ISERROR(HLOOKUP([.Y34];[.$A$1:.$Z$2];2));&quot;&quot;;HLOOKUP([.Y34];[.$A$1:.$Z$2];2))" office:value-type="string" office:string-value="e" calcext:value-type="string">
            <text:p>e</text:p>
          </table:table-cell>
          <table:table-cell table:style-name="ce4" table:formula="of:=IF(ISERROR(HLOOKUP([.Z34];[.$A$1:.$Z$2];2));&quot;&quot;;HLOOKUP([.Z34];[.$A$1:.$Z$2];2))" office:value-type="string" office:string-value="m" calcext:value-type="string">
            <text:p>m</text:p>
          </table:table-cell>
          <table:table-cell table:style-name="ce4" table:formula="of:=IF(ISERROR(HLOOKUP([.AA34];[.$A$1:.$Z$2];2));&quot;&quot;;HLOOKUP([.AA34];[.$A$1:.$Z$2];2))" office:value-type="string" office:string-value="b" calcext:value-type="string">
            <text:p>b</text:p>
          </table:table-cell>
          <table:table-cell table:style-name="ce4" table:formula="of:=IF(ISERROR(HLOOKUP([.AB34];[.$A$1:.$Z$2];2));&quot;&quot;;HLOOKUP([.AB34];[.$A$1:.$Z$2];2))" office:value-type="string" office:string-value="e" calcext:value-type="string">
            <text:p>e</text:p>
          </table:table-cell>
          <table:table-cell table:style-name="ce4" table:formula="of:=IF(ISERROR(HLOOKUP([.AC34];[.$A$1:.$Z$2];2));&quot;&quot;;HLOOKUP([.AC34];[.$A$1:.$Z$2];2))" office:value-type="string" office:string-value="r" calcext:value-type="string">
            <text:p>r</text:p>
          </table:table-cell>
          <table:table-cell table:style-name="ce4" table:formula="of:=IF(ISERROR(HLOOKUP([.AD34];[.$A$1:.$Z$2];2));&quot;&quot;;HLOOKUP([.AD34];[.$A$1:.$Z$2];2))">
            <text:p/>
          </table:table-cell>
          <table:table-cell table:style-name="ce4" table:formula="of:=IF(ISERROR(HLOOKUP([.AE34];[.$A$1:.$Z$2];2));&quot;&quot;;HLOOKUP([.AE34];[.$A$1:.$Z$2];2))" office:value-type="string" office:string-value="w" calcext:value-type="string">
            <text:p>w</text:p>
          </table:table-cell>
          <table:table-cell table:style-name="ce4" table:formula="of:=IF(ISERROR(HLOOKUP([.AF34];[.$A$1:.$Z$2];2));&quot;&quot;;HLOOKUP([.AF34];[.$A$1:.$Z$2];2))" office:value-type="string" office:string-value="h" calcext:value-type="string">
            <text:p>h</text:p>
          </table:table-cell>
          <table:table-cell table:style-name="ce4" table:formula="of:=IF(ISERROR(HLOOKUP([.AG34];[.$A$1:.$Z$2];2));&quot;&quot;;HLOOKUP([.AG34];[.$A$1:.$Z$2];2))" office:value-type="string" office:string-value="a" calcext:value-type="string">
            <text:p>a</text:p>
          </table:table-cell>
          <table:table-cell table:style-name="ce4" table:formula="of:=IF(ISERROR(HLOOKUP([.AH34];[.$A$1:.$Z$2];2));&quot;&quot;;HLOOKUP([.AH34];[.$A$1:.$Z$2];2))" office:value-type="string" office:string-value="t" calcext:value-type="string">
            <text:p>t</text:p>
          </table:table-cell>
          <table:table-cell table:style-name="ce4" table:formula="of:=IF(ISERROR(HLOOKUP([.AI34];[.$A$1:.$Z$2];2));&quot;&quot;;HLOOKUP([.AI34];[.$A$1:.$Z$2];2))">
            <text:p/>
          </table:table-cell>
          <table:table-cell table:style-name="ce4" table:formula="of:=IF(ISERROR(HLOOKUP([.AJ34];[.$A$1:.$Z$2];2));&quot;&quot;;HLOOKUP([.AJ34];[.$A$1:.$Z$2];2))" office:value-type="string" office:string-value="w" calcext:value-type="string">
            <text:p>w</text:p>
          </table:table-cell>
          <table:table-cell table:style-name="ce4" table:formula="of:=IF(ISERROR(HLOOKUP([.AK34];[.$A$1:.$Z$2];2));&quot;&quot;;HLOOKUP([.AK34];[.$A$1:.$Z$2];2))" office:value-type="string" office:string-value="e" calcext:value-type="string">
            <text:p>e</text:p>
          </table:table-cell>
          <table:table-cell table:style-name="ce4" table:formula="of:=IF(ISERROR(HLOOKUP([.AL34];[.$A$1:.$Z$2];2));&quot;&quot;;HLOOKUP([.AL34];[.$A$1:.$Z$2];2))">
            <text:p/>
          </table:table-cell>
          <table:table-cell table:style-name="ce4" table:formula="of:=IF(ISERROR(HLOOKUP([.AM34];[.$A$1:.$Z$2];2));&quot;&quot;;HLOOKUP([.AM34];[.$A$1:.$Z$2];2))" office:value-type="string" office:string-value="s" calcext:value-type="string">
            <text:p>s</text:p>
          </table:table-cell>
          <table:table-cell table:style-name="ce4" table:formula="of:=IF(ISERROR(HLOOKUP([.AN34];[.$A$1:.$Z$2];2));&quot;&quot;;HLOOKUP([.AN34];[.$A$1:.$Z$2];2))" office:value-type="string" office:string-value="a" calcext:value-type="string">
            <text:p>a</text:p>
          </table:table-cell>
          <table:table-cell table:style-name="ce4" table:formula="of:=IF(ISERROR(HLOOKUP([.AO34];[.$A$1:.$Z$2];2));&quot;&quot;;HLOOKUP([.AO34];[.$A$1:.$Z$2];2))" office:value-type="string" office:string-value="y" calcext:value-type="string">
            <text:p>y</text:p>
          </table:table-cell>
          <table:table-cell table:style-name="ce4" table:formula="of:=IF(ISERROR(HLOOKUP([.AP34];[.$A$1:.$Z$2];2));&quot;&quot;;HLOOKUP([.AP34];[.$A$1:.$Z$2];2))">
            <text:p/>
          </table:table-cell>
          <table:table-cell table:style-name="ce4" table:formula="of:=IF(ISERROR(HLOOKUP([.AQ34];[.$A$1:.$Z$2];2));&quot;&quot;;HLOOKUP([.AQ34];[.$A$1:.$Z$2];2))" office:value-type="string" office:string-value="h" calcext:value-type="string">
            <text:p>h</text:p>
          </table:table-cell>
          <table:table-cell table:style-name="ce4" table:formula="of:=IF(ISERROR(HLOOKUP([.AR34];[.$A$1:.$Z$2];2));&quot;&quot;;HLOOKUP([.AR34];[.$A$1:.$Z$2];2))" office:value-type="string" office:string-value="e" calcext:value-type="string">
            <text:p>e</text:p>
          </table:table-cell>
          <table:table-cell table:style-name="ce4" table:formula="of:=IF(ISERROR(HLOOKUP([.AS34];[.$A$1:.$Z$2];2));&quot;&quot;;HLOOKUP([.AS34];[.$A$1:.$Z$2];2))" office:value-type="string" office:string-value="r" calcext:value-type="string">
            <text:p>r</text:p>
          </table:table-cell>
          <table:table-cell table:style-name="ce4" table:formula="of:=IF(ISERROR(HLOOKUP([.AT34];[.$A$1:.$Z$2];2));&quot;&quot;;HLOOKUP([.AT34];[.$A$1:.$Z$2];2))" office:value-type="string" office:string-value="e" calcext:value-type="string">
            <text:p>e</text:p>
          </table:table-cell>
          <table:table-cell table:style-name="ce4" table:formula="of:=IF(ISERROR(HLOOKUP([.AU34];[.$A$1:.$Z$2];2));&quot;&quot;;HLOOKUP([.AU34];[.$A$1:.$Z$2];2))">
            <text:p/>
          </table:table-cell>
          <table:table-cell table:style-name="ce4" table:formula="of:=IF(ISERROR(HLOOKUP([.AV34];[.$A$1:.$Z$2];2));&quot;&quot;;HLOOKUP([.AV34];[.$A$1:.$Z$2];2))" office:value-type="string" office:string-value="b" calcext:value-type="string">
            <text:p>b</text:p>
          </table:table-cell>
          <table:table-cell table:style-name="ce4" table:formula="of:=IF(ISERROR(HLOOKUP([.AW34];[.$A$1:.$Z$2];2));&quot;&quot;;HLOOKUP([.AW34];[.$A$1:.$Z$2];2))" office:value-type="string" office:string-value="u" calcext:value-type="string">
            <text:p>u</text:p>
          </table:table-cell>
          <table:table-cell table:style-name="ce4" table:formula="of:=IF(ISERROR(HLOOKUP([.AX34];[.$A$1:.$Z$2];2));&quot;&quot;;HLOOKUP([.AX34];[.$A$1:.$Z$2];2))" office:value-type="string" office:string-value="t" calcext:value-type="string">
            <text:p>t</text:p>
          </table:table-cell>
          <table:table-cell table:style-name="ce4" table:formula="of:=IF(ISERROR(HLOOKUP([.AY34];[.$A$1:.$Z$2];2));&quot;&quot;;HLOOKUP([.AY34];[.$A$1:.$Z$2];2))">
            <text:p/>
          </table:table-cell>
          <table:table-cell table:style-name="ce4" table:formula="of:=IF(ISERROR(HLOOKUP([.AZ34];[.$A$1:.$Z$2];2));&quot;&quot;;HLOOKUP([.AZ34];[.$A$1:.$Z$2];2))" office:value-type="string" office:string-value="i" calcext:value-type="string">
            <text:p>i</text:p>
          </table:table-cell>
          <table:table-cell table:style-name="ce4" table:formula="of:=IF(ISERROR(HLOOKUP([.BA34];[.$A$1:.$Z$2];2));&quot;&quot;;HLOOKUP([.BA34];[.$A$1:.$Z$2];2))" office:value-type="string" office:string-value="t" calcext:value-type="string">
            <text:p>t</text:p>
          </table:table-cell>
          <table:table-cell table:style-name="ce4" table:formula="of:=IF(ISERROR(HLOOKUP([.BB34];[.$A$1:.$Z$2];2));&quot;&quot;;HLOOKUP([.BB34];[.$A$1:.$Z$2];2))">
            <text:p/>
          </table:table-cell>
          <table:table-cell table:style-name="ce4" table:formula="of:=IF(ISERROR(HLOOKUP([.BC34];[.$A$1:.$Z$2];2));&quot;&quot;;HLOOKUP([.BC34];[.$A$1:.$Z$2];2))" office:value-type="string" office:string-value="c" calcext:value-type="string">
            <text:p>c</text:p>
          </table:table-cell>
          <table:table-cell table:style-name="ce4" table:formula="of:=IF(ISERROR(HLOOKUP([.BD34];[.$A$1:.$Z$2];2));&quot;&quot;;HLOOKUP([.BD34];[.$A$1:.$Z$2];2))" office:value-type="string" office:string-value="a" calcext:value-type="string">
            <text:p>a</text:p>
          </table:table-cell>
          <table:table-cell table:style-name="ce4" table:formula="of:=IF(ISERROR(HLOOKUP([.BE34];[.$A$1:.$Z$2];2));&quot;&quot;;HLOOKUP([.BE34];[.$A$1:.$Z$2];2))" office:value-type="string" office:string-value="n" calcext:value-type="string">
            <text:p>n</text:p>
          </table:table-cell>
          <table:table-cell table:style-name="ce4" table:formula="of:=IF(ISERROR(HLOOKUP([.BF34];[.$A$1:.$Z$2];2));&quot;&quot;;HLOOKUP([.BF34];[.$A$1:.$Z$2];2))">
            <text:p/>
          </table:table-cell>
          <table:table-cell table:style-name="ce4" table:formula="of:=IF(ISERROR(HLOOKUP([.BG34];[.$A$1:.$Z$2];2));&quot;&quot;;HLOOKUP([.BG34];[.$A$1:.$Z$2];2))" office:value-type="string" office:string-value="n" calcext:value-type="string">
            <text:p>n</text:p>
          </table:table-cell>
          <table:table-cell table:style-name="ce4" table:formula="of:=IF(ISERROR(HLOOKUP([.BH34];[.$A$1:.$Z$2];2));&quot;&quot;;HLOOKUP([.BH34];[.$A$1:.$Z$2];2))" office:value-type="string" office:string-value="e" calcext:value-type="string">
            <text:p>e</text:p>
          </table:table-cell>
          <table:table-cell table:style-name="ce4" table:formula="of:=IF(ISERROR(HLOOKUP([.BI34];[.$A$1:.$Z$2];2));&quot;&quot;;HLOOKUP([.BI34];[.$A$1:.$Z$2];2))" office:value-type="string" office:string-value="v" calcext:value-type="string">
            <text:p>v</text:p>
          </table:table-cell>
          <table:table-cell table:style-name="ce4" table:formula="of:=IF(ISERROR(HLOOKUP([.BJ34];[.$A$1:.$Z$2];2));&quot;&quot;;HLOOKUP([.BJ34];[.$A$1:.$Z$2];2))" office:value-type="string" office:string-value="e" calcext:value-type="string">
            <text:p>e</text:p>
          </table:table-cell>
          <table:table-cell table:style-name="ce4" table:formula="of:=IF(ISERROR(HLOOKUP([.BK34];[.$A$1:.$Z$2];2));&quot;&quot;;HLOOKUP([.BK34];[.$A$1:.$Z$2];2))" office:value-type="string" office:string-value="r" calcext:value-type="string">
            <text:p>r</text:p>
          </table:table-cell>
          <table:table-cell table:style-name="ce4" table:formula="of:=IF(ISERROR(HLOOKUP([.BL34];[.$A$1:.$Z$2];2));&quot;&quot;;HLOOKUP([.BL34];[.$A$1:.$Z$2];2))">
            <text:p/>
          </table:table-cell>
          <table:table-cell table:style-name="ce4" table:formula="of:=IF(ISERROR(HLOOKUP([.BM34];[.$A$1:.$Z$2];2));&quot;&quot;;HLOOKUP([.BM34];[.$A$1:.$Z$2];2))" office:value-type="string" office:string-value="f" calcext:value-type="string">
            <text:p>f</text:p>
          </table:table-cell>
          <table:table-cell table:style-name="ce4" table:formula="of:=IF(ISERROR(HLOOKUP([.BN34];[.$A$1:.$Z$2];2));&quot;&quot;;HLOOKUP([.BN34];[.$A$1:.$Z$2];2))" office:value-type="string" office:string-value="o" calcext:value-type="string">
            <text:p>o</text:p>
          </table:table-cell>
          <table:table-cell table:style-name="ce4" table:formula="of:=IF(ISERROR(HLOOKUP([.BO34];[.$A$1:.$Z$2];2));&quot;&quot;;HLOOKUP([.BO34];[.$A$1:.$Z$2];2))" office:value-type="string" office:string-value="r" calcext:value-type="string">
            <text:p>r</text:p>
          </table:table-cell>
          <table:table-cell table:style-name="ce4" table:formula="of:=IF(ISERROR(HLOOKUP([.BP34];[.$A$1:.$Z$2];2));&quot;&quot;;HLOOKUP([.BP34];[.$A$1:.$Z$2];2))" office:value-type="string" office:string-value="g" calcext:value-type="string">
            <text:p>g</text:p>
          </table:table-cell>
          <table:table-cell table:style-name="ce4" table:formula="of:=IF(ISERROR(HLOOKUP([.BQ34];[.$A$1:.$Z$2];2));&quot;&quot;;HLOOKUP([.BQ34];[.$A$1:.$Z$2];2))" office:value-type="string" office:string-value="e" calcext:value-type="string">
            <text:p>e</text:p>
          </table:table-cell>
          <table:table-cell table:style-name="ce4" table:formula="of:=IF(ISERROR(HLOOKUP([.BR34];[.$A$1:.$Z$2];2));&quot;&quot;;HLOOKUP([.BR34];[.$A$1:.$Z$2];2))" office:value-type="string" office:string-value="t" calcext:value-type="string">
            <text:p>t</text:p>
          </table:table-cell>
          <table:table-cell table:style-name="ce4" table:formula="of:=IF(ISERROR(HLOOKUP([.BS34];[.$A$1:.$Z$2];2));&quot;&quot;;HLOOKUP([.BS34];[.$A$1:.$Z$2];2))">
            <text:p/>
          </table:table-cell>
          <table:table-cell table:style-name="ce4" table:formula="of:=IF(ISERROR(HLOOKUP([.BT34];[.$A$1:.$Z$2];2));&quot;&quot;;HLOOKUP([.BT34];[.$A$1:.$Z$2];2))" office:value-type="string" office:string-value="w" calcext:value-type="string">
            <text:p>w</text:p>
          </table:table-cell>
          <table:table-cell table:style-name="ce4" table:formula="of:=IF(ISERROR(HLOOKUP([.BU34];[.$A$1:.$Z$2];2));&quot;&quot;;HLOOKUP([.BU34];[.$A$1:.$Z$2];2))" office:value-type="string" office:string-value="h" calcext:value-type="string">
            <text:p>h</text:p>
          </table:table-cell>
          <table:table-cell table:style-name="ce4" table:formula="of:=IF(ISERROR(HLOOKUP([.BV34];[.$A$1:.$Z$2];2));&quot;&quot;;HLOOKUP([.BV34];[.$A$1:.$Z$2];2))" office:value-type="string" office:string-value="a" calcext:value-type="string">
            <text:p>a</text:p>
          </table:table-cell>
          <table:table-cell table:style-name="ce4" table:formula="of:=IF(ISERROR(HLOOKUP([.BW34];[.$A$1:.$Z$2];2));&quot;&quot;;HLOOKUP([.BW34];[.$A$1:.$Z$2];2))" office:value-type="string" office:string-value="t" calcext:value-type="string">
            <text:p>t</text:p>
          </table:table-cell>
          <table:table-cell table:style-name="ce4" table:formula="of:=IF(ISERROR(HLOOKUP([.BX34];[.$A$1:.$Z$2];2));&quot;&quot;;HLOOKUP([.BX34];[.$A$1:.$Z$2];2))">
            <text:p/>
          </table:table-cell>
          <table:table-cell table:style-name="ce4" table:formula="of:=IF(ISERROR(HLOOKUP([.BY34];[.$A$1:.$Z$2];2));&quot;&quot;;HLOOKUP([.BY34];[.$A$1:.$Z$2];2))">
            <text:p/>
          </table:table-cell>
          <table:table-cell table:style-name="ce4" table:formula="of:=IF(ISERROR(HLOOKUP([.BZ34];[.$A$1:.$Z$2];2));&quot;&quot;;HLOOKUP([.BZ34];[.$A$1:.$Z$2];2))">
            <text:p/>
          </table:table-cell>
          <table:table-cell table:number-columns-repeated="946"/>
        </table:table-row>
        <table:table-row table:style-name="ro1">
          <table:table-cell table:style-name="ce4" table:number-columns-repeated="78"/>
          <table:table-cell table:number-columns-repeated="946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w</text:p>
          </table:table-cell>
          <table:table-cell table:style-name="ce4"/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m</text:p>
          </table:table-cell>
          <table:table-cell table:style-name="ce4"/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b</text:p>
          </table:table-cell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b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q</text:p>
          </table:table-cell>
          <table:table-cell table:style-name="ce4"/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u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m</text:p>
          </table:table-cell>
          <table:table-cell table:style-name="ce4"/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u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l</text:p>
          </table:table-cell>
          <table:table-cell table:style-name="ce4" table:number-columns-repeated="6"/>
          <table:table-cell table:number-columns-repeated="946"/>
        </table:table-row>
        <table:table-row table:style-name="ro1">
          <table:table-cell table:style-name="ce4" table:formula="of:=IF(ISERROR(HLOOKUP([.A37];[.$A$1:.$Z$2];2));&quot;&quot;;HLOOKUP([.A37];[.$A$1:.$Z$2];2))" office:value-type="string" office:string-value="t" calcext:value-type="string">
            <text:p>t</text:p>
          </table:table-cell>
          <table:table-cell table:style-name="ce4" table:formula="of:=IF(ISERROR(HLOOKUP([.B37];[.$A$1:.$Z$2];2));&quot;&quot;;HLOOKUP([.B37];[.$A$1:.$Z$2];2))" office:value-type="string" office:string-value="h" calcext:value-type="string">
            <text:p>h</text:p>
          </table:table-cell>
          <table:table-cell table:style-name="ce4" table:formula="of:=IF(ISERROR(HLOOKUP([.C37];[.$A$1:.$Z$2];2));&quot;&quot;;HLOOKUP([.C37];[.$A$1:.$Z$2];2))" office:value-type="string" office:string-value="e" calcext:value-type="string">
            <text:p>e</text:p>
          </table:table-cell>
          <table:table-cell table:style-name="ce4" table:formula="of:=IF(ISERROR(HLOOKUP([.D37];[.$A$1:.$Z$2];2));&quot;&quot;;HLOOKUP([.D37];[.$A$1:.$Z$2];2))" office:value-type="string" office:string-value="y" calcext:value-type="string">
            <text:p>y</text:p>
          </table:table-cell>
          <table:table-cell table:style-name="ce4" table:formula="of:=IF(ISERROR(HLOOKUP([.E37];[.$A$1:.$Z$2];2));&quot;&quot;;HLOOKUP([.E37];[.$A$1:.$Z$2];2))">
            <text:p/>
          </table:table-cell>
          <table:table-cell table:style-name="ce4" table:formula="of:=IF(ISERROR(HLOOKUP([.F37];[.$A$1:.$Z$2];2));&quot;&quot;;HLOOKUP([.F37];[.$A$1:.$Z$2];2))" office:value-type="string" office:string-value="d" calcext:value-type="string">
            <text:p>d</text:p>
          </table:table-cell>
          <table:table-cell table:style-name="ce4" table:formula="of:=IF(ISERROR(HLOOKUP([.G37];[.$A$1:.$Z$2];2));&quot;&quot;;HLOOKUP([.G37];[.$A$1:.$Z$2];2))" office:value-type="string" office:string-value="i" calcext:value-type="string">
            <text:p>i</text:p>
          </table:table-cell>
          <table:table-cell table:style-name="ce4" table:formula="of:=IF(ISERROR(HLOOKUP([.H37];[.$A$1:.$Z$2];2));&quot;&quot;;HLOOKUP([.H37];[.$A$1:.$Z$2];2))" office:value-type="string" office:string-value="d" calcext:value-type="string">
            <text:p>d</text:p>
          </table:table-cell>
          <table:table-cell table:style-name="ce4" table:formula="of:=IF(ISERROR(HLOOKUP([.I37];[.$A$1:.$Z$2];2));&quot;&quot;;HLOOKUP([.I37];[.$A$1:.$Z$2];2))">
            <text:p/>
          </table:table-cell>
          <table:table-cell table:style-name="ce4" table:formula="of:=IF(ISERROR(HLOOKUP([.J37];[.$A$1:.$Z$2];2));&quot;&quot;;HLOOKUP([.J37];[.$A$1:.$Z$2];2))" office:value-type="string" office:string-value="h" calcext:value-type="string">
            <text:p>h</text:p>
          </table:table-cell>
          <table:table-cell table:style-name="ce4" table:formula="of:=IF(ISERROR(HLOOKUP([.K37];[.$A$1:.$Z$2];2));&quot;&quot;;HLOOKUP([.K37];[.$A$1:.$Z$2];2))" office:value-type="string" office:string-value="e" calcext:value-type="string">
            <text:p>e</text:p>
          </table:table-cell>
          <table:table-cell table:style-name="ce4" table:formula="of:=IF(ISERROR(HLOOKUP([.L37];[.$A$1:.$Z$2];2));&quot;&quot;;HLOOKUP([.L37];[.$A$1:.$Z$2];2))" office:value-type="string" office:string-value="r" calcext:value-type="string">
            <text:p>r</text:p>
          </table:table-cell>
          <table:table-cell table:style-name="ce4" table:formula="of:=IF(ISERROR(HLOOKUP([.M37];[.$A$1:.$Z$2];2));&quot;&quot;;HLOOKUP([.M37];[.$A$1:.$Z$2];2))" office:value-type="string" office:string-value="e" calcext:value-type="string">
            <text:p>e</text:p>
          </table:table-cell>
          <table:table-cell table:style-name="ce4" table:formula="of:=IF(ISERROR(HLOOKUP([.N37];[.$A$1:.$Z$2];2));&quot;&quot;;HLOOKUP([.N37];[.$A$1:.$Z$2];2))">
            <text:p/>
          </table:table-cell>
          <table:table-cell table:style-name="ce4" table:formula="of:=IF(ISERROR(HLOOKUP([.O37];[.$A$1:.$Z$2];2));&quot;&quot;;HLOOKUP([.O37];[.$A$1:.$Z$2];2))" office:value-type="string" office:string-value="i" calcext:value-type="string">
            <text:p>i</text:p>
          </table:table-cell>
          <table:table-cell table:style-name="ce4" table:formula="of:=IF(ISERROR(HLOOKUP([.P37];[.$A$1:.$Z$2];2));&quot;&quot;;HLOOKUP([.P37];[.$A$1:.$Z$2];2))" office:value-type="string" office:string-value="t" calcext:value-type="string">
            <text:p>t</text:p>
          </table:table-cell>
          <table:table-cell table:style-name="ce4" table:formula="of:=IF(ISERROR(HLOOKUP([.Q37];[.$A$1:.$Z$2];2));&quot;&quot;;HLOOKUP([.Q37];[.$A$1:.$Z$2];2))">
            <text:p/>
          </table:table-cell>
          <table:table-cell table:style-name="ce4" table:formula="of:=IF(ISERROR(HLOOKUP([.R37];[.$A$1:.$Z$2];2));&quot;&quot;;HLOOKUP([.R37];[.$A$1:.$Z$2];2))" office:value-type="string" office:string-value="i" calcext:value-type="string">
            <text:p>i</text:p>
          </table:table-cell>
          <table:table-cell table:style-name="ce4" table:formula="of:=IF(ISERROR(HLOOKUP([.S37];[.$A$1:.$Z$2];2));&quot;&quot;;HLOOKUP([.S37];[.$A$1:.$Z$2];2))" office:value-type="string" office:string-value="s" calcext:value-type="string">
            <text:p>s</text:p>
          </table:table-cell>
          <table:table-cell table:style-name="ce4" table:formula="of:=IF(ISERROR(HLOOKUP([.T37];[.$A$1:.$Z$2];2));&quot;&quot;;HLOOKUP([.T37];[.$A$1:.$Z$2];2))">
            <text:p/>
          </table:table-cell>
          <table:table-cell table:style-name="ce4" table:formula="of:=IF(ISERROR(HLOOKUP([.U37];[.$A$1:.$Z$2];2));&quot;&quot;;HLOOKUP([.U37];[.$A$1:.$Z$2];2))" office:value-type="string" office:string-value="f" calcext:value-type="string">
            <text:p>f</text:p>
          </table:table-cell>
          <table:table-cell table:style-name="ce4" table:formula="of:=IF(ISERROR(HLOOKUP([.V37];[.$A$1:.$Z$2];2));&quot;&quot;;HLOOKUP([.V37];[.$A$1:.$Z$2];2))" office:value-type="string" office:string-value="o" calcext:value-type="string">
            <text:p>o</text:p>
          </table:table-cell>
          <table:table-cell table:style-name="ce4" table:formula="of:=IF(ISERROR(HLOOKUP([.W37];[.$A$1:.$Z$2];2));&quot;&quot;;HLOOKUP([.W37];[.$A$1:.$Z$2];2))" office:value-type="string" office:string-value="r" calcext:value-type="string">
            <text:p>r</text:p>
          </table:table-cell>
          <table:table-cell table:style-name="ce4" table:formula="of:=IF(ISERROR(HLOOKUP([.X37];[.$A$1:.$Z$2];2));&quot;&quot;;HLOOKUP([.X37];[.$A$1:.$Z$2];2))">
            <text:p/>
          </table:table-cell>
          <table:table-cell table:style-name="ce4" table:formula="of:=IF(ISERROR(HLOOKUP([.Y37];[.$A$1:.$Z$2];2));&quot;&quot;;HLOOKUP([.Y37];[.$A$1:.$Z$2];2))" office:value-type="string" office:string-value="u" calcext:value-type="string">
            <text:p>u</text:p>
          </table:table-cell>
          <table:table-cell table:style-name="ce4" table:formula="of:=IF(ISERROR(HLOOKUP([.Z37];[.$A$1:.$Z$2];2));&quot;&quot;;HLOOKUP([.Z37];[.$A$1:.$Z$2];2))" office:value-type="string" office:string-value="s" calcext:value-type="string">
            <text:p>s</text:p>
          </table:table-cell>
          <table:table-cell table:style-name="ce4" table:formula="of:=IF(ISERROR(HLOOKUP([.AA37];[.$A$1:.$Z$2];2));&quot;&quot;;HLOOKUP([.AA37];[.$A$1:.$Z$2];2))">
            <text:p/>
          </table:table-cell>
          <table:table-cell table:style-name="ce4" table:formula="of:=IF(ISERROR(HLOOKUP([.AB37];[.$A$1:.$Z$2];2));&quot;&quot;;HLOOKUP([.AB37];[.$A$1:.$Z$2];2))" office:value-type="string" office:string-value="t" calcext:value-type="string">
            <text:p>t</text:p>
          </table:table-cell>
          <table:table-cell table:style-name="ce4" table:formula="of:=IF(ISERROR(HLOOKUP([.AC37];[.$A$1:.$Z$2];2));&quot;&quot;;HLOOKUP([.AC37];[.$A$1:.$Z$2];2))" office:value-type="string" office:string-value="h" calcext:value-type="string">
            <text:p>h</text:p>
          </table:table-cell>
          <table:table-cell table:style-name="ce4" table:formula="of:=IF(ISERROR(HLOOKUP([.AD37];[.$A$1:.$Z$2];2));&quot;&quot;;HLOOKUP([.AD37];[.$A$1:.$Z$2];2))" office:value-type="string" office:string-value="e" calcext:value-type="string">
            <text:p>e</text:p>
          </table:table-cell>
          <table:table-cell table:style-name="ce4" table:formula="of:=IF(ISERROR(HLOOKUP([.AE37];[.$A$1:.$Z$2];2));&quot;&quot;;HLOOKUP([.AE37];[.$A$1:.$Z$2];2))">
            <text:p/>
          </table:table-cell>
          <table:table-cell table:style-name="ce4" table:formula="of:=IF(ISERROR(HLOOKUP([.AF37];[.$A$1:.$Z$2];2));&quot;&quot;;HLOOKUP([.AF37];[.$A$1:.$Z$2];2))" office:value-type="string" office:string-value="l" calcext:value-type="string">
            <text:p>l</text:p>
          </table:table-cell>
          <table:table-cell table:style-name="ce4" table:formula="of:=IF(ISERROR(HLOOKUP([.AG37];[.$A$1:.$Z$2];2));&quot;&quot;;HLOOKUP([.AG37];[.$A$1:.$Z$2];2))" office:value-type="string" office:string-value="i" calcext:value-type="string">
            <text:p>i</text:p>
          </table:table-cell>
          <table:table-cell table:style-name="ce4" table:formula="of:=IF(ISERROR(HLOOKUP([.AH37];[.$A$1:.$Z$2];2));&quot;&quot;;HLOOKUP([.AH37];[.$A$1:.$Z$2];2))" office:value-type="string" office:string-value="v" calcext:value-type="string">
            <text:p>v</text:p>
          </table:table-cell>
          <table:table-cell table:style-name="ce4" table:formula="of:=IF(ISERROR(HLOOKUP([.AI37];[.$A$1:.$Z$2];2));&quot;&quot;;HLOOKUP([.AI37];[.$A$1:.$Z$2];2))" office:value-type="string" office:string-value="i" calcext:value-type="string">
            <text:p>i</text:p>
          </table:table-cell>
          <table:table-cell table:style-name="ce4" table:formula="of:=IF(ISERROR(HLOOKUP([.AJ37];[.$A$1:.$Z$2];2));&quot;&quot;;HLOOKUP([.AJ37];[.$A$1:.$Z$2];2))" office:value-type="string" office:string-value="n" calcext:value-type="string">
            <text:p>n</text:p>
          </table:table-cell>
          <table:table-cell table:style-name="ce4" table:formula="of:=IF(ISERROR(HLOOKUP([.AK37];[.$A$1:.$Z$2];2));&quot;&quot;;HLOOKUP([.AK37];[.$A$1:.$Z$2];2))" office:value-type="string" office:string-value="g" calcext:value-type="string">
            <text:p>g</text:p>
          </table:table-cell>
          <table:table-cell table:style-name="ce4" table:formula="of:=IF(ISERROR(HLOOKUP([.AL37];[.$A$1:.$Z$2];2));&quot;&quot;;HLOOKUP([.AL37];[.$A$1:.$Z$2];2))">
            <text:p/>
          </table:table-cell>
          <table:table-cell table:style-name="ce4" table:formula="of:=IF(ISERROR(HLOOKUP([.AM37];[.$A$1:.$Z$2];2));&quot;&quot;;HLOOKUP([.AM37];[.$A$1:.$Z$2];2))" office:value-type="string" office:string-value="r" calcext:value-type="string">
            <text:p>r</text:p>
          </table:table-cell>
          <table:table-cell table:style-name="ce4" table:formula="of:=IF(ISERROR(HLOOKUP([.AN37];[.$A$1:.$Z$2];2));&quot;&quot;;HLOOKUP([.AN37];[.$A$1:.$Z$2];2))" office:value-type="string" office:string-value="a" calcext:value-type="string">
            <text:p>a</text:p>
          </table:table-cell>
          <table:table-cell table:style-name="ce4" table:formula="of:=IF(ISERROR(HLOOKUP([.AO37];[.$A$1:.$Z$2];2));&quot;&quot;;HLOOKUP([.AO37];[.$A$1:.$Z$2];2))" office:value-type="string" office:string-value="t" calcext:value-type="string">
            <text:p>t</text:p>
          </table:table-cell>
          <table:table-cell table:style-name="ce4" table:formula="of:=IF(ISERROR(HLOOKUP([.AP37];[.$A$1:.$Z$2];2));&quot;&quot;;HLOOKUP([.AP37];[.$A$1:.$Z$2];2))" office:value-type="string" office:string-value="h" calcext:value-type="string">
            <text:p>h</text:p>
          </table:table-cell>
          <table:table-cell table:style-name="ce4" table:formula="of:=IF(ISERROR(HLOOKUP([.AQ37];[.$A$1:.$Z$2];2));&quot;&quot;;HLOOKUP([.AQ37];[.$A$1:.$Z$2];2))" office:value-type="string" office:string-value="e" calcext:value-type="string">
            <text:p>e</text:p>
          </table:table-cell>
          <table:table-cell table:style-name="ce4" table:formula="of:=IF(ISERROR(HLOOKUP([.AR37];[.$A$1:.$Z$2];2));&quot;&quot;;HLOOKUP([.AR37];[.$A$1:.$Z$2];2))" office:value-type="string" office:string-value="r" calcext:value-type="string">
            <text:p>r</text:p>
          </table:table-cell>
          <table:table-cell table:style-name="ce4" table:formula="of:=IF(ISERROR(HLOOKUP([.AS37];[.$A$1:.$Z$2];2));&quot;&quot;;HLOOKUP([.AS37];[.$A$1:.$Z$2];2))">
            <text:p/>
          </table:table-cell>
          <table:table-cell table:style-name="ce4" table:formula="of:=IF(ISERROR(HLOOKUP([.AT37];[.$A$1:.$Z$2];2));&quot;&quot;;HLOOKUP([.AT37];[.$A$1:.$Z$2];2))" office:value-type="string" office:string-value="t" calcext:value-type="string">
            <text:p>t</text:p>
          </table:table-cell>
          <table:table-cell table:style-name="ce4" table:formula="of:=IF(ISERROR(HLOOKUP([.AU37];[.$A$1:.$Z$2];2));&quot;&quot;;HLOOKUP([.AU37];[.$A$1:.$Z$2];2))" office:value-type="string" office:string-value="o" calcext:value-type="string">
            <text:p>o</text:p>
          </table:table-cell>
          <table:table-cell table:style-name="ce4" table:formula="of:=IF(ISERROR(HLOOKUP([.AV37];[.$A$1:.$Z$2];2));&quot;&quot;;HLOOKUP([.AV37];[.$A$1:.$Z$2];2))">
            <text:p/>
          </table:table-cell>
          <table:table-cell table:style-name="ce4" table:formula="of:=IF(ISERROR(HLOOKUP([.AW37];[.$A$1:.$Z$2];2));&quot;&quot;;HLOOKUP([.AW37];[.$A$1:.$Z$2];2))" office:value-type="string" office:string-value="b" calcext:value-type="string">
            <text:p>b</text:p>
          </table:table-cell>
          <table:table-cell table:style-name="ce4" table:formula="of:=IF(ISERROR(HLOOKUP([.AX37];[.$A$1:.$Z$2];2));&quot;&quot;;HLOOKUP([.AX37];[.$A$1:.$Z$2];2))" office:value-type="string" office:string-value="e" calcext:value-type="string">
            <text:p>e</text:p>
          </table:table-cell>
          <table:table-cell table:style-name="ce4" table:formula="of:=IF(ISERROR(HLOOKUP([.AY37];[.$A$1:.$Z$2];2));&quot;&quot;;HLOOKUP([.AY37];[.$A$1:.$Z$2];2))">
            <text:p/>
          </table:table-cell>
          <table:table-cell table:style-name="ce4" table:formula="of:=IF(ISERROR(HLOOKUP([.AZ37];[.$A$1:.$Z$2];2));&quot;&quot;;HLOOKUP([.AZ37];[.$A$1:.$Z$2];2))" office:value-type="string" office:string-value="d" calcext:value-type="string">
            <text:p>d</text:p>
          </table:table-cell>
          <table:table-cell table:style-name="ce4" table:formula="of:=IF(ISERROR(HLOOKUP([.BA37];[.$A$1:.$Z$2];2));&quot;&quot;;HLOOKUP([.BA37];[.$A$1:.$Z$2];2))" office:value-type="string" office:string-value="e" calcext:value-type="string">
            <text:p>e</text:p>
          </table:table-cell>
          <table:table-cell table:style-name="ce4" table:formula="of:=IF(ISERROR(HLOOKUP([.BB37];[.$A$1:.$Z$2];2));&quot;&quot;;HLOOKUP([.BB37];[.$A$1:.$Z$2];2))" office:value-type="string" office:string-value="d" calcext:value-type="string">
            <text:p>d</text:p>
          </table:table-cell>
          <table:table-cell table:style-name="ce4" table:formula="of:=IF(ISERROR(HLOOKUP([.BC37];[.$A$1:.$Z$2];2));&quot;&quot;;HLOOKUP([.BC37];[.$A$1:.$Z$2];2))" office:value-type="string" office:string-value="a" calcext:value-type="string">
            <text:p>a</text:p>
          </table:table-cell>
          <table:table-cell table:style-name="ce4" table:formula="of:=IF(ISERROR(HLOOKUP([.BD37];[.$A$1:.$Z$2];2));&quot;&quot;;HLOOKUP([.BD37];[.$A$1:.$Z$2];2))" office:value-type="string" office:string-value="c" calcext:value-type="string">
            <text:p>c</text:p>
          </table:table-cell>
          <table:table-cell table:style-name="ce4" table:formula="of:=IF(ISERROR(HLOOKUP([.BE37];[.$A$1:.$Z$2];2));&quot;&quot;;HLOOKUP([.BE37];[.$A$1:.$Z$2];2))" office:value-type="string" office:string-value="a" calcext:value-type="string">
            <text:p>a</text:p>
          </table:table-cell>
          <table:table-cell table:style-name="ce4" table:formula="of:=IF(ISERROR(HLOOKUP([.BF37];[.$A$1:.$Z$2];2));&quot;&quot;;HLOOKUP([.BF37];[.$A$1:.$Z$2];2))" office:value-type="string" office:string-value="t" calcext:value-type="string">
            <text:p>t</text:p>
          </table:table-cell>
          <table:table-cell table:style-name="ce4" table:formula="of:=IF(ISERROR(HLOOKUP([.BG37];[.$A$1:.$Z$2];2));&quot;&quot;;HLOOKUP([.BG37];[.$A$1:.$Z$2];2))" office:value-type="string" office:string-value="e" calcext:value-type="string">
            <text:p>e</text:p>
          </table:table-cell>
          <table:table-cell table:style-name="ce4" table:formula="of:=IF(ISERROR(HLOOKUP([.BH37];[.$A$1:.$Z$2];2));&quot;&quot;;HLOOKUP([.BH37];[.$A$1:.$Z$2];2))" office:value-type="string" office:string-value="d" calcext:value-type="string">
            <text:p>d</text:p>
          </table:table-cell>
          <table:table-cell table:style-name="ce4" table:formula="of:=IF(ISERROR(HLOOKUP([.BI37];[.$A$1:.$Z$2];2));&quot;&quot;;HLOOKUP([.BI37];[.$A$1:.$Z$2];2))">
            <text:p/>
          </table:table-cell>
          <table:table-cell table:style-name="ce4" table:formula="of:=IF(ISERROR(HLOOKUP([.BJ37];[.$A$1:.$Z$2];2));&quot;&quot;;HLOOKUP([.BJ37];[.$A$1:.$Z$2];2))" office:value-type="string" office:string-value="h" calcext:value-type="string">
            <text:p>h</text:p>
          </table:table-cell>
          <table:table-cell table:style-name="ce4" table:formula="of:=IF(ISERROR(HLOOKUP([.BK37];[.$A$1:.$Z$2];2));&quot;&quot;;HLOOKUP([.BK37];[.$A$1:.$Z$2];2))" office:value-type="string" office:string-value="e" calcext:value-type="string">
            <text:p>e</text:p>
          </table:table-cell>
          <table:table-cell table:style-name="ce4" table:formula="of:=IF(ISERROR(HLOOKUP([.BL37];[.$A$1:.$Z$2];2));&quot;&quot;;HLOOKUP([.BL37];[.$A$1:.$Z$2];2))" office:value-type="string" office:string-value="r" calcext:value-type="string">
            <text:p>r</text:p>
          </table:table-cell>
          <table:table-cell table:style-name="ce4" table:formula="of:=IF(ISERROR(HLOOKUP([.BM37];[.$A$1:.$Z$2];2));&quot;&quot;;HLOOKUP([.BM37];[.$A$1:.$Z$2];2))" office:value-type="string" office:string-value="e" calcext:value-type="string">
            <text:p>e</text:p>
          </table:table-cell>
          <table:table-cell table:style-name="ce4" table:formula="of:=IF(ISERROR(HLOOKUP([.BN37];[.$A$1:.$Z$2];2));&quot;&quot;;HLOOKUP([.BN37];[.$A$1:.$Z$2];2))">
            <text:p/>
          </table:table-cell>
          <table:table-cell table:style-name="ce4" table:formula="of:=IF(ISERROR(HLOOKUP([.BO37];[.$A$1:.$Z$2];2));&quot;&quot;;HLOOKUP([.BO37];[.$A$1:.$Z$2];2))" office:value-type="string" office:string-value="t" calcext:value-type="string">
            <text:p>t</text:p>
          </table:table-cell>
          <table:table-cell table:style-name="ce4" table:formula="of:=IF(ISERROR(HLOOKUP([.BP37];[.$A$1:.$Z$2];2));&quot;&quot;;HLOOKUP([.BP37];[.$A$1:.$Z$2];2))" office:value-type="string" office:string-value="o" calcext:value-type="string">
            <text:p>o</text:p>
          </table:table-cell>
          <table:table-cell table:style-name="ce4" table:formula="of:=IF(ISERROR(HLOOKUP([.BQ37];[.$A$1:.$Z$2];2));&quot;&quot;;HLOOKUP([.BQ37];[.$A$1:.$Z$2];2))">
            <text:p/>
          </table:table-cell>
          <table:table-cell table:style-name="ce4" table:formula="of:=IF(ISERROR(HLOOKUP([.BR37];[.$A$1:.$Z$2];2));&quot;&quot;;HLOOKUP([.BR37];[.$A$1:.$Z$2];2))" office:value-type="string" office:string-value="t" calcext:value-type="string">
            <text:p>t</text:p>
          </table:table-cell>
          <table:table-cell table:style-name="ce4" table:formula="of:=IF(ISERROR(HLOOKUP([.BS37];[.$A$1:.$Z$2];2));&quot;&quot;;HLOOKUP([.BS37];[.$A$1:.$Z$2];2))" office:value-type="string" office:string-value="h" calcext:value-type="string">
            <text:p>h</text:p>
          </table:table-cell>
          <table:table-cell table:style-name="ce4" table:formula="of:=IF(ISERROR(HLOOKUP([.BT37];[.$A$1:.$Z$2];2));&quot;&quot;;HLOOKUP([.BT37];[.$A$1:.$Z$2];2))" office:value-type="string" office:string-value="e" calcext:value-type="string">
            <text:p>e</text:p>
          </table:table-cell>
          <table:table-cell table:style-name="ce4" table:formula="of:=IF(ISERROR(HLOOKUP([.BU37];[.$A$1:.$Z$2];2));&quot;&quot;;HLOOKUP([.BU37];[.$A$1:.$Z$2];2))">
            <text:p/>
          </table:table-cell>
          <table:table-cell table:style-name="ce4" table:formula="of:=IF(ISERROR(HLOOKUP([.BV37];[.$A$1:.$Z$2];2));&quot;&quot;;HLOOKUP([.BV37];[.$A$1:.$Z$2];2))">
            <text:p/>
          </table:table-cell>
          <table:table-cell table:style-name="ce4" table:formula="of:=IF(ISERROR(HLOOKUP([.BW37];[.$A$1:.$Z$2];2));&quot;&quot;;HLOOKUP([.BW37];[.$A$1:.$Z$2];2))">
            <text:p/>
          </table:table-cell>
          <table:table-cell table:style-name="ce4" table:formula="of:=IF(ISERROR(HLOOKUP([.BX37];[.$A$1:.$Z$2];2));&quot;&quot;;HLOOKUP([.BX37];[.$A$1:.$Z$2];2))">
            <text:p/>
          </table:table-cell>
          <table:table-cell table:style-name="ce4" table:formula="of:=IF(ISERROR(HLOOKUP([.BY37];[.$A$1:.$Z$2];2));&quot;&quot;;HLOOKUP([.BY37];[.$A$1:.$Z$2];2))">
            <text:p/>
          </table:table-cell>
          <table:table-cell table:style-name="ce4" table:formula="of:=IF(ISERROR(HLOOKUP([.BZ37];[.$A$1:.$Z$2];2));&quot;&quot;;HLOOKUP([.BZ37];[.$A$1:.$Z$2];2))">
            <text:p/>
          </table:table-cell>
          <table:table-cell table:number-columns-repeated="946"/>
        </table:table-row>
        <table:table-row table:style-name="ro1">
          <table:table-cell table:style-name="ce4" table:number-columns-repeated="78"/>
          <table:table-cell table:number-columns-repeated="946"/>
        </table:table-row>
        <table:table-row table:style-name="ro1"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m</text:p>
          </table:table-cell>
          <table:table-cell table:style-name="ce4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f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w</text:p>
          </table:table-cell>
          <table:table-cell table:style-name="ce4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u</text:p>
          </table:table-cell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b</text:p>
          </table:table-cell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u</text:p>
          </table:table-cell>
          <table:table-cell table:style-name="ce4"/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w</text:p>
          </table:table-cell>
          <table:table-cell table:style-name="ce4"/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m</text:p>
          </table:table-cell>
          <table:table-cell table:style-name="ce4"/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c</text:p>
          </table:table-cell>
          <table:table-cell table:style-name="ce4"/>
          <table:table-cell table:number-columns-repeated="946"/>
        </table:table-row>
        <table:table-row table:style-name="ro1">
          <table:table-cell table:style-name="ce4" table:formula="of:=IF(ISERROR(HLOOKUP([.A40];[.$A$1:.$Z$2];2));&quot;&quot;;HLOOKUP([.A40];[.$A$1:.$Z$2];2))" office:value-type="string" office:string-value="u" calcext:value-type="string">
            <text:p>u</text:p>
          </table:table-cell>
          <table:table-cell table:style-name="ce4" table:formula="of:=IF(ISERROR(HLOOKUP([.B40];[.$A$1:.$Z$2];2));&quot;&quot;;HLOOKUP([.B40];[.$A$1:.$Z$2];2))" office:value-type="string" office:string-value="n" calcext:value-type="string">
            <text:p>n</text:p>
          </table:table-cell>
          <table:table-cell table:style-name="ce4" table:formula="of:=IF(ISERROR(HLOOKUP([.C40];[.$A$1:.$Z$2];2));&quot;&quot;;HLOOKUP([.C40];[.$A$1:.$Z$2];2))" office:value-type="string" office:string-value="f" calcext:value-type="string">
            <text:p>f</text:p>
          </table:table-cell>
          <table:table-cell table:style-name="ce4" table:formula="of:=IF(ISERROR(HLOOKUP([.D40];[.$A$1:.$Z$2];2));&quot;&quot;;HLOOKUP([.D40];[.$A$1:.$Z$2];2))" office:value-type="string" office:string-value="i" calcext:value-type="string">
            <text:p>i</text:p>
          </table:table-cell>
          <table:table-cell table:style-name="ce4" table:formula="of:=IF(ISERROR(HLOOKUP([.E40];[.$A$1:.$Z$2];2));&quot;&quot;;HLOOKUP([.E40];[.$A$1:.$Z$2];2))" office:value-type="string" office:string-value="n" calcext:value-type="string">
            <text:p>n</text:p>
          </table:table-cell>
          <table:table-cell table:style-name="ce4" table:formula="of:=IF(ISERROR(HLOOKUP([.F40];[.$A$1:.$Z$2];2));&quot;&quot;;HLOOKUP([.F40];[.$A$1:.$Z$2];2))" office:value-type="string" office:string-value="i" calcext:value-type="string">
            <text:p>i</text:p>
          </table:table-cell>
          <table:table-cell table:style-name="ce4" table:formula="of:=IF(ISERROR(HLOOKUP([.G40];[.$A$1:.$Z$2];2));&quot;&quot;;HLOOKUP([.G40];[.$A$1:.$Z$2];2))" office:value-type="string" office:string-value="s" calcext:value-type="string">
            <text:p>s</text:p>
          </table:table-cell>
          <table:table-cell table:style-name="ce4" table:formula="of:=IF(ISERROR(HLOOKUP([.H40];[.$A$1:.$Z$2];2));&quot;&quot;;HLOOKUP([.H40];[.$A$1:.$Z$2];2))" office:value-type="string" office:string-value="h" calcext:value-type="string">
            <text:p>h</text:p>
          </table:table-cell>
          <table:table-cell table:style-name="ce4" table:formula="of:=IF(ISERROR(HLOOKUP([.I40];[.$A$1:.$Z$2];2));&quot;&quot;;HLOOKUP([.I40];[.$A$1:.$Z$2];2))" office:value-type="string" office:string-value="e" calcext:value-type="string">
            <text:p>e</text:p>
          </table:table-cell>
          <table:table-cell table:style-name="ce4" table:formula="of:=IF(ISERROR(HLOOKUP([.J40];[.$A$1:.$Z$2];2));&quot;&quot;;HLOOKUP([.J40];[.$A$1:.$Z$2];2))" office:value-type="string" office:string-value="d" calcext:value-type="string">
            <text:p>d</text:p>
          </table:table-cell>
          <table:table-cell table:style-name="ce4" table:formula="of:=IF(ISERROR(HLOOKUP([.K40];[.$A$1:.$Z$2];2));&quot;&quot;;HLOOKUP([.K40];[.$A$1:.$Z$2];2))">
            <text:p/>
          </table:table-cell>
          <table:table-cell table:style-name="ce4" table:formula="of:=IF(ISERROR(HLOOKUP([.L40];[.$A$1:.$Z$2];2));&quot;&quot;;HLOOKUP([.L40];[.$A$1:.$Z$2];2))" office:value-type="string" office:string-value="w" calcext:value-type="string">
            <text:p>w</text:p>
          </table:table-cell>
          <table:table-cell table:style-name="ce4" table:formula="of:=IF(ISERROR(HLOOKUP([.M40];[.$A$1:.$Z$2];2));&quot;&quot;;HLOOKUP([.M40];[.$A$1:.$Z$2];2))" office:value-type="string" office:string-value="o" calcext:value-type="string">
            <text:p>o</text:p>
          </table:table-cell>
          <table:table-cell table:style-name="ce4" table:formula="of:=IF(ISERROR(HLOOKUP([.N40];[.$A$1:.$Z$2];2));&quot;&quot;;HLOOKUP([.N40];[.$A$1:.$Z$2];2))" office:value-type="string" office:string-value="r" calcext:value-type="string">
            <text:p>r</text:p>
          </table:table-cell>
          <table:table-cell table:style-name="ce4" table:formula="of:=IF(ISERROR(HLOOKUP([.O40];[.$A$1:.$Z$2];2));&quot;&quot;;HLOOKUP([.O40];[.$A$1:.$Z$2];2))" office:value-type="string" office:string-value="x" calcext:value-type="string">
            <text:p>x</text:p>
          </table:table-cell>
          <table:table-cell table:style-name="ce4" table:formula="of:=IF(ISERROR(HLOOKUP([.P40];[.$A$1:.$Z$2];2));&quot;&quot;;HLOOKUP([.P40];[.$A$1:.$Z$2];2))">
            <text:p/>
          </table:table-cell>
          <table:table-cell table:style-name="ce4" table:formula="of:=IF(ISERROR(HLOOKUP([.Q40];[.$A$1:.$Z$2];2));&quot;&quot;;HLOOKUP([.Q40];[.$A$1:.$Z$2];2))" office:value-type="string" office:string-value="w" calcext:value-type="string">
            <text:p>w</text:p>
          </table:table-cell>
          <table:table-cell table:style-name="ce4" table:formula="of:=IF(ISERROR(HLOOKUP([.R40];[.$A$1:.$Z$2];2));&quot;&quot;;HLOOKUP([.R40];[.$A$1:.$Z$2];2))" office:value-type="string" office:string-value="h" calcext:value-type="string">
            <text:p>h</text:p>
          </table:table-cell>
          <table:table-cell table:style-name="ce4" table:formula="of:=IF(ISERROR(HLOOKUP([.S40];[.$A$1:.$Z$2];2));&quot;&quot;;HLOOKUP([.S40];[.$A$1:.$Z$2];2))" office:value-type="string" office:string-value="i" calcext:value-type="string">
            <text:p>i</text:p>
          </table:table-cell>
          <table:table-cell table:style-name="ce4" table:formula="of:=IF(ISERROR(HLOOKUP([.T40];[.$A$1:.$Z$2];2));&quot;&quot;;HLOOKUP([.T40];[.$A$1:.$Z$2];2))" office:value-type="string" office:string-value="c" calcext:value-type="string">
            <text:p>c</text:p>
          </table:table-cell>
          <table:table-cell table:style-name="ce4" table:formula="of:=IF(ISERROR(HLOOKUP([.U40];[.$A$1:.$Z$2];2));&quot;&quot;;HLOOKUP([.U40];[.$A$1:.$Z$2];2))" office:value-type="string" office:string-value="h" calcext:value-type="string">
            <text:p>h</text:p>
          </table:table-cell>
          <table:table-cell table:style-name="ce4" table:formula="of:=IF(ISERROR(HLOOKUP([.V40];[.$A$1:.$Z$2];2));&quot;&quot;;HLOOKUP([.V40];[.$A$1:.$Z$2];2))">
            <text:p/>
          </table:table-cell>
          <table:table-cell table:style-name="ce4" table:formula="of:=IF(ISERROR(HLOOKUP([.W40];[.$A$1:.$Z$2];2));&quot;&quot;;HLOOKUP([.W40];[.$A$1:.$Z$2];2))" office:value-type="string" office:string-value="t" calcext:value-type="string">
            <text:p>t</text:p>
          </table:table-cell>
          <table:table-cell table:style-name="ce4" table:formula="of:=IF(ISERROR(HLOOKUP([.X40];[.$A$1:.$Z$2];2));&quot;&quot;;HLOOKUP([.X40];[.$A$1:.$Z$2];2))" office:value-type="string" office:string-value="h" calcext:value-type="string">
            <text:p>h</text:p>
          </table:table-cell>
          <table:table-cell table:style-name="ce4" table:formula="of:=IF(ISERROR(HLOOKUP([.Y40];[.$A$1:.$Z$2];2));&quot;&quot;;HLOOKUP([.Y40];[.$A$1:.$Z$2];2))" office:value-type="string" office:string-value="e" calcext:value-type="string">
            <text:p>e</text:p>
          </table:table-cell>
          <table:table-cell table:style-name="ce4" table:formula="of:=IF(ISERROR(HLOOKUP([.Z40];[.$A$1:.$Z$2];2));&quot;&quot;;HLOOKUP([.Z40];[.$A$1:.$Z$2];2))" office:value-type="string" office:string-value="y" calcext:value-type="string">
            <text:p>y</text:p>
          </table:table-cell>
          <table:table-cell table:style-name="ce4" table:formula="of:=IF(ISERROR(HLOOKUP([.AA40];[.$A$1:.$Z$2];2));&quot;&quot;;HLOOKUP([.AA40];[.$A$1:.$Z$2];2))">
            <text:p/>
          </table:table-cell>
          <table:table-cell table:style-name="ce4" table:formula="of:=IF(ISERROR(HLOOKUP([.AB40];[.$A$1:.$Z$2];2));&quot;&quot;;HLOOKUP([.AB40];[.$A$1:.$Z$2];2))" office:value-type="string" office:string-value="w" calcext:value-type="string">
            <text:p>w</text:p>
          </table:table-cell>
          <table:table-cell table:style-name="ce4" table:formula="of:=IF(ISERROR(HLOOKUP([.AC40];[.$A$1:.$Z$2];2));&quot;&quot;;HLOOKUP([.AC40];[.$A$1:.$Z$2];2))" office:value-type="string" office:string-value="h" calcext:value-type="string">
            <text:p>h</text:p>
          </table:table-cell>
          <table:table-cell table:style-name="ce4" table:formula="of:=IF(ISERROR(HLOOKUP([.AD40];[.$A$1:.$Z$2];2));&quot;&quot;;HLOOKUP([.AD40];[.$A$1:.$Z$2];2))" office:value-type="string" office:string-value="o" calcext:value-type="string">
            <text:p>o</text:p>
          </table:table-cell>
          <table:table-cell table:style-name="ce4" table:formula="of:=IF(ISERROR(HLOOKUP([.AE40];[.$A$1:.$Z$2];2));&quot;&quot;;HLOOKUP([.AE40];[.$A$1:.$Z$2];2))">
            <text:p/>
          </table:table-cell>
          <table:table-cell table:style-name="ce4" table:formula="of:=IF(ISERROR(HLOOKUP([.AF40];[.$A$1:.$Z$2];2));&quot;&quot;;HLOOKUP([.AF40];[.$A$1:.$Z$2];2))" office:value-type="string" office:string-value="f" calcext:value-type="string">
            <text:p>f</text:p>
          </table:table-cell>
          <table:table-cell table:style-name="ce4" table:formula="of:=IF(ISERROR(HLOOKUP([.AG40];[.$A$1:.$Z$2];2));&quot;&quot;;HLOOKUP([.AG40];[.$A$1:.$Z$2];2))" office:value-type="string" office:string-value="o" calcext:value-type="string">
            <text:p>o</text:p>
          </table:table-cell>
          <table:table-cell table:style-name="ce4" table:formula="of:=IF(ISERROR(HLOOKUP([.AH40];[.$A$1:.$Z$2];2));&quot;&quot;;HLOOKUP([.AH40];[.$A$1:.$Z$2];2))" office:value-type="string" office:string-value="u" calcext:value-type="string">
            <text:p>u</text:p>
          </table:table-cell>
          <table:table-cell table:style-name="ce4" table:formula="of:=IF(ISERROR(HLOOKUP([.AI40];[.$A$1:.$Z$2];2));&quot;&quot;;HLOOKUP([.AI40];[.$A$1:.$Z$2];2))" office:value-type="string" office:string-value="g" calcext:value-type="string">
            <text:p>g</text:p>
          </table:table-cell>
          <table:table-cell table:style-name="ce4" table:formula="of:=IF(ISERROR(HLOOKUP([.AJ40];[.$A$1:.$Z$2];2));&quot;&quot;;HLOOKUP([.AJ40];[.$A$1:.$Z$2];2))" office:value-type="string" office:string-value="h" calcext:value-type="string">
            <text:p>h</text:p>
          </table:table-cell>
          <table:table-cell table:style-name="ce4" table:formula="of:=IF(ISERROR(HLOOKUP([.AK40];[.$A$1:.$Z$2];2));&quot;&quot;;HLOOKUP([.AK40];[.$A$1:.$Z$2];2))" office:value-type="string" office:string-value="t" calcext:value-type="string">
            <text:p>t</text:p>
          </table:table-cell>
          <table:table-cell table:style-name="ce4" table:formula="of:=IF(ISERROR(HLOOKUP([.AL40];[.$A$1:.$Z$2];2));&quot;&quot;;HLOOKUP([.AL40];[.$A$1:.$Z$2];2))">
            <text:p/>
          </table:table-cell>
          <table:table-cell table:style-name="ce4" table:formula="of:=IF(ISERROR(HLOOKUP([.AM40];[.$A$1:.$Z$2];2));&quot;&quot;;HLOOKUP([.AM40];[.$A$1:.$Z$2];2))" office:value-type="string" office:string-value="h" calcext:value-type="string">
            <text:p>h</text:p>
          </table:table-cell>
          <table:table-cell table:style-name="ce4" table:formula="of:=IF(ISERROR(HLOOKUP([.AN40];[.$A$1:.$Z$2];2));&quot;&quot;;HLOOKUP([.AN40];[.$A$1:.$Z$2];2))" office:value-type="string" office:string-value="e" calcext:value-type="string">
            <text:p>e</text:p>
          </table:table-cell>
          <table:table-cell table:style-name="ce4" table:formula="of:=IF(ISERROR(HLOOKUP([.AO40];[.$A$1:.$Z$2];2));&quot;&quot;;HLOOKUP([.AO40];[.$A$1:.$Z$2];2))" office:value-type="string" office:string-value="r" calcext:value-type="string">
            <text:p>r</text:p>
          </table:table-cell>
          <table:table-cell table:style-name="ce4" table:formula="of:=IF(ISERROR(HLOOKUP([.AP40];[.$A$1:.$Z$2];2));&quot;&quot;;HLOOKUP([.AP40];[.$A$1:.$Z$2];2))" office:value-type="string" office:string-value="e" calcext:value-type="string">
            <text:p>e</text:p>
          </table:table-cell>
          <table:table-cell table:style-name="ce4" table:formula="of:=IF(ISERROR(HLOOKUP([.AQ40];[.$A$1:.$Z$2];2));&quot;&quot;;HLOOKUP([.AQ40];[.$A$1:.$Z$2];2))">
            <text:p/>
          </table:table-cell>
          <table:table-cell table:style-name="ce4" table:formula="of:=IF(ISERROR(HLOOKUP([.AR40];[.$A$1:.$Z$2];2));&quot;&quot;;HLOOKUP([.AR40];[.$A$1:.$Z$2];2))" office:value-type="string" office:string-value="h" calcext:value-type="string">
            <text:p>h</text:p>
          </table:table-cell>
          <table:table-cell table:style-name="ce4" table:formula="of:=IF(ISERROR(HLOOKUP([.AS40];[.$A$1:.$Z$2];2));&quot;&quot;;HLOOKUP([.AS40];[.$A$1:.$Z$2];2))" office:value-type="string" office:string-value="a" calcext:value-type="string">
            <text:p>a</text:p>
          </table:table-cell>
          <table:table-cell table:style-name="ce4" table:formula="of:=IF(ISERROR(HLOOKUP([.AT40];[.$A$1:.$Z$2];2));&quot;&quot;;HLOOKUP([.AT40];[.$A$1:.$Z$2];2))" office:value-type="string" office:string-value="v" calcext:value-type="string">
            <text:p>v</text:p>
          </table:table-cell>
          <table:table-cell table:style-name="ce4" table:formula="of:=IF(ISERROR(HLOOKUP([.AU40];[.$A$1:.$Z$2];2));&quot;&quot;;HLOOKUP([.AU40];[.$A$1:.$Z$2];2))" office:value-type="string" office:string-value="e" calcext:value-type="string">
            <text:p>e</text:p>
          </table:table-cell>
          <table:table-cell table:style-name="ce4" table:formula="of:=IF(ISERROR(HLOOKUP([.AV40];[.$A$1:.$Z$2];2));&quot;&quot;;HLOOKUP([.AV40];[.$A$1:.$Z$2];2))">
            <text:p/>
          </table:table-cell>
          <table:table-cell table:style-name="ce4" table:formula="of:=IF(ISERROR(HLOOKUP([.AW40];[.$A$1:.$Z$2];2));&quot;&quot;;HLOOKUP([.AW40];[.$A$1:.$Z$2];2))" office:value-type="string" office:string-value="t" calcext:value-type="string">
            <text:p>t</text:p>
          </table:table-cell>
          <table:table-cell table:style-name="ce4" table:formula="of:=IF(ISERROR(HLOOKUP([.AX40];[.$A$1:.$Z$2];2));&quot;&quot;;HLOOKUP([.AX40];[.$A$1:.$Z$2];2))" office:value-type="string" office:string-value="h" calcext:value-type="string">
            <text:p>h</text:p>
          </table:table-cell>
          <table:table-cell table:style-name="ce4" table:formula="of:=IF(ISERROR(HLOOKUP([.AY40];[.$A$1:.$Z$2];2));&quot;&quot;;HLOOKUP([.AY40];[.$A$1:.$Z$2];2))" office:value-type="string" office:string-value="u" calcext:value-type="string">
            <text:p>u</text:p>
          </table:table-cell>
          <table:table-cell table:style-name="ce4" table:formula="of:=IF(ISERROR(HLOOKUP([.AZ40];[.$A$1:.$Z$2];2));&quot;&quot;;HLOOKUP([.AZ40];[.$A$1:.$Z$2];2))" office:value-type="string" office:string-value="s" calcext:value-type="string">
            <text:p>s</text:p>
          </table:table-cell>
          <table:table-cell table:style-name="ce4" table:formula="of:=IF(ISERROR(HLOOKUP([.BA40];[.$A$1:.$Z$2];2));&quot;&quot;;HLOOKUP([.BA40];[.$A$1:.$Z$2];2))">
            <text:p/>
          </table:table-cell>
          <table:table-cell table:style-name="ce4" table:formula="of:=IF(ISERROR(HLOOKUP([.BB40];[.$A$1:.$Z$2];2));&quot;&quot;;HLOOKUP([.BB40];[.$A$1:.$Z$2];2))" office:value-type="string" office:string-value="f" calcext:value-type="string">
            <text:p>f</text:p>
          </table:table-cell>
          <table:table-cell table:style-name="ce4" table:formula="of:=IF(ISERROR(HLOOKUP([.BC40];[.$A$1:.$Z$2];2));&quot;&quot;;HLOOKUP([.BC40];[.$A$1:.$Z$2];2))" office:value-type="string" office:string-value="a" calcext:value-type="string">
            <text:p>a</text:p>
          </table:table-cell>
          <table:table-cell table:style-name="ce4" table:formula="of:=IF(ISERROR(HLOOKUP([.BD40];[.$A$1:.$Z$2];2));&quot;&quot;;HLOOKUP([.BD40];[.$A$1:.$Z$2];2))" office:value-type="string" office:string-value="r" calcext:value-type="string">
            <text:p>r</text:p>
          </table:table-cell>
          <table:table-cell table:style-name="ce4" table:formula="of:=IF(ISERROR(HLOOKUP([.BE40];[.$A$1:.$Z$2];2));&quot;&quot;;HLOOKUP([.BE40];[.$A$1:.$Z$2];2))">
            <text:p/>
          </table:table-cell>
          <table:table-cell table:style-name="ce4" table:formula="of:=IF(ISERROR(HLOOKUP([.BF40];[.$A$1:.$Z$2];2));&quot;&quot;;HLOOKUP([.BF40];[.$A$1:.$Z$2];2))" office:value-type="string" office:string-value="s" calcext:value-type="string">
            <text:p>s</text:p>
          </table:table-cell>
          <table:table-cell table:style-name="ce4" table:formula="of:=IF(ISERROR(HLOOKUP([.BG40];[.$A$1:.$Z$2];2));&quot;&quot;;HLOOKUP([.BG40];[.$A$1:.$Z$2];2))" office:value-type="string" office:string-value="o" calcext:value-type="string">
            <text:p>o</text:p>
          </table:table-cell>
          <table:table-cell table:style-name="ce4" table:formula="of:=IF(ISERROR(HLOOKUP([.BH40];[.$A$1:.$Z$2];2));&quot;&quot;;HLOOKUP([.BH40];[.$A$1:.$Z$2];2))">
            <text:p/>
          </table:table-cell>
          <table:table-cell table:style-name="ce4" table:formula="of:=IF(ISERROR(HLOOKUP([.BI40];[.$A$1:.$Z$2];2));&quot;&quot;;HLOOKUP([.BI40];[.$A$1:.$Z$2];2))" office:value-type="string" office:string-value="n" calcext:value-type="string">
            <text:p>n</text:p>
          </table:table-cell>
          <table:table-cell table:style-name="ce4" table:formula="of:=IF(ISERROR(HLOOKUP([.BJ40];[.$A$1:.$Z$2];2));&quot;&quot;;HLOOKUP([.BJ40];[.$A$1:.$Z$2];2))" office:value-type="string" office:string-value="o" calcext:value-type="string">
            <text:p>o</text:p>
          </table:table-cell>
          <table:table-cell table:style-name="ce4" table:formula="of:=IF(ISERROR(HLOOKUP([.BK40];[.$A$1:.$Z$2];2));&quot;&quot;;HLOOKUP([.BK40];[.$A$1:.$Z$2];2))" office:value-type="string" office:string-value="b" calcext:value-type="string">
            <text:p>b</text:p>
          </table:table-cell>
          <table:table-cell table:style-name="ce4" table:formula="of:=IF(ISERROR(HLOOKUP([.BL40];[.$A$1:.$Z$2];2));&quot;&quot;;HLOOKUP([.BL40];[.$A$1:.$Z$2];2))" office:value-type="string" office:string-value="l" calcext:value-type="string">
            <text:p>l</text:p>
          </table:table-cell>
          <table:table-cell table:style-name="ce4" table:formula="of:=IF(ISERROR(HLOOKUP([.BM40];[.$A$1:.$Z$2];2));&quot;&quot;;HLOOKUP([.BM40];[.$A$1:.$Z$2];2))" office:value-type="string" office:string-value="y" calcext:value-type="string">
            <text:p>y</text:p>
          </table:table-cell>
          <table:table-cell table:style-name="ce4" table:formula="of:=IF(ISERROR(HLOOKUP([.BN40];[.$A$1:.$Z$2];2));&quot;&quot;;HLOOKUP([.BN40];[.$A$1:.$Z$2];2))">
            <text:p/>
          </table:table-cell>
          <table:table-cell table:style-name="ce4" table:formula="of:=IF(ISERROR(HLOOKUP([.BO40];[.$A$1:.$Z$2];2));&quot;&quot;;HLOOKUP([.BO40];[.$A$1:.$Z$2];2))" office:value-type="string" office:string-value="a" calcext:value-type="string">
            <text:p>a</text:p>
          </table:table-cell>
          <table:table-cell table:style-name="ce4" table:formula="of:=IF(ISERROR(HLOOKUP([.BP40];[.$A$1:.$Z$2];2));&quot;&quot;;HLOOKUP([.BP40];[.$A$1:.$Z$2];2))" office:value-type="string" office:string-value="d" calcext:value-type="string">
            <text:p>d</text:p>
          </table:table-cell>
          <table:table-cell table:style-name="ce4" table:formula="of:=IF(ISERROR(HLOOKUP([.BQ40];[.$A$1:.$Z$2];2));&quot;&quot;;HLOOKUP([.BQ40];[.$A$1:.$Z$2];2))" office:value-type="string" office:string-value="v" calcext:value-type="string">
            <text:p>v</text:p>
          </table:table-cell>
          <table:table-cell table:style-name="ce4" table:formula="of:=IF(ISERROR(HLOOKUP([.BR40];[.$A$1:.$Z$2];2));&quot;&quot;;HLOOKUP([.BR40];[.$A$1:.$Z$2];2))" office:value-type="string" office:string-value="a" calcext:value-type="string">
            <text:p>a</text:p>
          </table:table-cell>
          <table:table-cell table:style-name="ce4" table:formula="of:=IF(ISERROR(HLOOKUP([.BS40];[.$A$1:.$Z$2];2));&quot;&quot;;HLOOKUP([.BS40];[.$A$1:.$Z$2];2))" office:value-type="string" office:string-value="n" calcext:value-type="string">
            <text:p>n</text:p>
          </table:table-cell>
          <table:table-cell table:style-name="ce4" table:formula="of:=IF(ISERROR(HLOOKUP([.BT40];[.$A$1:.$Z$2];2));&quot;&quot;;HLOOKUP([.BT40];[.$A$1:.$Z$2];2))" office:value-type="string" office:string-value="c" calcext:value-type="string">
            <text:p>c</text:p>
          </table:table-cell>
          <table:table-cell table:style-name="ce4" table:formula="of:=IF(ISERROR(HLOOKUP([.BU40];[.$A$1:.$Z$2];2));&quot;&quot;;HLOOKUP([.BU40];[.$A$1:.$Z$2];2))" office:value-type="string" office:string-value="e" calcext:value-type="string">
            <text:p>e</text:p>
          </table:table-cell>
          <table:table-cell table:style-name="ce4" table:formula="of:=IF(ISERROR(HLOOKUP([.BV40];[.$A$1:.$Z$2];2));&quot;&quot;;HLOOKUP([.BV40];[.$A$1:.$Z$2];2))" office:value-type="string" office:string-value="d" calcext:value-type="string">
            <text:p>d</text:p>
          </table:table-cell>
          <table:table-cell table:style-name="ce4" table:formula="of:=IF(ISERROR(HLOOKUP([.BW40];[.$A$1:.$Z$2];2));&quot;&quot;;HLOOKUP([.BW40];[.$A$1:.$Z$2];2))">
            <text:p/>
          </table:table-cell>
          <table:table-cell table:style-name="ce4" table:formula="of:=IF(ISERROR(HLOOKUP([.BX40];[.$A$1:.$Z$2];2));&quot;&quot;;HLOOKUP([.BX40];[.$A$1:.$Z$2];2))" office:value-type="string" office:string-value="i" calcext:value-type="string">
            <text:p>i</text:p>
          </table:table-cell>
          <table:table-cell table:style-name="ce4" table:formula="of:=IF(ISERROR(HLOOKUP([.BY40];[.$A$1:.$Z$2];2));&quot;&quot;;HLOOKUP([.BY40];[.$A$1:.$Z$2];2))" office:value-type="string" office:string-value="t" calcext:value-type="string">
            <text:p>t</text:p>
          </table:table-cell>
          <table:table-cell table:style-name="ce4" table:formula="of:=IF(ISERROR(HLOOKUP([.BZ40];[.$A$1:.$Z$2];2));&quot;&quot;;HLOOKUP([.BZ40];[.$A$1:.$Z$2];2))">
            <text:p/>
          </table:table-cell>
          <table:table-cell table:number-columns-repeated="946"/>
        </table:table-row>
        <table:table-row table:style-name="ro1">
          <table:table-cell table:style-name="ce4" table:number-columns-repeated="78"/>
          <table:table-cell table:number-columns-repeated="946"/>
        </table:table-row>
        <table:table-row table:style-name="ro1"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b</text:p>
          </table:table-cell>
          <table:table-cell table:style-name="ce4"/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b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u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m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u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q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b</text:p>
          </table:table-cell>
          <table:table-cell table:style-name="ce4" table:number-columns-repeated="3"/>
          <table:table-cell table:number-columns-repeated="946"/>
        </table:table-row>
        <table:table-row table:style-name="ro1">
          <table:table-cell table:style-name="ce4" table:formula="of:=IF(ISERROR(HLOOKUP([.A43];[.$A$1:.$Z$2];2));&quot;&quot;;HLOOKUP([.A43];[.$A$1:.$Z$2];2))" office:value-type="string" office:string-value="i" calcext:value-type="string">
            <text:p>i</text:p>
          </table:table-cell>
          <table:table-cell table:style-name="ce4" table:formula="of:=IF(ISERROR(HLOOKUP([.B43];[.$A$1:.$Z$2];2));&quot;&quot;;HLOOKUP([.B43];[.$A$1:.$Z$2];2))" office:value-type="string" office:string-value="s" calcext:value-type="string">
            <text:p>s</text:p>
          </table:table-cell>
          <table:table-cell table:style-name="ce4" table:formula="of:=IF(ISERROR(HLOOKUP([.C43];[.$A$1:.$Z$2];2));&quot;&quot;;HLOOKUP([.C43];[.$A$1:.$Z$2];2))">
            <text:p/>
          </table:table-cell>
          <table:table-cell table:style-name="ce4" table:formula="of:=IF(ISERROR(HLOOKUP([.D43];[.$A$1:.$Z$2];2));&quot;&quot;;HLOOKUP([.D43];[.$A$1:.$Z$2];2))" office:value-type="string" office:string-value="r" calcext:value-type="string">
            <text:p>r</text:p>
          </table:table-cell>
          <table:table-cell table:style-name="ce4" table:formula="of:=IF(ISERROR(HLOOKUP([.E43];[.$A$1:.$Z$2];2));&quot;&quot;;HLOOKUP([.E43];[.$A$1:.$Z$2];2))" office:value-type="string" office:string-value="a" calcext:value-type="string">
            <text:p>a</text:p>
          </table:table-cell>
          <table:table-cell table:style-name="ce4" table:formula="of:=IF(ISERROR(HLOOKUP([.F43];[.$A$1:.$Z$2];2));&quot;&quot;;HLOOKUP([.F43];[.$A$1:.$Z$2];2))" office:value-type="string" office:string-value="t" calcext:value-type="string">
            <text:p>t</text:p>
          </table:table-cell>
          <table:table-cell table:style-name="ce4" table:formula="of:=IF(ISERROR(HLOOKUP([.G43];[.$A$1:.$Z$2];2));&quot;&quot;;HLOOKUP([.G43];[.$A$1:.$Z$2];2))" office:value-type="string" office:string-value="h" calcext:value-type="string">
            <text:p>h</text:p>
          </table:table-cell>
          <table:table-cell table:style-name="ce4" table:formula="of:=IF(ISERROR(HLOOKUP([.H43];[.$A$1:.$Z$2];2));&quot;&quot;;HLOOKUP([.H43];[.$A$1:.$Z$2];2))" office:value-type="string" office:string-value="e" calcext:value-type="string">
            <text:p>e</text:p>
          </table:table-cell>
          <table:table-cell table:style-name="ce4" table:formula="of:=IF(ISERROR(HLOOKUP([.I43];[.$A$1:.$Z$2];2));&quot;&quot;;HLOOKUP([.I43];[.$A$1:.$Z$2];2))" office:value-type="string" office:string-value="r" calcext:value-type="string">
            <text:p>r</text:p>
          </table:table-cell>
          <table:table-cell table:style-name="ce4" table:formula="of:=IF(ISERROR(HLOOKUP([.J43];[.$A$1:.$Z$2];2));&quot;&quot;;HLOOKUP([.J43];[.$A$1:.$Z$2];2))">
            <text:p/>
          </table:table-cell>
          <table:table-cell table:style-name="ce4" table:formula="of:=IF(ISERROR(HLOOKUP([.K43];[.$A$1:.$Z$2];2));&quot;&quot;;HLOOKUP([.K43];[.$A$1:.$Z$2];2))" office:value-type="string" office:string-value="f" calcext:value-type="string">
            <text:p>f</text:p>
          </table:table-cell>
          <table:table-cell table:style-name="ce4" table:formula="of:=IF(ISERROR(HLOOKUP([.L43];[.$A$1:.$Z$2];2));&quot;&quot;;HLOOKUP([.L43];[.$A$1:.$Z$2];2))" office:value-type="string" office:string-value="o" calcext:value-type="string">
            <text:p>o</text:p>
          </table:table-cell>
          <table:table-cell table:style-name="ce4" table:formula="of:=IF(ISERROR(HLOOKUP([.M43];[.$A$1:.$Z$2];2));&quot;&quot;;HLOOKUP([.M43];[.$A$1:.$Z$2];2))" office:value-type="string" office:string-value="r" calcext:value-type="string">
            <text:p>r</text:p>
          </table:table-cell>
          <table:table-cell table:style-name="ce4" table:formula="of:=IF(ISERROR(HLOOKUP([.N43];[.$A$1:.$Z$2];2));&quot;&quot;;HLOOKUP([.N43];[.$A$1:.$Z$2];2))">
            <text:p/>
          </table:table-cell>
          <table:table-cell table:style-name="ce4" table:formula="of:=IF(ISERROR(HLOOKUP([.O43];[.$A$1:.$Z$2];2));&quot;&quot;;HLOOKUP([.O43];[.$A$1:.$Z$2];2))" office:value-type="string" office:string-value="u" calcext:value-type="string">
            <text:p>u</text:p>
          </table:table-cell>
          <table:table-cell table:style-name="ce4" table:formula="of:=IF(ISERROR(HLOOKUP([.P43];[.$A$1:.$Z$2];2));&quot;&quot;;HLOOKUP([.P43];[.$A$1:.$Z$2];2))" office:value-type="string" office:string-value="s" calcext:value-type="string">
            <text:p>s</text:p>
          </table:table-cell>
          <table:table-cell table:style-name="ce4" table:formula="of:=IF(ISERROR(HLOOKUP([.Q43];[.$A$1:.$Z$2];2));&quot;&quot;;HLOOKUP([.Q43];[.$A$1:.$Z$2];2))">
            <text:p/>
          </table:table-cell>
          <table:table-cell table:style-name="ce4" table:formula="of:=IF(ISERROR(HLOOKUP([.R43];[.$A$1:.$Z$2];2));&quot;&quot;;HLOOKUP([.R43];[.$A$1:.$Z$2];2))" office:value-type="string" office:string-value="t" calcext:value-type="string">
            <text:p>t</text:p>
          </table:table-cell>
          <table:table-cell table:style-name="ce4" table:formula="of:=IF(ISERROR(HLOOKUP([.S43];[.$A$1:.$Z$2];2));&quot;&quot;;HLOOKUP([.S43];[.$A$1:.$Z$2];2))" office:value-type="string" office:string-value="o" calcext:value-type="string">
            <text:p>o</text:p>
          </table:table-cell>
          <table:table-cell table:style-name="ce4" table:formula="of:=IF(ISERROR(HLOOKUP([.T43];[.$A$1:.$Z$2];2));&quot;&quot;;HLOOKUP([.T43];[.$A$1:.$Z$2];2))">
            <text:p/>
          </table:table-cell>
          <table:table-cell table:style-name="ce4" table:formula="of:=IF(ISERROR(HLOOKUP([.U43];[.$A$1:.$Z$2];2));&quot;&quot;;HLOOKUP([.U43];[.$A$1:.$Z$2];2))" office:value-type="string" office:string-value="b" calcext:value-type="string">
            <text:p>b</text:p>
          </table:table-cell>
          <table:table-cell table:style-name="ce4" table:formula="of:=IF(ISERROR(HLOOKUP([.V43];[.$A$1:.$Z$2];2));&quot;&quot;;HLOOKUP([.V43];[.$A$1:.$Z$2];2))" office:value-type="string" office:string-value="e" calcext:value-type="string">
            <text:p>e</text:p>
          </table:table-cell>
          <table:table-cell table:style-name="ce4" table:formula="of:=IF(ISERROR(HLOOKUP([.W43];[.$A$1:.$Z$2];2));&quot;&quot;;HLOOKUP([.W43];[.$A$1:.$Z$2];2))">
            <text:p/>
          </table:table-cell>
          <table:table-cell table:style-name="ce4" table:formula="of:=IF(ISERROR(HLOOKUP([.X43];[.$A$1:.$Z$2];2));&quot;&quot;;HLOOKUP([.X43];[.$A$1:.$Z$2];2))" office:value-type="string" office:string-value="h" calcext:value-type="string">
            <text:p>h</text:p>
          </table:table-cell>
          <table:table-cell table:style-name="ce4" table:formula="of:=IF(ISERROR(HLOOKUP([.Y43];[.$A$1:.$Z$2];2));&quot;&quot;;HLOOKUP([.Y43];[.$A$1:.$Z$2];2))" office:value-type="string" office:string-value="e" calcext:value-type="string">
            <text:p>e</text:p>
          </table:table-cell>
          <table:table-cell table:style-name="ce4" table:formula="of:=IF(ISERROR(HLOOKUP([.Z43];[.$A$1:.$Z$2];2));&quot;&quot;;HLOOKUP([.Z43];[.$A$1:.$Z$2];2))" office:value-type="string" office:string-value="r" calcext:value-type="string">
            <text:p>r</text:p>
          </table:table-cell>
          <table:table-cell table:style-name="ce4" table:formula="of:=IF(ISERROR(HLOOKUP([.AA43];[.$A$1:.$Z$2];2));&quot;&quot;;HLOOKUP([.AA43];[.$A$1:.$Z$2];2))" office:value-type="string" office:string-value="e" calcext:value-type="string">
            <text:p>e</text:p>
          </table:table-cell>
          <table:table-cell table:style-name="ce4" table:formula="of:=IF(ISERROR(HLOOKUP([.AB43];[.$A$1:.$Z$2];2));&quot;&quot;;HLOOKUP([.AB43];[.$A$1:.$Z$2];2))">
            <text:p/>
          </table:table-cell>
          <table:table-cell table:style-name="ce4" table:formula="of:=IF(ISERROR(HLOOKUP([.AC43];[.$A$1:.$Z$2];2));&quot;&quot;;HLOOKUP([.AC43];[.$A$1:.$Z$2];2))" office:value-type="string" office:string-value="d" calcext:value-type="string">
            <text:p>d</text:p>
          </table:table-cell>
          <table:table-cell table:style-name="ce4" table:formula="of:=IF(ISERROR(HLOOKUP([.AD43];[.$A$1:.$Z$2];2));&quot;&quot;;HLOOKUP([.AD43];[.$A$1:.$Z$2];2))" office:value-type="string" office:string-value="e" calcext:value-type="string">
            <text:p>e</text:p>
          </table:table-cell>
          <table:table-cell table:style-name="ce4" table:formula="of:=IF(ISERROR(HLOOKUP([.AE43];[.$A$1:.$Z$2];2));&quot;&quot;;HLOOKUP([.AE43];[.$A$1:.$Z$2];2))" office:value-type="string" office:string-value="d" calcext:value-type="string">
            <text:p>d</text:p>
          </table:table-cell>
          <table:table-cell table:style-name="ce4" table:formula="of:=IF(ISERROR(HLOOKUP([.AF43];[.$A$1:.$Z$2];2));&quot;&quot;;HLOOKUP([.AF43];[.$A$1:.$Z$2];2))" office:value-type="string" office:string-value="i" calcext:value-type="string">
            <text:p>i</text:p>
          </table:table-cell>
          <table:table-cell table:style-name="ce4" table:formula="of:=IF(ISERROR(HLOOKUP([.AG43];[.$A$1:.$Z$2];2));&quot;&quot;;HLOOKUP([.AG43];[.$A$1:.$Z$2];2))" office:value-type="string" office:string-value="c" calcext:value-type="string">
            <text:p>c</text:p>
          </table:table-cell>
          <table:table-cell table:style-name="ce4" table:formula="of:=IF(ISERROR(HLOOKUP([.AH43];[.$A$1:.$Z$2];2));&quot;&quot;;HLOOKUP([.AH43];[.$A$1:.$Z$2];2))" office:value-type="string" office:string-value="a" calcext:value-type="string">
            <text:p>a</text:p>
          </table:table-cell>
          <table:table-cell table:style-name="ce4" table:formula="of:=IF(ISERROR(HLOOKUP([.AI43];[.$A$1:.$Z$2];2));&quot;&quot;;HLOOKUP([.AI43];[.$A$1:.$Z$2];2))" office:value-type="string" office:string-value="t" calcext:value-type="string">
            <text:p>t</text:p>
          </table:table-cell>
          <table:table-cell table:style-name="ce4" table:formula="of:=IF(ISERROR(HLOOKUP([.AJ43];[.$A$1:.$Z$2];2));&quot;&quot;;HLOOKUP([.AJ43];[.$A$1:.$Z$2];2))" office:value-type="string" office:string-value="e" calcext:value-type="string">
            <text:p>e</text:p>
          </table:table-cell>
          <table:table-cell table:style-name="ce4" table:formula="of:=IF(ISERROR(HLOOKUP([.AK43];[.$A$1:.$Z$2];2));&quot;&quot;;HLOOKUP([.AK43];[.$A$1:.$Z$2];2))" office:value-type="string" office:string-value="d" calcext:value-type="string">
            <text:p>d</text:p>
          </table:table-cell>
          <table:table-cell table:style-name="ce4" table:formula="of:=IF(ISERROR(HLOOKUP([.AL43];[.$A$1:.$Z$2];2));&quot;&quot;;HLOOKUP([.AL43];[.$A$1:.$Z$2];2))">
            <text:p/>
          </table:table-cell>
          <table:table-cell table:style-name="ce4" table:formula="of:=IF(ISERROR(HLOOKUP([.AM43];[.$A$1:.$Z$2];2));&quot;&quot;;HLOOKUP([.AM43];[.$A$1:.$Z$2];2))" office:value-type="string" office:string-value="t" calcext:value-type="string">
            <text:p>t</text:p>
          </table:table-cell>
          <table:table-cell table:style-name="ce4" table:formula="of:=IF(ISERROR(HLOOKUP([.AN43];[.$A$1:.$Z$2];2));&quot;&quot;;HLOOKUP([.AN43];[.$A$1:.$Z$2];2))" office:value-type="string" office:string-value="o" calcext:value-type="string">
            <text:p>o</text:p>
          </table:table-cell>
          <table:table-cell table:style-name="ce4" table:formula="of:=IF(ISERROR(HLOOKUP([.AO43];[.$A$1:.$Z$2];2));&quot;&quot;;HLOOKUP([.AO43];[.$A$1:.$Z$2];2))">
            <text:p/>
          </table:table-cell>
          <table:table-cell table:style-name="ce4" table:formula="of:=IF(ISERROR(HLOOKUP([.AP43];[.$A$1:.$Z$2];2));&quot;&quot;;HLOOKUP([.AP43];[.$A$1:.$Z$2];2))" office:value-type="string" office:string-value="t" calcext:value-type="string">
            <text:p>t</text:p>
          </table:table-cell>
          <table:table-cell table:style-name="ce4" table:formula="of:=IF(ISERROR(HLOOKUP([.AQ43];[.$A$1:.$Z$2];2));&quot;&quot;;HLOOKUP([.AQ43];[.$A$1:.$Z$2];2))" office:value-type="string" office:string-value="h" calcext:value-type="string">
            <text:p>h</text:p>
          </table:table-cell>
          <table:table-cell table:style-name="ce4" table:formula="of:=IF(ISERROR(HLOOKUP([.AR43];[.$A$1:.$Z$2];2));&quot;&quot;;HLOOKUP([.AR43];[.$A$1:.$Z$2];2))" office:value-type="string" office:string-value="e" calcext:value-type="string">
            <text:p>e</text:p>
          </table:table-cell>
          <table:table-cell table:style-name="ce4" table:formula="of:=IF(ISERROR(HLOOKUP([.AS43];[.$A$1:.$Z$2];2));&quot;&quot;;HLOOKUP([.AS43];[.$A$1:.$Z$2];2))">
            <text:p/>
          </table:table-cell>
          <table:table-cell table:style-name="ce4" table:formula="of:=IF(ISERROR(HLOOKUP([.AT43];[.$A$1:.$Z$2];2));&quot;&quot;;HLOOKUP([.AT43];[.$A$1:.$Z$2];2))" office:value-type="string" office:string-value="g" calcext:value-type="string">
            <text:p>g</text:p>
          </table:table-cell>
          <table:table-cell table:style-name="ce4" table:formula="of:=IF(ISERROR(HLOOKUP([.AU43];[.$A$1:.$Z$2];2));&quot;&quot;;HLOOKUP([.AU43];[.$A$1:.$Z$2];2))" office:value-type="string" office:string-value="r" calcext:value-type="string">
            <text:p>r</text:p>
          </table:table-cell>
          <table:table-cell table:style-name="ce4" table:formula="of:=IF(ISERROR(HLOOKUP([.AV43];[.$A$1:.$Z$2];2));&quot;&quot;;HLOOKUP([.AV43];[.$A$1:.$Z$2];2))" office:value-type="string" office:string-value="e" calcext:value-type="string">
            <text:p>e</text:p>
          </table:table-cell>
          <table:table-cell table:style-name="ce4" table:formula="of:=IF(ISERROR(HLOOKUP([.AW43];[.$A$1:.$Z$2];2));&quot;&quot;;HLOOKUP([.AW43];[.$A$1:.$Z$2];2))" office:value-type="string" office:string-value="a" calcext:value-type="string">
            <text:p>a</text:p>
          </table:table-cell>
          <table:table-cell table:style-name="ce4" table:formula="of:=IF(ISERROR(HLOOKUP([.AX43];[.$A$1:.$Z$2];2));&quot;&quot;;HLOOKUP([.AX43];[.$A$1:.$Z$2];2))" office:value-type="string" office:string-value="t" calcext:value-type="string">
            <text:p>t</text:p>
          </table:table-cell>
          <table:table-cell table:style-name="ce4" table:formula="of:=IF(ISERROR(HLOOKUP([.AY43];[.$A$1:.$Z$2];2));&quot;&quot;;HLOOKUP([.AY43];[.$A$1:.$Z$2];2))">
            <text:p/>
          </table:table-cell>
          <table:table-cell table:style-name="ce4" table:formula="of:=IF(ISERROR(HLOOKUP([.AZ43];[.$A$1:.$Z$2];2));&quot;&quot;;HLOOKUP([.AZ43];[.$A$1:.$Z$2];2))" office:value-type="string" office:string-value="t" calcext:value-type="string">
            <text:p>t</text:p>
          </table:table-cell>
          <table:table-cell table:style-name="ce4" table:formula="of:=IF(ISERROR(HLOOKUP([.BA43];[.$A$1:.$Z$2];2));&quot;&quot;;HLOOKUP([.BA43];[.$A$1:.$Z$2];2))" office:value-type="string" office:string-value="a" calcext:value-type="string">
            <text:p>a</text:p>
          </table:table-cell>
          <table:table-cell table:style-name="ce4" table:formula="of:=IF(ISERROR(HLOOKUP([.BB43];[.$A$1:.$Z$2];2));&quot;&quot;;HLOOKUP([.BB43];[.$A$1:.$Z$2];2))" office:value-type="string" office:string-value="s" calcext:value-type="string">
            <text:p>s</text:p>
          </table:table-cell>
          <table:table-cell table:style-name="ce4" table:formula="of:=IF(ISERROR(HLOOKUP([.BC43];[.$A$1:.$Z$2];2));&quot;&quot;;HLOOKUP([.BC43];[.$A$1:.$Z$2];2))" office:value-type="string" office:string-value="x" calcext:value-type="string">
            <text:p>x</text:p>
          </table:table-cell>
          <table:table-cell table:style-name="ce4" table:formula="of:=IF(ISERROR(HLOOKUP([.BD43];[.$A$1:.$Z$2];2));&quot;&quot;;HLOOKUP([.BD43];[.$A$1:.$Z$2];2))">
            <text:p/>
          </table:table-cell>
          <table:table-cell table:style-name="ce4" table:formula="of:=IF(ISERROR(HLOOKUP([.BE43];[.$A$1:.$Z$2];2));&quot;&quot;;HLOOKUP([.BE43];[.$A$1:.$Z$2];2))" office:value-type="string" office:string-value="r" calcext:value-type="string">
            <text:p>r</text:p>
          </table:table-cell>
          <table:table-cell table:style-name="ce4" table:formula="of:=IF(ISERROR(HLOOKUP([.BF43];[.$A$1:.$Z$2];2));&quot;&quot;;HLOOKUP([.BF43];[.$A$1:.$Z$2];2))" office:value-type="string" office:string-value="e" calcext:value-type="string">
            <text:p>e</text:p>
          </table:table-cell>
          <table:table-cell table:style-name="ce4" table:formula="of:=IF(ISERROR(HLOOKUP([.BG43];[.$A$1:.$Z$2];2));&quot;&quot;;HLOOKUP([.BG43];[.$A$1:.$Z$2];2))" office:value-type="string" office:string-value="m" calcext:value-type="string">
            <text:p>m</text:p>
          </table:table-cell>
          <table:table-cell table:style-name="ce4" table:formula="of:=IF(ISERROR(HLOOKUP([.BH43];[.$A$1:.$Z$2];2));&quot;&quot;;HLOOKUP([.BH43];[.$A$1:.$Z$2];2))" office:value-type="string" office:string-value="a" calcext:value-type="string">
            <text:p>a</text:p>
          </table:table-cell>
          <table:table-cell table:style-name="ce4" table:formula="of:=IF(ISERROR(HLOOKUP([.BI43];[.$A$1:.$Z$2];2));&quot;&quot;;HLOOKUP([.BI43];[.$A$1:.$Z$2];2))" office:value-type="string" office:string-value="i" calcext:value-type="string">
            <text:p>i</text:p>
          </table:table-cell>
          <table:table-cell table:style-name="ce4" table:formula="of:=IF(ISERROR(HLOOKUP([.BJ43];[.$A$1:.$Z$2];2));&quot;&quot;;HLOOKUP([.BJ43];[.$A$1:.$Z$2];2))" office:value-type="string" office:string-value="n" calcext:value-type="string">
            <text:p>n</text:p>
          </table:table-cell>
          <table:table-cell table:style-name="ce4" table:formula="of:=IF(ISERROR(HLOOKUP([.BK43];[.$A$1:.$Z$2];2));&quot;&quot;;HLOOKUP([.BK43];[.$A$1:.$Z$2];2))" office:value-type="string" office:string-value="i" calcext:value-type="string">
            <text:p>i</text:p>
          </table:table-cell>
          <table:table-cell table:style-name="ce4" table:formula="of:=IF(ISERROR(HLOOKUP([.BL43];[.$A$1:.$Z$2];2));&quot;&quot;;HLOOKUP([.BL43];[.$A$1:.$Z$2];2))" office:value-type="string" office:string-value="n" calcext:value-type="string">
            <text:p>n</text:p>
          </table:table-cell>
          <table:table-cell table:style-name="ce4" table:formula="of:=IF(ISERROR(HLOOKUP([.BM43];[.$A$1:.$Z$2];2));&quot;&quot;;HLOOKUP([.BM43];[.$A$1:.$Z$2];2))" office:value-type="string" office:string-value="g" calcext:value-type="string">
            <text:p>g</text:p>
          </table:table-cell>
          <table:table-cell table:style-name="ce4" table:formula="of:=IF(ISERROR(HLOOKUP([.BN43];[.$A$1:.$Z$2];2));&quot;&quot;;HLOOKUP([.BN43];[.$A$1:.$Z$2];2))">
            <text:p/>
          </table:table-cell>
          <table:table-cell table:style-name="ce4" table:formula="of:=IF(ISERROR(HLOOKUP([.BO43];[.$A$1:.$Z$2];2));&quot;&quot;;HLOOKUP([.BO43];[.$A$1:.$Z$2];2))" office:value-type="string" office:string-value="b" calcext:value-type="string">
            <text:p>b</text:p>
          </table:table-cell>
          <table:table-cell table:style-name="ce4" table:formula="of:=IF(ISERROR(HLOOKUP([.BP43];[.$A$1:.$Z$2];2));&quot;&quot;;HLOOKUP([.BP43];[.$A$1:.$Z$2];2))" office:value-type="string" office:string-value="e" calcext:value-type="string">
            <text:p>e</text:p>
          </table:table-cell>
          <table:table-cell table:style-name="ce4" table:formula="of:=IF(ISERROR(HLOOKUP([.BQ43];[.$A$1:.$Z$2];2));&quot;&quot;;HLOOKUP([.BQ43];[.$A$1:.$Z$2];2))" office:value-type="string" office:string-value="f" calcext:value-type="string">
            <text:p>f</text:p>
          </table:table-cell>
          <table:table-cell table:style-name="ce4" table:formula="of:=IF(ISERROR(HLOOKUP([.BR43];[.$A$1:.$Z$2];2));&quot;&quot;;HLOOKUP([.BR43];[.$A$1:.$Z$2];2))" office:value-type="string" office:string-value="o" calcext:value-type="string">
            <text:p>o</text:p>
          </table:table-cell>
          <table:table-cell table:style-name="ce4" table:formula="of:=IF(ISERROR(HLOOKUP([.BS43];[.$A$1:.$Z$2];2));&quot;&quot;;HLOOKUP([.BS43];[.$A$1:.$Z$2];2))" office:value-type="string" office:string-value="r" calcext:value-type="string">
            <text:p>r</text:p>
          </table:table-cell>
          <table:table-cell table:style-name="ce4" table:formula="of:=IF(ISERROR(HLOOKUP([.BT43];[.$A$1:.$Z$2];2));&quot;&quot;;HLOOKUP([.BT43];[.$A$1:.$Z$2];2))" office:value-type="string" office:string-value="e" calcext:value-type="string">
            <text:p>e</text:p>
          </table:table-cell>
          <table:table-cell table:style-name="ce4" table:formula="of:=IF(ISERROR(HLOOKUP([.BU43];[.$A$1:.$Z$2];2));&quot;&quot;;HLOOKUP([.BU43];[.$A$1:.$Z$2];2))">
            <text:p/>
          </table:table-cell>
          <table:table-cell table:style-name="ce4" table:formula="of:=IF(ISERROR(HLOOKUP([.BV43];[.$A$1:.$Z$2];2));&quot;&quot;;HLOOKUP([.BV43];[.$A$1:.$Z$2];2))" office:value-type="string" office:string-value="u" calcext:value-type="string">
            <text:p>u</text:p>
          </table:table-cell>
          <table:table-cell table:style-name="ce4" table:formula="of:=IF(ISERROR(HLOOKUP([.BW43];[.$A$1:.$Z$2];2));&quot;&quot;;HLOOKUP([.BW43];[.$A$1:.$Z$2];2))" office:value-type="string" office:string-value="s" calcext:value-type="string">
            <text:p>s</text:p>
          </table:table-cell>
          <table:table-cell table:style-name="ce4" table:formula="of:=IF(ISERROR(HLOOKUP([.BX43];[.$A$1:.$Z$2];2));&quot;&quot;;HLOOKUP([.BX43];[.$A$1:.$Z$2];2))">
            <text:p/>
          </table:table-cell>
          <table:table-cell table:style-name="ce4" table:formula="of:=IF(ISERROR(HLOOKUP([.BY43];[.$A$1:.$Z$2];2));&quot;&quot;;HLOOKUP([.BY43];[.$A$1:.$Z$2];2))">
            <text:p/>
          </table:table-cell>
          <table:table-cell table:style-name="ce4" table:formula="of:=IF(ISERROR(HLOOKUP([.BZ43];[.$A$1:.$Z$2];2));&quot;&quot;;HLOOKUP([.BZ43];[.$A$1:.$Z$2];2))">
            <text:p/>
          </table:table-cell>
          <table:table-cell table:number-columns-repeated="946"/>
        </table:table-row>
        <table:table-row table:style-name="ro1">
          <table:table-cell table:style-name="ce4" table:number-columns-repeated="78"/>
          <table:table-cell table:number-columns-repeated="946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h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m</text:p>
          </table:table-cell>
          <table:table-cell table:style-name="ce4"/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m</text:p>
          </table:table-cell>
          <table:table-cell table:style-name="ce4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m</text:p>
          </table:table-cell>
          <table:table-cell table:style-name="ce4"/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g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u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e</text:p>
          </table:table-cell>
          <table:table-cell table:style-name="ce4" table:number-columns-repeated="5"/>
          <table:table-cell table:number-columns-repeated="946"/>
        </table:table-row>
        <table:table-row table:style-name="ro1">
          <table:table-cell table:style-name="ce4" table:formula="of:=IF(ISERROR(HLOOKUP([.A46];[.$A$1:.$Z$2];2));&quot;&quot;;HLOOKUP([.A46];[.$A$1:.$Z$2];2))" office:value-type="string" office:string-value="t" calcext:value-type="string">
            <text:p>t</text:p>
          </table:table-cell>
          <table:table-cell table:style-name="ce4" table:formula="of:=IF(ISERROR(HLOOKUP([.B46];[.$A$1:.$Z$2];2));&quot;&quot;;HLOOKUP([.B46];[.$A$1:.$Z$2];2))" office:value-type="string" office:string-value="h" calcext:value-type="string">
            <text:p>h</text:p>
          </table:table-cell>
          <table:table-cell table:style-name="ce4" table:formula="of:=IF(ISERROR(HLOOKUP([.C46];[.$A$1:.$Z$2];2));&quot;&quot;;HLOOKUP([.C46];[.$A$1:.$Z$2];2))" office:value-type="string" office:string-value="a" calcext:value-type="string">
            <text:p>a</text:p>
          </table:table-cell>
          <table:table-cell table:style-name="ce4" table:formula="of:=IF(ISERROR(HLOOKUP([.D46];[.$A$1:.$Z$2];2));&quot;&quot;;HLOOKUP([.D46];[.$A$1:.$Z$2];2))" office:value-type="string" office:string-value="t" calcext:value-type="string">
            <text:p>t</text:p>
          </table:table-cell>
          <table:table-cell table:style-name="ce4" table:formula="of:=IF(ISERROR(HLOOKUP([.E46];[.$A$1:.$Z$2];2));&quot;&quot;;HLOOKUP([.E46];[.$A$1:.$Z$2];2))">
            <text:p/>
          </table:table-cell>
          <table:table-cell table:style-name="ce4" table:formula="of:=IF(ISERROR(HLOOKUP([.F46];[.$A$1:.$Z$2];2));&quot;&quot;;HLOOKUP([.F46];[.$A$1:.$Z$2];2))" office:value-type="string" office:string-value="f" calcext:value-type="string">
            <text:p>f</text:p>
          </table:table-cell>
          <table:table-cell table:style-name="ce4" table:formula="of:=IF(ISERROR(HLOOKUP([.G46];[.$A$1:.$Z$2];2));&quot;&quot;;HLOOKUP([.G46];[.$A$1:.$Z$2];2))" office:value-type="string" office:string-value="r" calcext:value-type="string">
            <text:p>r</text:p>
          </table:table-cell>
          <table:table-cell table:style-name="ce4" table:formula="of:=IF(ISERROR(HLOOKUP([.H46];[.$A$1:.$Z$2];2));&quot;&quot;;HLOOKUP([.H46];[.$A$1:.$Z$2];2))" office:value-type="string" office:string-value="o" calcext:value-type="string">
            <text:p>o</text:p>
          </table:table-cell>
          <table:table-cell table:style-name="ce4" table:formula="of:=IF(ISERROR(HLOOKUP([.I46];[.$A$1:.$Z$2];2));&quot;&quot;;HLOOKUP([.I46];[.$A$1:.$Z$2];2))" office:value-type="string" office:string-value="m" calcext:value-type="string">
            <text:p>m</text:p>
          </table:table-cell>
          <table:table-cell table:style-name="ce4" table:formula="of:=IF(ISERROR(HLOOKUP([.J46];[.$A$1:.$Z$2];2));&quot;&quot;;HLOOKUP([.J46];[.$A$1:.$Z$2];2))">
            <text:p/>
          </table:table-cell>
          <table:table-cell table:style-name="ce4" table:formula="of:=IF(ISERROR(HLOOKUP([.K46];[.$A$1:.$Z$2];2));&quot;&quot;;HLOOKUP([.K46];[.$A$1:.$Z$2];2))" office:value-type="string" office:string-value="t" calcext:value-type="string">
            <text:p>t</text:p>
          </table:table-cell>
          <table:table-cell table:style-name="ce4" table:formula="of:=IF(ISERROR(HLOOKUP([.L46];[.$A$1:.$Z$2];2));&quot;&quot;;HLOOKUP([.L46];[.$A$1:.$Z$2];2))" office:value-type="string" office:string-value="h" calcext:value-type="string">
            <text:p>h</text:p>
          </table:table-cell>
          <table:table-cell table:style-name="ce4" table:formula="of:=IF(ISERROR(HLOOKUP([.M46];[.$A$1:.$Z$2];2));&quot;&quot;;HLOOKUP([.M46];[.$A$1:.$Z$2];2))" office:value-type="string" office:string-value="e" calcext:value-type="string">
            <text:p>e</text:p>
          </table:table-cell>
          <table:table-cell table:style-name="ce4" table:formula="of:=IF(ISERROR(HLOOKUP([.N46];[.$A$1:.$Z$2];2));&quot;&quot;;HLOOKUP([.N46];[.$A$1:.$Z$2];2))" office:value-type="string" office:string-value="s" calcext:value-type="string">
            <text:p>s</text:p>
          </table:table-cell>
          <table:table-cell table:style-name="ce4" table:formula="of:=IF(ISERROR(HLOOKUP([.O46];[.$A$1:.$Z$2];2));&quot;&quot;;HLOOKUP([.O46];[.$A$1:.$Z$2];2))" office:value-type="string" office:string-value="e" calcext:value-type="string">
            <text:p>e</text:p>
          </table:table-cell>
          <table:table-cell table:style-name="ce4" table:formula="of:=IF(ISERROR(HLOOKUP([.P46];[.$A$1:.$Z$2];2));&quot;&quot;;HLOOKUP([.P46];[.$A$1:.$Z$2];2))">
            <text:p/>
          </table:table-cell>
          <table:table-cell table:style-name="ce4" table:formula="of:=IF(ISERROR(HLOOKUP([.Q46];[.$A$1:.$Z$2];2));&quot;&quot;;HLOOKUP([.Q46];[.$A$1:.$Z$2];2))" office:value-type="string" office:string-value="h" calcext:value-type="string">
            <text:p>h</text:p>
          </table:table-cell>
          <table:table-cell table:style-name="ce4" table:formula="of:=IF(ISERROR(HLOOKUP([.R46];[.$A$1:.$Z$2];2));&quot;&quot;;HLOOKUP([.R46];[.$A$1:.$Z$2];2))" office:value-type="string" office:string-value="o" calcext:value-type="string">
            <text:p>o</text:p>
          </table:table-cell>
          <table:table-cell table:style-name="ce4" table:formula="of:=IF(ISERROR(HLOOKUP([.S46];[.$A$1:.$Z$2];2));&quot;&quot;;HLOOKUP([.S46];[.$A$1:.$Z$2];2))" office:value-type="string" office:string-value="n" calcext:value-type="string">
            <text:p>n</text:p>
          </table:table-cell>
          <table:table-cell table:style-name="ce4" table:formula="of:=IF(ISERROR(HLOOKUP([.T46];[.$A$1:.$Z$2];2));&quot;&quot;;HLOOKUP([.T46];[.$A$1:.$Z$2];2))" office:value-type="string" office:string-value="o" calcext:value-type="string">
            <text:p>o</text:p>
          </table:table-cell>
          <table:table-cell table:style-name="ce4" table:formula="of:=IF(ISERROR(HLOOKUP([.U46];[.$A$1:.$Z$2];2));&quot;&quot;;HLOOKUP([.U46];[.$A$1:.$Z$2];2))" office:value-type="string" office:string-value="r" calcext:value-type="string">
            <text:p>r</text:p>
          </table:table-cell>
          <table:table-cell table:style-name="ce4" table:formula="of:=IF(ISERROR(HLOOKUP([.V46];[.$A$1:.$Z$2];2));&quot;&quot;;HLOOKUP([.V46];[.$A$1:.$Z$2];2))" office:value-type="string" office:string-value="e" calcext:value-type="string">
            <text:p>e</text:p>
          </table:table-cell>
          <table:table-cell table:style-name="ce4" table:formula="of:=IF(ISERROR(HLOOKUP([.W46];[.$A$1:.$Z$2];2));&quot;&quot;;HLOOKUP([.W46];[.$A$1:.$Z$2];2))" office:value-type="string" office:string-value="d" calcext:value-type="string">
            <text:p>d</text:p>
          </table:table-cell>
          <table:table-cell table:style-name="ce4" table:formula="of:=IF(ISERROR(HLOOKUP([.X46];[.$A$1:.$Z$2];2));&quot;&quot;;HLOOKUP([.X46];[.$A$1:.$Z$2];2))">
            <text:p/>
          </table:table-cell>
          <table:table-cell table:style-name="ce4" table:formula="of:=IF(ISERROR(HLOOKUP([.Y46];[.$A$1:.$Z$2];2));&quot;&quot;;HLOOKUP([.Y46];[.$A$1:.$Z$2];2))" office:value-type="string" office:string-value="d" calcext:value-type="string">
            <text:p>d</text:p>
          </table:table-cell>
          <table:table-cell table:style-name="ce4" table:formula="of:=IF(ISERROR(HLOOKUP([.Z46];[.$A$1:.$Z$2];2));&quot;&quot;;HLOOKUP([.Z46];[.$A$1:.$Z$2];2))" office:value-type="string" office:string-value="e" calcext:value-type="string">
            <text:p>e</text:p>
          </table:table-cell>
          <table:table-cell table:style-name="ce4" table:formula="of:=IF(ISERROR(HLOOKUP([.AA46];[.$A$1:.$Z$2];2));&quot;&quot;;HLOOKUP([.AA46];[.$A$1:.$Z$2];2))" office:value-type="string" office:string-value="a" calcext:value-type="string">
            <text:p>a</text:p>
          </table:table-cell>
          <table:table-cell table:style-name="ce4" table:formula="of:=IF(ISERROR(HLOOKUP([.AB46];[.$A$1:.$Z$2];2));&quot;&quot;;HLOOKUP([.AB46];[.$A$1:.$Z$2];2))" office:value-type="string" office:string-value="d" calcext:value-type="string">
            <text:p>d</text:p>
          </table:table-cell>
          <table:table-cell table:style-name="ce4" table:formula="of:=IF(ISERROR(HLOOKUP([.AC46];[.$A$1:.$Z$2];2));&quot;&quot;;HLOOKUP([.AC46];[.$A$1:.$Z$2];2))">
            <text:p/>
          </table:table-cell>
          <table:table-cell table:style-name="ce4" table:formula="of:=IF(ISERROR(HLOOKUP([.AD46];[.$A$1:.$Z$2];2));&quot;&quot;;HLOOKUP([.AD46];[.$A$1:.$Z$2];2))" office:value-type="string" office:string-value="w" calcext:value-type="string">
            <text:p>w</text:p>
          </table:table-cell>
          <table:table-cell table:style-name="ce4" table:formula="of:=IF(ISERROR(HLOOKUP([.AE46];[.$A$1:.$Z$2];2));&quot;&quot;;HLOOKUP([.AE46];[.$A$1:.$Z$2];2))" office:value-type="string" office:string-value="e" calcext:value-type="string">
            <text:p>e</text:p>
          </table:table-cell>
          <table:table-cell table:style-name="ce4" table:formula="of:=IF(ISERROR(HLOOKUP([.AF46];[.$A$1:.$Z$2];2));&quot;&quot;;HLOOKUP([.AF46];[.$A$1:.$Z$2];2))">
            <text:p/>
          </table:table-cell>
          <table:table-cell table:style-name="ce4" table:formula="of:=IF(ISERROR(HLOOKUP([.AG46];[.$A$1:.$Z$2];2));&quot;&quot;;HLOOKUP([.AG46];[.$A$1:.$Z$2];2))" office:value-type="string" office:string-value="t" calcext:value-type="string">
            <text:p>t</text:p>
          </table:table-cell>
          <table:table-cell table:style-name="ce4" table:formula="of:=IF(ISERROR(HLOOKUP([.AH46];[.$A$1:.$Z$2];2));&quot;&quot;;HLOOKUP([.AH46];[.$A$1:.$Z$2];2))" office:value-type="string" office:string-value="a" calcext:value-type="string">
            <text:p>a</text:p>
          </table:table-cell>
          <table:table-cell table:style-name="ce4" table:formula="of:=IF(ISERROR(HLOOKUP([.AI46];[.$A$1:.$Z$2];2));&quot;&quot;;HLOOKUP([.AI46];[.$A$1:.$Z$2];2))" office:value-type="string" office:string-value="x" calcext:value-type="string">
            <text:p>x</text:p>
          </table:table-cell>
          <table:table-cell table:style-name="ce4" table:formula="of:=IF(ISERROR(HLOOKUP([.AJ46];[.$A$1:.$Z$2];2));&quot;&quot;;HLOOKUP([.AJ46];[.$A$1:.$Z$2];2))" office:value-type="string" office:string-value="e" calcext:value-type="string">
            <text:p>e</text:p>
          </table:table-cell>
          <table:table-cell table:style-name="ce4" table:formula="of:=IF(ISERROR(HLOOKUP([.AK46];[.$A$1:.$Z$2];2));&quot;&quot;;HLOOKUP([.AK46];[.$A$1:.$Z$2];2))">
            <text:p/>
          </table:table-cell>
          <table:table-cell table:style-name="ce4" table:formula="of:=IF(ISERROR(HLOOKUP([.AL46];[.$A$1:.$Z$2];2));&quot;&quot;;HLOOKUP([.AL46];[.$A$1:.$Z$2];2))" office:value-type="string" office:string-value="i" calcext:value-type="string">
            <text:p>i</text:p>
          </table:table-cell>
          <table:table-cell table:style-name="ce4" table:formula="of:=IF(ISERROR(HLOOKUP([.AM46];[.$A$1:.$Z$2];2));&quot;&quot;;HLOOKUP([.AM46];[.$A$1:.$Z$2];2))" office:value-type="string" office:string-value="n" calcext:value-type="string">
            <text:p>n</text:p>
          </table:table-cell>
          <table:table-cell table:style-name="ce4" table:formula="of:=IF(ISERROR(HLOOKUP([.AN46];[.$A$1:.$Z$2];2));&quot;&quot;;HLOOKUP([.AN46];[.$A$1:.$Z$2];2))" office:value-type="string" office:string-value="c" calcext:value-type="string">
            <text:p>c</text:p>
          </table:table-cell>
          <table:table-cell table:style-name="ce4" table:formula="of:=IF(ISERROR(HLOOKUP([.AO46];[.$A$1:.$Z$2];2));&quot;&quot;;HLOOKUP([.AO46];[.$A$1:.$Z$2];2))" office:value-type="string" office:string-value="r" calcext:value-type="string">
            <text:p>r</text:p>
          </table:table-cell>
          <table:table-cell table:style-name="ce4" table:formula="of:=IF(ISERROR(HLOOKUP([.AP46];[.$A$1:.$Z$2];2));&quot;&quot;;HLOOKUP([.AP46];[.$A$1:.$Z$2];2))" office:value-type="string" office:string-value="e" calcext:value-type="string">
            <text:p>e</text:p>
          </table:table-cell>
          <table:table-cell table:style-name="ce4" table:formula="of:=IF(ISERROR(HLOOKUP([.AQ46];[.$A$1:.$Z$2];2));&quot;&quot;;HLOOKUP([.AQ46];[.$A$1:.$Z$2];2))" office:value-type="string" office:string-value="a" calcext:value-type="string">
            <text:p>a</text:p>
          </table:table-cell>
          <table:table-cell table:style-name="ce4" table:formula="of:=IF(ISERROR(HLOOKUP([.AR46];[.$A$1:.$Z$2];2));&quot;&quot;;HLOOKUP([.AR46];[.$A$1:.$Z$2];2))" office:value-type="string" office:string-value="s" calcext:value-type="string">
            <text:p>s</text:p>
          </table:table-cell>
          <table:table-cell table:style-name="ce4" table:formula="of:=IF(ISERROR(HLOOKUP([.AS46];[.$A$1:.$Z$2];2));&quot;&quot;;HLOOKUP([.AS46];[.$A$1:.$Z$2];2))" office:value-type="string" office:string-value="e" calcext:value-type="string">
            <text:p>e</text:p>
          </table:table-cell>
          <table:table-cell table:style-name="ce4" table:formula="of:=IF(ISERROR(HLOOKUP([.AT46];[.$A$1:.$Z$2];2));&quot;&quot;;HLOOKUP([.AT46];[.$A$1:.$Z$2];2))" office:value-type="string" office:string-value="d" calcext:value-type="string">
            <text:p>d</text:p>
          </table:table-cell>
          <table:table-cell table:style-name="ce4" table:formula="of:=IF(ISERROR(HLOOKUP([.AU46];[.$A$1:.$Z$2];2));&quot;&quot;;HLOOKUP([.AU46];[.$A$1:.$Z$2];2))">
            <text:p/>
          </table:table-cell>
          <table:table-cell table:style-name="ce4" table:formula="of:=IF(ISERROR(HLOOKUP([.AV46];[.$A$1:.$Z$2];2));&quot;&quot;;HLOOKUP([.AV46];[.$A$1:.$Z$2];2))" office:value-type="string" office:string-value="d" calcext:value-type="string">
            <text:p>d</text:p>
          </table:table-cell>
          <table:table-cell table:style-name="ce4" table:formula="of:=IF(ISERROR(HLOOKUP([.AW46];[.$A$1:.$Z$2];2));&quot;&quot;;HLOOKUP([.AW46];[.$A$1:.$Z$2];2))" office:value-type="string" office:string-value="e" calcext:value-type="string">
            <text:p>e</text:p>
          </table:table-cell>
          <table:table-cell table:style-name="ce4" table:formula="of:=IF(ISERROR(HLOOKUP([.AX46];[.$A$1:.$Z$2];2));&quot;&quot;;HLOOKUP([.AX46];[.$A$1:.$Z$2];2))" office:value-type="string" office:string-value="v" calcext:value-type="string">
            <text:p>v</text:p>
          </table:table-cell>
          <table:table-cell table:style-name="ce4" table:formula="of:=IF(ISERROR(HLOOKUP([.AY46];[.$A$1:.$Z$2];2));&quot;&quot;;HLOOKUP([.AY46];[.$A$1:.$Z$2];2))" office:value-type="string" office:string-value="o" calcext:value-type="string">
            <text:p>o</text:p>
          </table:table-cell>
          <table:table-cell table:style-name="ce4" table:formula="of:=IF(ISERROR(HLOOKUP([.AZ46];[.$A$1:.$Z$2];2));&quot;&quot;;HLOOKUP([.AZ46];[.$A$1:.$Z$2];2))" office:value-type="string" office:string-value="t" calcext:value-type="string">
            <text:p>t</text:p>
          </table:table-cell>
          <table:table-cell table:style-name="ce4" table:formula="of:=IF(ISERROR(HLOOKUP([.BA46];[.$A$1:.$Z$2];2));&quot;&quot;;HLOOKUP([.BA46];[.$A$1:.$Z$2];2))" office:value-type="string" office:string-value="i" calcext:value-type="string">
            <text:p>i</text:p>
          </table:table-cell>
          <table:table-cell table:style-name="ce4" table:formula="of:=IF(ISERROR(HLOOKUP([.BB46];[.$A$1:.$Z$2];2));&quot;&quot;;HLOOKUP([.BB46];[.$A$1:.$Z$2];2))" office:value-type="string" office:string-value="o" calcext:value-type="string">
            <text:p>o</text:p>
          </table:table-cell>
          <table:table-cell table:style-name="ce4" table:formula="of:=IF(ISERROR(HLOOKUP([.BC46];[.$A$1:.$Z$2];2));&quot;&quot;;HLOOKUP([.BC46];[.$A$1:.$Z$2];2))" office:value-type="string" office:string-value="n" calcext:value-type="string">
            <text:p>n</text:p>
          </table:table-cell>
          <table:table-cell table:style-name="ce4" table:formula="of:=IF(ISERROR(HLOOKUP([.BD46];[.$A$1:.$Z$2];2));&quot;&quot;;HLOOKUP([.BD46];[.$A$1:.$Z$2];2))">
            <text:p/>
          </table:table-cell>
          <table:table-cell table:style-name="ce4" table:formula="of:=IF(ISERROR(HLOOKUP([.BE46];[.$A$1:.$Z$2];2));&quot;&quot;;HLOOKUP([.BE46];[.$A$1:.$Z$2];2))" office:value-type="string" office:string-value="t" calcext:value-type="string">
            <text:p>t</text:p>
          </table:table-cell>
          <table:table-cell table:style-name="ce4" table:formula="of:=IF(ISERROR(HLOOKUP([.BF46];[.$A$1:.$Z$2];2));&quot;&quot;;HLOOKUP([.BF46];[.$A$1:.$Z$2];2))" office:value-type="string" office:string-value="o" calcext:value-type="string">
            <text:p>o</text:p>
          </table:table-cell>
          <table:table-cell table:style-name="ce4" table:formula="of:=IF(ISERROR(HLOOKUP([.BG46];[.$A$1:.$Z$2];2));&quot;&quot;;HLOOKUP([.BG46];[.$A$1:.$Z$2];2))">
            <text:p/>
          </table:table-cell>
          <table:table-cell table:style-name="ce4" table:formula="of:=IF(ISERROR(HLOOKUP([.BH46];[.$A$1:.$Z$2];2));&quot;&quot;;HLOOKUP([.BH46];[.$A$1:.$Z$2];2))" office:value-type="string" office:string-value="t" calcext:value-type="string">
            <text:p>t</text:p>
          </table:table-cell>
          <table:table-cell table:style-name="ce4" table:formula="of:=IF(ISERROR(HLOOKUP([.BI46];[.$A$1:.$Z$2];2));&quot;&quot;;HLOOKUP([.BI46];[.$A$1:.$Z$2];2))" office:value-type="string" office:string-value="h" calcext:value-type="string">
            <text:p>h</text:p>
          </table:table-cell>
          <table:table-cell table:style-name="ce4" table:formula="of:=IF(ISERROR(HLOOKUP([.BJ46];[.$A$1:.$Z$2];2));&quot;&quot;;HLOOKUP([.BJ46];[.$A$1:.$Z$2];2))" office:value-type="string" office:string-value="a" calcext:value-type="string">
            <text:p>a</text:p>
          </table:table-cell>
          <table:table-cell table:style-name="ce4" table:formula="of:=IF(ISERROR(HLOOKUP([.BK46];[.$A$1:.$Z$2];2));&quot;&quot;;HLOOKUP([.BK46];[.$A$1:.$Z$2];2))" office:value-type="string" office:string-value="t" calcext:value-type="string">
            <text:p>t</text:p>
          </table:table-cell>
          <table:table-cell table:style-name="ce4" table:formula="of:=IF(ISERROR(HLOOKUP([.BL46];[.$A$1:.$Z$2];2));&quot;&quot;;HLOOKUP([.BL46];[.$A$1:.$Z$2];2))">
            <text:p/>
          </table:table-cell>
          <table:table-cell table:style-name="ce4" table:formula="of:=IF(ISERROR(HLOOKUP([.BM46];[.$A$1:.$Z$2];2));&quot;&quot;;HLOOKUP([.BM46];[.$A$1:.$Z$2];2))" office:value-type="string" office:string-value="c" calcext:value-type="string">
            <text:p>c</text:p>
          </table:table-cell>
          <table:table-cell table:style-name="ce4" table:formula="of:=IF(ISERROR(HLOOKUP([.BN46];[.$A$1:.$Z$2];2));&quot;&quot;;HLOOKUP([.BN46];[.$A$1:.$Z$2];2))" office:value-type="string" office:string-value="a" calcext:value-type="string">
            <text:p>a</text:p>
          </table:table-cell>
          <table:table-cell table:style-name="ce4" table:formula="of:=IF(ISERROR(HLOOKUP([.BO46];[.$A$1:.$Z$2];2));&quot;&quot;;HLOOKUP([.BO46];[.$A$1:.$Z$2];2))" office:value-type="string" office:string-value="u" calcext:value-type="string">
            <text:p>u</text:p>
          </table:table-cell>
          <table:table-cell table:style-name="ce4" table:formula="of:=IF(ISERROR(HLOOKUP([.BP46];[.$A$1:.$Z$2];2));&quot;&quot;;HLOOKUP([.BP46];[.$A$1:.$Z$2];2))" office:value-type="string" office:string-value="s" calcext:value-type="string">
            <text:p>s</text:p>
          </table:table-cell>
          <table:table-cell table:style-name="ce4" table:formula="of:=IF(ISERROR(HLOOKUP([.BQ46];[.$A$1:.$Z$2];2));&quot;&quot;;HLOOKUP([.BQ46];[.$A$1:.$Z$2];2))" office:value-type="string" office:string-value="e" calcext:value-type="string">
            <text:p>e</text:p>
          </table:table-cell>
          <table:table-cell table:style-name="ce4" table:formula="of:=IF(ISERROR(HLOOKUP([.BR46];[.$A$1:.$Z$2];2));&quot;&quot;;HLOOKUP([.BR46];[.$A$1:.$Z$2];2))">
            <text:p/>
          </table:table-cell>
          <table:table-cell table:style-name="ce4" table:formula="of:=IF(ISERROR(HLOOKUP([.BS46];[.$A$1:.$Z$2];2));&quot;&quot;;HLOOKUP([.BS46];[.$A$1:.$Z$2];2))" office:value-type="string" office:string-value="f" calcext:value-type="string">
            <text:p>f</text:p>
          </table:table-cell>
          <table:table-cell table:style-name="ce4" table:formula="of:=IF(ISERROR(HLOOKUP([.BT46];[.$A$1:.$Z$2];2));&quot;&quot;;HLOOKUP([.BT46];[.$A$1:.$Z$2];2))" office:value-type="string" office:string-value="o" calcext:value-type="string">
            <text:p>o</text:p>
          </table:table-cell>
          <table:table-cell table:style-name="ce4" table:formula="of:=IF(ISERROR(HLOOKUP([.BU46];[.$A$1:.$Z$2];2));&quot;&quot;;HLOOKUP([.BU46];[.$A$1:.$Z$2];2))" office:value-type="string" office:string-value="r" calcext:value-type="string">
            <text:p>r</text:p>
          </table:table-cell>
          <table:table-cell table:style-name="ce4" table:formula="of:=IF(ISERROR(HLOOKUP([.BV46];[.$A$1:.$Z$2];2));&quot;&quot;;HLOOKUP([.BV46];[.$A$1:.$Z$2];2))">
            <text:p/>
          </table:table-cell>
          <table:table-cell table:style-name="ce4" table:formula="of:=IF(ISERROR(HLOOKUP([.BW46];[.$A$1:.$Z$2];2));&quot;&quot;;HLOOKUP([.BW46];[.$A$1:.$Z$2];2))">
            <text:p/>
          </table:table-cell>
          <table:table-cell table:style-name="ce4" table:formula="of:=IF(ISERROR(HLOOKUP([.BX46];[.$A$1:.$Z$2];2));&quot;&quot;;HLOOKUP([.BX46];[.$A$1:.$Z$2];2))">
            <text:p/>
          </table:table-cell>
          <table:table-cell table:style-name="ce4" table:formula="of:=IF(ISERROR(HLOOKUP([.BY46];[.$A$1:.$Z$2];2));&quot;&quot;;HLOOKUP([.BY46];[.$A$1:.$Z$2];2))">
            <text:p/>
          </table:table-cell>
          <table:table-cell table:style-name="ce4" table:formula="of:=IF(ISERROR(HLOOKUP([.BZ46];[.$A$1:.$Z$2];2));&quot;&quot;;HLOOKUP([.BZ46];[.$A$1:.$Z$2];2))">
            <text:p/>
          </table:table-cell>
          <table:table-cell table:number-columns-repeated="946"/>
        </table:table-row>
        <table:table-row table:style-name="ro1">
          <table:table-cell table:style-name="ce4" table:number-columns-repeated="78"/>
          <table:table-cell table:number-columns-repeated="946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f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w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t</text:p>
          </table:table-cell>
          <table:table-cell table:number-columns-repeated="2" table:style-name="ce4" office:value-type="string" calcext:value-type="string">
            <text:p>k</text:p>
          </table:table-cell>
          <table:table-cell table:style-name="ce4"/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s</text:p>
          </table:table-cell>
          <table:table-cell table:style-name="ce4"/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g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w</text:p>
          </table:table-cell>
          <table:table-cell table:style-name="ce4"/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number-columns-repeated="946"/>
        </table:table-row>
        <table:table-row table:style-name="ro1">
          <table:table-cell table:style-name="ce4" table:formula="of:=IF(ISERROR(HLOOKUP([.A49];[.$A$1:.$Z$2];2));&quot;&quot;;HLOOKUP([.A49];[.$A$1:.$Z$2];2))" office:value-type="string" office:string-value="w" calcext:value-type="string">
            <text:p>w</text:p>
          </table:table-cell>
          <table:table-cell table:style-name="ce4" table:formula="of:=IF(ISERROR(HLOOKUP([.B49];[.$A$1:.$Z$2];2));&quot;&quot;;HLOOKUP([.B49];[.$A$1:.$Z$2];2))" office:value-type="string" office:string-value="h" calcext:value-type="string">
            <text:p>h</text:p>
          </table:table-cell>
          <table:table-cell table:style-name="ce4" table:formula="of:=IF(ISERROR(HLOOKUP([.C49];[.$A$1:.$Z$2];2));&quot;&quot;;HLOOKUP([.C49];[.$A$1:.$Z$2];2))" office:value-type="string" office:string-value="i" calcext:value-type="string">
            <text:p>i</text:p>
          </table:table-cell>
          <table:table-cell table:style-name="ce4" table:formula="of:=IF(ISERROR(HLOOKUP([.D49];[.$A$1:.$Z$2];2));&quot;&quot;;HLOOKUP([.D49];[.$A$1:.$Z$2];2))" office:value-type="string" office:string-value="c" calcext:value-type="string">
            <text:p>c</text:p>
          </table:table-cell>
          <table:table-cell table:style-name="ce4" table:formula="of:=IF(ISERROR(HLOOKUP([.E49];[.$A$1:.$Z$2];2));&quot;&quot;;HLOOKUP([.E49];[.$A$1:.$Z$2];2))" office:value-type="string" office:string-value="h" calcext:value-type="string">
            <text:p>h</text:p>
          </table:table-cell>
          <table:table-cell table:style-name="ce4" table:formula="of:=IF(ISERROR(HLOOKUP([.F49];[.$A$1:.$Z$2];2));&quot;&quot;;HLOOKUP([.F49];[.$A$1:.$Z$2];2))">
            <text:p/>
          </table:table-cell>
          <table:table-cell table:style-name="ce4" table:formula="of:=IF(ISERROR(HLOOKUP([.G49];[.$A$1:.$Z$2];2));&quot;&quot;;HLOOKUP([.G49];[.$A$1:.$Z$2];2))" office:value-type="string" office:string-value="t" calcext:value-type="string">
            <text:p>t</text:p>
          </table:table-cell>
          <table:table-cell table:style-name="ce4" table:formula="of:=IF(ISERROR(HLOOKUP([.H49];[.$A$1:.$Z$2];2));&quot;&quot;;HLOOKUP([.H49];[.$A$1:.$Z$2];2))" office:value-type="string" office:string-value="h" calcext:value-type="string">
            <text:p>h</text:p>
          </table:table-cell>
          <table:table-cell table:style-name="ce4" table:formula="of:=IF(ISERROR(HLOOKUP([.I49];[.$A$1:.$Z$2];2));&quot;&quot;;HLOOKUP([.I49];[.$A$1:.$Z$2];2))" office:value-type="string" office:string-value="e" calcext:value-type="string">
            <text:p>e</text:p>
          </table:table-cell>
          <table:table-cell table:style-name="ce4" table:formula="of:=IF(ISERROR(HLOOKUP([.J49];[.$A$1:.$Z$2];2));&quot;&quot;;HLOOKUP([.J49];[.$A$1:.$Z$2];2))" office:value-type="string" office:string-value="y" calcext:value-type="string">
            <text:p>y</text:p>
          </table:table-cell>
          <table:table-cell table:style-name="ce4" table:formula="of:=IF(ISERROR(HLOOKUP([.K49];[.$A$1:.$Z$2];2));&quot;&quot;;HLOOKUP([.K49];[.$A$1:.$Z$2];2))">
            <text:p/>
          </table:table-cell>
          <table:table-cell table:style-name="ce4" table:formula="of:=IF(ISERROR(HLOOKUP([.L49];[.$A$1:.$Z$2];2));&quot;&quot;;HLOOKUP([.L49];[.$A$1:.$Z$2];2))" office:value-type="string" office:string-value="g" calcext:value-type="string">
            <text:p>g</text:p>
          </table:table-cell>
          <table:table-cell table:style-name="ce4" table:formula="of:=IF(ISERROR(HLOOKUP([.M49];[.$A$1:.$Z$2];2));&quot;&quot;;HLOOKUP([.M49];[.$A$1:.$Z$2];2))" office:value-type="string" office:string-value="a" calcext:value-type="string">
            <text:p>a</text:p>
          </table:table-cell>
          <table:table-cell table:style-name="ce4" table:formula="of:=IF(ISERROR(HLOOKUP([.N49];[.$A$1:.$Z$2];2));&quot;&quot;;HLOOKUP([.N49];[.$A$1:.$Z$2];2))" office:value-type="string" office:string-value="v" calcext:value-type="string">
            <text:p>v</text:p>
          </table:table-cell>
          <table:table-cell table:style-name="ce4" table:formula="of:=IF(ISERROR(HLOOKUP([.O49];[.$A$1:.$Z$2];2));&quot;&quot;;HLOOKUP([.O49];[.$A$1:.$Z$2];2))" office:value-type="string" office:string-value="e" calcext:value-type="string">
            <text:p>e</text:p>
          </table:table-cell>
          <table:table-cell table:style-name="ce4" table:formula="of:=IF(ISERROR(HLOOKUP([.P49];[.$A$1:.$Z$2];2));&quot;&quot;;HLOOKUP([.P49];[.$A$1:.$Z$2];2))">
            <text:p/>
          </table:table-cell>
          <table:table-cell table:style-name="ce4" table:formula="of:=IF(ISERROR(HLOOKUP([.Q49];[.$A$1:.$Z$2];2));&quot;&quot;;HLOOKUP([.Q49];[.$A$1:.$Z$2];2))" office:value-type="string" office:string-value="t" calcext:value-type="string">
            <text:p>t</text:p>
          </table:table-cell>
          <table:table-cell table:style-name="ce4" table:formula="of:=IF(ISERROR(HLOOKUP([.R49];[.$A$1:.$Z$2];2));&quot;&quot;;HLOOKUP([.R49];[.$A$1:.$Z$2];2))" office:value-type="string" office:string-value="h" calcext:value-type="string">
            <text:p>h</text:p>
          </table:table-cell>
          <table:table-cell table:style-name="ce4" table:formula="of:=IF(ISERROR(HLOOKUP([.S49];[.$A$1:.$Z$2];2));&quot;&quot;;HLOOKUP([.S49];[.$A$1:.$Z$2];2))" office:value-type="string" office:string-value="e" calcext:value-type="string">
            <text:p>e</text:p>
          </table:table-cell>
          <table:table-cell table:style-name="ce4" table:formula="of:=IF(ISERROR(HLOOKUP([.T49];[.$A$1:.$Z$2];2));&quot;&quot;;HLOOKUP([.T49];[.$A$1:.$Z$2];2))">
            <text:p/>
          </table:table-cell>
          <table:table-cell table:style-name="ce4" table:formula="of:=IF(ISERROR(HLOOKUP([.U49];[.$A$1:.$Z$2];2));&quot;&quot;;HLOOKUP([.U49];[.$A$1:.$Z$2];2))" office:value-type="string" office:string-value="l" calcext:value-type="string">
            <text:p>l</text:p>
          </table:table-cell>
          <table:table-cell table:style-name="ce4" table:formula="of:=IF(ISERROR(HLOOKUP([.V49];[.$A$1:.$Z$2];2));&quot;&quot;;HLOOKUP([.V49];[.$A$1:.$Z$2];2))" office:value-type="string" office:string-value="a" calcext:value-type="string">
            <text:p>a</text:p>
          </table:table-cell>
          <table:table-cell table:style-name="ce4" table:formula="of:=IF(ISERROR(HLOOKUP([.W49];[.$A$1:.$Z$2];2));&quot;&quot;;HLOOKUP([.W49];[.$A$1:.$Z$2];2))" office:value-type="string" office:string-value="s" calcext:value-type="string">
            <text:p>s</text:p>
          </table:table-cell>
          <table:table-cell table:style-name="ce4" table:formula="of:=IF(ISERROR(HLOOKUP([.X49];[.$A$1:.$Z$2];2));&quot;&quot;;HLOOKUP([.X49];[.$A$1:.$Z$2];2))" office:value-type="string" office:string-value="t" calcext:value-type="string">
            <text:p>t</text:p>
          </table:table-cell>
          <table:table-cell table:style-name="ce4" table:formula="of:=IF(ISERROR(HLOOKUP([.Y49];[.$A$1:.$Z$2];2));&quot;&quot;;HLOOKUP([.Y49];[.$A$1:.$Z$2];2))">
            <text:p/>
          </table:table-cell>
          <table:table-cell table:style-name="ce4" table:formula="of:=IF(ISERROR(HLOOKUP([.Z49];[.$A$1:.$Z$2];2));&quot;&quot;;HLOOKUP([.Z49];[.$A$1:.$Z$2];2))" office:value-type="string" office:string-value="f" calcext:value-type="string">
            <text:p>f</text:p>
          </table:table-cell>
          <table:table-cell table:style-name="ce4" table:formula="of:=IF(ISERROR(HLOOKUP([.AA49];[.$A$1:.$Z$2];2));&quot;&quot;;HLOOKUP([.AA49];[.$A$1:.$Z$2];2))" office:value-type="string" office:string-value="u" calcext:value-type="string">
            <text:p>u</text:p>
          </table:table-cell>
          <table:table-cell table:style-name="ce4" table:formula="of:=IF(ISERROR(HLOOKUP([.AB49];[.$A$1:.$Z$2];2));&quot;&quot;;HLOOKUP([.AB49];[.$A$1:.$Z$2];2))" office:value-type="string" office:string-value="l" calcext:value-type="string">
            <text:p>l</text:p>
          </table:table-cell>
          <table:table-cell table:style-name="ce4" table:formula="of:=IF(ISERROR(HLOOKUP([.AC49];[.$A$1:.$Z$2];2));&quot;&quot;;HLOOKUP([.AC49];[.$A$1:.$Z$2];2))" office:value-type="string" office:string-value="l" calcext:value-type="string">
            <text:p>l</text:p>
          </table:table-cell>
          <table:table-cell table:style-name="ce4" table:formula="of:=IF(ISERROR(HLOOKUP([.AD49];[.$A$1:.$Z$2];2));&quot;&quot;;HLOOKUP([.AD49];[.$A$1:.$Z$2];2))">
            <text:p/>
          </table:table-cell>
          <table:table-cell table:style-name="ce4" table:formula="of:=IF(ISERROR(HLOOKUP([.AE49];[.$A$1:.$Z$2];2));&quot;&quot;;HLOOKUP([.AE49];[.$A$1:.$Z$2];2))" office:value-type="string" office:string-value="m" calcext:value-type="string">
            <text:p>m</text:p>
          </table:table-cell>
          <table:table-cell table:style-name="ce4" table:formula="of:=IF(ISERROR(HLOOKUP([.AF49];[.$A$1:.$Z$2];2));&quot;&quot;;HLOOKUP([.AF49];[.$A$1:.$Z$2];2))" office:value-type="string" office:string-value="e" calcext:value-type="string">
            <text:p>e</text:p>
          </table:table-cell>
          <table:table-cell table:style-name="ce4" table:formula="of:=IF(ISERROR(HLOOKUP([.AG49];[.$A$1:.$Z$2];2));&quot;&quot;;HLOOKUP([.AG49];[.$A$1:.$Z$2];2))" office:value-type="string" office:string-value="a" calcext:value-type="string">
            <text:p>a</text:p>
          </table:table-cell>
          <table:table-cell table:style-name="ce4" table:formula="of:=IF(ISERROR(HLOOKUP([.AH49];[.$A$1:.$Z$2];2));&quot;&quot;;HLOOKUP([.AH49];[.$A$1:.$Z$2];2))" office:value-type="string" office:string-value="s" calcext:value-type="string">
            <text:p>s</text:p>
          </table:table-cell>
          <table:table-cell table:style-name="ce4" table:formula="of:=IF(ISERROR(HLOOKUP([.AI49];[.$A$1:.$Z$2];2));&quot;&quot;;HLOOKUP([.AI49];[.$A$1:.$Z$2];2))" office:value-type="string" office:string-value="u" calcext:value-type="string">
            <text:p>u</text:p>
          </table:table-cell>
          <table:table-cell table:style-name="ce4" table:formula="of:=IF(ISERROR(HLOOKUP([.AJ49];[.$A$1:.$Z$2];2));&quot;&quot;;HLOOKUP([.AJ49];[.$A$1:.$Z$2];2))" office:value-type="string" office:string-value="r" calcext:value-type="string">
            <text:p>r</text:p>
          </table:table-cell>
          <table:table-cell table:style-name="ce4" table:formula="of:=IF(ISERROR(HLOOKUP([.AK49];[.$A$1:.$Z$2];2));&quot;&quot;;HLOOKUP([.AK49];[.$A$1:.$Z$2];2))" office:value-type="string" office:string-value="e" calcext:value-type="string">
            <text:p>e</text:p>
          </table:table-cell>
          <table:table-cell table:style-name="ce4" table:formula="of:=IF(ISERROR(HLOOKUP([.AL49];[.$A$1:.$Z$2];2));&quot;&quot;;HLOOKUP([.AL49];[.$A$1:.$Z$2];2))">
            <text:p/>
          </table:table-cell>
          <table:table-cell table:style-name="ce4" table:formula="of:=IF(ISERROR(HLOOKUP([.AM49];[.$A$1:.$Z$2];2));&quot;&quot;;HLOOKUP([.AM49];[.$A$1:.$Z$2];2))" office:value-type="string" office:string-value="o" calcext:value-type="string">
            <text:p>o</text:p>
          </table:table-cell>
          <table:table-cell table:style-name="ce4" table:formula="of:=IF(ISERROR(HLOOKUP([.AN49];[.$A$1:.$Z$2];2));&quot;&quot;;HLOOKUP([.AN49];[.$A$1:.$Z$2];2))" office:value-type="string" office:string-value="f" calcext:value-type="string">
            <text:p>f</text:p>
          </table:table-cell>
          <table:table-cell table:style-name="ce4" table:formula="of:=IF(ISERROR(HLOOKUP([.AO49];[.$A$1:.$Z$2];2));&quot;&quot;;HLOOKUP([.AO49];[.$A$1:.$Z$2];2))">
            <text:p/>
          </table:table-cell>
          <table:table-cell table:style-name="ce4" table:formula="of:=IF(ISERROR(HLOOKUP([.AP49];[.$A$1:.$Z$2];2));&quot;&quot;;HLOOKUP([.AP49];[.$A$1:.$Z$2];2))" office:value-type="string" office:string-value="d" calcext:value-type="string">
            <text:p>d</text:p>
          </table:table-cell>
          <table:table-cell table:style-name="ce4" table:formula="of:=IF(ISERROR(HLOOKUP([.AQ49];[.$A$1:.$Z$2];2));&quot;&quot;;HLOOKUP([.AQ49];[.$A$1:.$Z$2];2))" office:value-type="string" office:string-value="e" calcext:value-type="string">
            <text:p>e</text:p>
          </table:table-cell>
          <table:table-cell table:style-name="ce4" table:formula="of:=IF(ISERROR(HLOOKUP([.AR49];[.$A$1:.$Z$2];2));&quot;&quot;;HLOOKUP([.AR49];[.$A$1:.$Z$2];2))" office:value-type="string" office:string-value="v" calcext:value-type="string">
            <text:p>v</text:p>
          </table:table-cell>
          <table:table-cell table:style-name="ce4" table:formula="of:=IF(ISERROR(HLOOKUP([.AS49];[.$A$1:.$Z$2];2));&quot;&quot;;HLOOKUP([.AS49];[.$A$1:.$Z$2];2))" office:value-type="string" office:string-value="o" calcext:value-type="string">
            <text:p>o</text:p>
          </table:table-cell>
          <table:table-cell table:style-name="ce4" table:formula="of:=IF(ISERROR(HLOOKUP([.AT49];[.$A$1:.$Z$2];2));&quot;&quot;;HLOOKUP([.AT49];[.$A$1:.$Z$2];2))" office:value-type="string" office:string-value="t" calcext:value-type="string">
            <text:p>t</text:p>
          </table:table-cell>
          <table:table-cell table:style-name="ce4" table:formula="of:=IF(ISERROR(HLOOKUP([.AU49];[.$A$1:.$Z$2];2));&quot;&quot;;HLOOKUP([.AU49];[.$A$1:.$Z$2];2))" office:value-type="string" office:string-value="i" calcext:value-type="string">
            <text:p>i</text:p>
          </table:table-cell>
          <table:table-cell table:style-name="ce4" table:formula="of:=IF(ISERROR(HLOOKUP([.AV49];[.$A$1:.$Z$2];2));&quot;&quot;;HLOOKUP([.AV49];[.$A$1:.$Z$2];2))" office:value-type="string" office:string-value="o" calcext:value-type="string">
            <text:p>o</text:p>
          </table:table-cell>
          <table:table-cell table:style-name="ce4" table:formula="of:=IF(ISERROR(HLOOKUP([.AW49];[.$A$1:.$Z$2];2));&quot;&quot;;HLOOKUP([.AW49];[.$A$1:.$Z$2];2))" office:value-type="string" office:string-value="n" calcext:value-type="string">
            <text:p>n</text:p>
          </table:table-cell>
          <table:table-cell table:style-name="ce4" table:formula="of:=IF(ISERROR(HLOOKUP([.AX49];[.$A$1:.$Z$2];2));&quot;&quot;;HLOOKUP([.AX49];[.$A$1:.$Z$2];2))">
            <text:p/>
          </table:table-cell>
          <table:table-cell table:style-name="ce4" table:formula="of:=IF(ISERROR(HLOOKUP([.AY49];[.$A$1:.$Z$2];2));&quot;&quot;;HLOOKUP([.AY49];[.$A$1:.$Z$2];2))" office:value-type="string" office:string-value="t" calcext:value-type="string">
            <text:p>t</text:p>
          </table:table-cell>
          <table:table-cell table:style-name="ce4" table:formula="of:=IF(ISERROR(HLOOKUP([.AZ49];[.$A$1:.$Z$2];2));&quot;&quot;;HLOOKUP([.AZ49];[.$A$1:.$Z$2];2))" office:value-type="string" office:string-value="h" calcext:value-type="string">
            <text:p>h</text:p>
          </table:table-cell>
          <table:table-cell table:style-name="ce4" table:formula="of:=IF(ISERROR(HLOOKUP([.BA49];[.$A$1:.$Z$2];2));&quot;&quot;;HLOOKUP([.BA49];[.$A$1:.$Z$2];2))" office:value-type="string" office:string-value="a" calcext:value-type="string">
            <text:p>a</text:p>
          </table:table-cell>
          <table:table-cell table:style-name="ce4" table:formula="of:=IF(ISERROR(HLOOKUP([.BB49];[.$A$1:.$Z$2];2));&quot;&quot;;HLOOKUP([.BB49];[.$A$1:.$Z$2];2))" office:value-type="string" office:string-value="t" calcext:value-type="string">
            <text:p>t</text:p>
          </table:table-cell>
          <table:table-cell table:style-name="ce4" table:formula="of:=IF(ISERROR(HLOOKUP([.BC49];[.$A$1:.$Z$2];2));&quot;&quot;;HLOOKUP([.BC49];[.$A$1:.$Z$2];2))">
            <text:p/>
          </table:table-cell>
          <table:table-cell table:style-name="ce4" table:formula="of:=IF(ISERROR(HLOOKUP([.BD49];[.$A$1:.$Z$2];2));&quot;&quot;;HLOOKUP([.BD49];[.$A$1:.$Z$2];2))" office:value-type="string" office:string-value="w" calcext:value-type="string">
            <text:p>w</text:p>
          </table:table-cell>
          <table:table-cell table:style-name="ce4" table:formula="of:=IF(ISERROR(HLOOKUP([.BE49];[.$A$1:.$Z$2];2));&quot;&quot;;HLOOKUP([.BE49];[.$A$1:.$Z$2];2))" office:value-type="string" office:string-value="e" calcext:value-type="string">
            <text:p>e</text:p>
          </table:table-cell>
          <table:table-cell table:style-name="ce4" table:formula="of:=IF(ISERROR(HLOOKUP([.BF49];[.$A$1:.$Z$2];2));&quot;&quot;;HLOOKUP([.BF49];[.$A$1:.$Z$2];2))">
            <text:p/>
          </table:table-cell>
          <table:table-cell table:style-name="ce4" table:formula="of:=IF(ISERROR(HLOOKUP([.BG49];[.$A$1:.$Z$2];2));&quot;&quot;;HLOOKUP([.BG49];[.$A$1:.$Z$2];2))" office:value-type="string" office:string-value="h" calcext:value-type="string">
            <text:p>h</text:p>
          </table:table-cell>
          <table:table-cell table:style-name="ce4" table:formula="of:=IF(ISERROR(HLOOKUP([.BH49];[.$A$1:.$Z$2];2));&quot;&quot;;HLOOKUP([.BH49];[.$A$1:.$Z$2];2))" office:value-type="string" office:string-value="e" calcext:value-type="string">
            <text:p>e</text:p>
          </table:table-cell>
          <table:table-cell table:style-name="ce4" table:formula="of:=IF(ISERROR(HLOOKUP([.BI49];[.$A$1:.$Z$2];2));&quot;&quot;;HLOOKUP([.BI49];[.$A$1:.$Z$2];2))" office:value-type="string" office:string-value="r" calcext:value-type="string">
            <text:p>r</text:p>
          </table:table-cell>
          <table:table-cell table:style-name="ce4" table:formula="of:=IF(ISERROR(HLOOKUP([.BJ49];[.$A$1:.$Z$2];2));&quot;&quot;;HLOOKUP([.BJ49];[.$A$1:.$Z$2];2))" office:value-type="string" office:string-value="e" calcext:value-type="string">
            <text:p>e</text:p>
          </table:table-cell>
          <table:table-cell table:style-name="ce4" table:formula="of:=IF(ISERROR(HLOOKUP([.BK49];[.$A$1:.$Z$2];2));&quot;&quot;;HLOOKUP([.BK49];[.$A$1:.$Z$2];2))">
            <text:p/>
          </table:table-cell>
          <table:table-cell table:style-name="ce4" table:formula="of:=IF(ISERROR(HLOOKUP([.BL49];[.$A$1:.$Z$2];2));&quot;&quot;;HLOOKUP([.BL49];[.$A$1:.$Z$2];2))" office:value-type="string" office:string-value="h" calcext:value-type="string">
            <text:p>h</text:p>
          </table:table-cell>
          <table:table-cell table:style-name="ce4" table:formula="of:=IF(ISERROR(HLOOKUP([.BM49];[.$A$1:.$Z$2];2));&quot;&quot;;HLOOKUP([.BM49];[.$A$1:.$Z$2];2))" office:value-type="string" office:string-value="i" calcext:value-type="string">
            <text:p>i</text:p>
          </table:table-cell>
          <table:table-cell table:style-name="ce4" table:formula="of:=IF(ISERROR(HLOOKUP([.BN49];[.$A$1:.$Z$2];2));&quot;&quot;;HLOOKUP([.BN49];[.$A$1:.$Z$2];2))" office:value-type="string" office:string-value="g" calcext:value-type="string">
            <text:p>g</text:p>
          </table:table-cell>
          <table:table-cell table:style-name="ce4" table:formula="of:=IF(ISERROR(HLOOKUP([.BO49];[.$A$1:.$Z$2];2));&quot;&quot;;HLOOKUP([.BO49];[.$A$1:.$Z$2];2))" office:value-type="string" office:string-value="h" calcext:value-type="string">
            <text:p>h</text:p>
          </table:table-cell>
          <table:table-cell table:style-name="ce4" table:formula="of:=IF(ISERROR(HLOOKUP([.BP49];[.$A$1:.$Z$2];2));&quot;&quot;;HLOOKUP([.BP49];[.$A$1:.$Z$2];2))" office:value-type="string" office:string-value="l" calcext:value-type="string">
            <text:p>l</text:p>
          </table:table-cell>
          <table:table-cell table:style-name="ce4" table:formula="of:=IF(ISERROR(HLOOKUP([.BQ49];[.$A$1:.$Z$2];2));&quot;&quot;;HLOOKUP([.BQ49];[.$A$1:.$Z$2];2))" office:value-type="string" office:string-value="y" calcext:value-type="string">
            <text:p>y</text:p>
          </table:table-cell>
          <table:table-cell table:style-name="ce4" table:formula="of:=IF(ISERROR(HLOOKUP([.BR49];[.$A$1:.$Z$2];2));&quot;&quot;;HLOOKUP([.BR49];[.$A$1:.$Z$2];2))">
            <text:p/>
          </table:table-cell>
          <table:table-cell table:style-name="ce4" table:formula="of:=IF(ISERROR(HLOOKUP([.BS49];[.$A$1:.$Z$2];2));&quot;&quot;;HLOOKUP([.BS49];[.$A$1:.$Z$2];2))" office:value-type="string" office:string-value="r" calcext:value-type="string">
            <text:p>r</text:p>
          </table:table-cell>
          <table:table-cell table:style-name="ce4" table:formula="of:=IF(ISERROR(HLOOKUP([.BT49];[.$A$1:.$Z$2];2));&quot;&quot;;HLOOKUP([.BT49];[.$A$1:.$Z$2];2))" office:value-type="string" office:string-value="e" calcext:value-type="string">
            <text:p>e</text:p>
          </table:table-cell>
          <table:table-cell table:style-name="ce4" table:formula="of:=IF(ISERROR(HLOOKUP([.BU49];[.$A$1:.$Z$2];2));&quot;&quot;;HLOOKUP([.BU49];[.$A$1:.$Z$2];2))" office:value-type="string" office:string-value="s" calcext:value-type="string">
            <text:p>s</text:p>
          </table:table-cell>
          <table:table-cell table:style-name="ce4" table:formula="of:=IF(ISERROR(HLOOKUP([.BV49];[.$A$1:.$Z$2];2));&quot;&quot;;HLOOKUP([.BV49];[.$A$1:.$Z$2];2))" office:value-type="string" office:string-value="o" calcext:value-type="string">
            <text:p>o</text:p>
          </table:table-cell>
          <table:table-cell table:style-name="ce4" table:formula="of:=IF(ISERROR(HLOOKUP([.BW49];[.$A$1:.$Z$2];2));&quot;&quot;;HLOOKUP([.BW49];[.$A$1:.$Z$2];2))" office:value-type="string" office:string-value="l" calcext:value-type="string">
            <text:p>l</text:p>
          </table:table-cell>
          <table:table-cell table:style-name="ce4" table:formula="of:=IF(ISERROR(HLOOKUP([.BX49];[.$A$1:.$Z$2];2));&quot;&quot;;HLOOKUP([.BX49];[.$A$1:.$Z$2];2))" office:value-type="string" office:string-value="v" calcext:value-type="string">
            <text:p>v</text:p>
          </table:table-cell>
          <table:table-cell table:style-name="ce4" table:formula="of:=IF(ISERROR(HLOOKUP([.BY49];[.$A$1:.$Z$2];2));&quot;&quot;;HLOOKUP([.BY49];[.$A$1:.$Z$2];2))" office:value-type="string" office:string-value="e" calcext:value-type="string">
            <text:p>e</text:p>
          </table:table-cell>
          <table:table-cell table:style-name="ce4" table:formula="of:=IF(ISERROR(HLOOKUP([.BZ49];[.$A$1:.$Z$2];2));&quot;&quot;;HLOOKUP([.BZ49];[.$A$1:.$Z$2];2))">
            <text:p/>
          </table:table-cell>
          <table:table-cell table:number-columns-repeated="946"/>
        </table:table-row>
        <table:table-row table:style-name="ro1">
          <table:table-cell table:style-name="ce4" table:number-columns-repeated="78"/>
          <table:table-cell table:number-columns-repeated="946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m</text:p>
          </table:table-cell>
          <table:table-cell table:style-name="ce4"/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i</text:p>
          </table:table-cell>
          <table:table-cell table:number-columns-repeated="2" table:style-name="ce4" office:value-type="string" calcext:value-type="string">
            <text:p>k</text:p>
          </table:table-cell>
          <table:table-cell table:style-name="ce4"/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m</text:p>
          </table:table-cell>
          <table:table-cell table:style-name="ce4"/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g</text:p>
          </table:table-cell>
          <table:table-cell table:style-name="ce4"/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g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b</text:p>
          </table:table-cell>
          <table:table-cell table:style-name="ce4"/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g</text:p>
          </table:table-cell>
          <table:table-cell table:style-name="ce4"/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m</text:p>
          </table:table-cell>
          <table:table-cell table:style-name="ce4"/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i</text:p>
          </table:table-cell>
          <table:table-cell table:number-columns-repeated="2" table:style-name="ce4" office:value-type="string" calcext:value-type="string">
            <text:p>k</text:p>
          </table:table-cell>
          <table:table-cell table:style-name="ce4" table:number-columns-repeated="2"/>
          <table:table-cell table:number-columns-repeated="946"/>
        </table:table-row>
        <table:table-row table:style-name="ro1">
          <table:table-cell table:style-name="ce4" table:formula="of:=IF(ISERROR(HLOOKUP([.A52];[.$A$1:.$Z$2];2));&quot;&quot;;HLOOKUP([.A52];[.$A$1:.$Z$2];2))" office:value-type="string" office:string-value="t" calcext:value-type="string">
            <text:p>t</text:p>
          </table:table-cell>
          <table:table-cell table:style-name="ce4" table:formula="of:=IF(ISERROR(HLOOKUP([.B52];[.$A$1:.$Z$2];2));&quot;&quot;;HLOOKUP([.B52];[.$A$1:.$Z$2];2))" office:value-type="string" office:string-value="h" calcext:value-type="string">
            <text:p>h</text:p>
          </table:table-cell>
          <table:table-cell table:style-name="ce4" table:formula="of:=IF(ISERROR(HLOOKUP([.C52];[.$A$1:.$Z$2];2));&quot;&quot;;HLOOKUP([.C52];[.$A$1:.$Z$2];2))" office:value-type="string" office:string-value="a" calcext:value-type="string">
            <text:p>a</text:p>
          </table:table-cell>
          <table:table-cell table:style-name="ce4" table:formula="of:=IF(ISERROR(HLOOKUP([.D52];[.$A$1:.$Z$2];2));&quot;&quot;;HLOOKUP([.D52];[.$A$1:.$Z$2];2))" office:value-type="string" office:string-value="t" calcext:value-type="string">
            <text:p>t</text:p>
          </table:table-cell>
          <table:table-cell table:style-name="ce4" table:formula="of:=IF(ISERROR(HLOOKUP([.E52];[.$A$1:.$Z$2];2));&quot;&quot;;HLOOKUP([.E52];[.$A$1:.$Z$2];2))">
            <text:p/>
          </table:table-cell>
          <table:table-cell table:style-name="ce4" table:formula="of:=IF(ISERROR(HLOOKUP([.F52];[.$A$1:.$Z$2];2));&quot;&quot;;HLOOKUP([.F52];[.$A$1:.$Z$2];2))" office:value-type="string" office:string-value="t" calcext:value-type="string">
            <text:p>t</text:p>
          </table:table-cell>
          <table:table-cell table:style-name="ce4" table:formula="of:=IF(ISERROR(HLOOKUP([.G52];[.$A$1:.$Z$2];2));&quot;&quot;;HLOOKUP([.G52];[.$A$1:.$Z$2];2))" office:value-type="string" office:string-value="h" calcext:value-type="string">
            <text:p>h</text:p>
          </table:table-cell>
          <table:table-cell table:style-name="ce4" table:formula="of:=IF(ISERROR(HLOOKUP([.H52];[.$A$1:.$Z$2];2));&quot;&quot;;HLOOKUP([.H52];[.$A$1:.$Z$2];2))" office:value-type="string" office:string-value="e" calcext:value-type="string">
            <text:p>e</text:p>
          </table:table-cell>
          <table:table-cell table:style-name="ce4" table:formula="of:=IF(ISERROR(HLOOKUP([.I52];[.$A$1:.$Z$2];2));&quot;&quot;;HLOOKUP([.I52];[.$A$1:.$Z$2];2))" office:value-type="string" office:string-value="s" calcext:value-type="string">
            <text:p>s</text:p>
          </table:table-cell>
          <table:table-cell table:style-name="ce4" table:formula="of:=IF(ISERROR(HLOOKUP([.J52];[.$A$1:.$Z$2];2));&quot;&quot;;HLOOKUP([.J52];[.$A$1:.$Z$2];2))" office:value-type="string" office:string-value="e" calcext:value-type="string">
            <text:p>e</text:p>
          </table:table-cell>
          <table:table-cell table:style-name="ce4" table:formula="of:=IF(ISERROR(HLOOKUP([.K52];[.$A$1:.$Z$2];2));&quot;&quot;;HLOOKUP([.K52];[.$A$1:.$Z$2];2))">
            <text:p/>
          </table:table-cell>
          <table:table-cell table:style-name="ce4" table:formula="of:=IF(ISERROR(HLOOKUP([.L52];[.$A$1:.$Z$2];2));&quot;&quot;;HLOOKUP([.L52];[.$A$1:.$Z$2];2))" office:value-type="string" office:string-value="d" calcext:value-type="string">
            <text:p>d</text:p>
          </table:table-cell>
          <table:table-cell table:style-name="ce4" table:formula="of:=IF(ISERROR(HLOOKUP([.M52];[.$A$1:.$Z$2];2));&quot;&quot;;HLOOKUP([.M52];[.$A$1:.$Z$2];2))" office:value-type="string" office:string-value="e" calcext:value-type="string">
            <text:p>e</text:p>
          </table:table-cell>
          <table:table-cell table:style-name="ce4" table:formula="of:=IF(ISERROR(HLOOKUP([.N52];[.$A$1:.$Z$2];2));&quot;&quot;;HLOOKUP([.N52];[.$A$1:.$Z$2];2))" office:value-type="string" office:string-value="a" calcext:value-type="string">
            <text:p>a</text:p>
          </table:table-cell>
          <table:table-cell table:style-name="ce4" table:formula="of:=IF(ISERROR(HLOOKUP([.O52];[.$A$1:.$Z$2];2));&quot;&quot;;HLOOKUP([.O52];[.$A$1:.$Z$2];2))" office:value-type="string" office:string-value="d" calcext:value-type="string">
            <text:p>d</text:p>
          </table:table-cell>
          <table:table-cell table:style-name="ce4" table:formula="of:=IF(ISERROR(HLOOKUP([.P52];[.$A$1:.$Z$2];2));&quot;&quot;;HLOOKUP([.P52];[.$A$1:.$Z$2];2))">
            <text:p/>
          </table:table-cell>
          <table:table-cell table:style-name="ce4" table:formula="of:=IF(ISERROR(HLOOKUP([.Q52];[.$A$1:.$Z$2];2));&quot;&quot;;HLOOKUP([.Q52];[.$A$1:.$Z$2];2))" office:value-type="string" office:string-value="s" calcext:value-type="string">
            <text:p>s</text:p>
          </table:table-cell>
          <table:table-cell table:style-name="ce4" table:formula="of:=IF(ISERROR(HLOOKUP([.R52];[.$A$1:.$Z$2];2));&quot;&quot;;HLOOKUP([.R52];[.$A$1:.$Z$2];2))" office:value-type="string" office:string-value="h" calcext:value-type="string">
            <text:p>h</text:p>
          </table:table-cell>
          <table:table-cell table:style-name="ce4" table:formula="of:=IF(ISERROR(HLOOKUP([.S52];[.$A$1:.$Z$2];2));&quot;&quot;;HLOOKUP([.S52];[.$A$1:.$Z$2];2))" office:value-type="string" office:string-value="a" calcext:value-type="string">
            <text:p>a</text:p>
          </table:table-cell>
          <table:table-cell table:style-name="ce4" table:formula="of:=IF(ISERROR(HLOOKUP([.T52];[.$A$1:.$Z$2];2));&quot;&quot;;HLOOKUP([.T52];[.$A$1:.$Z$2];2))" office:value-type="string" office:string-value="l" calcext:value-type="string">
            <text:p>l</text:p>
          </table:table-cell>
          <table:table-cell table:style-name="ce4" table:formula="of:=IF(ISERROR(HLOOKUP([.U52];[.$A$1:.$Z$2];2));&quot;&quot;;HLOOKUP([.U52];[.$A$1:.$Z$2];2))" office:value-type="string" office:string-value="l" calcext:value-type="string">
            <text:p>l</text:p>
          </table:table-cell>
          <table:table-cell table:style-name="ce4" table:formula="of:=IF(ISERROR(HLOOKUP([.V52];[.$A$1:.$Z$2];2));&quot;&quot;;HLOOKUP([.V52];[.$A$1:.$Z$2];2))">
            <text:p/>
          </table:table-cell>
          <table:table-cell table:style-name="ce4" table:formula="of:=IF(ISERROR(HLOOKUP([.W52];[.$A$1:.$Z$2];2));&quot;&quot;;HLOOKUP([.W52];[.$A$1:.$Z$2];2))" office:value-type="string" office:string-value="n" calcext:value-type="string">
            <text:p>n</text:p>
          </table:table-cell>
          <table:table-cell table:style-name="ce4" table:formula="of:=IF(ISERROR(HLOOKUP([.X52];[.$A$1:.$Z$2];2));&quot;&quot;;HLOOKUP([.X52];[.$A$1:.$Z$2];2))" office:value-type="string" office:string-value="o" calcext:value-type="string">
            <text:p>o</text:p>
          </table:table-cell>
          <table:table-cell table:style-name="ce4" table:formula="of:=IF(ISERROR(HLOOKUP([.Y52];[.$A$1:.$Z$2];2));&quot;&quot;;HLOOKUP([.Y52];[.$A$1:.$Z$2];2))" office:value-type="string" office:string-value="t" calcext:value-type="string">
            <text:p>t</text:p>
          </table:table-cell>
          <table:table-cell table:style-name="ce4" table:formula="of:=IF(ISERROR(HLOOKUP([.Z52];[.$A$1:.$Z$2];2));&quot;&quot;;HLOOKUP([.Z52];[.$A$1:.$Z$2];2))">
            <text:p/>
          </table:table-cell>
          <table:table-cell table:style-name="ce4" table:formula="of:=IF(ISERROR(HLOOKUP([.AA52];[.$A$1:.$Z$2];2));&quot;&quot;;HLOOKUP([.AA52];[.$A$1:.$Z$2];2))" office:value-type="string" office:string-value="h" calcext:value-type="string">
            <text:p>h</text:p>
          </table:table-cell>
          <table:table-cell table:style-name="ce4" table:formula="of:=IF(ISERROR(HLOOKUP([.AB52];[.$A$1:.$Z$2];2));&quot;&quot;;HLOOKUP([.AB52];[.$A$1:.$Z$2];2))" office:value-type="string" office:string-value="a" calcext:value-type="string">
            <text:p>a</text:p>
          </table:table-cell>
          <table:table-cell table:style-name="ce4" table:formula="of:=IF(ISERROR(HLOOKUP([.AC52];[.$A$1:.$Z$2];2));&quot;&quot;;HLOOKUP([.AC52];[.$A$1:.$Z$2];2))" office:value-type="string" office:string-value="v" calcext:value-type="string">
            <text:p>v</text:p>
          </table:table-cell>
          <table:table-cell table:style-name="ce4" table:formula="of:=IF(ISERROR(HLOOKUP([.AD52];[.$A$1:.$Z$2];2));&quot;&quot;;HLOOKUP([.AD52];[.$A$1:.$Z$2];2))" office:value-type="string" office:string-value="e" calcext:value-type="string">
            <text:p>e</text:p>
          </table:table-cell>
          <table:table-cell table:style-name="ce4" table:formula="of:=IF(ISERROR(HLOOKUP([.AE52];[.$A$1:.$Z$2];2));&quot;&quot;;HLOOKUP([.AE52];[.$A$1:.$Z$2];2))">
            <text:p/>
          </table:table-cell>
          <table:table-cell table:style-name="ce4" table:formula="of:=IF(ISERROR(HLOOKUP([.AF52];[.$A$1:.$Z$2];2));&quot;&quot;;HLOOKUP([.AF52];[.$A$1:.$Z$2];2))" office:value-type="string" office:string-value="d" calcext:value-type="string">
            <text:p>d</text:p>
          </table:table-cell>
          <table:table-cell table:style-name="ce4" table:formula="of:=IF(ISERROR(HLOOKUP([.AG52];[.$A$1:.$Z$2];2));&quot;&quot;;HLOOKUP([.AG52];[.$A$1:.$Z$2];2))" office:value-type="string" office:string-value="i" calcext:value-type="string">
            <text:p>i</text:p>
          </table:table-cell>
          <table:table-cell table:style-name="ce4" table:formula="of:=IF(ISERROR(HLOOKUP([.AH52];[.$A$1:.$Z$2];2));&quot;&quot;;HLOOKUP([.AH52];[.$A$1:.$Z$2];2))" office:value-type="string" office:string-value="e" calcext:value-type="string">
            <text:p>e</text:p>
          </table:table-cell>
          <table:table-cell table:style-name="ce4" table:formula="of:=IF(ISERROR(HLOOKUP([.AI52];[.$A$1:.$Z$2];2));&quot;&quot;;HLOOKUP([.AI52];[.$A$1:.$Z$2];2))" office:value-type="string" office:string-value="d" calcext:value-type="string">
            <text:p>d</text:p>
          </table:table-cell>
          <table:table-cell table:style-name="ce4" table:formula="of:=IF(ISERROR(HLOOKUP([.AJ52];[.$A$1:.$Z$2];2));&quot;&quot;;HLOOKUP([.AJ52];[.$A$1:.$Z$2];2))">
            <text:p/>
          </table:table-cell>
          <table:table-cell table:style-name="ce4" table:formula="of:=IF(ISERROR(HLOOKUP([.AK52];[.$A$1:.$Z$2];2));&quot;&quot;;HLOOKUP([.AK52];[.$A$1:.$Z$2];2))" office:value-type="string" office:string-value="i" calcext:value-type="string">
            <text:p>i</text:p>
          </table:table-cell>
          <table:table-cell table:style-name="ce4" table:formula="of:=IF(ISERROR(HLOOKUP([.AL52];[.$A$1:.$Z$2];2));&quot;&quot;;HLOOKUP([.AL52];[.$A$1:.$Z$2];2))" office:value-type="string" office:string-value="n" calcext:value-type="string">
            <text:p>n</text:p>
          </table:table-cell>
          <table:table-cell table:style-name="ce4" table:formula="of:=IF(ISERROR(HLOOKUP([.AM52];[.$A$1:.$Z$2];2));&quot;&quot;;HLOOKUP([.AM52];[.$A$1:.$Z$2];2))">
            <text:p/>
          </table:table-cell>
          <table:table-cell table:style-name="ce4" table:formula="of:=IF(ISERROR(HLOOKUP([.AN52];[.$A$1:.$Z$2];2));&quot;&quot;;HLOOKUP([.AN52];[.$A$1:.$Z$2];2))" office:value-type="string" office:string-value="v" calcext:value-type="string">
            <text:p>v</text:p>
          </table:table-cell>
          <table:table-cell table:style-name="ce4" table:formula="of:=IF(ISERROR(HLOOKUP([.AO52];[.$A$1:.$Z$2];2));&quot;&quot;;HLOOKUP([.AO52];[.$A$1:.$Z$2];2))" office:value-type="string" office:string-value="a" calcext:value-type="string">
            <text:p>a</text:p>
          </table:table-cell>
          <table:table-cell table:style-name="ce4" table:formula="of:=IF(ISERROR(HLOOKUP([.AP52];[.$A$1:.$Z$2];2));&quot;&quot;;HLOOKUP([.AP52];[.$A$1:.$Z$2];2))" office:value-type="string" office:string-value="i" calcext:value-type="string">
            <text:p>i</text:p>
          </table:table-cell>
          <table:table-cell table:style-name="ce4" table:formula="of:=IF(ISERROR(HLOOKUP([.AQ52];[.$A$1:.$Z$2];2));&quot;&quot;;HLOOKUP([.AQ52];[.$A$1:.$Z$2];2))" office:value-type="string" office:string-value="n" calcext:value-type="string">
            <text:p>n</text:p>
          </table:table-cell>
          <table:table-cell table:style-name="ce4" table:formula="of:=IF(ISERROR(HLOOKUP([.AR52];[.$A$1:.$Z$2];2));&quot;&quot;;HLOOKUP([.AR52];[.$A$1:.$Z$2];2))">
            <text:p/>
          </table:table-cell>
          <table:table-cell table:style-name="ce4" table:formula="of:=IF(ISERROR(HLOOKUP([.AS52];[.$A$1:.$Z$2];2));&quot;&quot;;HLOOKUP([.AS52];[.$A$1:.$Z$2];2))" office:value-type="string" office:string-value="t" calcext:value-type="string">
            <text:p>t</text:p>
          </table:table-cell>
          <table:table-cell table:style-name="ce4" table:formula="of:=IF(ISERROR(HLOOKUP([.AT52];[.$A$1:.$Z$2];2));&quot;&quot;;HLOOKUP([.AT52];[.$A$1:.$Z$2];2))" office:value-type="string" office:string-value="h" calcext:value-type="string">
            <text:p>h</text:p>
          </table:table-cell>
          <table:table-cell table:style-name="ce4" table:formula="of:=IF(ISERROR(HLOOKUP([.AU52];[.$A$1:.$Z$2];2));&quot;&quot;;HLOOKUP([.AU52];[.$A$1:.$Z$2];2))" office:value-type="string" office:string-value="a" calcext:value-type="string">
            <text:p>a</text:p>
          </table:table-cell>
          <table:table-cell table:style-name="ce4" table:formula="of:=IF(ISERROR(HLOOKUP([.AV52];[.$A$1:.$Z$2];2));&quot;&quot;;HLOOKUP([.AV52];[.$A$1:.$Z$2];2))" office:value-type="string" office:string-value="t" calcext:value-type="string">
            <text:p>t</text:p>
          </table:table-cell>
          <table:table-cell table:style-name="ce4" table:formula="of:=IF(ISERROR(HLOOKUP([.AW52];[.$A$1:.$Z$2];2));&quot;&quot;;HLOOKUP([.AW52];[.$A$1:.$Z$2];2))">
            <text:p/>
          </table:table-cell>
          <table:table-cell table:style-name="ce4" table:formula="of:=IF(ISERROR(HLOOKUP([.AX52];[.$A$1:.$Z$2];2));&quot;&quot;;HLOOKUP([.AX52];[.$A$1:.$Z$2];2))" office:value-type="string" office:string-value="t" calcext:value-type="string">
            <text:p>t</text:p>
          </table:table-cell>
          <table:table-cell table:style-name="ce4" table:formula="of:=IF(ISERROR(HLOOKUP([.AY52];[.$A$1:.$Z$2];2));&quot;&quot;;HLOOKUP([.AY52];[.$A$1:.$Z$2];2))" office:value-type="string" office:string-value="h" calcext:value-type="string">
            <text:p>h</text:p>
          </table:table-cell>
          <table:table-cell table:style-name="ce4" table:formula="of:=IF(ISERROR(HLOOKUP([.AZ52];[.$A$1:.$Z$2];2));&quot;&quot;;HLOOKUP([.AZ52];[.$A$1:.$Z$2];2))" office:value-type="string" office:string-value="i" calcext:value-type="string">
            <text:p>i</text:p>
          </table:table-cell>
          <table:table-cell table:style-name="ce4" table:formula="of:=IF(ISERROR(HLOOKUP([.BA52];[.$A$1:.$Z$2];2));&quot;&quot;;HLOOKUP([.BA52];[.$A$1:.$Z$2];2))" office:value-type="string" office:string-value="s" calcext:value-type="string">
            <text:p>s</text:p>
          </table:table-cell>
          <table:table-cell table:style-name="ce4" table:formula="of:=IF(ISERROR(HLOOKUP([.BB52];[.$A$1:.$Z$2];2));&quot;&quot;;HLOOKUP([.BB52];[.$A$1:.$Z$2];2))">
            <text:p/>
          </table:table-cell>
          <table:table-cell table:style-name="ce4" table:formula="of:=IF(ISERROR(HLOOKUP([.BC52];[.$A$1:.$Z$2];2));&quot;&quot;;HLOOKUP([.BC52];[.$A$1:.$Z$2];2))" office:value-type="string" office:string-value="n" calcext:value-type="string">
            <text:p>n</text:p>
          </table:table-cell>
          <table:table-cell table:style-name="ce4" table:formula="of:=IF(ISERROR(HLOOKUP([.BD52];[.$A$1:.$Z$2];2));&quot;&quot;;HLOOKUP([.BD52];[.$A$1:.$Z$2];2))" office:value-type="string" office:string-value="a" calcext:value-type="string">
            <text:p>a</text:p>
          </table:table-cell>
          <table:table-cell table:style-name="ce4" table:formula="of:=IF(ISERROR(HLOOKUP([.BE52];[.$A$1:.$Z$2];2));&quot;&quot;;HLOOKUP([.BE52];[.$A$1:.$Z$2];2))" office:value-type="string" office:string-value="t" calcext:value-type="string">
            <text:p>t</text:p>
          </table:table-cell>
          <table:table-cell table:style-name="ce4" table:formula="of:=IF(ISERROR(HLOOKUP([.BF52];[.$A$1:.$Z$2];2));&quot;&quot;;HLOOKUP([.BF52];[.$A$1:.$Z$2];2))" office:value-type="string" office:string-value="i" calcext:value-type="string">
            <text:p>i</text:p>
          </table:table-cell>
          <table:table-cell table:style-name="ce4" table:formula="of:=IF(ISERROR(HLOOKUP([.BG52];[.$A$1:.$Z$2];2));&quot;&quot;;HLOOKUP([.BG52];[.$A$1:.$Z$2];2))" office:value-type="string" office:string-value="o" calcext:value-type="string">
            <text:p>o</text:p>
          </table:table-cell>
          <table:table-cell table:style-name="ce4" table:formula="of:=IF(ISERROR(HLOOKUP([.BH52];[.$A$1:.$Z$2];2));&quot;&quot;;HLOOKUP([.BH52];[.$A$1:.$Z$2];2))" office:value-type="string" office:string-value="n" calcext:value-type="string">
            <text:p>n</text:p>
          </table:table-cell>
          <table:table-cell table:style-name="ce4" table:formula="of:=IF(ISERROR(HLOOKUP([.BI52];[.$A$1:.$Z$2];2));&quot;&quot;;HLOOKUP([.BI52];[.$A$1:.$Z$2];2))">
            <text:p/>
          </table:table-cell>
          <table:table-cell table:style-name="ce4" table:formula="of:=IF(ISERROR(HLOOKUP([.BJ52];[.$A$1:.$Z$2];2));&quot;&quot;;HLOOKUP([.BJ52];[.$A$1:.$Z$2];2))" office:value-type="string" office:string-value="u" calcext:value-type="string">
            <text:p>u</text:p>
          </table:table-cell>
          <table:table-cell table:style-name="ce4" table:formula="of:=IF(ISERROR(HLOOKUP([.BK52];[.$A$1:.$Z$2];2));&quot;&quot;;HLOOKUP([.BK52];[.$A$1:.$Z$2];2))" office:value-type="string" office:string-value="n" calcext:value-type="string">
            <text:p>n</text:p>
          </table:table-cell>
          <table:table-cell table:style-name="ce4" table:formula="of:=IF(ISERROR(HLOOKUP([.BL52];[.$A$1:.$Z$2];2));&quot;&quot;;HLOOKUP([.BL52];[.$A$1:.$Z$2];2))" office:value-type="string" office:string-value="d" calcext:value-type="string">
            <text:p>d</text:p>
          </table:table-cell>
          <table:table-cell table:style-name="ce4" table:formula="of:=IF(ISERROR(HLOOKUP([.BM52];[.$A$1:.$Z$2];2));&quot;&quot;;HLOOKUP([.BM52];[.$A$1:.$Z$2];2))" office:value-type="string" office:string-value="e" calcext:value-type="string">
            <text:p>e</text:p>
          </table:table-cell>
          <table:table-cell table:style-name="ce4" table:formula="of:=IF(ISERROR(HLOOKUP([.BN52];[.$A$1:.$Z$2];2));&quot;&quot;;HLOOKUP([.BN52];[.$A$1:.$Z$2];2))" office:value-type="string" office:string-value="r" calcext:value-type="string">
            <text:p>r</text:p>
          </table:table-cell>
          <table:table-cell table:style-name="ce4" table:formula="of:=IF(ISERROR(HLOOKUP([.BO52];[.$A$1:.$Z$2];2));&quot;&quot;;HLOOKUP([.BO52];[.$A$1:.$Z$2];2))">
            <text:p/>
          </table:table-cell>
          <table:table-cell table:style-name="ce4" table:formula="of:=IF(ISERROR(HLOOKUP([.BP52];[.$A$1:.$Z$2];2));&quot;&quot;;HLOOKUP([.BP52];[.$A$1:.$Z$2];2))" office:value-type="string" office:string-value="g" calcext:value-type="string">
            <text:p>g</text:p>
          </table:table-cell>
          <table:table-cell table:style-name="ce4" table:formula="of:=IF(ISERROR(HLOOKUP([.BQ52];[.$A$1:.$Z$2];2));&quot;&quot;;HLOOKUP([.BQ52];[.$A$1:.$Z$2];2))" office:value-type="string" office:string-value="o" calcext:value-type="string">
            <text:p>o</text:p>
          </table:table-cell>
          <table:table-cell table:style-name="ce4" table:formula="of:=IF(ISERROR(HLOOKUP([.BR52];[.$A$1:.$Z$2];2));&quot;&quot;;HLOOKUP([.BR52];[.$A$1:.$Z$2];2))" office:value-type="string" office:string-value="d" calcext:value-type="string">
            <text:p>d</text:p>
          </table:table-cell>
          <table:table-cell table:style-name="ce4" table:formula="of:=IF(ISERROR(HLOOKUP([.BS52];[.$A$1:.$Z$2];2));&quot;&quot;;HLOOKUP([.BS52];[.$A$1:.$Z$2];2))">
            <text:p/>
          </table:table-cell>
          <table:table-cell table:style-name="ce4" table:formula="of:=IF(ISERROR(HLOOKUP([.BT52];[.$A$1:.$Z$2];2));&quot;&quot;;HLOOKUP([.BT52];[.$A$1:.$Z$2];2))" office:value-type="string" office:string-value="s" calcext:value-type="string">
            <text:p>s</text:p>
          </table:table-cell>
          <table:table-cell table:style-name="ce4" table:formula="of:=IF(ISERROR(HLOOKUP([.BU52];[.$A$1:.$Z$2];2));&quot;&quot;;HLOOKUP([.BU52];[.$A$1:.$Z$2];2))" office:value-type="string" office:string-value="h" calcext:value-type="string">
            <text:p>h</text:p>
          </table:table-cell>
          <table:table-cell table:style-name="ce4" table:formula="of:=IF(ISERROR(HLOOKUP([.BV52];[.$A$1:.$Z$2];2));&quot;&quot;;HLOOKUP([.BV52];[.$A$1:.$Z$2];2))" office:value-type="string" office:string-value="a" calcext:value-type="string">
            <text:p>a</text:p>
          </table:table-cell>
          <table:table-cell table:style-name="ce4" table:formula="of:=IF(ISERROR(HLOOKUP([.BW52];[.$A$1:.$Z$2];2));&quot;&quot;;HLOOKUP([.BW52];[.$A$1:.$Z$2];2))" office:value-type="string" office:string-value="l" calcext:value-type="string">
            <text:p>l</text:p>
          </table:table-cell>
          <table:table-cell table:style-name="ce4" table:formula="of:=IF(ISERROR(HLOOKUP([.BX52];[.$A$1:.$Z$2];2));&quot;&quot;;HLOOKUP([.BX52];[.$A$1:.$Z$2];2))" office:value-type="string" office:string-value="l" calcext:value-type="string">
            <text:p>l</text:p>
          </table:table-cell>
          <table:table-cell table:style-name="ce4" table:formula="of:=IF(ISERROR(HLOOKUP([.BY52];[.$A$1:.$Z$2];2));&quot;&quot;;HLOOKUP([.BY52];[.$A$1:.$Z$2];2))">
            <text:p/>
          </table:table-cell>
          <table:table-cell table:style-name="ce4" table:formula="of:=IF(ISERROR(HLOOKUP([.BZ52];[.$A$1:.$Z$2];2));&quot;&quot;;HLOOKUP([.BZ52];[.$A$1:.$Z$2];2))">
            <text:p/>
          </table:table-cell>
          <table:table-cell table:number-columns-repeated="946"/>
        </table:table-row>
        <table:table-row table:style-name="ro1">
          <table:table-cell table:style-name="ce4" table:number-columns-repeated="78"/>
          <table:table-cell table:number-columns-repeated="946"/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i</text:p>
          </table:table-cell>
          <table:table-cell table:style-name="ce4"/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w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i</text:p>
          </table:table-cell>
          <table:table-cell table:number-columns-repeated="2" table:style-name="ce4" office:value-type="string" calcext:value-type="string">
            <text:p>k</text:p>
          </table:table-cell>
          <table:table-cell table:style-name="ce4"/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f</text:p>
          </table:table-cell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h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f</text:p>
          </table:table-cell>
          <table:table-cell table:style-name="ce4" table:number-columns-repeated="7"/>
          <table:table-cell table:number-columns-repeated="946"/>
        </table:table-row>
        <table:table-row table:style-name="ro1">
          <table:table-cell table:style-name="ce4" table:formula="of:=IF(ISERROR(HLOOKUP([.A55];[.$A$1:.$Z$2];2));&quot;&quot;;HLOOKUP([.A55];[.$A$1:.$Z$2];2))" office:value-type="string" office:string-value="h" calcext:value-type="string">
            <text:p>h</text:p>
          </table:table-cell>
          <table:table-cell table:style-name="ce4" table:formula="of:=IF(ISERROR(HLOOKUP([.B55];[.$A$1:.$Z$2];2));&quot;&quot;;HLOOKUP([.B55];[.$A$1:.$Z$2];2))" office:value-type="string" office:string-value="a" calcext:value-type="string">
            <text:p>a</text:p>
          </table:table-cell>
          <table:table-cell table:style-name="ce4" table:formula="of:=IF(ISERROR(HLOOKUP([.C55];[.$A$1:.$Z$2];2));&quot;&quot;;HLOOKUP([.C55];[.$A$1:.$Z$2];2))" office:value-type="string" office:string-value="v" calcext:value-type="string">
            <text:p>v</text:p>
          </table:table-cell>
          <table:table-cell table:style-name="ce4" table:formula="of:=IF(ISERROR(HLOOKUP([.D55];[.$A$1:.$Z$2];2));&quot;&quot;;HLOOKUP([.D55];[.$A$1:.$Z$2];2))" office:value-type="string" office:string-value="e" calcext:value-type="string">
            <text:p>e</text:p>
          </table:table-cell>
          <table:table-cell table:style-name="ce4" table:formula="of:=IF(ISERROR(HLOOKUP([.E55];[.$A$1:.$Z$2];2));&quot;&quot;;HLOOKUP([.E55];[.$A$1:.$Z$2];2))">
            <text:p/>
          </table:table-cell>
          <table:table-cell table:style-name="ce4" table:formula="of:=IF(ISERROR(HLOOKUP([.F55];[.$A$1:.$Z$2];2));&quot;&quot;;HLOOKUP([.F55];[.$A$1:.$Z$2];2))" office:value-type="string" office:string-value="a" calcext:value-type="string">
            <text:p>a</text:p>
          </table:table-cell>
          <table:table-cell table:style-name="ce4" table:formula="of:=IF(ISERROR(HLOOKUP([.G55];[.$A$1:.$Z$2];2));&quot;&quot;;HLOOKUP([.G55];[.$A$1:.$Z$2];2))">
            <text:p/>
          </table:table-cell>
          <table:table-cell table:style-name="ce4" table:formula="of:=IF(ISERROR(HLOOKUP([.H55];[.$A$1:.$Z$2];2));&quot;&quot;;HLOOKUP([.H55];[.$A$1:.$Z$2];2))" office:value-type="string" office:string-value="n" calcext:value-type="string">
            <text:p>n</text:p>
          </table:table-cell>
          <table:table-cell table:style-name="ce4" table:formula="of:=IF(ISERROR(HLOOKUP([.I55];[.$A$1:.$Z$2];2));&quot;&quot;;HLOOKUP([.I55];[.$A$1:.$Z$2];2))" office:value-type="string" office:string-value="e" calcext:value-type="string">
            <text:p>e</text:p>
          </table:table-cell>
          <table:table-cell table:style-name="ce4" table:formula="of:=IF(ISERROR(HLOOKUP([.J55];[.$A$1:.$Z$2];2));&quot;&quot;;HLOOKUP([.J55];[.$A$1:.$Z$2];2))" office:value-type="string" office:string-value="w" calcext:value-type="string">
            <text:p>w</text:p>
          </table:table-cell>
          <table:table-cell table:style-name="ce4" table:formula="of:=IF(ISERROR(HLOOKUP([.K55];[.$A$1:.$Z$2];2));&quot;&quot;;HLOOKUP([.K55];[.$A$1:.$Z$2];2))">
            <text:p/>
          </table:table-cell>
          <table:table-cell table:style-name="ce4" table:formula="of:=IF(ISERROR(HLOOKUP([.L55];[.$A$1:.$Z$2];2));&quot;&quot;;HLOOKUP([.L55];[.$A$1:.$Z$2];2))" office:value-type="string" office:string-value="b" calcext:value-type="string">
            <text:p>b</text:p>
          </table:table-cell>
          <table:table-cell table:style-name="ce4" table:formula="of:=IF(ISERROR(HLOOKUP([.M55];[.$A$1:.$Z$2];2));&quot;&quot;;HLOOKUP([.M55];[.$A$1:.$Z$2];2))" office:value-type="string" office:string-value="y" calcext:value-type="string">
            <text:p>y</text:p>
          </table:table-cell>
          <table:table-cell table:style-name="ce4" table:formula="of:=IF(ISERROR(HLOOKUP([.N55];[.$A$1:.$Z$2];2));&quot;&quot;;HLOOKUP([.N55];[.$A$1:.$Z$2];2))">
            <text:p/>
          </table:table-cell>
          <table:table-cell table:style-name="ce4" table:formula="of:=IF(ISERROR(HLOOKUP([.O55];[.$A$1:.$Z$2];2));&quot;&quot;;HLOOKUP([.O55];[.$A$1:.$Z$2];2))" office:value-type="string" office:string-value="t" calcext:value-type="string">
            <text:p>t</text:p>
          </table:table-cell>
          <table:table-cell table:style-name="ce4" table:formula="of:=IF(ISERROR(HLOOKUP([.P55];[.$A$1:.$Z$2];2));&quot;&quot;;HLOOKUP([.P55];[.$A$1:.$Z$2];2))" office:value-type="string" office:string-value="h" calcext:value-type="string">
            <text:p>h</text:p>
          </table:table-cell>
          <table:table-cell table:style-name="ce4" table:formula="of:=IF(ISERROR(HLOOKUP([.Q55];[.$A$1:.$Z$2];2));&quot;&quot;;HLOOKUP([.Q55];[.$A$1:.$Z$2];2))" office:value-type="string" office:string-value="e" calcext:value-type="string">
            <text:p>e</text:p>
          </table:table-cell>
          <table:table-cell table:style-name="ce4" table:formula="of:=IF(ISERROR(HLOOKUP([.R55];[.$A$1:.$Z$2];2));&quot;&quot;;HLOOKUP([.R55];[.$A$1:.$Z$2];2))">
            <text:p/>
          </table:table-cell>
          <table:table-cell table:style-name="ce4" table:formula="of:=IF(ISERROR(HLOOKUP([.S55];[.$A$1:.$Z$2];2));&quot;&quot;;HLOOKUP([.S55];[.$A$1:.$Z$2];2))" office:value-type="string" office:string-value="p" calcext:value-type="string">
            <text:p>p</text:p>
          </table:table-cell>
          <table:table-cell table:style-name="ce4" table:formula="of:=IF(ISERROR(HLOOKUP([.T55];[.$A$1:.$Z$2];2));&quot;&quot;;HLOOKUP([.T55];[.$A$1:.$Z$2];2))" office:value-type="string" office:string-value="e" calcext:value-type="string">
            <text:p>e</text:p>
          </table:table-cell>
          <table:table-cell table:style-name="ce4" table:formula="of:=IF(ISERROR(HLOOKUP([.U55];[.$A$1:.$Z$2];2));&quot;&quot;;HLOOKUP([.U55];[.$A$1:.$Z$2];2))" office:value-type="string" office:string-value="o" calcext:value-type="string">
            <text:p>o</text:p>
          </table:table-cell>
          <table:table-cell table:style-name="ce4" table:formula="of:=IF(ISERROR(HLOOKUP([.V55];[.$A$1:.$Z$2];2));&quot;&quot;;HLOOKUP([.V55];[.$A$1:.$Z$2];2))" office:value-type="string" office:string-value="p" calcext:value-type="string">
            <text:p>p</text:p>
          </table:table-cell>
          <table:table-cell table:style-name="ce4" table:formula="of:=IF(ISERROR(HLOOKUP([.W55];[.$A$1:.$Z$2];2));&quot;&quot;;HLOOKUP([.W55];[.$A$1:.$Z$2];2))" office:value-type="string" office:string-value="l" calcext:value-type="string">
            <text:p>l</text:p>
          </table:table-cell>
          <table:table-cell table:style-name="ce4" table:formula="of:=IF(ISERROR(HLOOKUP([.X55];[.$A$1:.$Z$2];2));&quot;&quot;;HLOOKUP([.X55];[.$A$1:.$Z$2];2))" office:value-type="string" office:string-value="e" calcext:value-type="string">
            <text:p>e</text:p>
          </table:table-cell>
          <table:table-cell table:style-name="ce4" table:formula="of:=IF(ISERROR(HLOOKUP([.Y55];[.$A$1:.$Z$2];2));&quot;&quot;;HLOOKUP([.Y55];[.$A$1:.$Z$2];2))">
            <text:p/>
          </table:table-cell>
          <table:table-cell table:style-name="ce4" table:formula="of:=IF(ISERROR(HLOOKUP([.Z55];[.$A$1:.$Z$2];2));&quot;&quot;;HLOOKUP([.Z55];[.$A$1:.$Z$2];2))" office:value-type="string" office:string-value="f" calcext:value-type="string">
            <text:p>f</text:p>
          </table:table-cell>
          <table:table-cell table:style-name="ce4" table:formula="of:=IF(ISERROR(HLOOKUP([.AA55];[.$A$1:.$Z$2];2));&quot;&quot;;HLOOKUP([.AA55];[.$A$1:.$Z$2];2))" office:value-type="string" office:string-value="o" calcext:value-type="string">
            <text:p>o</text:p>
          </table:table-cell>
          <table:table-cell table:style-name="ce4" table:formula="of:=IF(ISERROR(HLOOKUP([.AB55];[.$A$1:.$Z$2];2));&quot;&quot;;HLOOKUP([.AB55];[.$A$1:.$Z$2];2))" office:value-type="string" office:string-value="r" calcext:value-type="string">
            <text:p>r</text:p>
          </table:table-cell>
          <table:table-cell table:style-name="ce4" table:formula="of:=IF(ISERROR(HLOOKUP([.AC55];[.$A$1:.$Z$2];2));&quot;&quot;;HLOOKUP([.AC55];[.$A$1:.$Z$2];2))">
            <text:p/>
          </table:table-cell>
          <table:table-cell table:style-name="ce4" table:formula="of:=IF(ISERROR(HLOOKUP([.AD55];[.$A$1:.$Z$2];2));&quot;&quot;;HLOOKUP([.AD55];[.$A$1:.$Z$2];2))" office:value-type="string" office:string-value="t" calcext:value-type="string">
            <text:p>t</text:p>
          </table:table-cell>
          <table:table-cell table:style-name="ce4" table:formula="of:=IF(ISERROR(HLOOKUP([.AE55];[.$A$1:.$Z$2];2));&quot;&quot;;HLOOKUP([.AE55];[.$A$1:.$Z$2];2))" office:value-type="string" office:string-value="h" calcext:value-type="string">
            <text:p>h</text:p>
          </table:table-cell>
          <table:table-cell table:style-name="ce4" table:formula="of:=IF(ISERROR(HLOOKUP([.AF55];[.$A$1:.$Z$2];2));&quot;&quot;;HLOOKUP([.AF55];[.$A$1:.$Z$2];2))" office:value-type="string" office:string-value="e" calcext:value-type="string">
            <text:p>e</text:p>
          </table:table-cell>
          <table:table-cell table:style-name="ce4" table:formula="of:=IF(ISERROR(HLOOKUP([.AG55];[.$A$1:.$Z$2];2));&quot;&quot;;HLOOKUP([.AG55];[.$A$1:.$Z$2];2))">
            <text:p/>
          </table:table-cell>
          <table:table-cell table:style-name="ce4" table:formula="of:=IF(ISERROR(HLOOKUP([.AH55];[.$A$1:.$Z$2];2));&quot;&quot;;HLOOKUP([.AH55];[.$A$1:.$Z$2];2))" office:value-type="string" office:string-value="p" calcext:value-type="string">
            <text:p>p</text:p>
          </table:table-cell>
          <table:table-cell table:style-name="ce4" table:formula="of:=IF(ISERROR(HLOOKUP([.AI55];[.$A$1:.$Z$2];2));&quot;&quot;;HLOOKUP([.AI55];[.$A$1:.$Z$2];2))" office:value-type="string" office:string-value="e" calcext:value-type="string">
            <text:p>e</text:p>
          </table:table-cell>
          <table:table-cell table:style-name="ce4" table:formula="of:=IF(ISERROR(HLOOKUP([.AJ55];[.$A$1:.$Z$2];2));&quot;&quot;;HLOOKUP([.AJ55];[.$A$1:.$Z$2];2))" office:value-type="string" office:string-value="o" calcext:value-type="string">
            <text:p>o</text:p>
          </table:table-cell>
          <table:table-cell table:style-name="ce4" table:formula="of:=IF(ISERROR(HLOOKUP([.AK55];[.$A$1:.$Z$2];2));&quot;&quot;;HLOOKUP([.AK55];[.$A$1:.$Z$2];2))" office:value-type="string" office:string-value="p" calcext:value-type="string">
            <text:p>p</text:p>
          </table:table-cell>
          <table:table-cell table:style-name="ce4" table:formula="of:=IF(ISERROR(HLOOKUP([.AL55];[.$A$1:.$Z$2];2));&quot;&quot;;HLOOKUP([.AL55];[.$A$1:.$Z$2];2))" office:value-type="string" office:string-value="l" calcext:value-type="string">
            <text:p>l</text:p>
          </table:table-cell>
          <table:table-cell table:style-name="ce4" table:formula="of:=IF(ISERROR(HLOOKUP([.AM55];[.$A$1:.$Z$2];2));&quot;&quot;;HLOOKUP([.AM55];[.$A$1:.$Z$2];2))" office:value-type="string" office:string-value="e" calcext:value-type="string">
            <text:p>e</text:p>
          </table:table-cell>
          <table:table-cell table:style-name="ce4" table:formula="of:=IF(ISERROR(HLOOKUP([.AN55];[.$A$1:.$Z$2];2));&quot;&quot;;HLOOKUP([.AN55];[.$A$1:.$Z$2];2))">
            <text:p/>
          </table:table-cell>
          <table:table-cell table:style-name="ce4" table:formula="of:=IF(ISERROR(HLOOKUP([.AO55];[.$A$1:.$Z$2];2));&quot;&quot;;HLOOKUP([.AO55];[.$A$1:.$Z$2];2))" office:value-type="string" office:string-value="s" calcext:value-type="string">
            <text:p>s</text:p>
          </table:table-cell>
          <table:table-cell table:style-name="ce4" table:formula="of:=IF(ISERROR(HLOOKUP([.AP55];[.$A$1:.$Z$2];2));&quot;&quot;;HLOOKUP([.AP55];[.$A$1:.$Z$2];2))" office:value-type="string" office:string-value="h" calcext:value-type="string">
            <text:p>h</text:p>
          </table:table-cell>
          <table:table-cell table:style-name="ce4" table:formula="of:=IF(ISERROR(HLOOKUP([.AQ55];[.$A$1:.$Z$2];2));&quot;&quot;;HLOOKUP([.AQ55];[.$A$1:.$Z$2];2))" office:value-type="string" office:string-value="a" calcext:value-type="string">
            <text:p>a</text:p>
          </table:table-cell>
          <table:table-cell table:style-name="ce4" table:formula="of:=IF(ISERROR(HLOOKUP([.AR55];[.$A$1:.$Z$2];2));&quot;&quot;;HLOOKUP([.AR55];[.$A$1:.$Z$2];2))" office:value-type="string" office:string-value="l" calcext:value-type="string">
            <text:p>l</text:p>
          </table:table-cell>
          <table:table-cell table:style-name="ce4" table:formula="of:=IF(ISERROR(HLOOKUP([.AS55];[.$A$1:.$Z$2];2));&quot;&quot;;HLOOKUP([.AS55];[.$A$1:.$Z$2];2))" office:value-type="string" office:string-value="l" calcext:value-type="string">
            <text:p>l</text:p>
          </table:table-cell>
          <table:table-cell table:style-name="ce4" table:formula="of:=IF(ISERROR(HLOOKUP([.AT55];[.$A$1:.$Z$2];2));&quot;&quot;;HLOOKUP([.AT55];[.$A$1:.$Z$2];2))">
            <text:p/>
          </table:table-cell>
          <table:table-cell table:style-name="ce4" table:formula="of:=IF(ISERROR(HLOOKUP([.AU55];[.$A$1:.$Z$2];2));&quot;&quot;;HLOOKUP([.AU55];[.$A$1:.$Z$2];2))" office:value-type="string" office:string-value="n" calcext:value-type="string">
            <text:p>n</text:p>
          </table:table-cell>
          <table:table-cell table:style-name="ce4" table:formula="of:=IF(ISERROR(HLOOKUP([.AV55];[.$A$1:.$Z$2];2));&quot;&quot;;HLOOKUP([.AV55];[.$A$1:.$Z$2];2))" office:value-type="string" office:string-value="o" calcext:value-type="string">
            <text:p>o</text:p>
          </table:table-cell>
          <table:table-cell table:style-name="ce4" table:formula="of:=IF(ISERROR(HLOOKUP([.AW55];[.$A$1:.$Z$2];2));&quot;&quot;;HLOOKUP([.AW55];[.$A$1:.$Z$2];2))" office:value-type="string" office:string-value="t" calcext:value-type="string">
            <text:p>t</text:p>
          </table:table-cell>
          <table:table-cell table:style-name="ce4" table:formula="of:=IF(ISERROR(HLOOKUP([.AX55];[.$A$1:.$Z$2];2));&quot;&quot;;HLOOKUP([.AX55];[.$A$1:.$Z$2];2))">
            <text:p/>
          </table:table-cell>
          <table:table-cell table:style-name="ce4" table:formula="of:=IF(ISERROR(HLOOKUP([.AY55];[.$A$1:.$Z$2];2));&quot;&quot;;HLOOKUP([.AY55];[.$A$1:.$Z$2];2))" office:value-type="string" office:string-value="p" calcext:value-type="string">
            <text:p>p</text:p>
          </table:table-cell>
          <table:table-cell table:style-name="ce4" table:formula="of:=IF(ISERROR(HLOOKUP([.AZ55];[.$A$1:.$Z$2];2));&quot;&quot;;HLOOKUP([.AZ55];[.$A$1:.$Z$2];2))" office:value-type="string" office:string-value="e" calcext:value-type="string">
            <text:p>e</text:p>
          </table:table-cell>
          <table:table-cell table:style-name="ce4" table:formula="of:=IF(ISERROR(HLOOKUP([.BA55];[.$A$1:.$Z$2];2));&quot;&quot;;HLOOKUP([.BA55];[.$A$1:.$Z$2];2))" office:value-type="string" office:string-value="r" calcext:value-type="string">
            <text:p>r</text:p>
          </table:table-cell>
          <table:table-cell table:style-name="ce4" table:formula="of:=IF(ISERROR(HLOOKUP([.BB55];[.$A$1:.$Z$2];2));&quot;&quot;;HLOOKUP([.BB55];[.$A$1:.$Z$2];2))" office:value-type="string" office:string-value="i" calcext:value-type="string">
            <text:p>i</text:p>
          </table:table-cell>
          <table:table-cell table:style-name="ce4" table:formula="of:=IF(ISERROR(HLOOKUP([.BC55];[.$A$1:.$Z$2];2));&quot;&quot;;HLOOKUP([.BC55];[.$A$1:.$Z$2];2))" office:value-type="string" office:string-value="s" calcext:value-type="string">
            <text:p>s</text:p>
          </table:table-cell>
          <table:table-cell table:style-name="ce4" table:formula="of:=IF(ISERROR(HLOOKUP([.BD55];[.$A$1:.$Z$2];2));&quot;&quot;;HLOOKUP([.BD55];[.$A$1:.$Z$2];2))" office:value-type="string" office:string-value="h" calcext:value-type="string">
            <text:p>h</text:p>
          </table:table-cell>
          <table:table-cell table:style-name="ce4" table:formula="of:=IF(ISERROR(HLOOKUP([.BE55];[.$A$1:.$Z$2];2));&quot;&quot;;HLOOKUP([.BE55];[.$A$1:.$Z$2];2))">
            <text:p/>
          </table:table-cell>
          <table:table-cell table:style-name="ce4" table:formula="of:=IF(ISERROR(HLOOKUP([.BF55];[.$A$1:.$Z$2];2));&quot;&quot;;HLOOKUP([.BF55];[.$A$1:.$Z$2];2))" office:value-type="string" office:string-value="f" calcext:value-type="string">
            <text:p>f</text:p>
          </table:table-cell>
          <table:table-cell table:style-name="ce4" table:formula="of:=IF(ISERROR(HLOOKUP([.BG55];[.$A$1:.$Z$2];2));&quot;&quot;;HLOOKUP([.BG55];[.$A$1:.$Z$2];2))" office:value-type="string" office:string-value="r" calcext:value-type="string">
            <text:p>r</text:p>
          </table:table-cell>
          <table:table-cell table:style-name="ce4" table:formula="of:=IF(ISERROR(HLOOKUP([.BH55];[.$A$1:.$Z$2];2));&quot;&quot;;HLOOKUP([.BH55];[.$A$1:.$Z$2];2))" office:value-type="string" office:string-value="o" calcext:value-type="string">
            <text:p>o</text:p>
          </table:table-cell>
          <table:table-cell table:style-name="ce4" table:formula="of:=IF(ISERROR(HLOOKUP([.BI55];[.$A$1:.$Z$2];2));&quot;&quot;;HLOOKUP([.BI55];[.$A$1:.$Z$2];2))" office:value-type="string" office:string-value="m" calcext:value-type="string">
            <text:p>m</text:p>
          </table:table-cell>
          <table:table-cell table:style-name="ce4" table:formula="of:=IF(ISERROR(HLOOKUP([.BJ55];[.$A$1:.$Z$2];2));&quot;&quot;;HLOOKUP([.BJ55];[.$A$1:.$Z$2];2))">
            <text:p/>
          </table:table-cell>
          <table:table-cell table:style-name="ce4" table:formula="of:=IF(ISERROR(HLOOKUP([.BK55];[.$A$1:.$Z$2];2));&quot;&quot;;HLOOKUP([.BK55];[.$A$1:.$Z$2];2))" office:value-type="string" office:string-value="t" calcext:value-type="string">
            <text:p>t</text:p>
          </table:table-cell>
          <table:table-cell table:style-name="ce4" table:formula="of:=IF(ISERROR(HLOOKUP([.BL55];[.$A$1:.$Z$2];2));&quot;&quot;;HLOOKUP([.BL55];[.$A$1:.$Z$2];2))" office:value-type="string" office:string-value="h" calcext:value-type="string">
            <text:p>h</text:p>
          </table:table-cell>
          <table:table-cell table:style-name="ce4" table:formula="of:=IF(ISERROR(HLOOKUP([.BM55];[.$A$1:.$Z$2];2));&quot;&quot;;HLOOKUP([.BM55];[.$A$1:.$Z$2];2))" office:value-type="string" office:string-value="e" calcext:value-type="string">
            <text:p>e</text:p>
          </table:table-cell>
          <table:table-cell table:style-name="ce4" table:formula="of:=IF(ISERROR(HLOOKUP([.BN55];[.$A$1:.$Z$2];2));&quot;&quot;;HLOOKUP([.BN55];[.$A$1:.$Z$2];2))">
            <text:p/>
          </table:table-cell>
          <table:table-cell table:style-name="ce4" table:formula="of:=IF(ISERROR(HLOOKUP([.BO55];[.$A$1:.$Z$2];2));&quot;&quot;;HLOOKUP([.BO55];[.$A$1:.$Z$2];2))" office:value-type="string" office:string-value="e" calcext:value-type="string">
            <text:p>e</text:p>
          </table:table-cell>
          <table:table-cell table:style-name="ce4" table:formula="of:=IF(ISERROR(HLOOKUP([.BP55];[.$A$1:.$Z$2];2));&quot;&quot;;HLOOKUP([.BP55];[.$A$1:.$Z$2];2))" office:value-type="string" office:string-value="a" calcext:value-type="string">
            <text:p>a</text:p>
          </table:table-cell>
          <table:table-cell table:style-name="ce4" table:formula="of:=IF(ISERROR(HLOOKUP([.BQ55];[.$A$1:.$Z$2];2));&quot;&quot;;HLOOKUP([.BQ55];[.$A$1:.$Z$2];2))" office:value-type="string" office:string-value="r" calcext:value-type="string">
            <text:p>r</text:p>
          </table:table-cell>
          <table:table-cell table:style-name="ce4" table:formula="of:=IF(ISERROR(HLOOKUP([.BR55];[.$A$1:.$Z$2];2));&quot;&quot;;HLOOKUP([.BR55];[.$A$1:.$Z$2];2))" office:value-type="string" office:string-value="t" calcext:value-type="string">
            <text:p>t</text:p>
          </table:table-cell>
          <table:table-cell table:style-name="ce4" table:formula="of:=IF(ISERROR(HLOOKUP([.BS55];[.$A$1:.$Z$2];2));&quot;&quot;;HLOOKUP([.BS55];[.$A$1:.$Z$2];2))" office:value-type="string" office:string-value="h" calcext:value-type="string">
            <text:p>h</text:p>
          </table:table-cell>
          <table:table-cell table:style-name="ce4" table:formula="of:=IF(ISERROR(HLOOKUP([.BT55];[.$A$1:.$Z$2];2));&quot;&quot;;HLOOKUP([.BT55];[.$A$1:.$Z$2];2))">
            <text:p/>
          </table:table-cell>
          <table:table-cell table:style-name="ce4" table:formula="of:=IF(ISERROR(HLOOKUP([.BU55];[.$A$1:.$Z$2];2));&quot;&quot;;HLOOKUP([.BU55];[.$A$1:.$Z$2];2))">
            <text:p/>
          </table:table-cell>
          <table:table-cell table:style-name="ce4" table:formula="of:=IF(ISERROR(HLOOKUP([.BV55];[.$A$1:.$Z$2];2));&quot;&quot;;HLOOKUP([.BV55];[.$A$1:.$Z$2];2))">
            <text:p/>
          </table:table-cell>
          <table:table-cell table:style-name="ce4" table:formula="of:=IF(ISERROR(HLOOKUP([.BW55];[.$A$1:.$Z$2];2));&quot;&quot;;HLOOKUP([.BW55];[.$A$1:.$Z$2];2))">
            <text:p/>
          </table:table-cell>
          <table:table-cell table:style-name="ce4" table:formula="of:=IF(ISERROR(HLOOKUP([.BX55];[.$A$1:.$Z$2];2));&quot;&quot;;HLOOKUP([.BX55];[.$A$1:.$Z$2];2))">
            <text:p/>
          </table:table-cell>
          <table:table-cell table:style-name="ce4" table:formula="of:=IF(ISERROR(HLOOKUP([.BY55];[.$A$1:.$Z$2];2));&quot;&quot;;HLOOKUP([.BY55];[.$A$1:.$Z$2];2))">
            <text:p/>
          </table:table-cell>
          <table:table-cell table:style-name="ce4" table:formula="of:=IF(ISERROR(HLOOKUP([.BZ55];[.$A$1:.$Z$2];2));&quot;&quot;;HLOOKUP([.BZ55];[.$A$1:.$Z$2];2))">
            <text:p/>
          </table:table-cell>
          <table:table-cell table:number-columns-repeated="946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ypher1.A4:Cypher1.BZ56">
            <calcext:condition calcext:apply-style-name="ConditionalStyle_1" calcext:value="formula-is(MOD(ROW();3)=1)" calcext:base-cell-address="Cypher1.A4"/>
          </calcext:conditional-format>
          <calcext:conditional-format calcext:target-range-address="Cypher1.A4:Cypher1.BZ56">
            <calcext:condition calcext:apply-style-name="ConditionalStyle_2" calcext:value="formula-is(MOD(ROW();3)=2)" calcext:base-cell-address="Cypher1.A4"/>
          </calcext:conditional-format>
          <calcext:conditional-format calcext:target-range-address="Cypher1.A4:Cypher1.BZ56">
            <calcext:condition calcext:apply-style-name="ConditionalStyle_2" calcext:value="formula-is(MOD(ROW();3)=2)" calcext:base-cell-address="Cypher1.A4"/>
          </calcext:conditional-format>
        </calcext:conditional-formats>
      </table:table>
      <table:table table:name="Cypher2" table:style-name="ta2">
        <table:table-column table:style-name="co1" table:number-columns-repeated="78" table:default-cell-style-name="Default"/>
        <table:table-column table:style-name="co2" table:number-columns-repeated="946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q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7" office:value-type="string" calcext:value-type="string">
            <text:p>z</text:p>
          </table:table-cell>
          <table:table-cell table:style-name="ce3" table:number-columns-repeated="52"/>
          <table:table-cell table:number-columns-repeated="946"/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j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q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a</text:p>
          </table:table-cell>
          <table:table-cell table:style-name="ce8" office:value-type="string" calcext:value-type="string">
            <text:p>e</text:p>
          </table:table-cell>
          <table:table-cell table:style-name="ce3" table:number-columns-repeated="52"/>
          <table:table-cell table:number-columns-repeated="946"/>
        </table:table-row>
        <table:table-row table:style-name="ro1">
          <table:table-cell table:style-name="ce3" table:number-columns-repeated="78"/>
          <table:table-cell table:number-columns-repeated="946"/>
        </table:table-row>
        <table:table-row table:style-name="ro1"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z</text:p>
          </table:table-cell>
          <table:table-cell table:style-name="ce9"/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p</text:p>
          </table:table-cell>
          <table:table-cell table:style-name="ce9"/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g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z</text:p>
          </table:table-cell>
          <table:table-cell table:style-name="ce9"/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c</text:p>
          </table:table-cell>
          <table:table-cell table:style-name="ce9"/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k</text:p>
          </table:table-cell>
          <table:table-cell table:style-name="ce9"/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c</text:p>
          </table:table-cell>
          <table:table-cell table:style-name="ce9"/>
          <table:table-cell table:style-name="ce9" office:value-type="string" calcext:value-type="string">
            <text:p>q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n</text:p>
          </table:table-cell>
          <table:table-cell table:style-name="ce9"/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k</text:p>
          </table:table-cell>
          <table:table-cell table:style-name="ce9"/>
          <table:table-cell table:style-name="ce9" office:value-type="string" calcext:value-type="string">
            <text:p>y</text:p>
          </table:table-cell>
          <table:table-cell table:number-columns-repeated="2" table:style-name="ce9" office:value-type="string" calcext:value-type="string">
            <text:p>b</text:p>
          </table:table-cell>
          <table:table-cell table:style-name="ce9"/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c</text:p>
          </table:table-cell>
          <table:table-cell table:style-name="ce9"/>
          <table:table-cell table:style-name="ce9" office:value-type="string" calcext:value-type="string">
            <text:p>q</text:p>
          </table:table-cell>
          <table:table-cell table:style-name="ce9" office:value-type="string" calcext:value-type="string">
            <text:p>l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z</text:p>
          </table:table-cell>
          <table:table-cell table:style-name="ce9"/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w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c</text:p>
          </table:table-cell>
          <table:table-cell table:style-name="ce9"/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g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z</text:p>
          </table:table-cell>
          <table:table-cell table:style-name="ce9" table:number-columns-repeated="2"/>
          <table:table-cell table:number-columns-repeated="946"/>
        </table:table-row>
        <table:table-row table:style-name="ro1">
          <table:table-cell table:style-name="ce10" table:formula="of:=IF(ISERROR(HLOOKUP([.A4];[.$A$1:.$Z$2];2));&quot;&quot;;HLOOKUP([.A4];[.$A$1:.$Z$2];2))" office:value-type="string" office:string-value="t" calcext:value-type="string">
            <text:p>t</text:p>
          </table:table-cell>
          <table:table-cell table:style-name="ce10" table:formula="of:=IF(ISERROR(HLOOKUP([.B4];[.$A$1:.$Z$2];2));&quot;&quot;;HLOOKUP([.B4];[.$A$1:.$Z$2];2))" office:value-type="string" office:string-value="h" calcext:value-type="string">
            <text:p>h</text:p>
          </table:table-cell>
          <table:table-cell table:style-name="ce10" table:formula="of:=IF(ISERROR(HLOOKUP([.C4];[.$A$1:.$Z$2];2));&quot;&quot;;HLOOKUP([.C4];[.$A$1:.$Z$2];2))" office:value-type="string" office:string-value="e" calcext:value-type="string">
            <text:p>e</text:p>
          </table:table-cell>
          <table:table-cell table:style-name="ce10" table:formula="of:=IF(ISERROR(HLOOKUP([.D4];[.$A$1:.$Z$2];2));&quot;&quot;;HLOOKUP([.D4];[.$A$1:.$Z$2];2))">
            <text:p/>
          </table:table-cell>
          <table:table-cell table:style-name="ce10" table:formula="of:=IF(ISERROR(HLOOKUP([.E4];[.$A$1:.$Z$2];2));&quot;&quot;;HLOOKUP([.E4];[.$A$1:.$Z$2];2))" office:value-type="string" office:string-value="p" calcext:value-type="string">
            <text:p>p</text:p>
          </table:table-cell>
          <table:table-cell table:style-name="ce10" table:formula="of:=IF(ISERROR(HLOOKUP([.F4];[.$A$1:.$Z$2];2));&quot;&quot;;HLOOKUP([.F4];[.$A$1:.$Z$2];2))" office:value-type="string" office:string-value="a" calcext:value-type="string">
            <text:p>a</text:p>
          </table:table-cell>
          <table:table-cell table:style-name="ce10" table:formula="of:=IF(ISERROR(HLOOKUP([.G4];[.$A$1:.$Z$2];2));&quot;&quot;;HLOOKUP([.G4];[.$A$1:.$Z$2];2))" office:value-type="string" office:string-value="t" calcext:value-type="string">
            <text:p>t</text:p>
          </table:table-cell>
          <table:table-cell table:style-name="ce10" table:formula="of:=IF(ISERROR(HLOOKUP([.H4];[.$A$1:.$Z$2];2));&quot;&quot;;HLOOKUP([.H4];[.$A$1:.$Z$2];2))" office:value-type="string" office:string-value="h" calcext:value-type="string">
            <text:p>h</text:p>
          </table:table-cell>
          <table:table-cell table:style-name="ce10" table:formula="of:=IF(ISERROR(HLOOKUP([.I4];[.$A$1:.$Z$2];2));&quot;&quot;;HLOOKUP([.I4];[.$A$1:.$Z$2];2))">
            <text:p/>
          </table:table-cell>
          <table:table-cell table:style-name="ce10" table:formula="of:=IF(ISERROR(HLOOKUP([.J4];[.$A$1:.$Z$2];2));&quot;&quot;;HLOOKUP([.J4];[.$A$1:.$Z$2];2))" office:value-type="string" office:string-value="o" calcext:value-type="string">
            <text:p>o</text:p>
          </table:table-cell>
          <table:table-cell table:style-name="ce10" table:formula="of:=IF(ISERROR(HLOOKUP([.K4];[.$A$1:.$Z$2];2));&quot;&quot;;HLOOKUP([.K4];[.$A$1:.$Z$2];2))" office:value-type="string" office:string-value="f" calcext:value-type="string">
            <text:p>f</text:p>
          </table:table-cell>
          <table:table-cell table:style-name="ce10" table:formula="of:=IF(ISERROR(HLOOKUP([.L4];[.$A$1:.$Z$2];2));&quot;&quot;;HLOOKUP([.L4];[.$A$1:.$Z$2];2))">
            <text:p/>
          </table:table-cell>
          <table:table-cell table:style-name="ce10" table:formula="of:=IF(ISERROR(HLOOKUP([.M4];[.$A$1:.$Z$2];2));&quot;&quot;;HLOOKUP([.M4];[.$A$1:.$Z$2];2))" office:value-type="string" office:string-value="t" calcext:value-type="string">
            <text:p>t</text:p>
          </table:table-cell>
          <table:table-cell table:style-name="ce10" table:formula="of:=IF(ISERROR(HLOOKUP([.N4];[.$A$1:.$Z$2];2));&quot;&quot;;HLOOKUP([.N4];[.$A$1:.$Z$2];2))" office:value-type="string" office:string-value="h" calcext:value-type="string">
            <text:p>h</text:p>
          </table:table-cell>
          <table:table-cell table:style-name="ce10" table:formula="of:=IF(ISERROR(HLOOKUP([.O4];[.$A$1:.$Z$2];2));&quot;&quot;;HLOOKUP([.O4];[.$A$1:.$Z$2];2))" office:value-type="string" office:string-value="e" calcext:value-type="string">
            <text:p>e</text:p>
          </table:table-cell>
          <table:table-cell table:style-name="ce10" table:formula="of:=IF(ISERROR(HLOOKUP([.P4];[.$A$1:.$Z$2];2));&quot;&quot;;HLOOKUP([.P4];[.$A$1:.$Z$2];2))">
            <text:p/>
          </table:table-cell>
          <table:table-cell table:style-name="ce10" table:formula="of:=IF(ISERROR(HLOOKUP([.Q4];[.$A$1:.$Z$2];2));&quot;&quot;;HLOOKUP([.Q4];[.$A$1:.$Z$2];2))" office:value-type="string" office:string-value="r" calcext:value-type="string">
            <text:p>r</text:p>
          </table:table-cell>
          <table:table-cell table:style-name="ce10" table:formula="of:=IF(ISERROR(HLOOKUP([.R4];[.$A$1:.$Z$2];2));&quot;&quot;;HLOOKUP([.R4];[.$A$1:.$Z$2];2))" office:value-type="string" office:string-value="i" calcext:value-type="string">
            <text:p>i</text:p>
          </table:table-cell>
          <table:table-cell table:style-name="ce10" table:formula="of:=IF(ISERROR(HLOOKUP([.S4];[.$A$1:.$Z$2];2));&quot;&quot;;HLOOKUP([.S4];[.$A$1:.$Z$2];2))" office:value-type="string" office:string-value="g" calcext:value-type="string">
            <text:p>g</text:p>
          </table:table-cell>
          <table:table-cell table:style-name="ce10" table:formula="of:=IF(ISERROR(HLOOKUP([.T4];[.$A$1:.$Z$2];2));&quot;&quot;;HLOOKUP([.T4];[.$A$1:.$Z$2];2))" office:value-type="string" office:string-value="h" calcext:value-type="string">
            <text:p>h</text:p>
          </table:table-cell>
          <table:table-cell table:style-name="ce10" table:formula="of:=IF(ISERROR(HLOOKUP([.U4];[.$A$1:.$Z$2];2));&quot;&quot;;HLOOKUP([.U4];[.$A$1:.$Z$2];2))" office:value-type="string" office:string-value="t" calcext:value-type="string">
            <text:p>t</text:p>
          </table:table-cell>
          <table:table-cell table:style-name="ce10" table:formula="of:=IF(ISERROR(HLOOKUP([.V4];[.$A$1:.$Z$2];2));&quot;&quot;;HLOOKUP([.V4];[.$A$1:.$Z$2];2))" office:value-type="string" office:string-value="e" calcext:value-type="string">
            <text:p>e</text:p>
          </table:table-cell>
          <table:table-cell table:style-name="ce10" table:formula="of:=IF(ISERROR(HLOOKUP([.W4];[.$A$1:.$Z$2];2));&quot;&quot;;HLOOKUP([.W4];[.$A$1:.$Z$2];2))" office:value-type="string" office:string-value="o" calcext:value-type="string">
            <text:p>o</text:p>
          </table:table-cell>
          <table:table-cell table:style-name="ce10" table:formula="of:=IF(ISERROR(HLOOKUP([.X4];[.$A$1:.$Z$2];2));&quot;&quot;;HLOOKUP([.X4];[.$A$1:.$Z$2];2))" office:value-type="string" office:string-value="u" calcext:value-type="string">
            <text:p>u</text:p>
          </table:table-cell>
          <table:table-cell table:style-name="ce10" table:formula="of:=IF(ISERROR(HLOOKUP([.Y4];[.$A$1:.$Z$2];2));&quot;&quot;;HLOOKUP([.Y4];[.$A$1:.$Z$2];2))" office:value-type="string" office:string-value="s" calcext:value-type="string">
            <text:p>s</text:p>
          </table:table-cell>
          <table:table-cell table:style-name="ce10" table:formula="of:=IF(ISERROR(HLOOKUP([.Z4];[.$A$1:.$Z$2];2));&quot;&quot;;HLOOKUP([.Z4];[.$A$1:.$Z$2];2))">
            <text:p/>
          </table:table-cell>
          <table:table-cell table:style-name="ce10" table:formula="of:=IF(ISERROR(HLOOKUP([.AA4];[.$A$1:.$Z$2];2));&quot;&quot;;HLOOKUP([.AA4];[.$A$1:.$Z$2];2))" office:value-type="string" office:string-value="m" calcext:value-type="string">
            <text:p>m</text:p>
          </table:table-cell>
          <table:table-cell table:style-name="ce10" table:formula="of:=IF(ISERROR(HLOOKUP([.AB4];[.$A$1:.$Z$2];2));&quot;&quot;;HLOOKUP([.AB4];[.$A$1:.$Z$2];2))" office:value-type="string" office:string-value="a" calcext:value-type="string">
            <text:p>a</text:p>
          </table:table-cell>
          <table:table-cell table:style-name="ce10" table:formula="of:=IF(ISERROR(HLOOKUP([.AC4];[.$A$1:.$Z$2];2));&quot;&quot;;HLOOKUP([.AC4];[.$A$1:.$Z$2];2))" office:value-type="string" office:string-value="n" calcext:value-type="string">
            <text:p>n</text:p>
          </table:table-cell>
          <table:table-cell table:style-name="ce10" table:formula="of:=IF(ISERROR(HLOOKUP([.AD4];[.$A$1:.$Z$2];2));&quot;&quot;;HLOOKUP([.AD4];[.$A$1:.$Z$2];2))">
            <text:p/>
          </table:table-cell>
          <table:table-cell table:style-name="ce10" table:formula="of:=IF(ISERROR(HLOOKUP([.AE4];[.$A$1:.$Z$2];2));&quot;&quot;;HLOOKUP([.AE4];[.$A$1:.$Z$2];2))" office:value-type="string" office:string-value="i" calcext:value-type="string">
            <text:p>i</text:p>
          </table:table-cell>
          <table:table-cell table:style-name="ce10" table:formula="of:=IF(ISERROR(HLOOKUP([.AF4];[.$A$1:.$Z$2];2));&quot;&quot;;HLOOKUP([.AF4];[.$A$1:.$Z$2];2))" office:value-type="string" office:string-value="s" calcext:value-type="string">
            <text:p>s</text:p>
          </table:table-cell>
          <table:table-cell table:style-name="ce10" table:formula="of:=IF(ISERROR(HLOOKUP([.AG4];[.$A$1:.$Z$2];2));&quot;&quot;;HLOOKUP([.AG4];[.$A$1:.$Z$2];2))">
            <text:p/>
          </table:table-cell>
          <table:table-cell table:style-name="ce10" table:formula="of:=IF(ISERROR(HLOOKUP([.AH4];[.$A$1:.$Z$2];2));&quot;&quot;;HLOOKUP([.AH4];[.$A$1:.$Z$2];2))" office:value-type="string" office:string-value="b" calcext:value-type="string">
            <text:p>b</text:p>
          </table:table-cell>
          <table:table-cell table:style-name="ce10" table:formula="of:=IF(ISERROR(HLOOKUP([.AI4];[.$A$1:.$Z$2];2));&quot;&quot;;HLOOKUP([.AI4];[.$A$1:.$Z$2];2))" office:value-type="string" office:string-value="e" calcext:value-type="string">
            <text:p>e</text:p>
          </table:table-cell>
          <table:table-cell table:style-name="ce10" table:formula="of:=IF(ISERROR(HLOOKUP([.AJ4];[.$A$1:.$Z$2];2));&quot;&quot;;HLOOKUP([.AJ4];[.$A$1:.$Z$2];2))" office:value-type="string" office:string-value="s" calcext:value-type="string">
            <text:p>s</text:p>
          </table:table-cell>
          <table:table-cell table:style-name="ce10" table:formula="of:=IF(ISERROR(HLOOKUP([.AK4];[.$A$1:.$Z$2];2));&quot;&quot;;HLOOKUP([.AK4];[.$A$1:.$Z$2];2))" office:value-type="string" office:string-value="e" calcext:value-type="string">
            <text:p>e</text:p>
          </table:table-cell>
          <table:table-cell table:style-name="ce10" table:formula="of:=IF(ISERROR(HLOOKUP([.AL4];[.$A$1:.$Z$2];2));&quot;&quot;;HLOOKUP([.AL4];[.$A$1:.$Z$2];2))" office:value-type="string" office:string-value="t" calcext:value-type="string">
            <text:p>t</text:p>
          </table:table-cell>
          <table:table-cell table:style-name="ce10" table:formula="of:=IF(ISERROR(HLOOKUP([.AM4];[.$A$1:.$Z$2];2));&quot;&quot;;HLOOKUP([.AM4];[.$A$1:.$Z$2];2))">
            <text:p/>
          </table:table-cell>
          <table:table-cell table:style-name="ce10" table:formula="of:=IF(ISERROR(HLOOKUP([.AN4];[.$A$1:.$Z$2];2));&quot;&quot;;HLOOKUP([.AN4];[.$A$1:.$Z$2];2))" office:value-type="string" office:string-value="o" calcext:value-type="string">
            <text:p>o</text:p>
          </table:table-cell>
          <table:table-cell table:style-name="ce10" table:formula="of:=IF(ISERROR(HLOOKUP([.AO4];[.$A$1:.$Z$2];2));&quot;&quot;;HLOOKUP([.AO4];[.$A$1:.$Z$2];2))" office:value-type="string" office:string-value="n" calcext:value-type="string">
            <text:p>n</text:p>
          </table:table-cell>
          <table:table-cell table:style-name="ce10" table:formula="of:=IF(ISERROR(HLOOKUP([.AP4];[.$A$1:.$Z$2];2));&quot;&quot;;HLOOKUP([.AP4];[.$A$1:.$Z$2];2))">
            <text:p/>
          </table:table-cell>
          <table:table-cell table:style-name="ce10" table:formula="of:=IF(ISERROR(HLOOKUP([.AQ4];[.$A$1:.$Z$2];2));&quot;&quot;;HLOOKUP([.AQ4];[.$A$1:.$Z$2];2))" office:value-type="string" office:string-value="a" calcext:value-type="string">
            <text:p>a</text:p>
          </table:table-cell>
          <table:table-cell table:style-name="ce10" table:formula="of:=IF(ISERROR(HLOOKUP([.AR4];[.$A$1:.$Z$2];2));&quot;&quot;;HLOOKUP([.AR4];[.$A$1:.$Z$2];2))" office:value-type="string" office:string-value="l" calcext:value-type="string">
            <text:p>l</text:p>
          </table:table-cell>
          <table:table-cell table:style-name="ce10" table:formula="of:=IF(ISERROR(HLOOKUP([.AS4];[.$A$1:.$Z$2];2));&quot;&quot;;HLOOKUP([.AS4];[.$A$1:.$Z$2];2))" office:value-type="string" office:string-value="l" calcext:value-type="string">
            <text:p>l</text:p>
          </table:table-cell>
          <table:table-cell table:style-name="ce10" table:formula="of:=IF(ISERROR(HLOOKUP([.AT4];[.$A$1:.$Z$2];2));&quot;&quot;;HLOOKUP([.AT4];[.$A$1:.$Z$2];2))">
            <text:p/>
          </table:table-cell>
          <table:table-cell table:style-name="ce10" table:formula="of:=IF(ISERROR(HLOOKUP([.AU4];[.$A$1:.$Z$2];2));&quot;&quot;;HLOOKUP([.AU4];[.$A$1:.$Z$2];2))" office:value-type="string" office:string-value="s" calcext:value-type="string">
            <text:p>s</text:p>
          </table:table-cell>
          <table:table-cell table:style-name="ce10" table:formula="of:=IF(ISERROR(HLOOKUP([.AV4];[.$A$1:.$Z$2];2));&quot;&quot;;HLOOKUP([.AV4];[.$A$1:.$Z$2];2))" office:value-type="string" office:string-value="i" calcext:value-type="string">
            <text:p>i</text:p>
          </table:table-cell>
          <table:table-cell table:style-name="ce10" table:formula="of:=IF(ISERROR(HLOOKUP([.AW4];[.$A$1:.$Z$2];2));&quot;&quot;;HLOOKUP([.AW4];[.$A$1:.$Z$2];2))" office:value-type="string" office:string-value="d" calcext:value-type="string">
            <text:p>d</text:p>
          </table:table-cell>
          <table:table-cell table:style-name="ce10" table:formula="of:=IF(ISERROR(HLOOKUP([.AX4];[.$A$1:.$Z$2];2));&quot;&quot;;HLOOKUP([.AX4];[.$A$1:.$Z$2];2))" office:value-type="string" office:string-value="e" calcext:value-type="string">
            <text:p>e</text:p>
          </table:table-cell>
          <table:table-cell table:style-name="ce10" table:formula="of:=IF(ISERROR(HLOOKUP([.AY4];[.$A$1:.$Z$2];2));&quot;&quot;;HLOOKUP([.AY4];[.$A$1:.$Z$2];2))" office:value-type="string" office:string-value="s" calcext:value-type="string">
            <text:p>s</text:p>
          </table:table-cell>
          <table:table-cell table:style-name="ce10" table:formula="of:=IF(ISERROR(HLOOKUP([.AZ4];[.$A$1:.$Z$2];2));&quot;&quot;;HLOOKUP([.AZ4];[.$A$1:.$Z$2];2))">
            <text:p/>
          </table:table-cell>
          <table:table-cell table:style-name="ce10" table:formula="of:=IF(ISERROR(HLOOKUP([.BA4];[.$A$1:.$Z$2];2));&quot;&quot;;HLOOKUP([.BA4];[.$A$1:.$Z$2];2))" office:value-type="string" office:string-value="b" calcext:value-type="string">
            <text:p>b</text:p>
          </table:table-cell>
          <table:table-cell table:style-name="ce10" table:formula="of:=IF(ISERROR(HLOOKUP([.BB4];[.$A$1:.$Z$2];2));&quot;&quot;;HLOOKUP([.BB4];[.$A$1:.$Z$2];2))" office:value-type="string" office:string-value="y" calcext:value-type="string">
            <text:p>y</text:p>
          </table:table-cell>
          <table:table-cell table:style-name="ce10" table:formula="of:=IF(ISERROR(HLOOKUP([.BC4];[.$A$1:.$Z$2];2));&quot;&quot;;HLOOKUP([.BC4];[.$A$1:.$Z$2];2))">
            <text:p/>
          </table:table-cell>
          <table:table-cell table:style-name="ce10" table:formula="of:=IF(ISERROR(HLOOKUP([.BD4];[.$A$1:.$Z$2];2));&quot;&quot;;HLOOKUP([.BD4];[.$A$1:.$Z$2];2))" office:value-type="string" office:string-value="t" calcext:value-type="string">
            <text:p>t</text:p>
          </table:table-cell>
          <table:table-cell table:style-name="ce10" table:formula="of:=IF(ISERROR(HLOOKUP([.BE4];[.$A$1:.$Z$2];2));&quot;&quot;;HLOOKUP([.BE4];[.$A$1:.$Z$2];2))" office:value-type="string" office:string-value="h" calcext:value-type="string">
            <text:p>h</text:p>
          </table:table-cell>
          <table:table-cell table:style-name="ce10" table:formula="of:=IF(ISERROR(HLOOKUP([.BF4];[.$A$1:.$Z$2];2));&quot;&quot;;HLOOKUP([.BF4];[.$A$1:.$Z$2];2))" office:value-type="string" office:string-value="e" calcext:value-type="string">
            <text:p>e</text:p>
          </table:table-cell>
          <table:table-cell table:style-name="ce10" table:formula="of:=IF(ISERROR(HLOOKUP([.BG4];[.$A$1:.$Z$2];2));&quot;&quot;;HLOOKUP([.BG4];[.$A$1:.$Z$2];2))">
            <text:p/>
          </table:table-cell>
          <table:table-cell table:style-name="ce10" table:formula="of:=IF(ISERROR(HLOOKUP([.BH4];[.$A$1:.$Z$2];2));&quot;&quot;;HLOOKUP([.BH4];[.$A$1:.$Z$2];2))" office:value-type="string" office:string-value="i" calcext:value-type="string">
            <text:p>i</text:p>
          </table:table-cell>
          <table:table-cell table:style-name="ce10" table:formula="of:=IF(ISERROR(HLOOKUP([.BI4];[.$A$1:.$Z$2];2));&quot;&quot;;HLOOKUP([.BI4];[.$A$1:.$Z$2];2))" office:value-type="string" office:string-value="n" calcext:value-type="string">
            <text:p>n</text:p>
          </table:table-cell>
          <table:table-cell table:style-name="ce10" table:formula="of:=IF(ISERROR(HLOOKUP([.BJ4];[.$A$1:.$Z$2];2));&quot;&quot;;HLOOKUP([.BJ4];[.$A$1:.$Z$2];2))" office:value-type="string" office:string-value="e" calcext:value-type="string">
            <text:p>e</text:p>
          </table:table-cell>
          <table:table-cell table:style-name="ce10" table:formula="of:=IF(ISERROR(HLOOKUP([.BK4];[.$A$1:.$Z$2];2));&quot;&quot;;HLOOKUP([.BK4];[.$A$1:.$Z$2];2))" office:value-type="string" office:string-value="q" calcext:value-type="string">
            <text:p>q</text:p>
          </table:table-cell>
          <table:table-cell table:style-name="ce10" table:formula="of:=IF(ISERROR(HLOOKUP([.BL4];[.$A$1:.$Z$2];2));&quot;&quot;;HLOOKUP([.BL4];[.$A$1:.$Z$2];2))" office:value-type="string" office:string-value="u" calcext:value-type="string">
            <text:p>u</text:p>
          </table:table-cell>
          <table:table-cell table:style-name="ce10" table:formula="of:=IF(ISERROR(HLOOKUP([.BM4];[.$A$1:.$Z$2];2));&quot;&quot;;HLOOKUP([.BM4];[.$A$1:.$Z$2];2))" office:value-type="string" office:string-value="i" calcext:value-type="string">
            <text:p>i</text:p>
          </table:table-cell>
          <table:table-cell table:style-name="ce10" table:formula="of:=IF(ISERROR(HLOOKUP([.BN4];[.$A$1:.$Z$2];2));&quot;&quot;;HLOOKUP([.BN4];[.$A$1:.$Z$2];2))" office:value-type="string" office:string-value="t" calcext:value-type="string">
            <text:p>t</text:p>
          </table:table-cell>
          <table:table-cell table:style-name="ce10" table:formula="of:=IF(ISERROR(HLOOKUP([.BO4];[.$A$1:.$Z$2];2));&quot;&quot;;HLOOKUP([.BO4];[.$A$1:.$Z$2];2))" office:value-type="string" office:string-value="i" calcext:value-type="string">
            <text:p>i</text:p>
          </table:table-cell>
          <table:table-cell table:style-name="ce10" table:formula="of:=IF(ISERROR(HLOOKUP([.BP4];[.$A$1:.$Z$2];2));&quot;&quot;;HLOOKUP([.BP4];[.$A$1:.$Z$2];2))" office:value-type="string" office:string-value="e" calcext:value-type="string">
            <text:p>e</text:p>
          </table:table-cell>
          <table:table-cell table:style-name="ce10" table:formula="of:=IF(ISERROR(HLOOKUP([.BQ4];[.$A$1:.$Z$2];2));&quot;&quot;;HLOOKUP([.BQ4];[.$A$1:.$Z$2];2))" office:value-type="string" office:string-value="s" calcext:value-type="string">
            <text:p>s</text:p>
          </table:table-cell>
          <table:table-cell table:style-name="ce10" table:formula="of:=IF(ISERROR(HLOOKUP([.BR4];[.$A$1:.$Z$2];2));&quot;&quot;;HLOOKUP([.BR4];[.$A$1:.$Z$2];2))">
            <text:p/>
          </table:table-cell>
          <table:table-cell table:style-name="ce10" table:formula="of:=IF(ISERROR(HLOOKUP([.BS4];[.$A$1:.$Z$2];2));&quot;&quot;;HLOOKUP([.BS4];[.$A$1:.$Z$2];2))" office:value-type="string" office:string-value="o" calcext:value-type="string">
            <text:p>o</text:p>
          </table:table-cell>
          <table:table-cell table:style-name="ce10" table:formula="of:=IF(ISERROR(HLOOKUP([.BT4];[.$A$1:.$Z$2];2));&quot;&quot;;HLOOKUP([.BT4];[.$A$1:.$Z$2];2))" office:value-type="string" office:string-value="f" calcext:value-type="string">
            <text:p>f</text:p>
          </table:table-cell>
          <table:table-cell table:style-name="ce10" table:formula="of:=IF(ISERROR(HLOOKUP([.BU4];[.$A$1:.$Z$2];2));&quot;&quot;;HLOOKUP([.BU4];[.$A$1:.$Z$2];2))">
            <text:p/>
          </table:table-cell>
          <table:table-cell table:style-name="ce10" table:formula="of:=IF(ISERROR(HLOOKUP([.BV4];[.$A$1:.$Z$2];2));&quot;&quot;;HLOOKUP([.BV4];[.$A$1:.$Z$2];2))" office:value-type="string" office:string-value="t" calcext:value-type="string">
            <text:p>t</text:p>
          </table:table-cell>
          <table:table-cell table:style-name="ce10" table:formula="of:=IF(ISERROR(HLOOKUP([.BW4];[.$A$1:.$Z$2];2));&quot;&quot;;HLOOKUP([.BW4];[.$A$1:.$Z$2];2))" office:value-type="string" office:string-value="h" calcext:value-type="string">
            <text:p>h</text:p>
          </table:table-cell>
          <table:table-cell table:style-name="ce10" table:formula="of:=IF(ISERROR(HLOOKUP([.BX4];[.$A$1:.$Z$2];2));&quot;&quot;;HLOOKUP([.BX4];[.$A$1:.$Z$2];2))" office:value-type="string" office:string-value="e" calcext:value-type="string">
            <text:p>e</text:p>
          </table:table-cell>
          <table:table-cell table:style-name="ce10" table:formula="of:=IF(ISERROR(HLOOKUP([.BY4];[.$A$1:.$Z$2];2));&quot;&quot;;HLOOKUP([.BY4];[.$A$1:.$Z$2];2))">
            <text:p/>
          </table:table-cell>
          <table:table-cell table:style-name="ce10" table:formula="of:=IF(ISERROR(HLOOKUP([.BZ4];[.$A$1:.$Z$2];2));&quot;&quot;;HLOOKUP([.BZ4];[.$A$1:.$Z$2];2))">
            <text:p/>
          </table:table-cell>
          <table:table-cell table:number-columns-repeated="946"/>
        </table:table-row>
        <table:table-row table:style-name="ro1">
          <table:table-cell table:style-name="ce9" table:number-columns-repeated="78"/>
          <table:table-cell table:number-columns-repeated="946"/>
        </table:table-row>
        <table:table-row table:style-name="ro1"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p</text:p>
          </table:table-cell>
          <table:table-cell table:style-name="ce9"/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j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z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y</text:p>
          </table:table-cell>
          <table:table-cell table:number-columns-repeated="2" table:style-name="ce9" office:value-type="string" calcext:value-type="string">
            <text:p>k</text:p>
          </table:table-cell>
          <table:table-cell table:style-name="ce9" office:value-type="string" calcext:value-type="string">
            <text:p>l</text:p>
          </table:table-cell>
          <table:table-cell table:style-name="ce9"/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g</text:p>
          </table:table-cell>
          <table:table-cell table:style-name="ce9"/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b</text:p>
          </table:table-cell>
          <table:table-cell table:style-name="ce9"/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k</text:p>
          </table:table-cell>
          <table:table-cell table:style-name="ce9"/>
          <table:table-cell table:style-name="ce9" office:value-type="string" calcext:value-type="string">
            <text:p>q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z</text:p>
          </table:table-cell>
          <table:table-cell table:number-columns-repeated="2" table:style-name="ce9" office:value-type="string" calcext:value-type="string">
            <text:p>c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j</text:p>
          </table:table-cell>
          <table:table-cell table:style-name="ce9"/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c</text:p>
          </table:table-cell>
          <table:table-cell table:style-name="ce9"/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z</text:p>
          </table:table-cell>
          <table:table-cell table:style-name="ce9"/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f</text:p>
          </table:table-cell>
          <table:table-cell table:style-name="ce9"/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k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z</text:p>
          </table:table-cell>
          <table:table-cell table:style-name="ce9"/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z</text:p>
          </table:table-cell>
          <table:table-cell table:style-name="ce9"/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g</text:p>
          </table:table-cell>
          <table:table-cell table:style-name="ce9"/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l</text:p>
          </table:table-cell>
          <table:table-cell table:style-name="ce9" table:number-columns-repeated="2"/>
          <table:table-cell table:number-columns-repeated="946"/>
        </table:table-row>
        <table:table-row table:style-name="ro1">
          <table:table-cell table:style-name="ce10" table:formula="of:=IF(ISERROR(HLOOKUP([.A7];[.$A$1:.$Z$2];2));&quot;&quot;;HLOOKUP([.A7];[.$A$1:.$Z$2];2))" office:value-type="string" office:string-value="s" calcext:value-type="string">
            <text:p>s</text:p>
          </table:table-cell>
          <table:table-cell table:style-name="ce10" table:formula="of:=IF(ISERROR(HLOOKUP([.B7];[.$A$1:.$Z$2];2));&quot;&quot;;HLOOKUP([.B7];[.$A$1:.$Z$2];2))" office:value-type="string" office:string-value="e" calcext:value-type="string">
            <text:p>e</text:p>
          </table:table-cell>
          <table:table-cell table:style-name="ce10" table:formula="of:=IF(ISERROR(HLOOKUP([.C7];[.$A$1:.$Z$2];2));&quot;&quot;;HLOOKUP([.C7];[.$A$1:.$Z$2];2))" office:value-type="string" office:string-value="l" calcext:value-type="string">
            <text:p>l</text:p>
          </table:table-cell>
          <table:table-cell table:style-name="ce10" table:formula="of:=IF(ISERROR(HLOOKUP([.D7];[.$A$1:.$Z$2];2));&quot;&quot;;HLOOKUP([.D7];[.$A$1:.$Z$2];2))" office:value-type="string" office:string-value="f" calcext:value-type="string">
            <text:p>f</text:p>
          </table:table-cell>
          <table:table-cell table:style-name="ce10" table:formula="of:=IF(ISERROR(HLOOKUP([.E7];[.$A$1:.$Z$2];2));&quot;&quot;;HLOOKUP([.E7];[.$A$1:.$Z$2];2))" office:value-type="string" office:string-value="i" calcext:value-type="string">
            <text:p>i</text:p>
          </table:table-cell>
          <table:table-cell table:style-name="ce10" table:formula="of:=IF(ISERROR(HLOOKUP([.F7];[.$A$1:.$Z$2];2));&quot;&quot;;HLOOKUP([.F7];[.$A$1:.$Z$2];2))" office:value-type="string" office:string-value="s" calcext:value-type="string">
            <text:p>s</text:p>
          </table:table-cell>
          <table:table-cell table:style-name="ce10" table:formula="of:=IF(ISERROR(HLOOKUP([.G7];[.$A$1:.$Z$2];2));&quot;&quot;;HLOOKUP([.G7];[.$A$1:.$Z$2];2))" office:value-type="string" office:string-value="h" calcext:value-type="string">
            <text:p>h</text:p>
          </table:table-cell>
          <table:table-cell table:style-name="ce10" table:formula="of:=IF(ISERROR(HLOOKUP([.H7];[.$A$1:.$Z$2];2));&quot;&quot;;HLOOKUP([.H7];[.$A$1:.$Z$2];2))">
            <text:p/>
          </table:table-cell>
          <table:table-cell table:style-name="ce10" table:formula="of:=IF(ISERROR(HLOOKUP([.I7];[.$A$1:.$Z$2];2));&quot;&quot;;HLOOKUP([.I7];[.$A$1:.$Z$2];2))" office:value-type="string" office:string-value="a" calcext:value-type="string">
            <text:p>a</text:p>
          </table:table-cell>
          <table:table-cell table:style-name="ce10" table:formula="of:=IF(ISERROR(HLOOKUP([.J7];[.$A$1:.$Z$2];2));&quot;&quot;;HLOOKUP([.J7];[.$A$1:.$Z$2];2))" office:value-type="string" office:string-value="n" calcext:value-type="string">
            <text:p>n</text:p>
          </table:table-cell>
          <table:table-cell table:style-name="ce10" table:formula="of:=IF(ISERROR(HLOOKUP([.K7];[.$A$1:.$Z$2];2));&quot;&quot;;HLOOKUP([.K7];[.$A$1:.$Z$2];2))" office:value-type="string" office:string-value="d" calcext:value-type="string">
            <text:p>d</text:p>
          </table:table-cell>
          <table:table-cell table:style-name="ce10" table:formula="of:=IF(ISERROR(HLOOKUP([.L7];[.$A$1:.$Z$2];2));&quot;&quot;;HLOOKUP([.L7];[.$A$1:.$Z$2];2))">
            <text:p/>
          </table:table-cell>
          <table:table-cell table:style-name="ce10" table:formula="of:=IF(ISERROR(HLOOKUP([.M7];[.$A$1:.$Z$2];2));&quot;&quot;;HLOOKUP([.M7];[.$A$1:.$Z$2];2))" office:value-type="string" office:string-value="t" calcext:value-type="string">
            <text:p>t</text:p>
          </table:table-cell>
          <table:table-cell table:style-name="ce10" table:formula="of:=IF(ISERROR(HLOOKUP([.N7];[.$A$1:.$Z$2];2));&quot;&quot;;HLOOKUP([.N7];[.$A$1:.$Z$2];2))" office:value-type="string" office:string-value="h" calcext:value-type="string">
            <text:p>h</text:p>
          </table:table-cell>
          <table:table-cell table:style-name="ce10" table:formula="of:=IF(ISERROR(HLOOKUP([.O7];[.$A$1:.$Z$2];2));&quot;&quot;;HLOOKUP([.O7];[.$A$1:.$Z$2];2))" office:value-type="string" office:string-value="e" calcext:value-type="string">
            <text:p>e</text:p>
          </table:table-cell>
          <table:table-cell table:style-name="ce10" table:formula="of:=IF(ISERROR(HLOOKUP([.P7];[.$A$1:.$Z$2];2));&quot;&quot;;HLOOKUP([.P7];[.$A$1:.$Z$2];2))">
            <text:p/>
          </table:table-cell>
          <table:table-cell table:style-name="ce10" table:formula="of:=IF(ISERROR(HLOOKUP([.Q7];[.$A$1:.$Z$2];2));&quot;&quot;;HLOOKUP([.Q7];[.$A$1:.$Z$2];2))" office:value-type="string" office:string-value="t" calcext:value-type="string">
            <text:p>t</text:p>
          </table:table-cell>
          <table:table-cell table:style-name="ce10" table:formula="of:=IF(ISERROR(HLOOKUP([.R7];[.$A$1:.$Z$2];2));&quot;&quot;;HLOOKUP([.R7];[.$A$1:.$Z$2];2))" office:value-type="string" office:string-value="y" calcext:value-type="string">
            <text:p>y</text:p>
          </table:table-cell>
          <table:table-cell table:style-name="ce10" table:formula="of:=IF(ISERROR(HLOOKUP([.S7];[.$A$1:.$Z$2];2));&quot;&quot;;HLOOKUP([.S7];[.$A$1:.$Z$2];2))" office:value-type="string" office:string-value="r" calcext:value-type="string">
            <text:p>r</text:p>
          </table:table-cell>
          <table:table-cell table:style-name="ce10" table:formula="of:=IF(ISERROR(HLOOKUP([.T7];[.$A$1:.$Z$2];2));&quot;&quot;;HLOOKUP([.T7];[.$A$1:.$Z$2];2))" office:value-type="string" office:string-value="a" calcext:value-type="string">
            <text:p>a</text:p>
          </table:table-cell>
          <table:table-cell table:style-name="ce10" table:formula="of:=IF(ISERROR(HLOOKUP([.U7];[.$A$1:.$Z$2];2));&quot;&quot;;HLOOKUP([.U7];[.$A$1:.$Z$2];2))" office:value-type="string" office:string-value="n" calcext:value-type="string">
            <text:p>n</text:p>
          </table:table-cell>
          <table:table-cell table:style-name="ce10" table:formula="of:=IF(ISERROR(HLOOKUP([.V7];[.$A$1:.$Z$2];2));&quot;&quot;;HLOOKUP([.V7];[.$A$1:.$Z$2];2))" office:value-type="string" office:string-value="n" calcext:value-type="string">
            <text:p>n</text:p>
          </table:table-cell>
          <table:table-cell table:style-name="ce10" table:formula="of:=IF(ISERROR(HLOOKUP([.W7];[.$A$1:.$Z$2];2));&quot;&quot;;HLOOKUP([.W7];[.$A$1:.$Z$2];2))" office:value-type="string" office:string-value="y" calcext:value-type="string">
            <text:p>y</text:p>
          </table:table-cell>
          <table:table-cell table:style-name="ce10" table:formula="of:=IF(ISERROR(HLOOKUP([.X7];[.$A$1:.$Z$2];2));&quot;&quot;;HLOOKUP([.X7];[.$A$1:.$Z$2];2))">
            <text:p/>
          </table:table-cell>
          <table:table-cell table:style-name="ce10" table:formula="of:=IF(ISERROR(HLOOKUP([.Y7];[.$A$1:.$Z$2];2));&quot;&quot;;HLOOKUP([.Y7];[.$A$1:.$Z$2];2))" office:value-type="string" office:string-value="o" calcext:value-type="string">
            <text:p>o</text:p>
          </table:table-cell>
          <table:table-cell table:style-name="ce10" table:formula="of:=IF(ISERROR(HLOOKUP([.Z7];[.$A$1:.$Z$2];2));&quot;&quot;;HLOOKUP([.Z7];[.$A$1:.$Z$2];2))" office:value-type="string" office:string-value="f" calcext:value-type="string">
            <text:p>f</text:p>
          </table:table-cell>
          <table:table-cell table:style-name="ce10" table:formula="of:=IF(ISERROR(HLOOKUP([.AA7];[.$A$1:.$Z$2];2));&quot;&quot;;HLOOKUP([.AA7];[.$A$1:.$Z$2];2))">
            <text:p/>
          </table:table-cell>
          <table:table-cell table:style-name="ce10" table:formula="of:=IF(ISERROR(HLOOKUP([.AB7];[.$A$1:.$Z$2];2));&quot;&quot;;HLOOKUP([.AB7];[.$A$1:.$Z$2];2))" office:value-type="string" office:string-value="e" calcext:value-type="string">
            <text:p>e</text:p>
          </table:table-cell>
          <table:table-cell table:style-name="ce10" table:formula="of:=IF(ISERROR(HLOOKUP([.AC7];[.$A$1:.$Z$2];2));&quot;&quot;;HLOOKUP([.AC7];[.$A$1:.$Z$2];2))" office:value-type="string" office:string-value="v" calcext:value-type="string">
            <text:p>v</text:p>
          </table:table-cell>
          <table:table-cell table:style-name="ce10" table:formula="of:=IF(ISERROR(HLOOKUP([.AD7];[.$A$1:.$Z$2];2));&quot;&quot;;HLOOKUP([.AD7];[.$A$1:.$Z$2];2))" office:value-type="string" office:string-value="i" calcext:value-type="string">
            <text:p>i</text:p>
          </table:table-cell>
          <table:table-cell table:style-name="ce10" table:formula="of:=IF(ISERROR(HLOOKUP([.AE7];[.$A$1:.$Z$2];2));&quot;&quot;;HLOOKUP([.AE7];[.$A$1:.$Z$2];2))" office:value-type="string" office:string-value="l" calcext:value-type="string">
            <text:p>l</text:p>
          </table:table-cell>
          <table:table-cell table:style-name="ce10" table:formula="of:=IF(ISERROR(HLOOKUP([.AF7];[.$A$1:.$Z$2];2));&quot;&quot;;HLOOKUP([.AF7];[.$A$1:.$Z$2];2))">
            <text:p/>
          </table:table-cell>
          <table:table-cell table:style-name="ce10" table:formula="of:=IF(ISERROR(HLOOKUP([.AG7];[.$A$1:.$Z$2];2));&quot;&quot;;HLOOKUP([.AG7];[.$A$1:.$Z$2];2))" office:value-type="string" office:string-value="m" calcext:value-type="string">
            <text:p>m</text:p>
          </table:table-cell>
          <table:table-cell table:style-name="ce10" table:formula="of:=IF(ISERROR(HLOOKUP([.AH7];[.$A$1:.$Z$2];2));&quot;&quot;;HLOOKUP([.AH7];[.$A$1:.$Z$2];2))" office:value-type="string" office:string-value="e" calcext:value-type="string">
            <text:p>e</text:p>
          </table:table-cell>
          <table:table-cell table:style-name="ce10" table:formula="of:=IF(ISERROR(HLOOKUP([.AI7];[.$A$1:.$Z$2];2));&quot;&quot;;HLOOKUP([.AI7];[.$A$1:.$Z$2];2))" office:value-type="string" office:string-value="n" calcext:value-type="string">
            <text:p>n</text:p>
          </table:table-cell>
          <table:table-cell table:style-name="ce10" table:formula="of:=IF(ISERROR(HLOOKUP([.AJ7];[.$A$1:.$Z$2];2));&quot;&quot;;HLOOKUP([.AJ7];[.$A$1:.$Z$2];2))">
            <text:p/>
          </table:table-cell>
          <table:table-cell table:style-name="ce10" table:formula="of:=IF(ISERROR(HLOOKUP([.AK7];[.$A$1:.$Z$2];2));&quot;&quot;;HLOOKUP([.AK7];[.$A$1:.$Z$2];2))" office:value-type="string" office:string-value="b" calcext:value-type="string">
            <text:p>b</text:p>
          </table:table-cell>
          <table:table-cell table:style-name="ce10" table:formula="of:=IF(ISERROR(HLOOKUP([.AL7];[.$A$1:.$Z$2];2));&quot;&quot;;HLOOKUP([.AL7];[.$A$1:.$Z$2];2))" office:value-type="string" office:string-value="l" calcext:value-type="string">
            <text:p>l</text:p>
          </table:table-cell>
          <table:table-cell table:style-name="ce10" table:formula="of:=IF(ISERROR(HLOOKUP([.AM7];[.$A$1:.$Z$2];2));&quot;&quot;;HLOOKUP([.AM7];[.$A$1:.$Z$2];2))" office:value-type="string" office:string-value="e" calcext:value-type="string">
            <text:p>e</text:p>
          </table:table-cell>
          <table:table-cell table:style-name="ce10" table:formula="of:=IF(ISERROR(HLOOKUP([.AN7];[.$A$1:.$Z$2];2));&quot;&quot;;HLOOKUP([.AN7];[.$A$1:.$Z$2];2))" office:value-type="string" office:string-value="s" calcext:value-type="string">
            <text:p>s</text:p>
          </table:table-cell>
          <table:table-cell table:style-name="ce10" table:formula="of:=IF(ISERROR(HLOOKUP([.AO7];[.$A$1:.$Z$2];2));&quot;&quot;;HLOOKUP([.AO7];[.$A$1:.$Z$2];2))" office:value-type="string" office:string-value="s" calcext:value-type="string">
            <text:p>s</text:p>
          </table:table-cell>
          <table:table-cell table:style-name="ce10" table:formula="of:=IF(ISERROR(HLOOKUP([.AP7];[.$A$1:.$Z$2];2));&quot;&quot;;HLOOKUP([.AP7];[.$A$1:.$Z$2];2))" office:value-type="string" office:string-value="e" calcext:value-type="string">
            <text:p>e</text:p>
          </table:table-cell>
          <table:table-cell table:style-name="ce10" table:formula="of:=IF(ISERROR(HLOOKUP([.AQ7];[.$A$1:.$Z$2];2));&quot;&quot;;HLOOKUP([.AQ7];[.$A$1:.$Z$2];2))" office:value-type="string" office:string-value="d" calcext:value-type="string">
            <text:p>d</text:p>
          </table:table-cell>
          <table:table-cell table:style-name="ce10" table:formula="of:=IF(ISERROR(HLOOKUP([.AR7];[.$A$1:.$Z$2];2));&quot;&quot;;HLOOKUP([.AR7];[.$A$1:.$Z$2];2))">
            <text:p/>
          </table:table-cell>
          <table:table-cell table:style-name="ce10" table:formula="of:=IF(ISERROR(HLOOKUP([.AS7];[.$A$1:.$Z$2];2));&quot;&quot;;HLOOKUP([.AS7];[.$A$1:.$Z$2];2))" office:value-type="string" office:string-value="i" calcext:value-type="string">
            <text:p>i</text:p>
          </table:table-cell>
          <table:table-cell table:style-name="ce10" table:formula="of:=IF(ISERROR(HLOOKUP([.AT7];[.$A$1:.$Z$2];2));&quot;&quot;;HLOOKUP([.AT7];[.$A$1:.$Z$2];2))" office:value-type="string" office:string-value="s" calcext:value-type="string">
            <text:p>s</text:p>
          </table:table-cell>
          <table:table-cell table:style-name="ce10" table:formula="of:=IF(ISERROR(HLOOKUP([.AU7];[.$A$1:.$Z$2];2));&quot;&quot;;HLOOKUP([.AU7];[.$A$1:.$Z$2];2))">
            <text:p/>
          </table:table-cell>
          <table:table-cell table:style-name="ce10" table:formula="of:=IF(ISERROR(HLOOKUP([.AV7];[.$A$1:.$Z$2];2));&quot;&quot;;HLOOKUP([.AV7];[.$A$1:.$Z$2];2))" office:value-type="string" office:string-value="h" calcext:value-type="string">
            <text:p>h</text:p>
          </table:table-cell>
          <table:table-cell table:style-name="ce10" table:formula="of:=IF(ISERROR(HLOOKUP([.AW7];[.$A$1:.$Z$2];2));&quot;&quot;;HLOOKUP([.AW7];[.$A$1:.$Z$2];2))" office:value-type="string" office:string-value="e" calcext:value-type="string">
            <text:p>e</text:p>
          </table:table-cell>
          <table:table-cell table:style-name="ce10" table:formula="of:=IF(ISERROR(HLOOKUP([.AX7];[.$A$1:.$Z$2];2));&quot;&quot;;HLOOKUP([.AX7];[.$A$1:.$Z$2];2))">
            <text:p/>
          </table:table-cell>
          <table:table-cell table:style-name="ce10" table:formula="of:=IF(ISERROR(HLOOKUP([.AY7];[.$A$1:.$Z$2];2));&quot;&quot;;HLOOKUP([.AY7];[.$A$1:.$Z$2];2))" office:value-type="string" office:string-value="w" calcext:value-type="string">
            <text:p>w</text:p>
          </table:table-cell>
          <table:table-cell table:style-name="ce10" table:formula="of:=IF(ISERROR(HLOOKUP([.AZ7];[.$A$1:.$Z$2];2));&quot;&quot;;HLOOKUP([.AZ7];[.$A$1:.$Z$2];2))" office:value-type="string" office:string-value="h" calcext:value-type="string">
            <text:p>h</text:p>
          </table:table-cell>
          <table:table-cell table:style-name="ce10" table:formula="of:=IF(ISERROR(HLOOKUP([.BA7];[.$A$1:.$Z$2];2));&quot;&quot;;HLOOKUP([.BA7];[.$A$1:.$Z$2];2))" office:value-type="string" office:string-value="o" calcext:value-type="string">
            <text:p>o</text:p>
          </table:table-cell>
          <table:table-cell table:style-name="ce10" table:formula="of:=IF(ISERROR(HLOOKUP([.BB7];[.$A$1:.$Z$2];2));&quot;&quot;;HLOOKUP([.BB7];[.$A$1:.$Z$2];2))">
            <text:p/>
          </table:table-cell>
          <table:table-cell table:style-name="ce10" table:formula="of:=IF(ISERROR(HLOOKUP([.BC7];[.$A$1:.$Z$2];2));&quot;&quot;;HLOOKUP([.BC7];[.$A$1:.$Z$2];2))" office:value-type="string" office:string-value="i" calcext:value-type="string">
            <text:p>i</text:p>
          </table:table-cell>
          <table:table-cell table:style-name="ce10" table:formula="of:=IF(ISERROR(HLOOKUP([.BD7];[.$A$1:.$Z$2];2));&quot;&quot;;HLOOKUP([.BD7];[.$A$1:.$Z$2];2))" office:value-type="string" office:string-value="n" calcext:value-type="string">
            <text:p>n</text:p>
          </table:table-cell>
          <table:table-cell table:style-name="ce10" table:formula="of:=IF(ISERROR(HLOOKUP([.BE7];[.$A$1:.$Z$2];2));&quot;&quot;;HLOOKUP([.BE7];[.$A$1:.$Z$2];2))">
            <text:p/>
          </table:table-cell>
          <table:table-cell table:style-name="ce10" table:formula="of:=IF(ISERROR(HLOOKUP([.BF7];[.$A$1:.$Z$2];2));&quot;&quot;;HLOOKUP([.BF7];[.$A$1:.$Z$2];2))" office:value-type="string" office:string-value="t" calcext:value-type="string">
            <text:p>t</text:p>
          </table:table-cell>
          <table:table-cell table:style-name="ce10" table:formula="of:=IF(ISERROR(HLOOKUP([.BG7];[.$A$1:.$Z$2];2));&quot;&quot;;HLOOKUP([.BG7];[.$A$1:.$Z$2];2))" office:value-type="string" office:string-value="h" calcext:value-type="string">
            <text:p>h</text:p>
          </table:table-cell>
          <table:table-cell table:style-name="ce10" table:formula="of:=IF(ISERROR(HLOOKUP([.BH7];[.$A$1:.$Z$2];2));&quot;&quot;;HLOOKUP([.BH7];[.$A$1:.$Z$2];2))" office:value-type="string" office:string-value="e" calcext:value-type="string">
            <text:p>e</text:p>
          </table:table-cell>
          <table:table-cell table:style-name="ce10" table:formula="of:=IF(ISERROR(HLOOKUP([.BI7];[.$A$1:.$Z$2];2));&quot;&quot;;HLOOKUP([.BI7];[.$A$1:.$Z$2];2))">
            <text:p/>
          </table:table-cell>
          <table:table-cell table:style-name="ce10" table:formula="of:=IF(ISERROR(HLOOKUP([.BJ7];[.$A$1:.$Z$2];2));&quot;&quot;;HLOOKUP([.BJ7];[.$A$1:.$Z$2];2))" office:value-type="string" office:string-value="n" calcext:value-type="string">
            <text:p>n</text:p>
          </table:table-cell>
          <table:table-cell table:style-name="ce10" table:formula="of:=IF(ISERROR(HLOOKUP([.BK7];[.$A$1:.$Z$2];2));&quot;&quot;;HLOOKUP([.BK7];[.$A$1:.$Z$2];2))" office:value-type="string" office:string-value="a" calcext:value-type="string">
            <text:p>a</text:p>
          </table:table-cell>
          <table:table-cell table:style-name="ce10" table:formula="of:=IF(ISERROR(HLOOKUP([.BL7];[.$A$1:.$Z$2];2));&quot;&quot;;HLOOKUP([.BL7];[.$A$1:.$Z$2];2))" office:value-type="string" office:string-value="m" calcext:value-type="string">
            <text:p>m</text:p>
          </table:table-cell>
          <table:table-cell table:style-name="ce10" table:formula="of:=IF(ISERROR(HLOOKUP([.BM7];[.$A$1:.$Z$2];2));&quot;&quot;;HLOOKUP([.BM7];[.$A$1:.$Z$2];2))" office:value-type="string" office:string-value="e" calcext:value-type="string">
            <text:p>e</text:p>
          </table:table-cell>
          <table:table-cell table:style-name="ce10" table:formula="of:=IF(ISERROR(HLOOKUP([.BN7];[.$A$1:.$Z$2];2));&quot;&quot;;HLOOKUP([.BN7];[.$A$1:.$Z$2];2))">
            <text:p/>
          </table:table-cell>
          <table:table-cell table:style-name="ce10" table:formula="of:=IF(ISERROR(HLOOKUP([.BO7];[.$A$1:.$Z$2];2));&quot;&quot;;HLOOKUP([.BO7];[.$A$1:.$Z$2];2))" office:value-type="string" office:string-value="o" calcext:value-type="string">
            <text:p>o</text:p>
          </table:table-cell>
          <table:table-cell table:style-name="ce10" table:formula="of:=IF(ISERROR(HLOOKUP([.BP7];[.$A$1:.$Z$2];2));&quot;&quot;;HLOOKUP([.BP7];[.$A$1:.$Z$2];2))" office:value-type="string" office:string-value="f" calcext:value-type="string">
            <text:p>f</text:p>
          </table:table-cell>
          <table:table-cell table:style-name="ce10" table:formula="of:=IF(ISERROR(HLOOKUP([.BQ7];[.$A$1:.$Z$2];2));&quot;&quot;;HLOOKUP([.BQ7];[.$A$1:.$Z$2];2))">
            <text:p/>
          </table:table-cell>
          <table:table-cell table:style-name="ce10" table:formula="of:=IF(ISERROR(HLOOKUP([.BR7];[.$A$1:.$Z$2];2));&quot;&quot;;HLOOKUP([.BR7];[.$A$1:.$Z$2];2))" office:value-type="string" office:string-value="c" calcext:value-type="string">
            <text:p>c</text:p>
          </table:table-cell>
          <table:table-cell table:style-name="ce10" table:formula="of:=IF(ISERROR(HLOOKUP([.BS7];[.$A$1:.$Z$2];2));&quot;&quot;;HLOOKUP([.BS7];[.$A$1:.$Z$2];2))" office:value-type="string" office:string-value="h" calcext:value-type="string">
            <text:p>h</text:p>
          </table:table-cell>
          <table:table-cell table:style-name="ce10" table:formula="of:=IF(ISERROR(HLOOKUP([.BT7];[.$A$1:.$Z$2];2));&quot;&quot;;HLOOKUP([.BT7];[.$A$1:.$Z$2];2))" office:value-type="string" office:string-value="a" calcext:value-type="string">
            <text:p>a</text:p>
          </table:table-cell>
          <table:table-cell table:style-name="ce10" table:formula="of:=IF(ISERROR(HLOOKUP([.BU7];[.$A$1:.$Z$2];2));&quot;&quot;;HLOOKUP([.BU7];[.$A$1:.$Z$2];2))" office:value-type="string" office:string-value="r" calcext:value-type="string">
            <text:p>r</text:p>
          </table:table-cell>
          <table:table-cell table:style-name="ce10" table:formula="of:=IF(ISERROR(HLOOKUP([.BV7];[.$A$1:.$Z$2];2));&quot;&quot;;HLOOKUP([.BV7];[.$A$1:.$Z$2];2))" office:value-type="string" office:string-value="i" calcext:value-type="string">
            <text:p>i</text:p>
          </table:table-cell>
          <table:table-cell table:style-name="ce10" table:formula="of:=IF(ISERROR(HLOOKUP([.BW7];[.$A$1:.$Z$2];2));&quot;&quot;;HLOOKUP([.BW7];[.$A$1:.$Z$2];2))" office:value-type="string" office:string-value="t" calcext:value-type="string">
            <text:p>t</text:p>
          </table:table-cell>
          <table:table-cell table:style-name="ce10" table:formula="of:=IF(ISERROR(HLOOKUP([.BX7];[.$A$1:.$Z$2];2));&quot;&quot;;HLOOKUP([.BX7];[.$A$1:.$Z$2];2))" office:value-type="string" office:string-value="y" calcext:value-type="string">
            <text:p>y</text:p>
          </table:table-cell>
          <table:table-cell table:style-name="ce10" table:formula="of:=IF(ISERROR(HLOOKUP([.BY7];[.$A$1:.$Z$2];2));&quot;&quot;;HLOOKUP([.BY7];[.$A$1:.$Z$2];2))">
            <text:p/>
          </table:table-cell>
          <table:table-cell table:style-name="ce10" table:formula="of:=IF(ISERROR(HLOOKUP([.BZ7];[.$A$1:.$Z$2];2));&quot;&quot;;HLOOKUP([.BZ7];[.$A$1:.$Z$2];2))">
            <text:p/>
          </table:table-cell>
          <table:table-cell table:number-columns-repeated="946"/>
        </table:table-row>
        <table:table-row table:style-name="ro1">
          <table:table-cell table:style-name="ce9" table:number-columns-repeated="78"/>
          <table:table-cell table:number-columns-repeated="946"/>
        </table:table-row>
        <table:table-row table:style-name="ro1"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j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f</text:p>
          </table:table-cell>
          <table:table-cell table:style-name="ce9" office:value-type="string" calcext:value-type="string">
            <text:p>j</text:p>
          </table:table-cell>
          <table:table-cell table:style-name="ce9"/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u</text:p>
          </table:table-cell>
          <table:table-cell table:number-columns-repeated="2" table:style-name="ce9" office:value-type="string" calcext:value-type="string">
            <text:p>b</text:p>
          </table:table-cell>
          <table:table-cell table:style-name="ce9"/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c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z</text:p>
          </table:table-cell>
          <table:table-cell table:style-name="ce9"/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r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p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z</text:p>
          </table:table-cell>
          <table:table-cell table:style-name="ce9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y</text:p>
          </table:table-cell>
          <table:table-cell table:number-columns-repeated="2" table:style-name="ce9" office:value-type="string" calcext:value-type="string">
            <text:p>b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l</text:p>
          </table:table-cell>
          <table:table-cell table:style-name="ce9"/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g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z</text:p>
          </table:table-cell>
          <table:table-cell table:style-name="ce9"/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z</text:p>
          </table:table-cell>
          <table:table-cell table:number-columns-repeated="2" table:style-name="ce9" office:value-type="string" calcext:value-type="string">
            <text:p>c</text:p>
          </table:table-cell>
          <table:table-cell table:style-name="ce9"/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e</text:p>
          </table:table-cell>
          <table:table-cell table:style-name="ce9"/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z</text:p>
          </table:table-cell>
          <table:table-cell table:style-name="ce9"/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c</text:p>
          </table:table-cell>
          <table:table-cell table:style-name="ce9"/>
          <table:table-cell table:number-columns-repeated="946"/>
        </table:table-row>
        <table:table-row table:style-name="ro1">
          <table:table-cell table:style-name="ce10" table:formula="of:=IF(ISERROR(HLOOKUP([.A10];[.$A$1:.$Z$2];2));&quot;&quot;;HLOOKUP([.A10];[.$A$1:.$Z$2];2))" office:value-type="string" office:string-value="a" calcext:value-type="string">
            <text:p>a</text:p>
          </table:table-cell>
          <table:table-cell table:style-name="ce10" table:formula="of:=IF(ISERROR(HLOOKUP([.B10];[.$A$1:.$Z$2];2));&quot;&quot;;HLOOKUP([.B10];[.$A$1:.$Z$2];2))" office:value-type="string" office:string-value="n" calcext:value-type="string">
            <text:p>n</text:p>
          </table:table-cell>
          <table:table-cell table:style-name="ce10" table:formula="of:=IF(ISERROR(HLOOKUP([.C10];[.$A$1:.$Z$2];2));&quot;&quot;;HLOOKUP([.C10];[.$A$1:.$Z$2];2))" office:value-type="string" office:string-value="d" calcext:value-type="string">
            <text:p>d</text:p>
          </table:table-cell>
          <table:table-cell table:style-name="ce10" table:formula="of:=IF(ISERROR(HLOOKUP([.D10];[.$A$1:.$Z$2];2));&quot;&quot;;HLOOKUP([.D10];[.$A$1:.$Z$2];2))">
            <text:p/>
          </table:table-cell>
          <table:table-cell table:style-name="ce10" table:formula="of:=IF(ISERROR(HLOOKUP([.E10];[.$A$1:.$Z$2];2));&quot;&quot;;HLOOKUP([.E10];[.$A$1:.$Z$2];2))" office:value-type="string" office:string-value="g" calcext:value-type="string">
            <text:p>g</text:p>
          </table:table-cell>
          <table:table-cell table:style-name="ce10" table:formula="of:=IF(ISERROR(HLOOKUP([.F10];[.$A$1:.$Z$2];2));&quot;&quot;;HLOOKUP([.F10];[.$A$1:.$Z$2];2))" office:value-type="string" office:string-value="o" calcext:value-type="string">
            <text:p>o</text:p>
          </table:table-cell>
          <table:table-cell table:style-name="ce10" table:formula="of:=IF(ISERROR(HLOOKUP([.G10];[.$A$1:.$Z$2];2));&quot;&quot;;HLOOKUP([.G10];[.$A$1:.$Z$2];2))" office:value-type="string" office:string-value="o" calcext:value-type="string">
            <text:p>o</text:p>
          </table:table-cell>
          <table:table-cell table:style-name="ce10" table:formula="of:=IF(ISERROR(HLOOKUP([.H10];[.$A$1:.$Z$2];2));&quot;&quot;;HLOOKUP([.H10];[.$A$1:.$Z$2];2))" office:value-type="string" office:string-value="d" calcext:value-type="string">
            <text:p>d</text:p>
          </table:table-cell>
          <table:table-cell table:style-name="ce10" table:formula="of:=IF(ISERROR(HLOOKUP([.I10];[.$A$1:.$Z$2];2));&quot;&quot;;HLOOKUP([.I10];[.$A$1:.$Z$2];2))">
            <text:p/>
          </table:table-cell>
          <table:table-cell table:style-name="ce10" table:formula="of:=IF(ISERROR(HLOOKUP([.J10];[.$A$1:.$Z$2];2));&quot;&quot;;HLOOKUP([.J10];[.$A$1:.$Z$2];2))" office:value-type="string" office:string-value="w" calcext:value-type="string">
            <text:p>w</text:p>
          </table:table-cell>
          <table:table-cell table:style-name="ce10" table:formula="of:=IF(ISERROR(HLOOKUP([.K10];[.$A$1:.$Z$2];2));&quot;&quot;;HLOOKUP([.K10];[.$A$1:.$Z$2];2))" office:value-type="string" office:string-value="i" calcext:value-type="string">
            <text:p>i</text:p>
          </table:table-cell>
          <table:table-cell table:style-name="ce10" table:formula="of:=IF(ISERROR(HLOOKUP([.L10];[.$A$1:.$Z$2];2));&quot;&quot;;HLOOKUP([.L10];[.$A$1:.$Z$2];2))" office:value-type="string" office:string-value="l" calcext:value-type="string">
            <text:p>l</text:p>
          </table:table-cell>
          <table:table-cell table:style-name="ce10" table:formula="of:=IF(ISERROR(HLOOKUP([.M10];[.$A$1:.$Z$2];2));&quot;&quot;;HLOOKUP([.M10];[.$A$1:.$Z$2];2))" office:value-type="string" office:string-value="l" calcext:value-type="string">
            <text:p>l</text:p>
          </table:table-cell>
          <table:table-cell table:style-name="ce10" table:formula="of:=IF(ISERROR(HLOOKUP([.N10];[.$A$1:.$Z$2];2));&quot;&quot;;HLOOKUP([.N10];[.$A$1:.$Z$2];2))">
            <text:p/>
          </table:table-cell>
          <table:table-cell table:style-name="ce10" table:formula="of:=IF(ISERROR(HLOOKUP([.O10];[.$A$1:.$Z$2];2));&quot;&quot;;HLOOKUP([.O10];[.$A$1:.$Z$2];2))" office:value-type="string" office:string-value="s" calcext:value-type="string">
            <text:p>s</text:p>
          </table:table-cell>
          <table:table-cell table:style-name="ce10" table:formula="of:=IF(ISERROR(HLOOKUP([.P10];[.$A$1:.$Z$2];2));&quot;&quot;;HLOOKUP([.P10];[.$A$1:.$Z$2];2))" office:value-type="string" office:string-value="h" calcext:value-type="string">
            <text:p>h</text:p>
          </table:table-cell>
          <table:table-cell table:style-name="ce10" table:formula="of:=IF(ISERROR(HLOOKUP([.Q10];[.$A$1:.$Z$2];2));&quot;&quot;;HLOOKUP([.Q10];[.$A$1:.$Z$2];2))" office:value-type="string" office:string-value="e" calcext:value-type="string">
            <text:p>e</text:p>
          </table:table-cell>
          <table:table-cell table:style-name="ce10" table:formula="of:=IF(ISERROR(HLOOKUP([.R10];[.$A$1:.$Z$2];2));&quot;&quot;;HLOOKUP([.R10];[.$A$1:.$Z$2];2))" office:value-type="string" office:string-value="p" calcext:value-type="string">
            <text:p>p</text:p>
          </table:table-cell>
          <table:table-cell table:style-name="ce10" table:formula="of:=IF(ISERROR(HLOOKUP([.S10];[.$A$1:.$Z$2];2));&quot;&quot;;HLOOKUP([.S10];[.$A$1:.$Z$2];2))" office:value-type="string" office:string-value="h" calcext:value-type="string">
            <text:p>h</text:p>
          </table:table-cell>
          <table:table-cell table:style-name="ce10" table:formula="of:=IF(ISERROR(HLOOKUP([.T10];[.$A$1:.$Z$2];2));&quot;&quot;;HLOOKUP([.T10];[.$A$1:.$Z$2];2))" office:value-type="string" office:string-value="e" calcext:value-type="string">
            <text:p>e</text:p>
          </table:table-cell>
          <table:table-cell table:style-name="ce10" table:formula="of:=IF(ISERROR(HLOOKUP([.U10];[.$A$1:.$Z$2];2));&quot;&quot;;HLOOKUP([.U10];[.$A$1:.$Z$2];2))" office:value-type="string" office:string-value="r" calcext:value-type="string">
            <text:p>r</text:p>
          </table:table-cell>
          <table:table-cell table:style-name="ce10" table:formula="of:=IF(ISERROR(HLOOKUP([.V10];[.$A$1:.$Z$2];2));&quot;&quot;;HLOOKUP([.V10];[.$A$1:.$Z$2];2))" office:value-type="string" office:string-value="d" calcext:value-type="string">
            <text:p>d</text:p>
          </table:table-cell>
          <table:table-cell table:style-name="ce10" table:formula="of:=IF(ISERROR(HLOOKUP([.W10];[.$A$1:.$Z$2];2));&quot;&quot;;HLOOKUP([.W10];[.$A$1:.$Z$2];2))" office:value-type="string" office:string-value="s" calcext:value-type="string">
            <text:p>s</text:p>
          </table:table-cell>
          <table:table-cell table:style-name="ce10" table:formula="of:=IF(ISERROR(HLOOKUP([.X10];[.$A$1:.$Z$2];2));&quot;&quot;;HLOOKUP([.X10];[.$A$1:.$Z$2];2))">
            <text:p/>
          </table:table-cell>
          <table:table-cell table:style-name="ce10" table:formula="of:=IF(ISERROR(HLOOKUP([.Y10];[.$A$1:.$Z$2];2));&quot;&quot;;HLOOKUP([.Y10];[.$A$1:.$Z$2];2))" office:value-type="string" office:string-value="t" calcext:value-type="string">
            <text:p>t</text:p>
          </table:table-cell>
          <table:table-cell table:style-name="ce10" table:formula="of:=IF(ISERROR(HLOOKUP([.Z10];[.$A$1:.$Z$2];2));&quot;&quot;;HLOOKUP([.Z10];[.$A$1:.$Z$2];2))" office:value-type="string" office:string-value="h" calcext:value-type="string">
            <text:p>h</text:p>
          </table:table-cell>
          <table:table-cell table:style-name="ce10" table:formula="of:=IF(ISERROR(HLOOKUP([.AA10];[.$A$1:.$Z$2];2));&quot;&quot;;HLOOKUP([.AA10];[.$A$1:.$Z$2];2))" office:value-type="string" office:string-value="e" calcext:value-type="string">
            <text:p>e</text:p>
          </table:table-cell>
          <table:table-cell table:style-name="ce10" table:formula="of:=IF(ISERROR(HLOOKUP([.AB10];[.$A$1:.$Z$2];2));&quot;&quot;;HLOOKUP([.AB10];[.$A$1:.$Z$2];2))">
            <text:p/>
          </table:table-cell>
          <table:table-cell table:style-name="ce10" table:formula="of:=IF(ISERROR(HLOOKUP([.AC10];[.$A$1:.$Z$2];2));&quot;&quot;;HLOOKUP([.AC10];[.$A$1:.$Z$2];2))" office:value-type="string" office:string-value="w" calcext:value-type="string">
            <text:p>w</text:p>
          </table:table-cell>
          <table:table-cell table:style-name="ce10" table:formula="of:=IF(ISERROR(HLOOKUP([.AD10];[.$A$1:.$Z$2];2));&quot;&quot;;HLOOKUP([.AD10];[.$A$1:.$Z$2];2))" office:value-type="string" office:string-value="e" calcext:value-type="string">
            <text:p>e</text:p>
          </table:table-cell>
          <table:table-cell table:style-name="ce10" table:formula="of:=IF(ISERROR(HLOOKUP([.AE10];[.$A$1:.$Z$2];2));&quot;&quot;;HLOOKUP([.AE10];[.$A$1:.$Z$2];2))" office:value-type="string" office:string-value="a" calcext:value-type="string">
            <text:p>a</text:p>
          </table:table-cell>
          <table:table-cell table:style-name="ce10" table:formula="of:=IF(ISERROR(HLOOKUP([.AF10];[.$A$1:.$Z$2];2));&quot;&quot;;HLOOKUP([.AF10];[.$A$1:.$Z$2];2))" office:value-type="string" office:string-value="k" calcext:value-type="string">
            <text:p>k</text:p>
          </table:table-cell>
          <table:table-cell table:style-name="ce10" table:formula="of:=IF(ISERROR(HLOOKUP([.AG10];[.$A$1:.$Z$2];2));&quot;&quot;;HLOOKUP([.AG10];[.$A$1:.$Z$2];2))">
            <text:p/>
          </table:table-cell>
          <table:table-cell table:style-name="ce10" table:formula="of:=IF(ISERROR(HLOOKUP([.AH10];[.$A$1:.$Z$2];2));&quot;&quot;;HLOOKUP([.AH10];[.$A$1:.$Z$2];2))" office:value-type="string" office:string-value="t" calcext:value-type="string">
            <text:p>t</text:p>
          </table:table-cell>
          <table:table-cell table:style-name="ce10" table:formula="of:=IF(ISERROR(HLOOKUP([.AI10];[.$A$1:.$Z$2];2));&quot;&quot;;HLOOKUP([.AI10];[.$A$1:.$Z$2];2))" office:value-type="string" office:string-value="h" calcext:value-type="string">
            <text:p>h</text:p>
          </table:table-cell>
          <table:table-cell table:style-name="ce10" table:formula="of:=IF(ISERROR(HLOOKUP([.AJ10];[.$A$1:.$Z$2];2));&quot;&quot;;HLOOKUP([.AJ10];[.$A$1:.$Z$2];2))" office:value-type="string" office:string-value="r" calcext:value-type="string">
            <text:p>r</text:p>
          </table:table-cell>
          <table:table-cell table:style-name="ce10" table:formula="of:=IF(ISERROR(HLOOKUP([.AK10];[.$A$1:.$Z$2];2));&quot;&quot;;HLOOKUP([.AK10];[.$A$1:.$Z$2];2))" office:value-type="string" office:string-value="o" calcext:value-type="string">
            <text:p>o</text:p>
          </table:table-cell>
          <table:table-cell table:style-name="ce10" table:formula="of:=IF(ISERROR(HLOOKUP([.AL10];[.$A$1:.$Z$2];2));&quot;&quot;;HLOOKUP([.AL10];[.$A$1:.$Z$2];2))" office:value-type="string" office:string-value="u" calcext:value-type="string">
            <text:p>u</text:p>
          </table:table-cell>
          <table:table-cell table:style-name="ce10" table:formula="of:=IF(ISERROR(HLOOKUP([.AM10];[.$A$1:.$Z$2];2));&quot;&quot;;HLOOKUP([.AM10];[.$A$1:.$Z$2];2))" office:value-type="string" office:string-value="g" calcext:value-type="string">
            <text:p>g</text:p>
          </table:table-cell>
          <table:table-cell table:style-name="ce10" table:formula="of:=IF(ISERROR(HLOOKUP([.AN10];[.$A$1:.$Z$2];2));&quot;&quot;;HLOOKUP([.AN10];[.$A$1:.$Z$2];2))" office:value-type="string" office:string-value="h" calcext:value-type="string">
            <text:p>h</text:p>
          </table:table-cell>
          <table:table-cell table:style-name="ce10" table:formula="of:=IF(ISERROR(HLOOKUP([.AO10];[.$A$1:.$Z$2];2));&quot;&quot;;HLOOKUP([.AO10];[.$A$1:.$Z$2];2))">
            <text:p/>
          </table:table-cell>
          <table:table-cell table:style-name="ce10" table:formula="of:=IF(ISERROR(HLOOKUP([.AP10];[.$A$1:.$Z$2];2));&quot;&quot;;HLOOKUP([.AP10];[.$A$1:.$Z$2];2))" office:value-type="string" office:string-value="t" calcext:value-type="string">
            <text:p>t</text:p>
          </table:table-cell>
          <table:table-cell table:style-name="ce10" table:formula="of:=IF(ISERROR(HLOOKUP([.AQ10];[.$A$1:.$Z$2];2));&quot;&quot;;HLOOKUP([.AQ10];[.$A$1:.$Z$2];2))" office:value-type="string" office:string-value="h" calcext:value-type="string">
            <text:p>h</text:p>
          </table:table-cell>
          <table:table-cell table:style-name="ce10" table:formula="of:=IF(ISERROR(HLOOKUP([.AR10];[.$A$1:.$Z$2];2));&quot;&quot;;HLOOKUP([.AR10];[.$A$1:.$Z$2];2))" office:value-type="string" office:string-value="e" calcext:value-type="string">
            <text:p>e</text:p>
          </table:table-cell>
          <table:table-cell table:style-name="ce10" table:formula="of:=IF(ISERROR(HLOOKUP([.AS10];[.$A$1:.$Z$2];2));&quot;&quot;;HLOOKUP([.AS10];[.$A$1:.$Z$2];2))">
            <text:p/>
          </table:table-cell>
          <table:table-cell table:style-name="ce10" table:formula="of:=IF(ISERROR(HLOOKUP([.AT10];[.$A$1:.$Z$2];2));&quot;&quot;;HLOOKUP([.AT10];[.$A$1:.$Z$2];2))" office:value-type="string" office:string-value="v" calcext:value-type="string">
            <text:p>v</text:p>
          </table:table-cell>
          <table:table-cell table:style-name="ce10" table:formula="of:=IF(ISERROR(HLOOKUP([.AU10];[.$A$1:.$Z$2];2));&quot;&quot;;HLOOKUP([.AU10];[.$A$1:.$Z$2];2))" office:value-type="string" office:string-value="a" calcext:value-type="string">
            <text:p>a</text:p>
          </table:table-cell>
          <table:table-cell table:style-name="ce10" table:formula="of:=IF(ISERROR(HLOOKUP([.AV10];[.$A$1:.$Z$2];2));&quot;&quot;;HLOOKUP([.AV10];[.$A$1:.$Z$2];2))" office:value-type="string" office:string-value="l" calcext:value-type="string">
            <text:p>l</text:p>
          </table:table-cell>
          <table:table-cell table:style-name="ce10" table:formula="of:=IF(ISERROR(HLOOKUP([.AW10];[.$A$1:.$Z$2];2));&quot;&quot;;HLOOKUP([.AW10];[.$A$1:.$Z$2];2))" office:value-type="string" office:string-value="l" calcext:value-type="string">
            <text:p>l</text:p>
          </table:table-cell>
          <table:table-cell table:style-name="ce10" table:formula="of:=IF(ISERROR(HLOOKUP([.AX10];[.$A$1:.$Z$2];2));&quot;&quot;;HLOOKUP([.AX10];[.$A$1:.$Z$2];2))" office:value-type="string" office:string-value="e" calcext:value-type="string">
            <text:p>e</text:p>
          </table:table-cell>
          <table:table-cell table:style-name="ce10" table:formula="of:=IF(ISERROR(HLOOKUP([.AY10];[.$A$1:.$Z$2];2));&quot;&quot;;HLOOKUP([.AY10];[.$A$1:.$Z$2];2))" office:value-type="string" office:string-value="y" calcext:value-type="string">
            <text:p>y</text:p>
          </table:table-cell>
          <table:table-cell table:style-name="ce10" table:formula="of:=IF(ISERROR(HLOOKUP([.AZ10];[.$A$1:.$Z$2];2));&quot;&quot;;HLOOKUP([.AZ10];[.$A$1:.$Z$2];2))">
            <text:p/>
          </table:table-cell>
          <table:table-cell table:style-name="ce10" table:formula="of:=IF(ISERROR(HLOOKUP([.BA10];[.$A$1:.$Z$2];2));&quot;&quot;;HLOOKUP([.BA10];[.$A$1:.$Z$2];2))" office:value-type="string" office:string-value="o" calcext:value-type="string">
            <text:p>o</text:p>
          </table:table-cell>
          <table:table-cell table:style-name="ce10" table:formula="of:=IF(ISERROR(HLOOKUP([.BB10];[.$A$1:.$Z$2];2));&quot;&quot;;HLOOKUP([.BB10];[.$A$1:.$Z$2];2))" office:value-type="string" office:string-value="f" calcext:value-type="string">
            <text:p>f</text:p>
          </table:table-cell>
          <table:table-cell table:style-name="ce10" table:formula="of:=IF(ISERROR(HLOOKUP([.BC10];[.$A$1:.$Z$2];2));&quot;&quot;;HLOOKUP([.BC10];[.$A$1:.$Z$2];2))">
            <text:p/>
          </table:table-cell>
          <table:table-cell table:style-name="ce10" table:formula="of:=IF(ISERROR(HLOOKUP([.BD10];[.$A$1:.$Z$2];2));&quot;&quot;;HLOOKUP([.BD10];[.$A$1:.$Z$2];2))" office:value-type="string" office:string-value="t" calcext:value-type="string">
            <text:p>t</text:p>
          </table:table-cell>
          <table:table-cell table:style-name="ce10" table:formula="of:=IF(ISERROR(HLOOKUP([.BE10];[.$A$1:.$Z$2];2));&quot;&quot;;HLOOKUP([.BE10];[.$A$1:.$Z$2];2))" office:value-type="string" office:string-value="h" calcext:value-type="string">
            <text:p>h</text:p>
          </table:table-cell>
          <table:table-cell table:style-name="ce10" table:formula="of:=IF(ISERROR(HLOOKUP([.BF10];[.$A$1:.$Z$2];2));&quot;&quot;;HLOOKUP([.BF10];[.$A$1:.$Z$2];2))" office:value-type="string" office:string-value="e" calcext:value-type="string">
            <text:p>e</text:p>
          </table:table-cell>
          <table:table-cell table:style-name="ce10" table:formula="of:=IF(ISERROR(HLOOKUP([.BG10];[.$A$1:.$Z$2];2));&quot;&quot;;HLOOKUP([.BG10];[.$A$1:.$Z$2];2))">
            <text:p/>
          </table:table-cell>
          <table:table-cell table:style-name="ce10" table:formula="of:=IF(ISERROR(HLOOKUP([.BH10];[.$A$1:.$Z$2];2));&quot;&quot;;HLOOKUP([.BH10];[.$A$1:.$Z$2];2))" office:value-type="string" office:string-value="d" calcext:value-type="string">
            <text:p>d</text:p>
          </table:table-cell>
          <table:table-cell table:style-name="ce10" table:formula="of:=IF(ISERROR(HLOOKUP([.BI10];[.$A$1:.$Z$2];2));&quot;&quot;;HLOOKUP([.BI10];[.$A$1:.$Z$2];2))" office:value-type="string" office:string-value="a" calcext:value-type="string">
            <text:p>a</text:p>
          </table:table-cell>
          <table:table-cell table:style-name="ce10" table:formula="of:=IF(ISERROR(HLOOKUP([.BJ10];[.$A$1:.$Z$2];2));&quot;&quot;;HLOOKUP([.BJ10];[.$A$1:.$Z$2];2))" office:value-type="string" office:string-value="r" calcext:value-type="string">
            <text:p>r</text:p>
          </table:table-cell>
          <table:table-cell table:style-name="ce10" table:formula="of:=IF(ISERROR(HLOOKUP([.BK10];[.$A$1:.$Z$2];2));&quot;&quot;;HLOOKUP([.BK10];[.$A$1:.$Z$2];2))" office:value-type="string" office:string-value="k" calcext:value-type="string">
            <text:p>k</text:p>
          </table:table-cell>
          <table:table-cell table:style-name="ce10" table:formula="of:=IF(ISERROR(HLOOKUP([.BL10];[.$A$1:.$Z$2];2));&quot;&quot;;HLOOKUP([.BL10];[.$A$1:.$Z$2];2))" office:value-type="string" office:string-value="n" calcext:value-type="string">
            <text:p>n</text:p>
          </table:table-cell>
          <table:table-cell table:style-name="ce10" table:formula="of:=IF(ISERROR(HLOOKUP([.BM10];[.$A$1:.$Z$2];2));&quot;&quot;;HLOOKUP([.BM10];[.$A$1:.$Z$2];2))" office:value-type="string" office:string-value="e" calcext:value-type="string">
            <text:p>e</text:p>
          </table:table-cell>
          <table:table-cell table:style-name="ce10" table:formula="of:=IF(ISERROR(HLOOKUP([.BN10];[.$A$1:.$Z$2];2));&quot;&quot;;HLOOKUP([.BN10];[.$A$1:.$Z$2];2))" office:value-type="string" office:string-value="s" calcext:value-type="string">
            <text:p>s</text:p>
          </table:table-cell>
          <table:table-cell table:style-name="ce10" table:formula="of:=IF(ISERROR(HLOOKUP([.BO10];[.$A$1:.$Z$2];2));&quot;&quot;;HLOOKUP([.BO10];[.$A$1:.$Z$2];2))" office:value-type="string" office:string-value="s" calcext:value-type="string">
            <text:p>s</text:p>
          </table:table-cell>
          <table:table-cell table:style-name="ce10" table:formula="of:=IF(ISERROR(HLOOKUP([.BP10];[.$A$1:.$Z$2];2));&quot;&quot;;HLOOKUP([.BP10];[.$A$1:.$Z$2];2))">
            <text:p/>
          </table:table-cell>
          <table:table-cell table:style-name="ce10" table:formula="of:=IF(ISERROR(HLOOKUP([.BQ10];[.$A$1:.$Z$2];2));&quot;&quot;;HLOOKUP([.BQ10];[.$A$1:.$Z$2];2))" office:value-type="string" office:string-value="f" calcext:value-type="string">
            <text:p>f</text:p>
          </table:table-cell>
          <table:table-cell table:style-name="ce10" table:formula="of:=IF(ISERROR(HLOOKUP([.BR10];[.$A$1:.$Z$2];2));&quot;&quot;;HLOOKUP([.BR10];[.$A$1:.$Z$2];2))" office:value-type="string" office:string-value="o" calcext:value-type="string">
            <text:p>o</text:p>
          </table:table-cell>
          <table:table-cell table:style-name="ce10" table:formula="of:=IF(ISERROR(HLOOKUP([.BS10];[.$A$1:.$Z$2];2));&quot;&quot;;HLOOKUP([.BS10];[.$A$1:.$Z$2];2))" office:value-type="string" office:string-value="r" calcext:value-type="string">
            <text:p>r</text:p>
          </table:table-cell>
          <table:table-cell table:style-name="ce10" table:formula="of:=IF(ISERROR(HLOOKUP([.BT10];[.$A$1:.$Z$2];2));&quot;&quot;;HLOOKUP([.BT10];[.$A$1:.$Z$2];2))">
            <text:p/>
          </table:table-cell>
          <table:table-cell table:style-name="ce10" table:formula="of:=IF(ISERROR(HLOOKUP([.BU10];[.$A$1:.$Z$2];2));&quot;&quot;;HLOOKUP([.BU10];[.$A$1:.$Z$2];2))" office:value-type="string" office:string-value="h" calcext:value-type="string">
            <text:p>h</text:p>
          </table:table-cell>
          <table:table-cell table:style-name="ce10" table:formula="of:=IF(ISERROR(HLOOKUP([.BV10];[.$A$1:.$Z$2];2));&quot;&quot;;HLOOKUP([.BV10];[.$A$1:.$Z$2];2))" office:value-type="string" office:string-value="e" calcext:value-type="string">
            <text:p>e</text:p>
          </table:table-cell>
          <table:table-cell table:style-name="ce10" table:formula="of:=IF(ISERROR(HLOOKUP([.BW10];[.$A$1:.$Z$2];2));&quot;&quot;;HLOOKUP([.BW10];[.$A$1:.$Z$2];2))">
            <text:p/>
          </table:table-cell>
          <table:table-cell table:style-name="ce10" table:formula="of:=IF(ISERROR(HLOOKUP([.BX10];[.$A$1:.$Z$2];2));&quot;&quot;;HLOOKUP([.BX10];[.$A$1:.$Z$2];2))" office:value-type="string" office:string-value="i" calcext:value-type="string">
            <text:p>i</text:p>
          </table:table-cell>
          <table:table-cell table:style-name="ce10" table:formula="of:=IF(ISERROR(HLOOKUP([.BY10];[.$A$1:.$Z$2];2));&quot;&quot;;HLOOKUP([.BY10];[.$A$1:.$Z$2];2))" office:value-type="string" office:string-value="s" calcext:value-type="string">
            <text:p>s</text:p>
          </table:table-cell>
          <table:table-cell table:style-name="ce10" table:formula="of:=IF(ISERROR(HLOOKUP([.BZ10];[.$A$1:.$Z$2];2));&quot;&quot;;HLOOKUP([.BZ10];[.$A$1:.$Z$2];2))">
            <text:p/>
          </table:table-cell>
          <table:table-cell table:number-columns-repeated="946"/>
        </table:table-row>
        <table:table-row table:style-name="ro1">
          <table:table-cell table:style-name="ce9" table:number-columns-repeated="78"/>
          <table:table-cell table:number-columns-repeated="946"/>
        </table:table-row>
        <table:table-row table:style-name="ro1"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l</text:p>
          </table:table-cell>
          <table:table-cell table:style-name="ce9"/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c</text:p>
          </table:table-cell>
          <table:table-cell table:style-name="ce9"/>
          <table:table-cell table:style-name="ce9" office:value-type="string" calcext:value-type="string">
            <text:p>q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c</text:p>
          </table:table-cell>
          <table:table-cell table:style-name="ce9"/>
          <table:table-cell table:style-name="ce9" office:value-type="string" calcext:value-type="string">
            <text:p>r</text:p>
          </table:table-cell>
          <table:table-cell table:number-columns-repeated="2" table:style-name="ce9" office:value-type="string" calcext:value-type="string">
            <text:p>z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e</text:p>
          </table:table-cell>
          <table:table-cell table:style-name="ce9"/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j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z</text:p>
          </table:table-cell>
          <table:table-cell table:style-name="ce9"/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e</text:p>
          </table:table-cell>
          <table:table-cell table:style-name="ce9"/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g</text:p>
          </table:table-cell>
          <table:table-cell table:style-name="ce9"/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n</text:p>
          </table:table-cell>
          <table:table-cell table:style-name="ce9"/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k</text:p>
          </table:table-cell>
          <table:table-cell table:style-name="ce9"/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j</text:p>
          </table:table-cell>
          <table:table-cell table:style-name="ce9"/>
          <table:table-cell table:style-name="ce9" office:value-type="string" calcext:value-type="string">
            <text:p>u</text:p>
          </table:table-cell>
          <table:table-cell table:style-name="ce9"/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u</text:p>
          </table:table-cell>
          <table:table-cell table:number-columns-repeated="2" table:style-name="ce9" office:value-type="string" calcext:value-type="string">
            <text:p>b</text:p>
          </table:table-cell>
          <table:table-cell table:style-name="ce9"/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z</text:p>
          </table:table-cell>
          <table:table-cell table:style-name="ce9" table:number-columns-repeated="3"/>
          <table:table-cell table:number-columns-repeated="946"/>
        </table:table-row>
        <table:table-row table:style-name="ro1">
          <table:table-cell table:style-name="ce10" table:formula="of:=IF(ISERROR(HLOOKUP([.A13];[.$A$1:.$Z$2];2));&quot;&quot;;HLOOKUP([.A13];[.$A$1:.$Z$2];2))" office:value-type="string" office:string-value="t" calcext:value-type="string">
            <text:p>t</text:p>
          </table:table-cell>
          <table:table-cell table:style-name="ce10" table:formula="of:=IF(ISERROR(HLOOKUP([.B13];[.$A$1:.$Z$2];2));&quot;&quot;;HLOOKUP([.B13];[.$A$1:.$Z$2];2))" office:value-type="string" office:string-value="r" calcext:value-type="string">
            <text:p>r</text:p>
          </table:table-cell>
          <table:table-cell table:style-name="ce10" table:formula="of:=IF(ISERROR(HLOOKUP([.C13];[.$A$1:.$Z$2];2));&quot;&quot;;HLOOKUP([.C13];[.$A$1:.$Z$2];2))" office:value-type="string" office:string-value="u" calcext:value-type="string">
            <text:p>u</text:p>
          </table:table-cell>
          <table:table-cell table:style-name="ce10" table:formula="of:=IF(ISERROR(HLOOKUP([.D13];[.$A$1:.$Z$2];2));&quot;&quot;;HLOOKUP([.D13];[.$A$1:.$Z$2];2))" office:value-type="string" office:string-value="l" calcext:value-type="string">
            <text:p>l</text:p>
          </table:table-cell>
          <table:table-cell table:style-name="ce10" table:formula="of:=IF(ISERROR(HLOOKUP([.E13];[.$A$1:.$Z$2];2));&quot;&quot;;HLOOKUP([.E13];[.$A$1:.$Z$2];2))" office:value-type="string" office:string-value="y" calcext:value-type="string">
            <text:p>y</text:p>
          </table:table-cell>
          <table:table-cell table:style-name="ce10" table:formula="of:=IF(ISERROR(HLOOKUP([.F13];[.$A$1:.$Z$2];2));&quot;&quot;;HLOOKUP([.F13];[.$A$1:.$Z$2];2))">
            <text:p/>
          </table:table-cell>
          <table:table-cell table:style-name="ce10" table:formula="of:=IF(ISERROR(HLOOKUP([.G13];[.$A$1:.$Z$2];2));&quot;&quot;;HLOOKUP([.G13];[.$A$1:.$Z$2];2))" office:value-type="string" office:string-value="h" calcext:value-type="string">
            <text:p>h</text:p>
          </table:table-cell>
          <table:table-cell table:style-name="ce10" table:formula="of:=IF(ISERROR(HLOOKUP([.H13];[.$A$1:.$Z$2];2));&quot;&quot;;HLOOKUP([.H13];[.$A$1:.$Z$2];2))" office:value-type="string" office:string-value="i" calcext:value-type="string">
            <text:p>i</text:p>
          </table:table-cell>
          <table:table-cell table:style-name="ce10" table:formula="of:=IF(ISERROR(HLOOKUP([.I13];[.$A$1:.$Z$2];2));&quot;&quot;;HLOOKUP([.I13];[.$A$1:.$Z$2];2))" office:value-type="string" office:string-value="s" calcext:value-type="string">
            <text:p>s</text:p>
          </table:table-cell>
          <table:table-cell table:style-name="ce10" table:formula="of:=IF(ISERROR(HLOOKUP([.J13];[.$A$1:.$Z$2];2));&quot;&quot;;HLOOKUP([.J13];[.$A$1:.$Z$2];2))">
            <text:p/>
          </table:table-cell>
          <table:table-cell table:style-name="ce10" table:formula="of:=IF(ISERROR(HLOOKUP([.K13];[.$A$1:.$Z$2];2));&quot;&quot;;HLOOKUP([.K13];[.$A$1:.$Z$2];2))" office:value-type="string" office:string-value="b" calcext:value-type="string">
            <text:p>b</text:p>
          </table:table-cell>
          <table:table-cell table:style-name="ce10" table:formula="of:=IF(ISERROR(HLOOKUP([.L13];[.$A$1:.$Z$2];2));&quot;&quot;;HLOOKUP([.L13];[.$A$1:.$Z$2];2))" office:value-type="string" office:string-value="r" calcext:value-type="string">
            <text:p>r</text:p>
          </table:table-cell>
          <table:table-cell table:style-name="ce10" table:formula="of:=IF(ISERROR(HLOOKUP([.M13];[.$A$1:.$Z$2];2));&quot;&quot;;HLOOKUP([.M13];[.$A$1:.$Z$2];2))" office:value-type="string" office:string-value="o" calcext:value-type="string">
            <text:p>o</text:p>
          </table:table-cell>
          <table:table-cell table:style-name="ce10" table:formula="of:=IF(ISERROR(HLOOKUP([.N13];[.$A$1:.$Z$2];2));&quot;&quot;;HLOOKUP([.N13];[.$A$1:.$Z$2];2))" office:value-type="string" office:string-value="t" calcext:value-type="string">
            <text:p>t</text:p>
          </table:table-cell>
          <table:table-cell table:style-name="ce10" table:formula="of:=IF(ISERROR(HLOOKUP([.O13];[.$A$1:.$Z$2];2));&quot;&quot;;HLOOKUP([.O13];[.$A$1:.$Z$2];2))" office:value-type="string" office:string-value="h" calcext:value-type="string">
            <text:p>h</text:p>
          </table:table-cell>
          <table:table-cell table:style-name="ce10" table:formula="of:=IF(ISERROR(HLOOKUP([.P13];[.$A$1:.$Z$2];2));&quot;&quot;;HLOOKUP([.P13];[.$A$1:.$Z$2];2))" office:value-type="string" office:string-value="e" calcext:value-type="string">
            <text:p>e</text:p>
          </table:table-cell>
          <table:table-cell table:style-name="ce10" table:formula="of:=IF(ISERROR(HLOOKUP([.Q13];[.$A$1:.$Z$2];2));&quot;&quot;;HLOOKUP([.Q13];[.$A$1:.$Z$2];2))" office:value-type="string" office:string-value="r" calcext:value-type="string">
            <text:p>r</text:p>
          </table:table-cell>
          <table:table-cell table:style-name="ce10" table:formula="of:=IF(ISERROR(HLOOKUP([.R13];[.$A$1:.$Z$2];2));&quot;&quot;;HLOOKUP([.R13];[.$A$1:.$Z$2];2))" office:value-type="string" office:string-value="s" calcext:value-type="string">
            <text:p>s</text:p>
          </table:table-cell>
          <table:table-cell table:style-name="ce10" table:formula="of:=IF(ISERROR(HLOOKUP([.S13];[.$A$1:.$Z$2];2));&quot;&quot;;HLOOKUP([.S13];[.$A$1:.$Z$2];2))">
            <text:p/>
          </table:table-cell>
          <table:table-cell table:style-name="ce10" table:formula="of:=IF(ISERROR(HLOOKUP([.T13];[.$A$1:.$Z$2];2));&quot;&quot;;HLOOKUP([.T13];[.$A$1:.$Z$2];2))" office:value-type="string" office:string-value="k" calcext:value-type="string">
            <text:p>k</text:p>
          </table:table-cell>
          <table:table-cell table:style-name="ce10" table:formula="of:=IF(ISERROR(HLOOKUP([.U13];[.$A$1:.$Z$2];2));&quot;&quot;;HLOOKUP([.U13];[.$A$1:.$Z$2];2))" office:value-type="string" office:string-value="e" calcext:value-type="string">
            <text:p>e</text:p>
          </table:table-cell>
          <table:table-cell table:style-name="ce10" table:formula="of:=IF(ISERROR(HLOOKUP([.V13];[.$A$1:.$Z$2];2));&quot;&quot;;HLOOKUP([.V13];[.$A$1:.$Z$2];2))" office:value-type="string" office:string-value="e" calcext:value-type="string">
            <text:p>e</text:p>
          </table:table-cell>
          <table:table-cell table:style-name="ce10" table:formula="of:=IF(ISERROR(HLOOKUP([.W13];[.$A$1:.$Z$2];2));&quot;&quot;;HLOOKUP([.W13];[.$A$1:.$Z$2];2))" office:value-type="string" office:string-value="p" calcext:value-type="string">
            <text:p>p</text:p>
          </table:table-cell>
          <table:table-cell table:style-name="ce10" table:formula="of:=IF(ISERROR(HLOOKUP([.X13];[.$A$1:.$Z$2];2));&quot;&quot;;HLOOKUP([.X13];[.$A$1:.$Z$2];2))" office:value-type="string" office:string-value="e" calcext:value-type="string">
            <text:p>e</text:p>
          </table:table-cell>
          <table:table-cell table:style-name="ce10" table:formula="of:=IF(ISERROR(HLOOKUP([.Y13];[.$A$1:.$Z$2];2));&quot;&quot;;HLOOKUP([.Y13];[.$A$1:.$Z$2];2))" office:value-type="string" office:string-value="r" calcext:value-type="string">
            <text:p>r</text:p>
          </table:table-cell>
          <table:table-cell table:style-name="ce10" table:formula="of:=IF(ISERROR(HLOOKUP([.Z13];[.$A$1:.$Z$2];2));&quot;&quot;;HLOOKUP([.Z13];[.$A$1:.$Z$2];2))">
            <text:p/>
          </table:table-cell>
          <table:table-cell table:style-name="ce10" table:formula="of:=IF(ISERROR(HLOOKUP([.AA13];[.$A$1:.$Z$2];2));&quot;&quot;;HLOOKUP([.AA13];[.$A$1:.$Z$2];2))" office:value-type="string" office:string-value="a" calcext:value-type="string">
            <text:p>a</text:p>
          </table:table-cell>
          <table:table-cell table:style-name="ce10" table:formula="of:=IF(ISERROR(HLOOKUP([.AB13];[.$A$1:.$Z$2];2));&quot;&quot;;HLOOKUP([.AB13];[.$A$1:.$Z$2];2))" office:value-type="string" office:string-value="n" calcext:value-type="string">
            <text:p>n</text:p>
          </table:table-cell>
          <table:table-cell table:style-name="ce10" table:formula="of:=IF(ISERROR(HLOOKUP([.AC13];[.$A$1:.$Z$2];2));&quot;&quot;;HLOOKUP([.AC13];[.$A$1:.$Z$2];2))" office:value-type="string" office:string-value="d" calcext:value-type="string">
            <text:p>d</text:p>
          </table:table-cell>
          <table:table-cell table:style-name="ce10" table:formula="of:=IF(ISERROR(HLOOKUP([.AD13];[.$A$1:.$Z$2];2));&quot;&quot;;HLOOKUP([.AD13];[.$A$1:.$Z$2];2))">
            <text:p/>
          </table:table-cell>
          <table:table-cell table:style-name="ce10" table:formula="of:=IF(ISERROR(HLOOKUP([.AE13];[.$A$1:.$Z$2];2));&quot;&quot;;HLOOKUP([.AE13];[.$A$1:.$Z$2];2))" office:value-type="string" office:string-value="t" calcext:value-type="string">
            <text:p>t</text:p>
          </table:table-cell>
          <table:table-cell table:style-name="ce10" table:formula="of:=IF(ISERROR(HLOOKUP([.AF13];[.$A$1:.$Z$2];2));&quot;&quot;;HLOOKUP([.AF13];[.$A$1:.$Z$2];2))" office:value-type="string" office:string-value="h" calcext:value-type="string">
            <text:p>h</text:p>
          </table:table-cell>
          <table:table-cell table:style-name="ce10" table:formula="of:=IF(ISERROR(HLOOKUP([.AG13];[.$A$1:.$Z$2];2));&quot;&quot;;HLOOKUP([.AG13];[.$A$1:.$Z$2];2))" office:value-type="string" office:string-value="e" calcext:value-type="string">
            <text:p>e</text:p>
          </table:table-cell>
          <table:table-cell table:style-name="ce10" table:formula="of:=IF(ISERROR(HLOOKUP([.AH13];[.$A$1:.$Z$2];2));&quot;&quot;;HLOOKUP([.AH13];[.$A$1:.$Z$2];2))">
            <text:p/>
          </table:table-cell>
          <table:table-cell table:style-name="ce10" table:formula="of:=IF(ISERROR(HLOOKUP([.AI13];[.$A$1:.$Z$2];2));&quot;&quot;;HLOOKUP([.AI13];[.$A$1:.$Z$2];2))" office:value-type="string" office:string-value="f" calcext:value-type="string">
            <text:p>f</text:p>
          </table:table-cell>
          <table:table-cell table:style-name="ce10" table:formula="of:=IF(ISERROR(HLOOKUP([.AJ13];[.$A$1:.$Z$2];2));&quot;&quot;;HLOOKUP([.AJ13];[.$A$1:.$Z$2];2))" office:value-type="string" office:string-value="i" calcext:value-type="string">
            <text:p>i</text:p>
          </table:table-cell>
          <table:table-cell table:style-name="ce10" table:formula="of:=IF(ISERROR(HLOOKUP([.AK13];[.$A$1:.$Z$2];2));&quot;&quot;;HLOOKUP([.AK13];[.$A$1:.$Z$2];2))" office:value-type="string" office:string-value="n" calcext:value-type="string">
            <text:p>n</text:p>
          </table:table-cell>
          <table:table-cell table:style-name="ce10" table:formula="of:=IF(ISERROR(HLOOKUP([.AL13];[.$A$1:.$Z$2];2));&quot;&quot;;HLOOKUP([.AL13];[.$A$1:.$Z$2];2))" office:value-type="string" office:string-value="d" calcext:value-type="string">
            <text:p>d</text:p>
          </table:table-cell>
          <table:table-cell table:style-name="ce10" table:formula="of:=IF(ISERROR(HLOOKUP([.AM13];[.$A$1:.$Z$2];2));&quot;&quot;;HLOOKUP([.AM13];[.$A$1:.$Z$2];2))" office:value-type="string" office:string-value="e" calcext:value-type="string">
            <text:p>e</text:p>
          </table:table-cell>
          <table:table-cell table:style-name="ce10" table:formula="of:=IF(ISERROR(HLOOKUP([.AN13];[.$A$1:.$Z$2];2));&quot;&quot;;HLOOKUP([.AN13];[.$A$1:.$Z$2];2))" office:value-type="string" office:string-value="r" calcext:value-type="string">
            <text:p>r</text:p>
          </table:table-cell>
          <table:table-cell table:style-name="ce10" table:formula="of:=IF(ISERROR(HLOOKUP([.AO13];[.$A$1:.$Z$2];2));&quot;&quot;;HLOOKUP([.AO13];[.$A$1:.$Z$2];2))">
            <text:p/>
          </table:table-cell>
          <table:table-cell table:style-name="ce10" table:formula="of:=IF(ISERROR(HLOOKUP([.AP13];[.$A$1:.$Z$2];2));&quot;&quot;;HLOOKUP([.AP13];[.$A$1:.$Z$2];2))" office:value-type="string" office:string-value="o" calcext:value-type="string">
            <text:p>o</text:p>
          </table:table-cell>
          <table:table-cell table:style-name="ce10" table:formula="of:=IF(ISERROR(HLOOKUP([.AQ13];[.$A$1:.$Z$2];2));&quot;&quot;;HLOOKUP([.AQ13];[.$A$1:.$Z$2];2))" office:value-type="string" office:string-value="f" calcext:value-type="string">
            <text:p>f</text:p>
          </table:table-cell>
          <table:table-cell table:style-name="ce10" table:formula="of:=IF(ISERROR(HLOOKUP([.AR13];[.$A$1:.$Z$2];2));&quot;&quot;;HLOOKUP([.AR13];[.$A$1:.$Z$2];2))">
            <text:p/>
          </table:table-cell>
          <table:table-cell table:style-name="ce10" table:formula="of:=IF(ISERROR(HLOOKUP([.AS13];[.$A$1:.$Z$2];2));&quot;&quot;;HLOOKUP([.AS13];[.$A$1:.$Z$2];2))" office:value-type="string" office:string-value="l" calcext:value-type="string">
            <text:p>l</text:p>
          </table:table-cell>
          <table:table-cell table:style-name="ce10" table:formula="of:=IF(ISERROR(HLOOKUP([.AT13];[.$A$1:.$Z$2];2));&quot;&quot;;HLOOKUP([.AT13];[.$A$1:.$Z$2];2))" office:value-type="string" office:string-value="o" calcext:value-type="string">
            <text:p>o</text:p>
          </table:table-cell>
          <table:table-cell table:style-name="ce10" table:formula="of:=IF(ISERROR(HLOOKUP([.AU13];[.$A$1:.$Z$2];2));&quot;&quot;;HLOOKUP([.AU13];[.$A$1:.$Z$2];2))" office:value-type="string" office:string-value="s" calcext:value-type="string">
            <text:p>s</text:p>
          </table:table-cell>
          <table:table-cell table:style-name="ce10" table:formula="of:=IF(ISERROR(HLOOKUP([.AV13];[.$A$1:.$Z$2];2));&quot;&quot;;HLOOKUP([.AV13];[.$A$1:.$Z$2];2))" office:value-type="string" office:string-value="t" calcext:value-type="string">
            <text:p>t</text:p>
          </table:table-cell>
          <table:table-cell table:style-name="ce10" table:formula="of:=IF(ISERROR(HLOOKUP([.AW13];[.$A$1:.$Z$2];2));&quot;&quot;;HLOOKUP([.AW13];[.$A$1:.$Z$2];2))">
            <text:p/>
          </table:table-cell>
          <table:table-cell table:style-name="ce10" table:formula="of:=IF(ISERROR(HLOOKUP([.AX13];[.$A$1:.$Z$2];2));&quot;&quot;;HLOOKUP([.AX13];[.$A$1:.$Z$2];2))" office:value-type="string" office:string-value="c" calcext:value-type="string">
            <text:p>c</text:p>
          </table:table-cell>
          <table:table-cell table:style-name="ce10" table:formula="of:=IF(ISERROR(HLOOKUP([.AY13];[.$A$1:.$Z$2];2));&quot;&quot;;HLOOKUP([.AY13];[.$A$1:.$Z$2];2))" office:value-type="string" office:string-value="h" calcext:value-type="string">
            <text:p>h</text:p>
          </table:table-cell>
          <table:table-cell table:style-name="ce10" table:formula="of:=IF(ISERROR(HLOOKUP([.AZ13];[.$A$1:.$Z$2];2));&quot;&quot;;HLOOKUP([.AZ13];[.$A$1:.$Z$2];2))" office:value-type="string" office:string-value="i" calcext:value-type="string">
            <text:p>i</text:p>
          </table:table-cell>
          <table:table-cell table:style-name="ce10" table:formula="of:=IF(ISERROR(HLOOKUP([.BA13];[.$A$1:.$Z$2];2));&quot;&quot;;HLOOKUP([.BA13];[.$A$1:.$Z$2];2))" office:value-type="string" office:string-value="l" calcext:value-type="string">
            <text:p>l</text:p>
          </table:table-cell>
          <table:table-cell table:style-name="ce10" table:formula="of:=IF(ISERROR(HLOOKUP([.BB13];[.$A$1:.$Z$2];2));&quot;&quot;;HLOOKUP([.BB13];[.$A$1:.$Z$2];2))" office:value-type="string" office:string-value="d" calcext:value-type="string">
            <text:p>d</text:p>
          </table:table-cell>
          <table:table-cell table:style-name="ce10" table:formula="of:=IF(ISERROR(HLOOKUP([.BC13];[.$A$1:.$Z$2];2));&quot;&quot;;HLOOKUP([.BC13];[.$A$1:.$Z$2];2))" office:value-type="string" office:string-value="r" calcext:value-type="string">
            <text:p>r</text:p>
          </table:table-cell>
          <table:table-cell table:style-name="ce10" table:formula="of:=IF(ISERROR(HLOOKUP([.BD13];[.$A$1:.$Z$2];2));&quot;&quot;;HLOOKUP([.BD13];[.$A$1:.$Z$2];2))" office:value-type="string" office:string-value="e" calcext:value-type="string">
            <text:p>e</text:p>
          </table:table-cell>
          <table:table-cell table:style-name="ce10" table:formula="of:=IF(ISERROR(HLOOKUP([.BE13];[.$A$1:.$Z$2];2));&quot;&quot;;HLOOKUP([.BE13];[.$A$1:.$Z$2];2))" office:value-type="string" office:string-value="n" calcext:value-type="string">
            <text:p>n</text:p>
          </table:table-cell>
          <table:table-cell table:style-name="ce10" table:formula="of:=IF(ISERROR(HLOOKUP([.BF13];[.$A$1:.$Z$2];2));&quot;&quot;;HLOOKUP([.BF13];[.$A$1:.$Z$2];2))">
            <text:p/>
          </table:table-cell>
          <table:table-cell table:style-name="ce10" table:formula="of:=IF(ISERROR(HLOOKUP([.BG13];[.$A$1:.$Z$2];2));&quot;&quot;;HLOOKUP([.BG13];[.$A$1:.$Z$2];2))" office:value-type="string" office:string-value="a" calcext:value-type="string">
            <text:p>a</text:p>
          </table:table-cell>
          <table:table-cell table:style-name="ce10" table:formula="of:=IF(ISERROR(HLOOKUP([.BH13];[.$A$1:.$Z$2];2));&quot;&quot;;HLOOKUP([.BH13];[.$A$1:.$Z$2];2))" office:value-type="string" office:string-value="n" calcext:value-type="string">
            <text:p>n</text:p>
          </table:table-cell>
          <table:table-cell table:style-name="ce10" table:formula="of:=IF(ISERROR(HLOOKUP([.BI13];[.$A$1:.$Z$2];2));&quot;&quot;;HLOOKUP([.BI13];[.$A$1:.$Z$2];2))" office:value-type="string" office:string-value="d" calcext:value-type="string">
            <text:p>d</text:p>
          </table:table-cell>
          <table:table-cell table:style-name="ce10" table:formula="of:=IF(ISERROR(HLOOKUP([.BJ13];[.$A$1:.$Z$2];2));&quot;&quot;;HLOOKUP([.BJ13];[.$A$1:.$Z$2];2))">
            <text:p/>
          </table:table-cell>
          <table:table-cell table:style-name="ce10" table:formula="of:=IF(ISERROR(HLOOKUP([.BK13];[.$A$1:.$Z$2];2));&quot;&quot;;HLOOKUP([.BK13];[.$A$1:.$Z$2];2))" office:value-type="string" office:string-value="i" calcext:value-type="string">
            <text:p>i</text:p>
          </table:table-cell>
          <table:table-cell table:style-name="ce10" table:formula="of:=IF(ISERROR(HLOOKUP([.BL13];[.$A$1:.$Z$2];2));&quot;&quot;;HLOOKUP([.BL13];[.$A$1:.$Z$2];2))">
            <text:p/>
          </table:table-cell>
          <table:table-cell table:style-name="ce10" table:formula="of:=IF(ISERROR(HLOOKUP([.BM13];[.$A$1:.$Z$2];2));&quot;&quot;;HLOOKUP([.BM13];[.$A$1:.$Z$2];2))" office:value-type="string" office:string-value="w" calcext:value-type="string">
            <text:p>w</text:p>
          </table:table-cell>
          <table:table-cell table:style-name="ce10" table:formula="of:=IF(ISERROR(HLOOKUP([.BN13];[.$A$1:.$Z$2];2));&quot;&quot;;HLOOKUP([.BN13];[.$A$1:.$Z$2];2))" office:value-type="string" office:string-value="i" calcext:value-type="string">
            <text:p>i</text:p>
          </table:table-cell>
          <table:table-cell table:style-name="ce10" table:formula="of:=IF(ISERROR(HLOOKUP([.BO13];[.$A$1:.$Z$2];2));&quot;&quot;;HLOOKUP([.BO13];[.$A$1:.$Z$2];2))" office:value-type="string" office:string-value="l" calcext:value-type="string">
            <text:p>l</text:p>
          </table:table-cell>
          <table:table-cell table:style-name="ce10" table:formula="of:=IF(ISERROR(HLOOKUP([.BP13];[.$A$1:.$Z$2];2));&quot;&quot;;HLOOKUP([.BP13];[.$A$1:.$Z$2];2))" office:value-type="string" office:string-value="l" calcext:value-type="string">
            <text:p>l</text:p>
          </table:table-cell>
          <table:table-cell table:style-name="ce10" table:formula="of:=IF(ISERROR(HLOOKUP([.BQ13];[.$A$1:.$Z$2];2));&quot;&quot;;HLOOKUP([.BQ13];[.$A$1:.$Z$2];2))">
            <text:p/>
          </table:table-cell>
          <table:table-cell table:style-name="ce10" table:formula="of:=IF(ISERROR(HLOOKUP([.BR13];[.$A$1:.$Z$2];2));&quot;&quot;;HLOOKUP([.BR13];[.$A$1:.$Z$2];2))" office:value-type="string" office:string-value="s" calcext:value-type="string">
            <text:p>s</text:p>
          </table:table-cell>
          <table:table-cell table:style-name="ce10" table:formula="of:=IF(ISERROR(HLOOKUP([.BS13];[.$A$1:.$Z$2];2));&quot;&quot;;HLOOKUP([.BS13];[.$A$1:.$Z$2];2))" office:value-type="string" office:string-value="t" calcext:value-type="string">
            <text:p>t</text:p>
          </table:table-cell>
          <table:table-cell table:style-name="ce10" table:formula="of:=IF(ISERROR(HLOOKUP([.BT13];[.$A$1:.$Z$2];2));&quot;&quot;;HLOOKUP([.BT13];[.$A$1:.$Z$2];2))" office:value-type="string" office:string-value="r" calcext:value-type="string">
            <text:p>r</text:p>
          </table:table-cell>
          <table:table-cell table:style-name="ce10" table:formula="of:=IF(ISERROR(HLOOKUP([.BU13];[.$A$1:.$Z$2];2));&quot;&quot;;HLOOKUP([.BU13];[.$A$1:.$Z$2];2))" office:value-type="string" office:string-value="i" calcext:value-type="string">
            <text:p>i</text:p>
          </table:table-cell>
          <table:table-cell table:style-name="ce10" table:formula="of:=IF(ISERROR(HLOOKUP([.BV13];[.$A$1:.$Z$2];2));&quot;&quot;;HLOOKUP([.BV13];[.$A$1:.$Z$2];2))" office:value-type="string" office:string-value="k" calcext:value-type="string">
            <text:p>k</text:p>
          </table:table-cell>
          <table:table-cell table:style-name="ce10" table:formula="of:=IF(ISERROR(HLOOKUP([.BW13];[.$A$1:.$Z$2];2));&quot;&quot;;HLOOKUP([.BW13];[.$A$1:.$Z$2];2))" office:value-type="string" office:string-value="e" calcext:value-type="string">
            <text:p>e</text:p>
          </table:table-cell>
          <table:table-cell table:style-name="ce10" table:formula="of:=IF(ISERROR(HLOOKUP([.BX13];[.$A$1:.$Z$2];2));&quot;&quot;;HLOOKUP([.BX13];[.$A$1:.$Z$2];2))">
            <text:p/>
          </table:table-cell>
          <table:table-cell table:style-name="ce10" table:formula="of:=IF(ISERROR(HLOOKUP([.BY13];[.$A$1:.$Z$2];2));&quot;&quot;;HLOOKUP([.BY13];[.$A$1:.$Z$2];2))">
            <text:p/>
          </table:table-cell>
          <table:table-cell table:style-name="ce10" table:formula="of:=IF(ISERROR(HLOOKUP([.BZ13];[.$A$1:.$Z$2];2));&quot;&quot;;HLOOKUP([.BZ13];[.$A$1:.$Z$2];2))">
            <text:p/>
          </table:table-cell>
          <table:table-cell table:number-columns-repeated="946"/>
        </table:table-row>
        <table:table-row table:style-name="ro1">
          <table:table-cell table:style-name="ce9" table:number-columns-repeated="78"/>
          <table:table-cell table:number-columns-repeated="946"/>
        </table:table-row>
        <table:table-row table:style-name="ro1"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k</text:p>
          </table:table-cell>
          <table:table-cell table:style-name="ce9"/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k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p</text:p>
          </table:table-cell>
          <table:table-cell table:number-columns-repeated="2" table:style-name="ce9" office:value-type="string" calcext:value-type="string">
            <text:p>z</text:p>
          </table:table-cell>
          <table:table-cell table:style-name="ce9"/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p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n</text:p>
          </table:table-cell>
          <table:table-cell table:style-name="ce9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z</text:p>
          </table:table-cell>
          <table:table-cell table:style-name="ce9"/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j</text:p>
          </table:table-cell>
          <table:table-cell table:style-name="ce9"/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c</text:p>
          </table:table-cell>
          <table:table-cell table:style-name="ce9"/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e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z</text:p>
          </table:table-cell>
          <table:table-cell table:style-name="ce9"/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f</text:p>
          </table:table-cell>
          <table:table-cell table:style-name="ce9"/>
          <table:table-cell table:style-name="ce9" office:value-type="string" calcext:value-type="string">
            <text:p>y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n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f</text:p>
          </table:table-cell>
          <table:table-cell table:style-name="ce9" table:number-columns-repeated="4"/>
          <table:table-cell table:number-columns-repeated="946"/>
        </table:table-row>
        <table:table-row table:style-name="ro1">
          <table:table-cell table:style-name="ce10" table:formula="of:=IF(ISERROR(HLOOKUP([.A16];[.$A$1:.$Z$2];2));&quot;&quot;;HLOOKUP([.A16];[.$A$1:.$Z$2];2))" office:value-type="string" office:string-value="d" calcext:value-type="string">
            <text:p>d</text:p>
          </table:table-cell>
          <table:table-cell table:style-name="ce10" table:formula="of:=IF(ISERROR(HLOOKUP([.B16];[.$A$1:.$Z$2];2));&quot;&quot;;HLOOKUP([.B16];[.$A$1:.$Z$2];2))" office:value-type="string" office:string-value="o" calcext:value-type="string">
            <text:p>o</text:p>
          </table:table-cell>
          <table:table-cell table:style-name="ce10" table:formula="of:=IF(ISERROR(HLOOKUP([.C16];[.$A$1:.$Z$2];2));&quot;&quot;;HLOOKUP([.C16];[.$A$1:.$Z$2];2))" office:value-type="string" office:string-value="w" calcext:value-type="string">
            <text:p>w</text:p>
          </table:table-cell>
          <table:table-cell table:style-name="ce10" table:formula="of:=IF(ISERROR(HLOOKUP([.D16];[.$A$1:.$Z$2];2));&quot;&quot;;HLOOKUP([.D16];[.$A$1:.$Z$2];2))" office:value-type="string" office:string-value="n" calcext:value-type="string">
            <text:p>n</text:p>
          </table:table-cell>
          <table:table-cell table:style-name="ce10" table:formula="of:=IF(ISERROR(HLOOKUP([.E16];[.$A$1:.$Z$2];2));&quot;&quot;;HLOOKUP([.E16];[.$A$1:.$Z$2];2))">
            <text:p/>
          </table:table-cell>
          <table:table-cell table:style-name="ce10" table:formula="of:=IF(ISERROR(HLOOKUP([.F16];[.$A$1:.$Z$2];2));&quot;&quot;;HLOOKUP([.F16];[.$A$1:.$Z$2];2))" office:value-type="string" office:string-value="u" calcext:value-type="string">
            <text:p>u</text:p>
          </table:table-cell>
          <table:table-cell table:style-name="ce10" table:formula="of:=IF(ISERROR(HLOOKUP([.G16];[.$A$1:.$Z$2];2));&quot;&quot;;HLOOKUP([.G16];[.$A$1:.$Z$2];2))" office:value-type="string" office:string-value="p" calcext:value-type="string">
            <text:p>p</text:p>
          </table:table-cell>
          <table:table-cell table:style-name="ce10" table:formula="of:=IF(ISERROR(HLOOKUP([.H16];[.$A$1:.$Z$2];2));&quot;&quot;;HLOOKUP([.H16];[.$A$1:.$Z$2];2))" office:value-type="string" office:string-value="o" calcext:value-type="string">
            <text:p>o</text:p>
          </table:table-cell>
          <table:table-cell table:style-name="ce10" table:formula="of:=IF(ISERROR(HLOOKUP([.I16];[.$A$1:.$Z$2];2));&quot;&quot;;HLOOKUP([.I16];[.$A$1:.$Z$2];2))" office:value-type="string" office:string-value="n" calcext:value-type="string">
            <text:p>n</text:p>
          </table:table-cell>
          <table:table-cell table:style-name="ce10" table:formula="of:=IF(ISERROR(HLOOKUP([.J16];[.$A$1:.$Z$2];2));&quot;&quot;;HLOOKUP([.J16];[.$A$1:.$Z$2];2))">
            <text:p/>
          </table:table-cell>
          <table:table-cell table:style-name="ce10" table:formula="of:=IF(ISERROR(HLOOKUP([.K16];[.$A$1:.$Z$2];2));&quot;&quot;;HLOOKUP([.K16];[.$A$1:.$Z$2];2))" office:value-type="string" office:string-value="t" calcext:value-type="string">
            <text:p>t</text:p>
          </table:table-cell>
          <table:table-cell table:style-name="ce10" table:formula="of:=IF(ISERROR(HLOOKUP([.L16];[.$A$1:.$Z$2];2));&quot;&quot;;HLOOKUP([.L16];[.$A$1:.$Z$2];2))" office:value-type="string" office:string-value="h" calcext:value-type="string">
            <text:p>h</text:p>
          </table:table-cell>
          <table:table-cell table:style-name="ce10" table:formula="of:=IF(ISERROR(HLOOKUP([.M16];[.$A$1:.$Z$2];2));&quot;&quot;;HLOOKUP([.M16];[.$A$1:.$Z$2];2))" office:value-type="string" office:string-value="e" calcext:value-type="string">
            <text:p>e</text:p>
          </table:table-cell>
          <table:table-cell table:style-name="ce10" table:formula="of:=IF(ISERROR(HLOOKUP([.N16];[.$A$1:.$Z$2];2));&quot;&quot;;HLOOKUP([.N16];[.$A$1:.$Z$2];2))" office:value-type="string" office:string-value="e" calcext:value-type="string">
            <text:p>e</text:p>
          </table:table-cell>
          <table:table-cell table:style-name="ce10" table:formula="of:=IF(ISERROR(HLOOKUP([.O16];[.$A$1:.$Z$2];2));&quot;&quot;;HLOOKUP([.O16];[.$A$1:.$Z$2];2))">
            <text:p/>
          </table:table-cell>
          <table:table-cell table:style-name="ce10" table:formula="of:=IF(ISERROR(HLOOKUP([.P16];[.$A$1:.$Z$2];2));&quot;&quot;;HLOOKUP([.P16];[.$A$1:.$Z$2];2))" office:value-type="string" office:string-value="w" calcext:value-type="string">
            <text:p>w</text:p>
          </table:table-cell>
          <table:table-cell table:style-name="ce10" table:formula="of:=IF(ISERROR(HLOOKUP([.Q16];[.$A$1:.$Z$2];2));&quot;&quot;;HLOOKUP([.Q16];[.$A$1:.$Z$2];2))" office:value-type="string" office:string-value="i" calcext:value-type="string">
            <text:p>i</text:p>
          </table:table-cell>
          <table:table-cell table:style-name="ce10" table:formula="of:=IF(ISERROR(HLOOKUP([.R16];[.$A$1:.$Z$2];2));&quot;&quot;;HLOOKUP([.R16];[.$A$1:.$Z$2];2))" office:value-type="string" office:string-value="t" calcext:value-type="string">
            <text:p>t</text:p>
          </table:table-cell>
          <table:table-cell table:style-name="ce10" table:formula="of:=IF(ISERROR(HLOOKUP([.S16];[.$A$1:.$Z$2];2));&quot;&quot;;HLOOKUP([.S16];[.$A$1:.$Z$2];2))" office:value-type="string" office:string-value="h" calcext:value-type="string">
            <text:p>h</text:p>
          </table:table-cell>
          <table:table-cell table:style-name="ce10" table:formula="of:=IF(ISERROR(HLOOKUP([.T16];[.$A$1:.$Z$2];2));&quot;&quot;;HLOOKUP([.T16];[.$A$1:.$Z$2];2))">
            <text:p/>
          </table:table-cell>
          <table:table-cell table:style-name="ce10" table:formula="of:=IF(ISERROR(HLOOKUP([.U16];[.$A$1:.$Z$2];2));&quot;&quot;;HLOOKUP([.U16];[.$A$1:.$Z$2];2))" office:value-type="string" office:string-value="g" calcext:value-type="string">
            <text:p>g</text:p>
          </table:table-cell>
          <table:table-cell table:style-name="ce10" table:formula="of:=IF(ISERROR(HLOOKUP([.V16];[.$A$1:.$Z$2];2));&quot;&quot;;HLOOKUP([.V16];[.$A$1:.$Z$2];2))" office:value-type="string" office:string-value="r" calcext:value-type="string">
            <text:p>r</text:p>
          </table:table-cell>
          <table:table-cell table:style-name="ce10" table:formula="of:=IF(ISERROR(HLOOKUP([.W16];[.$A$1:.$Z$2];2));&quot;&quot;;HLOOKUP([.W16];[.$A$1:.$Z$2];2))" office:value-type="string" office:string-value="e" calcext:value-type="string">
            <text:p>e</text:p>
          </table:table-cell>
          <table:table-cell table:style-name="ce10" table:formula="of:=IF(ISERROR(HLOOKUP([.X16];[.$A$1:.$Z$2];2));&quot;&quot;;HLOOKUP([.X16];[.$A$1:.$Z$2];2))" office:value-type="string" office:string-value="a" calcext:value-type="string">
            <text:p>a</text:p>
          </table:table-cell>
          <table:table-cell table:style-name="ce10" table:formula="of:=IF(ISERROR(HLOOKUP([.Y16];[.$A$1:.$Z$2];2));&quot;&quot;;HLOOKUP([.Y16];[.$A$1:.$Z$2];2))" office:value-type="string" office:string-value="t" calcext:value-type="string">
            <text:p>t</text:p>
          </table:table-cell>
          <table:table-cell table:style-name="ce10" table:formula="of:=IF(ISERROR(HLOOKUP([.Z16];[.$A$1:.$Z$2];2));&quot;&quot;;HLOOKUP([.Z16];[.$A$1:.$Z$2];2))">
            <text:p/>
          </table:table-cell>
          <table:table-cell table:style-name="ce10" table:formula="of:=IF(ISERROR(HLOOKUP([.AA16];[.$A$1:.$Z$2];2));&quot;&quot;;HLOOKUP([.AA16];[.$A$1:.$Z$2];2))" office:value-type="string" office:string-value="v" calcext:value-type="string">
            <text:p>v</text:p>
          </table:table-cell>
          <table:table-cell table:style-name="ce10" table:formula="of:=IF(ISERROR(HLOOKUP([.AB16];[.$A$1:.$Z$2];2));&quot;&quot;;HLOOKUP([.AB16];[.$A$1:.$Z$2];2))" office:value-type="string" office:string-value="e" calcext:value-type="string">
            <text:p>e</text:p>
          </table:table-cell>
          <table:table-cell table:style-name="ce10" table:formula="of:=IF(ISERROR(HLOOKUP([.AC16];[.$A$1:.$Z$2];2));&quot;&quot;;HLOOKUP([.AC16];[.$A$1:.$Z$2];2))" office:value-type="string" office:string-value="n" calcext:value-type="string">
            <text:p>n</text:p>
          </table:table-cell>
          <table:table-cell table:style-name="ce10" table:formula="of:=IF(ISERROR(HLOOKUP([.AD16];[.$A$1:.$Z$2];2));&quot;&quot;;HLOOKUP([.AD16];[.$A$1:.$Z$2];2))" office:value-type="string" office:string-value="g" calcext:value-type="string">
            <text:p>g</text:p>
          </table:table-cell>
          <table:table-cell table:style-name="ce10" table:formula="of:=IF(ISERROR(HLOOKUP([.AE16];[.$A$1:.$Z$2];2));&quot;&quot;;HLOOKUP([.AE16];[.$A$1:.$Z$2];2))" office:value-type="string" office:string-value="e" calcext:value-type="string">
            <text:p>e</text:p>
          </table:table-cell>
          <table:table-cell table:style-name="ce10" table:formula="of:=IF(ISERROR(HLOOKUP([.AF16];[.$A$1:.$Z$2];2));&quot;&quot;;HLOOKUP([.AF16];[.$A$1:.$Z$2];2))" office:value-type="string" office:string-value="a" calcext:value-type="string">
            <text:p>a</text:p>
          </table:table-cell>
          <table:table-cell table:style-name="ce10" table:formula="of:=IF(ISERROR(HLOOKUP([.AG16];[.$A$1:.$Z$2];2));&quot;&quot;;HLOOKUP([.AG16];[.$A$1:.$Z$2];2))" office:value-type="string" office:string-value="n" calcext:value-type="string">
            <text:p>n</text:p>
          </table:table-cell>
          <table:table-cell table:style-name="ce10" table:formula="of:=IF(ISERROR(HLOOKUP([.AH16];[.$A$1:.$Z$2];2));&quot;&quot;;HLOOKUP([.AH16];[.$A$1:.$Z$2];2))" office:value-type="string" office:string-value="c" calcext:value-type="string">
            <text:p>c</text:p>
          </table:table-cell>
          <table:table-cell table:style-name="ce10" table:formula="of:=IF(ISERROR(HLOOKUP([.AI16];[.$A$1:.$Z$2];2));&quot;&quot;;HLOOKUP([.AI16];[.$A$1:.$Z$2];2))" office:value-type="string" office:string-value="e" calcext:value-type="string">
            <text:p>e</text:p>
          </table:table-cell>
          <table:table-cell table:style-name="ce10" table:formula="of:=IF(ISERROR(HLOOKUP([.AJ16];[.$A$1:.$Z$2];2));&quot;&quot;;HLOOKUP([.AJ16];[.$A$1:.$Z$2];2))">
            <text:p/>
          </table:table-cell>
          <table:table-cell table:style-name="ce10" table:formula="of:=IF(ISERROR(HLOOKUP([.AK16];[.$A$1:.$Z$2];2));&quot;&quot;;HLOOKUP([.AK16];[.$A$1:.$Z$2];2))" office:value-type="string" office:string-value="a" calcext:value-type="string">
            <text:p>a</text:p>
          </table:table-cell>
          <table:table-cell table:style-name="ce10" table:formula="of:=IF(ISERROR(HLOOKUP([.AL16];[.$A$1:.$Z$2];2));&quot;&quot;;HLOOKUP([.AL16];[.$A$1:.$Z$2];2))" office:value-type="string" office:string-value="n" calcext:value-type="string">
            <text:p>n</text:p>
          </table:table-cell>
          <table:table-cell table:style-name="ce10" table:formula="of:=IF(ISERROR(HLOOKUP([.AM16];[.$A$1:.$Z$2];2));&quot;&quot;;HLOOKUP([.AM16];[.$A$1:.$Z$2];2))" office:value-type="string" office:string-value="d" calcext:value-type="string">
            <text:p>d</text:p>
          </table:table-cell>
          <table:table-cell table:style-name="ce10" table:formula="of:=IF(ISERROR(HLOOKUP([.AN16];[.$A$1:.$Z$2];2));&quot;&quot;;HLOOKUP([.AN16];[.$A$1:.$Z$2];2))">
            <text:p/>
          </table:table-cell>
          <table:table-cell table:style-name="ce10" table:formula="of:=IF(ISERROR(HLOOKUP([.AO16];[.$A$1:.$Z$2];2));&quot;&quot;;HLOOKUP([.AO16];[.$A$1:.$Z$2];2))" office:value-type="string" office:string-value="f" calcext:value-type="string">
            <text:p>f</text:p>
          </table:table-cell>
          <table:table-cell table:style-name="ce10" table:formula="of:=IF(ISERROR(HLOOKUP([.AP16];[.$A$1:.$Z$2];2));&quot;&quot;;HLOOKUP([.AP16];[.$A$1:.$Z$2];2))" office:value-type="string" office:string-value="u" calcext:value-type="string">
            <text:p>u</text:p>
          </table:table-cell>
          <table:table-cell table:style-name="ce10" table:formula="of:=IF(ISERROR(HLOOKUP([.AQ16];[.$A$1:.$Z$2];2));&quot;&quot;;HLOOKUP([.AQ16];[.$A$1:.$Z$2];2))" office:value-type="string" office:string-value="r" calcext:value-type="string">
            <text:p>r</text:p>
          </table:table-cell>
          <table:table-cell table:style-name="ce10" table:formula="of:=IF(ISERROR(HLOOKUP([.AR16];[.$A$1:.$Z$2];2));&quot;&quot;;HLOOKUP([.AR16];[.$A$1:.$Z$2];2))" office:value-type="string" office:string-value="i" calcext:value-type="string">
            <text:p>i</text:p>
          </table:table-cell>
          <table:table-cell table:style-name="ce10" table:formula="of:=IF(ISERROR(HLOOKUP([.AS16];[.$A$1:.$Z$2];2));&quot;&quot;;HLOOKUP([.AS16];[.$A$1:.$Z$2];2))" office:value-type="string" office:string-value="o" calcext:value-type="string">
            <text:p>o</text:p>
          </table:table-cell>
          <table:table-cell table:style-name="ce10" table:formula="of:=IF(ISERROR(HLOOKUP([.AT16];[.$A$1:.$Z$2];2));&quot;&quot;;HLOOKUP([.AT16];[.$A$1:.$Z$2];2))" office:value-type="string" office:string-value="u" calcext:value-type="string">
            <text:p>u</text:p>
          </table:table-cell>
          <table:table-cell table:style-name="ce10" table:formula="of:=IF(ISERROR(HLOOKUP([.AU16];[.$A$1:.$Z$2];2));&quot;&quot;;HLOOKUP([.AU16];[.$A$1:.$Z$2];2))" office:value-type="string" office:string-value="s" calcext:value-type="string">
            <text:p>s</text:p>
          </table:table-cell>
          <table:table-cell table:style-name="ce10" table:formula="of:=IF(ISERROR(HLOOKUP([.AV16];[.$A$1:.$Z$2];2));&quot;&quot;;HLOOKUP([.AV16];[.$A$1:.$Z$2];2))">
            <text:p/>
          </table:table-cell>
          <table:table-cell table:style-name="ce10" table:formula="of:=IF(ISERROR(HLOOKUP([.AW16];[.$A$1:.$Z$2];2));&quot;&quot;;HLOOKUP([.AW16];[.$A$1:.$Z$2];2))" office:value-type="string" office:string-value="a" calcext:value-type="string">
            <text:p>a</text:p>
          </table:table-cell>
          <table:table-cell table:style-name="ce10" table:formula="of:=IF(ISERROR(HLOOKUP([.AX16];[.$A$1:.$Z$2];2));&quot;&quot;;HLOOKUP([.AX16];[.$A$1:.$Z$2];2))" office:value-type="string" office:string-value="n" calcext:value-type="string">
            <text:p>n</text:p>
          </table:table-cell>
          <table:table-cell table:style-name="ce10" table:formula="of:=IF(ISERROR(HLOOKUP([.AY16];[.$A$1:.$Z$2];2));&quot;&quot;;HLOOKUP([.AY16];[.$A$1:.$Z$2];2))" office:value-type="string" office:string-value="g" calcext:value-type="string">
            <text:p>g</text:p>
          </table:table-cell>
          <table:table-cell table:style-name="ce10" table:formula="of:=IF(ISERROR(HLOOKUP([.AZ16];[.$A$1:.$Z$2];2));&quot;&quot;;HLOOKUP([.AZ16];[.$A$1:.$Z$2];2))" office:value-type="string" office:string-value="e" calcext:value-type="string">
            <text:p>e</text:p>
          </table:table-cell>
          <table:table-cell table:style-name="ce10" table:formula="of:=IF(ISERROR(HLOOKUP([.BA16];[.$A$1:.$Z$2];2));&quot;&quot;;HLOOKUP([.BA16];[.$A$1:.$Z$2];2))" office:value-type="string" office:string-value="r" calcext:value-type="string">
            <text:p>r</text:p>
          </table:table-cell>
          <table:table-cell table:style-name="ce10" table:formula="of:=IF(ISERROR(HLOOKUP([.BB16];[.$A$1:.$Z$2];2));&quot;&quot;;HLOOKUP([.BB16];[.$A$1:.$Z$2];2))">
            <text:p/>
          </table:table-cell>
          <table:table-cell table:style-name="ce10" table:formula="of:=IF(ISERROR(HLOOKUP([.BC16];[.$A$1:.$Z$2];2));&quot;&quot;;HLOOKUP([.BC16];[.$A$1:.$Z$2];2))" office:value-type="string" office:string-value="t" calcext:value-type="string">
            <text:p>t</text:p>
          </table:table-cell>
          <table:table-cell table:style-name="ce10" table:formula="of:=IF(ISERROR(HLOOKUP([.BD16];[.$A$1:.$Z$2];2));&quot;&quot;;HLOOKUP([.BD16];[.$A$1:.$Z$2];2))" office:value-type="string" office:string-value="h" calcext:value-type="string">
            <text:p>h</text:p>
          </table:table-cell>
          <table:table-cell table:style-name="ce10" table:formula="of:=IF(ISERROR(HLOOKUP([.BE16];[.$A$1:.$Z$2];2));&quot;&quot;;HLOOKUP([.BE16];[.$A$1:.$Z$2];2))" office:value-type="string" office:string-value="o" calcext:value-type="string">
            <text:p>o</text:p>
          </table:table-cell>
          <table:table-cell table:style-name="ce10" table:formula="of:=IF(ISERROR(HLOOKUP([.BF16];[.$A$1:.$Z$2];2));&quot;&quot;;HLOOKUP([.BF16];[.$A$1:.$Z$2];2))" office:value-type="string" office:string-value="s" calcext:value-type="string">
            <text:p>s</text:p>
          </table:table-cell>
          <table:table-cell table:style-name="ce10" table:formula="of:=IF(ISERROR(HLOOKUP([.BG16];[.$A$1:.$Z$2];2));&quot;&quot;;HLOOKUP([.BG16];[.$A$1:.$Z$2];2))" office:value-type="string" office:string-value="e" calcext:value-type="string">
            <text:p>e</text:p>
          </table:table-cell>
          <table:table-cell table:style-name="ce10" table:formula="of:=IF(ISERROR(HLOOKUP([.BH16];[.$A$1:.$Z$2];2));&quot;&quot;;HLOOKUP([.BH16];[.$A$1:.$Z$2];2))">
            <text:p/>
          </table:table-cell>
          <table:table-cell table:style-name="ce10" table:formula="of:=IF(ISERROR(HLOOKUP([.BI16];[.$A$1:.$Z$2];2));&quot;&quot;;HLOOKUP([.BI16];[.$A$1:.$Z$2];2))" office:value-type="string" office:string-value="w" calcext:value-type="string">
            <text:p>w</text:p>
          </table:table-cell>
          <table:table-cell table:style-name="ce10" table:formula="of:=IF(ISERROR(HLOOKUP([.BJ16];[.$A$1:.$Z$2];2));&quot;&quot;;HLOOKUP([.BJ16];[.$A$1:.$Z$2];2))" office:value-type="string" office:string-value="h" calcext:value-type="string">
            <text:p>h</text:p>
          </table:table-cell>
          <table:table-cell table:style-name="ce10" table:formula="of:=IF(ISERROR(HLOOKUP([.BK16];[.$A$1:.$Z$2];2));&quot;&quot;;HLOOKUP([.BK16];[.$A$1:.$Z$2];2))" office:value-type="string" office:string-value="o" calcext:value-type="string">
            <text:p>o</text:p>
          </table:table-cell>
          <table:table-cell table:style-name="ce10" table:formula="of:=IF(ISERROR(HLOOKUP([.BL16];[.$A$1:.$Z$2];2));&quot;&quot;;HLOOKUP([.BL16];[.$A$1:.$Z$2];2))">
            <text:p/>
          </table:table-cell>
          <table:table-cell table:style-name="ce10" table:formula="of:=IF(ISERROR(HLOOKUP([.BM16];[.$A$1:.$Z$2];2));&quot;&quot;;HLOOKUP([.BM16];[.$A$1:.$Z$2];2))" office:value-type="string" office:string-value="a" calcext:value-type="string">
            <text:p>a</text:p>
          </table:table-cell>
          <table:table-cell table:style-name="ce10" table:formula="of:=IF(ISERROR(HLOOKUP([.BN16];[.$A$1:.$Z$2];2));&quot;&quot;;HLOOKUP([.BN16];[.$A$1:.$Z$2];2))" office:value-type="string" office:string-value="t" calcext:value-type="string">
            <text:p>t</text:p>
          </table:table-cell>
          <table:table-cell table:style-name="ce10" table:formula="of:=IF(ISERROR(HLOOKUP([.BO16];[.$A$1:.$Z$2];2));&quot;&quot;;HLOOKUP([.BO16];[.$A$1:.$Z$2];2))" office:value-type="string" office:string-value="t" calcext:value-type="string">
            <text:p>t</text:p>
          </table:table-cell>
          <table:table-cell table:style-name="ce10" table:formula="of:=IF(ISERROR(HLOOKUP([.BP16];[.$A$1:.$Z$2];2));&quot;&quot;;HLOOKUP([.BP16];[.$A$1:.$Z$2];2))" office:value-type="string" office:string-value="e" calcext:value-type="string">
            <text:p>e</text:p>
          </table:table-cell>
          <table:table-cell table:style-name="ce10" table:formula="of:=IF(ISERROR(HLOOKUP([.BQ16];[.$A$1:.$Z$2];2));&quot;&quot;;HLOOKUP([.BQ16];[.$A$1:.$Z$2];2))" office:value-type="string" office:string-value="m" calcext:value-type="string">
            <text:p>m</text:p>
          </table:table-cell>
          <table:table-cell table:style-name="ce10" table:formula="of:=IF(ISERROR(HLOOKUP([.BR16];[.$A$1:.$Z$2];2));&quot;&quot;;HLOOKUP([.BR16];[.$A$1:.$Z$2];2))" office:value-type="string" office:string-value="p" calcext:value-type="string">
            <text:p>p</text:p>
          </table:table-cell>
          <table:table-cell table:style-name="ce10" table:formula="of:=IF(ISERROR(HLOOKUP([.BS16];[.$A$1:.$Z$2];2));&quot;&quot;;HLOOKUP([.BS16];[.$A$1:.$Z$2];2))" office:value-type="string" office:string-value="t" calcext:value-type="string">
            <text:p>t</text:p>
          </table:table-cell>
          <table:table-cell table:style-name="ce10" table:formula="of:=IF(ISERROR(HLOOKUP([.BT16];[.$A$1:.$Z$2];2));&quot;&quot;;HLOOKUP([.BT16];[.$A$1:.$Z$2];2))">
            <text:p/>
          </table:table-cell>
          <table:table-cell table:style-name="ce10" table:formula="of:=IF(ISERROR(HLOOKUP([.BU16];[.$A$1:.$Z$2];2));&quot;&quot;;HLOOKUP([.BU16];[.$A$1:.$Z$2];2))" office:value-type="string" office:string-value="t" calcext:value-type="string">
            <text:p>t</text:p>
          </table:table-cell>
          <table:table-cell table:style-name="ce10" table:formula="of:=IF(ISERROR(HLOOKUP([.BV16];[.$A$1:.$Z$2];2));&quot;&quot;;HLOOKUP([.BV16];[.$A$1:.$Z$2];2))" office:value-type="string" office:string-value="o" calcext:value-type="string">
            <text:p>o</text:p>
          </table:table-cell>
          <table:table-cell table:style-name="ce10" table:formula="of:=IF(ISERROR(HLOOKUP([.BW16];[.$A$1:.$Z$2];2));&quot;&quot;;HLOOKUP([.BW16];[.$A$1:.$Z$2];2))">
            <text:p/>
          </table:table-cell>
          <table:table-cell table:style-name="ce10" table:formula="of:=IF(ISERROR(HLOOKUP([.BX16];[.$A$1:.$Z$2];2));&quot;&quot;;HLOOKUP([.BX16];[.$A$1:.$Z$2];2))">
            <text:p/>
          </table:table-cell>
          <table:table-cell table:style-name="ce10" table:formula="of:=IF(ISERROR(HLOOKUP([.BY16];[.$A$1:.$Z$2];2));&quot;&quot;;HLOOKUP([.BY16];[.$A$1:.$Z$2];2))">
            <text:p/>
          </table:table-cell>
          <table:table-cell table:style-name="ce10" table:formula="of:=IF(ISERROR(HLOOKUP([.BZ16];[.$A$1:.$Z$2];2));&quot;&quot;;HLOOKUP([.BZ16];[.$A$1:.$Z$2];2))">
            <text:p/>
          </table:table-cell>
          <table:table-cell table:number-columns-repeated="946"/>
        </table:table-row>
        <table:table-row table:style-name="ro1">
          <table:table-cell table:style-name="ce9" table:number-columns-repeated="78"/>
          <table:table-cell table:number-columns-repeated="946"/>
        </table:table-row>
        <table:table-row table:style-name="ro1"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k</text:p>
          </table:table-cell>
          <table:table-cell table:style-name="ce9"/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j</text:p>
          </table:table-cell>
          <table:table-cell table:style-name="ce9"/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l</text:p>
          </table:table-cell>
          <table:table-cell table:style-name="ce9"/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l</text:p>
          </table:table-cell>
          <table:table-cell table:style-name="ce9"/>
          <table:table-cell table:style-name="ce9" office:value-type="string" calcext:value-type="string">
            <text:p>q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c</text:p>
          </table:table-cell>
          <table:table-cell table:style-name="ce9"/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j</text:p>
          </table:table-cell>
          <table:table-cell table:style-name="ce9"/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i</text:p>
          </table:table-cell>
          <table:table-cell table:style-name="ce9"/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u</text:p>
          </table:table-cell>
          <table:table-cell table:number-columns-repeated="2" table:style-name="ce9" office:value-type="string" calcext:value-type="string">
            <text:p>b</text:p>
          </table:table-cell>
          <table:table-cell table:style-name="ce9"/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m</text:p>
          </table:table-cell>
          <table:table-cell table:style-name="ce9"/>
          <table:table-cell table:style-name="ce9" office:value-type="string" calcext:value-type="string">
            <text:p>u</text:p>
          </table:table-cell>
          <table:table-cell table:style-name="ce9"/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v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z</text:p>
          </table:table-cell>
          <table:table-cell table:style-name="ce9"/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j</text:p>
          </table:table-cell>
          <table:table-cell table:style-name="ce9"/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k</text:p>
          </table:table-cell>
          <table:table-cell table:style-name="ce9"/>
          <table:table-cell table:style-name="ce9" office:value-type="string" calcext:value-type="string">
            <text:p>u</text:p>
          </table:table-cell>
          <table:table-cell table:style-name="ce9"/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l</text:p>
          </table:table-cell>
          <table:table-cell table:style-name="ce9"/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l</text:p>
          </table:table-cell>
          <table:table-cell table:style-name="ce9" table:number-columns-repeated="2"/>
          <table:table-cell table:number-columns-repeated="946"/>
        </table:table-row>
        <table:table-row table:style-name="ro1">
          <table:table-cell table:style-name="ce10" table:formula="of:=IF(ISERROR(HLOOKUP([.A19];[.$A$1:.$Z$2];2));&quot;&quot;;HLOOKUP([.A19];[.$A$1:.$Z$2];2))" office:value-type="string" office:string-value="p" calcext:value-type="string">
            <text:p>p</text:p>
          </table:table-cell>
          <table:table-cell table:style-name="ce10" table:formula="of:=IF(ISERROR(HLOOKUP([.B19];[.$A$1:.$Z$2];2));&quot;&quot;;HLOOKUP([.B19];[.$A$1:.$Z$2];2))" office:value-type="string" office:string-value="o" calcext:value-type="string">
            <text:p>o</text:p>
          </table:table-cell>
          <table:table-cell table:style-name="ce10" table:formula="of:=IF(ISERROR(HLOOKUP([.C19];[.$A$1:.$Z$2];2));&quot;&quot;;HLOOKUP([.C19];[.$A$1:.$Z$2];2))" office:value-type="string" office:string-value="i" calcext:value-type="string">
            <text:p>i</text:p>
          </table:table-cell>
          <table:table-cell table:style-name="ce10" table:formula="of:=IF(ISERROR(HLOOKUP([.D19];[.$A$1:.$Z$2];2));&quot;&quot;;HLOOKUP([.D19];[.$A$1:.$Z$2];2))" office:value-type="string" office:string-value="s" calcext:value-type="string">
            <text:p>s</text:p>
          </table:table-cell>
          <table:table-cell table:style-name="ce10" table:formula="of:=IF(ISERROR(HLOOKUP([.E19];[.$A$1:.$Z$2];2));&quot;&quot;;HLOOKUP([.E19];[.$A$1:.$Z$2];2))" office:value-type="string" office:string-value="o" calcext:value-type="string">
            <text:p>o</text:p>
          </table:table-cell>
          <table:table-cell table:style-name="ce10" table:formula="of:=IF(ISERROR(HLOOKUP([.F19];[.$A$1:.$Z$2];2));&quot;&quot;;HLOOKUP([.F19];[.$A$1:.$Z$2];2))" office:value-type="string" office:string-value="n" calcext:value-type="string">
            <text:p>n</text:p>
          </table:table-cell>
          <table:table-cell table:style-name="ce10" table:formula="of:=IF(ISERROR(HLOOKUP([.G19];[.$A$1:.$Z$2];2));&quot;&quot;;HLOOKUP([.G19];[.$A$1:.$Z$2];2))">
            <text:p/>
          </table:table-cell>
          <table:table-cell table:style-name="ce10" table:formula="of:=IF(ISERROR(HLOOKUP([.H19];[.$A$1:.$Z$2];2));&quot;&quot;;HLOOKUP([.H19];[.$A$1:.$Z$2];2))" office:value-type="string" office:string-value="a" calcext:value-type="string">
            <text:p>a</text:p>
          </table:table-cell>
          <table:table-cell table:style-name="ce10" table:formula="of:=IF(ISERROR(HLOOKUP([.I19];[.$A$1:.$Z$2];2));&quot;&quot;;HLOOKUP([.I19];[.$A$1:.$Z$2];2))" office:value-type="string" office:string-value="n" calcext:value-type="string">
            <text:p>n</text:p>
          </table:table-cell>
          <table:table-cell table:style-name="ce10" table:formula="of:=IF(ISERROR(HLOOKUP([.J19];[.$A$1:.$Z$2];2));&quot;&quot;;HLOOKUP([.J19];[.$A$1:.$Z$2];2))" office:value-type="string" office:string-value="d" calcext:value-type="string">
            <text:p>d</text:p>
          </table:table-cell>
          <table:table-cell table:style-name="ce10" table:formula="of:=IF(ISERROR(HLOOKUP([.K19];[.$A$1:.$Z$2];2));&quot;&quot;;HLOOKUP([.K19];[.$A$1:.$Z$2];2))">
            <text:p/>
          </table:table-cell>
          <table:table-cell table:style-name="ce10" table:formula="of:=IF(ISERROR(HLOOKUP([.L19];[.$A$1:.$Z$2];2));&quot;&quot;;HLOOKUP([.L19];[.$A$1:.$Z$2];2))" office:value-type="string" office:string-value="d" calcext:value-type="string">
            <text:p>d</text:p>
          </table:table-cell>
          <table:table-cell table:style-name="ce10" table:formula="of:=IF(ISERROR(HLOOKUP([.M19];[.$A$1:.$Z$2];2));&quot;&quot;;HLOOKUP([.M19];[.$A$1:.$Z$2];2))" office:value-type="string" office:string-value="e" calcext:value-type="string">
            <text:p>e</text:p>
          </table:table-cell>
          <table:table-cell table:style-name="ce10" table:formula="of:=IF(ISERROR(HLOOKUP([.N19];[.$A$1:.$Z$2];2));&quot;&quot;;HLOOKUP([.N19];[.$A$1:.$Z$2];2))" office:value-type="string" office:string-value="s" calcext:value-type="string">
            <text:p>s</text:p>
          </table:table-cell>
          <table:table-cell table:style-name="ce10" table:formula="of:=IF(ISERROR(HLOOKUP([.O19];[.$A$1:.$Z$2];2));&quot;&quot;;HLOOKUP([.O19];[.$A$1:.$Z$2];2))" office:value-type="string" office:string-value="t" calcext:value-type="string">
            <text:p>t</text:p>
          </table:table-cell>
          <table:table-cell table:style-name="ce10" table:formula="of:=IF(ISERROR(HLOOKUP([.P19];[.$A$1:.$Z$2];2));&quot;&quot;;HLOOKUP([.P19];[.$A$1:.$Z$2];2))" office:value-type="string" office:string-value="r" calcext:value-type="string">
            <text:p>r</text:p>
          </table:table-cell>
          <table:table-cell table:style-name="ce10" table:formula="of:=IF(ISERROR(HLOOKUP([.Q19];[.$A$1:.$Z$2];2));&quot;&quot;;HLOOKUP([.Q19];[.$A$1:.$Z$2];2))" office:value-type="string" office:string-value="o" calcext:value-type="string">
            <text:p>o</text:p>
          </table:table-cell>
          <table:table-cell table:style-name="ce10" table:formula="of:=IF(ISERROR(HLOOKUP([.R19];[.$A$1:.$Z$2];2));&quot;&quot;;HLOOKUP([.R19];[.$A$1:.$Z$2];2))" office:value-type="string" office:string-value="y" calcext:value-type="string">
            <text:p>y</text:p>
          </table:table-cell>
          <table:table-cell table:style-name="ce10" table:formula="of:=IF(ISERROR(HLOOKUP([.S19];[.$A$1:.$Z$2];2));&quot;&quot;;HLOOKUP([.S19];[.$A$1:.$Z$2];2))">
            <text:p/>
          </table:table-cell>
          <table:table-cell table:style-name="ce10" table:formula="of:=IF(ISERROR(HLOOKUP([.T19];[.$A$1:.$Z$2];2));&quot;&quot;;HLOOKUP([.T19];[.$A$1:.$Z$2];2))" office:value-type="string" office:string-value="m" calcext:value-type="string">
            <text:p>m</text:p>
          </table:table-cell>
          <table:table-cell table:style-name="ce10" table:formula="of:=IF(ISERROR(HLOOKUP([.U19];[.$A$1:.$Z$2];2));&quot;&quot;;HLOOKUP([.U19];[.$A$1:.$Z$2];2))" office:value-type="string" office:string-value="y" calcext:value-type="string">
            <text:p>y</text:p>
          </table:table-cell>
          <table:table-cell table:style-name="ce10" table:formula="of:=IF(ISERROR(HLOOKUP([.V19];[.$A$1:.$Z$2];2));&quot;&quot;;HLOOKUP([.V19];[.$A$1:.$Z$2];2))">
            <text:p/>
          </table:table-cell>
          <table:table-cell table:style-name="ce10" table:formula="of:=IF(ISERROR(HLOOKUP([.W19];[.$A$1:.$Z$2];2));&quot;&quot;;HLOOKUP([.W19];[.$A$1:.$Z$2];2))" office:value-type="string" office:string-value="b" calcext:value-type="string">
            <text:p>b</text:p>
          </table:table-cell>
          <table:table-cell table:style-name="ce10" table:formula="of:=IF(ISERROR(HLOOKUP([.X19];[.$A$1:.$Z$2];2));&quot;&quot;;HLOOKUP([.X19];[.$A$1:.$Z$2];2))" office:value-type="string" office:string-value="r" calcext:value-type="string">
            <text:p>r</text:p>
          </table:table-cell>
          <table:table-cell table:style-name="ce10" table:formula="of:=IF(ISERROR(HLOOKUP([.Y19];[.$A$1:.$Z$2];2));&quot;&quot;;HLOOKUP([.Y19];[.$A$1:.$Z$2];2))" office:value-type="string" office:string-value="o" calcext:value-type="string">
            <text:p>o</text:p>
          </table:table-cell>
          <table:table-cell table:style-name="ce10" table:formula="of:=IF(ISERROR(HLOOKUP([.Z19];[.$A$1:.$Z$2];2));&quot;&quot;;HLOOKUP([.Z19];[.$A$1:.$Z$2];2))" office:value-type="string" office:string-value="t" calcext:value-type="string">
            <text:p>t</text:p>
          </table:table-cell>
          <table:table-cell table:style-name="ce10" table:formula="of:=IF(ISERROR(HLOOKUP([.AA19];[.$A$1:.$Z$2];2));&quot;&quot;;HLOOKUP([.AA19];[.$A$1:.$Z$2];2))" office:value-type="string" office:string-value="h" calcext:value-type="string">
            <text:p>h</text:p>
          </table:table-cell>
          <table:table-cell table:style-name="ce10" table:formula="of:=IF(ISERROR(HLOOKUP([.AB19];[.$A$1:.$Z$2];2));&quot;&quot;;HLOOKUP([.AB19];[.$A$1:.$Z$2];2))" office:value-type="string" office:string-value="e" calcext:value-type="string">
            <text:p>e</text:p>
          </table:table-cell>
          <table:table-cell table:style-name="ce10" table:formula="of:=IF(ISERROR(HLOOKUP([.AC19];[.$A$1:.$Z$2];2));&quot;&quot;;HLOOKUP([.AC19];[.$A$1:.$Z$2];2))" office:value-type="string" office:string-value="r" calcext:value-type="string">
            <text:p>r</text:p>
          </table:table-cell>
          <table:table-cell table:style-name="ce10" table:formula="of:=IF(ISERROR(HLOOKUP([.AD19];[.$A$1:.$Z$2];2));&quot;&quot;;HLOOKUP([.AD19];[.$A$1:.$Z$2];2))" office:value-type="string" office:string-value="s" calcext:value-type="string">
            <text:p>s</text:p>
          </table:table-cell>
          <table:table-cell table:style-name="ce10" table:formula="of:=IF(ISERROR(HLOOKUP([.AE19];[.$A$1:.$Z$2];2));&quot;&quot;;HLOOKUP([.AE19];[.$A$1:.$Z$2];2))">
            <text:p/>
          </table:table-cell>
          <table:table-cell table:style-name="ce10" table:formula="of:=IF(ISERROR(HLOOKUP([.AF19];[.$A$1:.$Z$2];2));&quot;&quot;;HLOOKUP([.AF19];[.$A$1:.$Z$2];2))" office:value-type="string" office:string-value="a" calcext:value-type="string">
            <text:p>a</text:p>
          </table:table-cell>
          <table:table-cell table:style-name="ce10" table:formula="of:=IF(ISERROR(HLOOKUP([.AG19];[.$A$1:.$Z$2];2));&quot;&quot;;HLOOKUP([.AG19];[.$A$1:.$Z$2];2))" office:value-type="string" office:string-value="n" calcext:value-type="string">
            <text:p>n</text:p>
          </table:table-cell>
          <table:table-cell table:style-name="ce10" table:formula="of:=IF(ISERROR(HLOOKUP([.AH19];[.$A$1:.$Z$2];2));&quot;&quot;;HLOOKUP([.AH19];[.$A$1:.$Z$2];2))" office:value-type="string" office:string-value="d" calcext:value-type="string">
            <text:p>d</text:p>
          </table:table-cell>
          <table:table-cell table:style-name="ce10" table:formula="of:=IF(ISERROR(HLOOKUP([.AI19];[.$A$1:.$Z$2];2));&quot;&quot;;HLOOKUP([.AI19];[.$A$1:.$Z$2];2))">
            <text:p/>
          </table:table-cell>
          <table:table-cell table:style-name="ce10" table:formula="of:=IF(ISERROR(HLOOKUP([.AJ19];[.$A$1:.$Z$2];2));&quot;&quot;;HLOOKUP([.AJ19];[.$A$1:.$Z$2];2))" office:value-type="string" office:string-value="y" calcext:value-type="string">
            <text:p>y</text:p>
          </table:table-cell>
          <table:table-cell table:style-name="ce10" table:formula="of:=IF(ISERROR(HLOOKUP([.AK19];[.$A$1:.$Z$2];2));&quot;&quot;;HLOOKUP([.AK19];[.$A$1:.$Z$2];2))" office:value-type="string" office:string-value="o" calcext:value-type="string">
            <text:p>o</text:p>
          </table:table-cell>
          <table:table-cell table:style-name="ce10" table:formula="of:=IF(ISERROR(HLOOKUP([.AL19];[.$A$1:.$Z$2];2));&quot;&quot;;HLOOKUP([.AL19];[.$A$1:.$Z$2];2))" office:value-type="string" office:string-value="u" calcext:value-type="string">
            <text:p>u</text:p>
          </table:table-cell>
          <table:table-cell table:style-name="ce10" table:formula="of:=IF(ISERROR(HLOOKUP([.AM19];[.$A$1:.$Z$2];2));&quot;&quot;;HLOOKUP([.AM19];[.$A$1:.$Z$2];2))">
            <text:p/>
          </table:table-cell>
          <table:table-cell table:style-name="ce10" table:formula="of:=IF(ISERROR(HLOOKUP([.AN19];[.$A$1:.$Z$2];2));&quot;&quot;;HLOOKUP([.AN19];[.$A$1:.$Z$2];2))" office:value-type="string" office:string-value="w" calcext:value-type="string">
            <text:p>w</text:p>
          </table:table-cell>
          <table:table-cell table:style-name="ce10" table:formula="of:=IF(ISERROR(HLOOKUP([.AO19];[.$A$1:.$Z$2];2));&quot;&quot;;HLOOKUP([.AO19];[.$A$1:.$Z$2];2))" office:value-type="string" office:string-value="i" calcext:value-type="string">
            <text:p>i</text:p>
          </table:table-cell>
          <table:table-cell table:style-name="ce10" table:formula="of:=IF(ISERROR(HLOOKUP([.AP19];[.$A$1:.$Z$2];2));&quot;&quot;;HLOOKUP([.AP19];[.$A$1:.$Z$2];2))" office:value-type="string" office:string-value="l" calcext:value-type="string">
            <text:p>l</text:p>
          </table:table-cell>
          <table:table-cell table:style-name="ce10" table:formula="of:=IF(ISERROR(HLOOKUP([.AQ19];[.$A$1:.$Z$2];2));&quot;&quot;;HLOOKUP([.AQ19];[.$A$1:.$Z$2];2))" office:value-type="string" office:string-value="l" calcext:value-type="string">
            <text:p>l</text:p>
          </table:table-cell>
          <table:table-cell table:style-name="ce10" table:formula="of:=IF(ISERROR(HLOOKUP([.AR19];[.$A$1:.$Z$2];2));&quot;&quot;;HLOOKUP([.AR19];[.$A$1:.$Z$2];2))">
            <text:p/>
          </table:table-cell>
          <table:table-cell table:style-name="ce10" table:formula="of:=IF(ISERROR(HLOOKUP([.AS19];[.$A$1:.$Z$2];2));&quot;&quot;;HLOOKUP([.AS19];[.$A$1:.$Z$2];2))" office:value-type="string" office:string-value="k" calcext:value-type="string">
            <text:p>k</text:p>
          </table:table-cell>
          <table:table-cell table:style-name="ce10" table:formula="of:=IF(ISERROR(HLOOKUP([.AT19];[.$A$1:.$Z$2];2));&quot;&quot;;HLOOKUP([.AT19];[.$A$1:.$Z$2];2))" office:value-type="string" office:string-value="n" calcext:value-type="string">
            <text:p>n</text:p>
          </table:table-cell>
          <table:table-cell table:style-name="ce10" table:formula="of:=IF(ISERROR(HLOOKUP([.AU19];[.$A$1:.$Z$2];2));&quot;&quot;;HLOOKUP([.AU19];[.$A$1:.$Z$2];2))" office:value-type="string" office:string-value="o" calcext:value-type="string">
            <text:p>o</text:p>
          </table:table-cell>
          <table:table-cell table:style-name="ce10" table:formula="of:=IF(ISERROR(HLOOKUP([.AV19];[.$A$1:.$Z$2];2));&quot;&quot;;HLOOKUP([.AV19];[.$A$1:.$Z$2];2))" office:value-type="string" office:string-value="w" calcext:value-type="string">
            <text:p>w</text:p>
          </table:table-cell>
          <table:table-cell table:style-name="ce10" table:formula="of:=IF(ISERROR(HLOOKUP([.AW19];[.$A$1:.$Z$2];2));&quot;&quot;;HLOOKUP([.AW19];[.$A$1:.$Z$2];2))">
            <text:p/>
          </table:table-cell>
          <table:table-cell table:style-name="ce10" table:formula="of:=IF(ISERROR(HLOOKUP([.AX19];[.$A$1:.$Z$2];2));&quot;&quot;;HLOOKUP([.AX19];[.$A$1:.$Z$2];2))" office:value-type="string" office:string-value="i" calcext:value-type="string">
            <text:p>i</text:p>
          </table:table-cell>
          <table:table-cell table:style-name="ce10" table:formula="of:=IF(ISERROR(HLOOKUP([.AY19];[.$A$1:.$Z$2];2));&quot;&quot;;HLOOKUP([.AY19];[.$A$1:.$Z$2];2))">
            <text:p/>
          </table:table-cell>
          <table:table-cell table:style-name="ce10" table:formula="of:=IF(ISERROR(HLOOKUP([.AZ19];[.$A$1:.$Z$2];2));&quot;&quot;;HLOOKUP([.AZ19];[.$A$1:.$Z$2];2))" office:value-type="string" office:string-value="a" calcext:value-type="string">
            <text:p>a</text:p>
          </table:table-cell>
          <table:table-cell table:style-name="ce10" table:formula="of:=IF(ISERROR(HLOOKUP([.BA19];[.$A$1:.$Z$2];2));&quot;&quot;;HLOOKUP([.BA19];[.$A$1:.$Z$2];2))" office:value-type="string" office:string-value="m" calcext:value-type="string">
            <text:p>m</text:p>
          </table:table-cell>
          <table:table-cell table:style-name="ce10" table:formula="of:=IF(ISERROR(HLOOKUP([.BB19];[.$A$1:.$Z$2];2));&quot;&quot;;HLOOKUP([.BB19];[.$A$1:.$Z$2];2))">
            <text:p/>
          </table:table-cell>
          <table:table-cell table:style-name="ce10" table:formula="of:=IF(ISERROR(HLOOKUP([.BC19];[.$A$1:.$Z$2];2));&quot;&quot;;HLOOKUP([.BC19];[.$A$1:.$Z$2];2))" office:value-type="string" office:string-value="t" calcext:value-type="string">
            <text:p>t</text:p>
          </table:table-cell>
          <table:table-cell table:style-name="ce10" table:formula="of:=IF(ISERROR(HLOOKUP([.BD19];[.$A$1:.$Z$2];2));&quot;&quot;;HLOOKUP([.BD19];[.$A$1:.$Z$2];2))" office:value-type="string" office:string-value="h" calcext:value-type="string">
            <text:p>h</text:p>
          </table:table-cell>
          <table:table-cell table:style-name="ce10" table:formula="of:=IF(ISERROR(HLOOKUP([.BE19];[.$A$1:.$Z$2];2));&quot;&quot;;HLOOKUP([.BE19];[.$A$1:.$Z$2];2))" office:value-type="string" office:string-value="e" calcext:value-type="string">
            <text:p>e</text:p>
          </table:table-cell>
          <table:table-cell table:style-name="ce10" table:formula="of:=IF(ISERROR(HLOOKUP([.BF19];[.$A$1:.$Z$2];2));&quot;&quot;;HLOOKUP([.BF19];[.$A$1:.$Z$2];2))">
            <text:p/>
          </table:table-cell>
          <table:table-cell table:style-name="ce10" table:formula="of:=IF(ISERROR(HLOOKUP([.BG19];[.$A$1:.$Z$2];2));&quot;&quot;;HLOOKUP([.BG19];[.$A$1:.$Z$2];2))" office:value-type="string" office:string-value="l" calcext:value-type="string">
            <text:p>l</text:p>
          </table:table-cell>
          <table:table-cell table:style-name="ce10" table:formula="of:=IF(ISERROR(HLOOKUP([.BH19];[.$A$1:.$Z$2];2));&quot;&quot;;HLOOKUP([.BH19];[.$A$1:.$Z$2];2))" office:value-type="string" office:string-value="o" calcext:value-type="string">
            <text:p>o</text:p>
          </table:table-cell>
          <table:table-cell table:style-name="ce10" table:formula="of:=IF(ISERROR(HLOOKUP([.BI19];[.$A$1:.$Z$2];2));&quot;&quot;;HLOOKUP([.BI19];[.$A$1:.$Z$2];2))" office:value-type="string" office:string-value="r" calcext:value-type="string">
            <text:p>r</text:p>
          </table:table-cell>
          <table:table-cell table:style-name="ce10" table:formula="of:=IF(ISERROR(HLOOKUP([.BJ19];[.$A$1:.$Z$2];2));&quot;&quot;;HLOOKUP([.BJ19];[.$A$1:.$Z$2];2))" office:value-type="string" office:string-value="d" calcext:value-type="string">
            <text:p>d</text:p>
          </table:table-cell>
          <table:table-cell table:style-name="ce10" table:formula="of:=IF(ISERROR(HLOOKUP([.BK19];[.$A$1:.$Z$2];2));&quot;&quot;;HLOOKUP([.BK19];[.$A$1:.$Z$2];2))">
            <text:p/>
          </table:table-cell>
          <table:table-cell table:style-name="ce10" table:formula="of:=IF(ISERROR(HLOOKUP([.BL19];[.$A$1:.$Z$2];2));&quot;&quot;;HLOOKUP([.BL19];[.$A$1:.$Z$2];2))" office:value-type="string" office:string-value="w" calcext:value-type="string">
            <text:p>w</text:p>
          </table:table-cell>
          <table:table-cell table:style-name="ce10" table:formula="of:=IF(ISERROR(HLOOKUP([.BM19];[.$A$1:.$Z$2];2));&quot;&quot;;HLOOKUP([.BM19];[.$A$1:.$Z$2];2))" office:value-type="string" office:string-value="h" calcext:value-type="string">
            <text:p>h</text:p>
          </table:table-cell>
          <table:table-cell table:style-name="ce10" table:formula="of:=IF(ISERROR(HLOOKUP([.BN19];[.$A$1:.$Z$2];2));&quot;&quot;;HLOOKUP([.BN19];[.$A$1:.$Z$2];2))" office:value-type="string" office:string-value="e" calcext:value-type="string">
            <text:p>e</text:p>
          </table:table-cell>
          <table:table-cell table:style-name="ce10" table:formula="of:=IF(ISERROR(HLOOKUP([.BO19];[.$A$1:.$Z$2];2));&quot;&quot;;HLOOKUP([.BO19];[.$A$1:.$Z$2];2))" office:value-type="string" office:string-value="n" calcext:value-type="string">
            <text:p>n</text:p>
          </table:table-cell>
          <table:table-cell table:style-name="ce10" table:formula="of:=IF(ISERROR(HLOOKUP([.BP19];[.$A$1:.$Z$2];2));&quot;&quot;;HLOOKUP([.BP19];[.$A$1:.$Z$2];2))">
            <text:p/>
          </table:table-cell>
          <table:table-cell table:style-name="ce10" table:formula="of:=IF(ISERROR(HLOOKUP([.BQ19];[.$A$1:.$Z$2];2));&quot;&quot;;HLOOKUP([.BQ19];[.$A$1:.$Z$2];2))" office:value-type="string" office:string-value="i" calcext:value-type="string">
            <text:p>i</text:p>
          </table:table-cell>
          <table:table-cell table:style-name="ce10" table:formula="of:=IF(ISERROR(HLOOKUP([.BR19];[.$A$1:.$Z$2];2));&quot;&quot;;HLOOKUP([.BR19];[.$A$1:.$Z$2];2))">
            <text:p/>
          </table:table-cell>
          <table:table-cell table:style-name="ce10" table:formula="of:=IF(ISERROR(HLOOKUP([.BS19];[.$A$1:.$Z$2];2));&quot;&quot;;HLOOKUP([.BS19];[.$A$1:.$Z$2];2))" office:value-type="string" office:string-value="l" calcext:value-type="string">
            <text:p>l</text:p>
          </table:table-cell>
          <table:table-cell table:style-name="ce10" table:formula="of:=IF(ISERROR(HLOOKUP([.BT19];[.$A$1:.$Z$2];2));&quot;&quot;;HLOOKUP([.BT19];[.$A$1:.$Z$2];2))" office:value-type="string" office:string-value="a" calcext:value-type="string">
            <text:p>a</text:p>
          </table:table-cell>
          <table:table-cell table:style-name="ce10" table:formula="of:=IF(ISERROR(HLOOKUP([.BU19];[.$A$1:.$Z$2];2));&quot;&quot;;HLOOKUP([.BU19];[.$A$1:.$Z$2];2))" office:value-type="string" office:string-value="y" calcext:value-type="string">
            <text:p>y</text:p>
          </table:table-cell>
          <table:table-cell table:style-name="ce10" table:formula="of:=IF(ISERROR(HLOOKUP([.BV19];[.$A$1:.$Z$2];2));&quot;&quot;;HLOOKUP([.BV19];[.$A$1:.$Z$2];2))">
            <text:p/>
          </table:table-cell>
          <table:table-cell table:style-name="ce10" table:formula="of:=IF(ISERROR(HLOOKUP([.BW19];[.$A$1:.$Z$2];2));&quot;&quot;;HLOOKUP([.BW19];[.$A$1:.$Z$2];2))" office:value-type="string" office:string-value="m" calcext:value-type="string">
            <text:p>m</text:p>
          </table:table-cell>
          <table:table-cell table:style-name="ce10" table:formula="of:=IF(ISERROR(HLOOKUP([.BX19];[.$A$1:.$Z$2];2));&quot;&quot;;HLOOKUP([.BX19];[.$A$1:.$Z$2];2))" office:value-type="string" office:string-value="y" calcext:value-type="string">
            <text:p>y</text:p>
          </table:table-cell>
          <table:table-cell table:style-name="ce10" table:formula="of:=IF(ISERROR(HLOOKUP([.BY19];[.$A$1:.$Z$2];2));&quot;&quot;;HLOOKUP([.BY19];[.$A$1:.$Z$2];2))">
            <text:p/>
          </table:table-cell>
          <table:table-cell table:style-name="ce10" table:formula="of:=IF(ISERROR(HLOOKUP([.BZ19];[.$A$1:.$Z$2];2));&quot;&quot;;HLOOKUP([.BZ19];[.$A$1:.$Z$2];2))">
            <text:p/>
          </table:table-cell>
          <table:table-cell table:number-columns-repeated="946"/>
        </table:table-row>
        <table:table-row table:style-name="ro1">
          <table:table-cell table:style-name="ce9" table:number-columns-repeated="78"/>
          <table:table-cell table:number-columns-repeated="946"/>
        </table:table-row>
        <table:table-row table:style-name="ro1"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z</text:p>
          </table:table-cell>
          <table:table-cell table:style-name="ce9"/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k</text:p>
          </table:table-cell>
          <table:table-cell table:style-name="ce9"/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i</text:p>
          </table:table-cell>
          <table:table-cell table:style-name="ce9" table:number-columns-repeated="60"/>
          <table:table-cell table:number-columns-repeated="946"/>
        </table:table-row>
        <table:table-row table:style-name="ro1">
          <table:table-cell table:style-name="ce10" table:formula="of:=IF(ISERROR(HLOOKUP([.A22];[.$A$1:.$Z$2];2));&quot;&quot;;HLOOKUP([.A22];[.$A$1:.$Z$2];2))" office:value-type="string" office:string-value="v" calcext:value-type="string">
            <text:p>v</text:p>
          </table:table-cell>
          <table:table-cell table:style-name="ce10" table:formula="of:=IF(ISERROR(HLOOKUP([.B22];[.$A$1:.$Z$2];2));&quot;&quot;;HLOOKUP([.B22];[.$A$1:.$Z$2];2))" office:value-type="string" office:string-value="e" calcext:value-type="string">
            <text:p>e</text:p>
          </table:table-cell>
          <table:table-cell table:style-name="ce10" table:formula="of:=IF(ISERROR(HLOOKUP([.C22];[.$A$1:.$Z$2];2));&quot;&quot;;HLOOKUP([.C22];[.$A$1:.$Z$2];2))" office:value-type="string" office:string-value="n" calcext:value-type="string">
            <text:p>n</text:p>
          </table:table-cell>
          <table:table-cell table:style-name="ce10" table:formula="of:=IF(ISERROR(HLOOKUP([.D22];[.$A$1:.$Z$2];2));&quot;&quot;;HLOOKUP([.D22];[.$A$1:.$Z$2];2))" office:value-type="string" office:string-value="g" calcext:value-type="string">
            <text:p>g</text:p>
          </table:table-cell>
          <table:table-cell table:style-name="ce10" table:formula="of:=IF(ISERROR(HLOOKUP([.E22];[.$A$1:.$Z$2];2));&quot;&quot;;HLOOKUP([.E22];[.$A$1:.$Z$2];2))" office:value-type="string" office:string-value="e" calcext:value-type="string">
            <text:p>e</text:p>
          </table:table-cell>
          <table:table-cell table:style-name="ce10" table:formula="of:=IF(ISERROR(HLOOKUP([.F22];[.$A$1:.$Z$2];2));&quot;&quot;;HLOOKUP([.F22];[.$A$1:.$Z$2];2))" office:value-type="string" office:string-value="a" calcext:value-type="string">
            <text:p>a</text:p>
          </table:table-cell>
          <table:table-cell table:style-name="ce10" table:formula="of:=IF(ISERROR(HLOOKUP([.G22];[.$A$1:.$Z$2];2));&quot;&quot;;HLOOKUP([.G22];[.$A$1:.$Z$2];2))" office:value-type="string" office:string-value="n" calcext:value-type="string">
            <text:p>n</text:p>
          </table:table-cell>
          <table:table-cell table:style-name="ce10" table:formula="of:=IF(ISERROR(HLOOKUP([.H22];[.$A$1:.$Z$2];2));&quot;&quot;;HLOOKUP([.H22];[.$A$1:.$Z$2];2))" office:value-type="string" office:string-value="c" calcext:value-type="string">
            <text:p>c</text:p>
          </table:table-cell>
          <table:table-cell table:style-name="ce10" table:formula="of:=IF(ISERROR(HLOOKUP([.I22];[.$A$1:.$Z$2];2));&quot;&quot;;HLOOKUP([.I22];[.$A$1:.$Z$2];2))" office:value-type="string" office:string-value="e" calcext:value-type="string">
            <text:p>e</text:p>
          </table:table-cell>
          <table:table-cell table:style-name="ce10" table:formula="of:=IF(ISERROR(HLOOKUP([.J22];[.$A$1:.$Z$2];2));&quot;&quot;;HLOOKUP([.J22];[.$A$1:.$Z$2];2))">
            <text:p/>
          </table:table-cell>
          <table:table-cell table:style-name="ce10" table:formula="of:=IF(ISERROR(HLOOKUP([.K22];[.$A$1:.$Z$2];2));&quot;&quot;;HLOOKUP([.K22];[.$A$1:.$Z$2];2))" office:value-type="string" office:string-value="u" calcext:value-type="string">
            <text:p>u</text:p>
          </table:table-cell>
          <table:table-cell table:style-name="ce10" table:formula="of:=IF(ISERROR(HLOOKUP([.L22];[.$A$1:.$Z$2];2));&quot;&quot;;HLOOKUP([.L22];[.$A$1:.$Z$2];2))" office:value-type="string" office:string-value="p" calcext:value-type="string">
            <text:p>p</text:p>
          </table:table-cell>
          <table:table-cell table:style-name="ce10" table:formula="of:=IF(ISERROR(HLOOKUP([.M22];[.$A$1:.$Z$2];2));&quot;&quot;;HLOOKUP([.M22];[.$A$1:.$Z$2];2))" office:value-type="string" office:string-value="o" calcext:value-type="string">
            <text:p>o</text:p>
          </table:table-cell>
          <table:table-cell table:style-name="ce10" table:formula="of:=IF(ISERROR(HLOOKUP([.N22];[.$A$1:.$Z$2];2));&quot;&quot;;HLOOKUP([.N22];[.$A$1:.$Z$2];2))" office:value-type="string" office:string-value="n" calcext:value-type="string">
            <text:p>n</text:p>
          </table:table-cell>
          <table:table-cell table:style-name="ce10" table:formula="of:=IF(ISERROR(HLOOKUP([.O22];[.$A$1:.$Z$2];2));&quot;&quot;;HLOOKUP([.O22];[.$A$1:.$Z$2];2))">
            <text:p/>
          </table:table-cell>
          <table:table-cell table:style-name="ce10" table:formula="of:=IF(ISERROR(HLOOKUP([.P22];[.$A$1:.$Z$2];2));&quot;&quot;;HLOOKUP([.P22];[.$A$1:.$Z$2];2))" office:value-type="string" office:string-value="y" calcext:value-type="string">
            <text:p>y</text:p>
          </table:table-cell>
          <table:table-cell table:style-name="ce10" table:formula="of:=IF(ISERROR(HLOOKUP([.Q22];[.$A$1:.$Z$2];2));&quot;&quot;;HLOOKUP([.Q22];[.$A$1:.$Z$2];2))" office:value-type="string" office:string-value="o" calcext:value-type="string">
            <text:p>o</text:p>
          </table:table-cell>
          <table:table-cell table:style-name="ce10" table:formula="of:=IF(ISERROR(HLOOKUP([.R22];[.$A$1:.$Z$2];2));&quot;&quot;;HLOOKUP([.R22];[.$A$1:.$Z$2];2))" office:value-type="string" office:string-value="u" calcext:value-type="string">
            <text:p>u</text:p>
          </table:table-cell>
          <table:table-cell table:style-name="ce10" table:formula="of:=IF(ISERROR(HLOOKUP([.S22];[.$A$1:.$Z$2];2));&quot;&quot;;HLOOKUP([.S22];[.$A$1:.$Z$2];2))">
            <text:p/>
          </table:table-cell>
          <table:table-cell table:style-name="ce10" table:formula="of:=IF(ISERROR(HLOOKUP([.T22];[.$A$1:.$Z$2];2));&quot;&quot;;HLOOKUP([.T22];[.$A$1:.$Z$2];2))">
            <text:p/>
          </table:table-cell>
          <table:table-cell table:style-name="ce10" table:formula="of:=IF(ISERROR(HLOOKUP([.U22];[.$A$1:.$Z$2];2));&quot;&quot;;HLOOKUP([.U22];[.$A$1:.$Z$2];2))">
            <text:p/>
          </table:table-cell>
          <table:table-cell table:style-name="ce10" table:formula="of:=IF(ISERROR(HLOOKUP([.V22];[.$A$1:.$Z$2];2));&quot;&quot;;HLOOKUP([.V22];[.$A$1:.$Z$2];2))">
            <text:p/>
          </table:table-cell>
          <table:table-cell table:style-name="ce10" table:formula="of:=IF(ISERROR(HLOOKUP([.W22];[.$A$1:.$Z$2];2));&quot;&quot;;HLOOKUP([.W22];[.$A$1:.$Z$2];2))">
            <text:p/>
          </table:table-cell>
          <table:table-cell table:style-name="ce10" table:formula="of:=IF(ISERROR(HLOOKUP([.X22];[.$A$1:.$Z$2];2));&quot;&quot;;HLOOKUP([.X22];[.$A$1:.$Z$2];2))">
            <text:p/>
          </table:table-cell>
          <table:table-cell table:style-name="ce10" table:formula="of:=IF(ISERROR(HLOOKUP([.Y22];[.$A$1:.$Z$2];2));&quot;&quot;;HLOOKUP([.Y22];[.$A$1:.$Z$2];2))">
            <text:p/>
          </table:table-cell>
          <table:table-cell table:style-name="ce10" table:formula="of:=IF(ISERROR(HLOOKUP([.Z22];[.$A$1:.$Z$2];2));&quot;&quot;;HLOOKUP([.Z22];[.$A$1:.$Z$2];2))">
            <text:p/>
          </table:table-cell>
          <table:table-cell table:style-name="ce10" table:formula="of:=IF(ISERROR(HLOOKUP([.AA22];[.$A$1:.$Z$2];2));&quot;&quot;;HLOOKUP([.AA22];[.$A$1:.$Z$2];2))">
            <text:p/>
          </table:table-cell>
          <table:table-cell table:style-name="ce10" table:formula="of:=IF(ISERROR(HLOOKUP([.AB22];[.$A$1:.$Z$2];2));&quot;&quot;;HLOOKUP([.AB22];[.$A$1:.$Z$2];2))">
            <text:p/>
          </table:table-cell>
          <table:table-cell table:style-name="ce10" table:formula="of:=IF(ISERROR(HLOOKUP([.AC22];[.$A$1:.$Z$2];2));&quot;&quot;;HLOOKUP([.AC22];[.$A$1:.$Z$2];2))">
            <text:p/>
          </table:table-cell>
          <table:table-cell table:style-name="ce10" table:formula="of:=IF(ISERROR(HLOOKUP([.AD22];[.$A$1:.$Z$2];2));&quot;&quot;;HLOOKUP([.AD22];[.$A$1:.$Z$2];2))">
            <text:p/>
          </table:table-cell>
          <table:table-cell table:style-name="ce10" table:formula="of:=IF(ISERROR(HLOOKUP([.AE22];[.$A$1:.$Z$2];2));&quot;&quot;;HLOOKUP([.AE22];[.$A$1:.$Z$2];2))">
            <text:p/>
          </table:table-cell>
          <table:table-cell table:style-name="ce10" table:formula="of:=IF(ISERROR(HLOOKUP([.AF22];[.$A$1:.$Z$2];2));&quot;&quot;;HLOOKUP([.AF22];[.$A$1:.$Z$2];2))">
            <text:p/>
          </table:table-cell>
          <table:table-cell table:style-name="ce10" table:formula="of:=IF(ISERROR(HLOOKUP([.AG22];[.$A$1:.$Z$2];2));&quot;&quot;;HLOOKUP([.AG22];[.$A$1:.$Z$2];2))">
            <text:p/>
          </table:table-cell>
          <table:table-cell table:style-name="ce10" table:formula="of:=IF(ISERROR(HLOOKUP([.AH22];[.$A$1:.$Z$2];2));&quot;&quot;;HLOOKUP([.AH22];[.$A$1:.$Z$2];2))">
            <text:p/>
          </table:table-cell>
          <table:table-cell table:style-name="ce10" table:formula="of:=IF(ISERROR(HLOOKUP([.AI22];[.$A$1:.$Z$2];2));&quot;&quot;;HLOOKUP([.AI22];[.$A$1:.$Z$2];2))">
            <text:p/>
          </table:table-cell>
          <table:table-cell table:style-name="ce10" table:formula="of:=IF(ISERROR(HLOOKUP([.AJ22];[.$A$1:.$Z$2];2));&quot;&quot;;HLOOKUP([.AJ22];[.$A$1:.$Z$2];2))">
            <text:p/>
          </table:table-cell>
          <table:table-cell table:style-name="ce10" table:formula="of:=IF(ISERROR(HLOOKUP([.AK22];[.$A$1:.$Z$2];2));&quot;&quot;;HLOOKUP([.AK22];[.$A$1:.$Z$2];2))">
            <text:p/>
          </table:table-cell>
          <table:table-cell table:style-name="ce10" table:formula="of:=IF(ISERROR(HLOOKUP([.AL22];[.$A$1:.$Z$2];2));&quot;&quot;;HLOOKUP([.AL22];[.$A$1:.$Z$2];2))">
            <text:p/>
          </table:table-cell>
          <table:table-cell table:style-name="ce10" table:formula="of:=IF(ISERROR(HLOOKUP([.AM22];[.$A$1:.$Z$2];2));&quot;&quot;;HLOOKUP([.AM22];[.$A$1:.$Z$2];2))">
            <text:p/>
          </table:table-cell>
          <table:table-cell table:style-name="ce10" table:formula="of:=IF(ISERROR(HLOOKUP([.AN22];[.$A$1:.$Z$2];2));&quot;&quot;;HLOOKUP([.AN22];[.$A$1:.$Z$2];2))">
            <text:p/>
          </table:table-cell>
          <table:table-cell table:style-name="ce10" table:formula="of:=IF(ISERROR(HLOOKUP([.AO22];[.$A$1:.$Z$2];2));&quot;&quot;;HLOOKUP([.AO22];[.$A$1:.$Z$2];2))">
            <text:p/>
          </table:table-cell>
          <table:table-cell table:style-name="ce10" table:formula="of:=IF(ISERROR(HLOOKUP([.AP22];[.$A$1:.$Z$2];2));&quot;&quot;;HLOOKUP([.AP22];[.$A$1:.$Z$2];2))">
            <text:p/>
          </table:table-cell>
          <table:table-cell table:style-name="ce10" table:formula="of:=IF(ISERROR(HLOOKUP([.AQ22];[.$A$1:.$Z$2];2));&quot;&quot;;HLOOKUP([.AQ22];[.$A$1:.$Z$2];2))">
            <text:p/>
          </table:table-cell>
          <table:table-cell table:style-name="ce10" table:formula="of:=IF(ISERROR(HLOOKUP([.AR22];[.$A$1:.$Z$2];2));&quot;&quot;;HLOOKUP([.AR22];[.$A$1:.$Z$2];2))">
            <text:p/>
          </table:table-cell>
          <table:table-cell table:style-name="ce10" table:formula="of:=IF(ISERROR(HLOOKUP([.AS22];[.$A$1:.$Z$2];2));&quot;&quot;;HLOOKUP([.AS22];[.$A$1:.$Z$2];2))">
            <text:p/>
          </table:table-cell>
          <table:table-cell table:style-name="ce10" table:formula="of:=IF(ISERROR(HLOOKUP([.AT22];[.$A$1:.$Z$2];2));&quot;&quot;;HLOOKUP([.AT22];[.$A$1:.$Z$2];2))">
            <text:p/>
          </table:table-cell>
          <table:table-cell table:style-name="ce10" table:formula="of:=IF(ISERROR(HLOOKUP([.AU22];[.$A$1:.$Z$2];2));&quot;&quot;;HLOOKUP([.AU22];[.$A$1:.$Z$2];2))">
            <text:p/>
          </table:table-cell>
          <table:table-cell table:style-name="ce10" table:formula="of:=IF(ISERROR(HLOOKUP([.AV22];[.$A$1:.$Z$2];2));&quot;&quot;;HLOOKUP([.AV22];[.$A$1:.$Z$2];2))">
            <text:p/>
          </table:table-cell>
          <table:table-cell table:style-name="ce10" table:formula="of:=IF(ISERROR(HLOOKUP([.AW22];[.$A$1:.$Z$2];2));&quot;&quot;;HLOOKUP([.AW22];[.$A$1:.$Z$2];2))">
            <text:p/>
          </table:table-cell>
          <table:table-cell table:style-name="ce10" table:formula="of:=IF(ISERROR(HLOOKUP([.AX22];[.$A$1:.$Z$2];2));&quot;&quot;;HLOOKUP([.AX22];[.$A$1:.$Z$2];2))">
            <text:p/>
          </table:table-cell>
          <table:table-cell table:style-name="ce10" table:formula="of:=IF(ISERROR(HLOOKUP([.AY22];[.$A$1:.$Z$2];2));&quot;&quot;;HLOOKUP([.AY22];[.$A$1:.$Z$2];2))">
            <text:p/>
          </table:table-cell>
          <table:table-cell table:style-name="ce10" table:formula="of:=IF(ISERROR(HLOOKUP([.AZ22];[.$A$1:.$Z$2];2));&quot;&quot;;HLOOKUP([.AZ22];[.$A$1:.$Z$2];2))">
            <text:p/>
          </table:table-cell>
          <table:table-cell table:style-name="ce10" table:formula="of:=IF(ISERROR(HLOOKUP([.BA22];[.$A$1:.$Z$2];2));&quot;&quot;;HLOOKUP([.BA22];[.$A$1:.$Z$2];2))">
            <text:p/>
          </table:table-cell>
          <table:table-cell table:style-name="ce10" table:formula="of:=IF(ISERROR(HLOOKUP([.BB22];[.$A$1:.$Z$2];2));&quot;&quot;;HLOOKUP([.BB22];[.$A$1:.$Z$2];2))">
            <text:p/>
          </table:table-cell>
          <table:table-cell table:style-name="ce10" table:formula="of:=IF(ISERROR(HLOOKUP([.BC22];[.$A$1:.$Z$2];2));&quot;&quot;;HLOOKUP([.BC22];[.$A$1:.$Z$2];2))">
            <text:p/>
          </table:table-cell>
          <table:table-cell table:style-name="ce10" table:formula="of:=IF(ISERROR(HLOOKUP([.BD22];[.$A$1:.$Z$2];2));&quot;&quot;;HLOOKUP([.BD22];[.$A$1:.$Z$2];2))">
            <text:p/>
          </table:table-cell>
          <table:table-cell table:style-name="ce10" table:formula="of:=IF(ISERROR(HLOOKUP([.BE22];[.$A$1:.$Z$2];2));&quot;&quot;;HLOOKUP([.BE22];[.$A$1:.$Z$2];2))">
            <text:p/>
          </table:table-cell>
          <table:table-cell table:style-name="ce10" table:formula="of:=IF(ISERROR(HLOOKUP([.BF22];[.$A$1:.$Z$2];2));&quot;&quot;;HLOOKUP([.BF22];[.$A$1:.$Z$2];2))">
            <text:p/>
          </table:table-cell>
          <table:table-cell table:style-name="ce10" table:formula="of:=IF(ISERROR(HLOOKUP([.BG22];[.$A$1:.$Z$2];2));&quot;&quot;;HLOOKUP([.BG22];[.$A$1:.$Z$2];2))">
            <text:p/>
          </table:table-cell>
          <table:table-cell table:style-name="ce10" table:formula="of:=IF(ISERROR(HLOOKUP([.BH22];[.$A$1:.$Z$2];2));&quot;&quot;;HLOOKUP([.BH22];[.$A$1:.$Z$2];2))">
            <text:p/>
          </table:table-cell>
          <table:table-cell table:style-name="ce10" table:formula="of:=IF(ISERROR(HLOOKUP([.BI22];[.$A$1:.$Z$2];2));&quot;&quot;;HLOOKUP([.BI22];[.$A$1:.$Z$2];2))">
            <text:p/>
          </table:table-cell>
          <table:table-cell table:style-name="ce10" table:formula="of:=IF(ISERROR(HLOOKUP([.BJ22];[.$A$1:.$Z$2];2));&quot;&quot;;HLOOKUP([.BJ22];[.$A$1:.$Z$2];2))">
            <text:p/>
          </table:table-cell>
          <table:table-cell table:style-name="ce10" table:formula="of:=IF(ISERROR(HLOOKUP([.BK22];[.$A$1:.$Z$2];2));&quot;&quot;;HLOOKUP([.BK22];[.$A$1:.$Z$2];2))">
            <text:p/>
          </table:table-cell>
          <table:table-cell table:style-name="ce10" table:formula="of:=IF(ISERROR(HLOOKUP([.BL22];[.$A$1:.$Z$2];2));&quot;&quot;;HLOOKUP([.BL22];[.$A$1:.$Z$2];2))">
            <text:p/>
          </table:table-cell>
          <table:table-cell table:style-name="ce10" table:formula="of:=IF(ISERROR(HLOOKUP([.BM22];[.$A$1:.$Z$2];2));&quot;&quot;;HLOOKUP([.BM22];[.$A$1:.$Z$2];2))">
            <text:p/>
          </table:table-cell>
          <table:table-cell table:style-name="ce10" table:formula="of:=IF(ISERROR(HLOOKUP([.BN22];[.$A$1:.$Z$2];2));&quot;&quot;;HLOOKUP([.BN22];[.$A$1:.$Z$2];2))">
            <text:p/>
          </table:table-cell>
          <table:table-cell table:style-name="ce10" table:formula="of:=IF(ISERROR(HLOOKUP([.BO22];[.$A$1:.$Z$2];2));&quot;&quot;;HLOOKUP([.BO22];[.$A$1:.$Z$2];2))">
            <text:p/>
          </table:table-cell>
          <table:table-cell table:style-name="ce10" table:formula="of:=IF(ISERROR(HLOOKUP([.BP22];[.$A$1:.$Z$2];2));&quot;&quot;;HLOOKUP([.BP22];[.$A$1:.$Z$2];2))">
            <text:p/>
          </table:table-cell>
          <table:table-cell table:style-name="ce10" table:formula="of:=IF(ISERROR(HLOOKUP([.BQ22];[.$A$1:.$Z$2];2));&quot;&quot;;HLOOKUP([.BQ22];[.$A$1:.$Z$2];2))">
            <text:p/>
          </table:table-cell>
          <table:table-cell table:style-name="ce10" table:formula="of:=IF(ISERROR(HLOOKUP([.BR22];[.$A$1:.$Z$2];2));&quot;&quot;;HLOOKUP([.BR22];[.$A$1:.$Z$2];2))">
            <text:p/>
          </table:table-cell>
          <table:table-cell table:style-name="ce10" table:formula="of:=IF(ISERROR(HLOOKUP([.BS22];[.$A$1:.$Z$2];2));&quot;&quot;;HLOOKUP([.BS22];[.$A$1:.$Z$2];2))">
            <text:p/>
          </table:table-cell>
          <table:table-cell table:style-name="ce10" table:formula="of:=IF(ISERROR(HLOOKUP([.BT22];[.$A$1:.$Z$2];2));&quot;&quot;;HLOOKUP([.BT22];[.$A$1:.$Z$2];2))">
            <text:p/>
          </table:table-cell>
          <table:table-cell table:style-name="ce10" table:formula="of:=IF(ISERROR(HLOOKUP([.BU22];[.$A$1:.$Z$2];2));&quot;&quot;;HLOOKUP([.BU22];[.$A$1:.$Z$2];2))">
            <text:p/>
          </table:table-cell>
          <table:table-cell table:style-name="ce10" table:formula="of:=IF(ISERROR(HLOOKUP([.BV22];[.$A$1:.$Z$2];2));&quot;&quot;;HLOOKUP([.BV22];[.$A$1:.$Z$2];2))">
            <text:p/>
          </table:table-cell>
          <table:table-cell table:style-name="ce10" table:formula="of:=IF(ISERROR(HLOOKUP([.BW22];[.$A$1:.$Z$2];2));&quot;&quot;;HLOOKUP([.BW22];[.$A$1:.$Z$2];2))">
            <text:p/>
          </table:table-cell>
          <table:table-cell table:style-name="ce10" table:formula="of:=IF(ISERROR(HLOOKUP([.BX22];[.$A$1:.$Z$2];2));&quot;&quot;;HLOOKUP([.BX22];[.$A$1:.$Z$2];2))">
            <text:p/>
          </table:table-cell>
          <table:table-cell table:style-name="ce10" table:formula="of:=IF(ISERROR(HLOOKUP([.BY22];[.$A$1:.$Z$2];2));&quot;&quot;;HLOOKUP([.BY22];[.$A$1:.$Z$2];2))">
            <text:p/>
          </table:table-cell>
          <table:table-cell table:style-name="ce10" table:formula="of:=IF(ISERROR(HLOOKUP([.BZ22];[.$A$1:.$Z$2];2));&quot;&quot;;HLOOKUP([.BZ22];[.$A$1:.$Z$2];2))">
            <text:p/>
          </table:table-cell>
          <table:table-cell table:number-columns-repeated="94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ypher2.A5:Cypher2.BZ5 Cypher2.A8:Cypher2.BZ8 Cypher2.A11:Cypher2.BZ11 Cypher2.A14:Cypher2.BZ14 Cypher2.A17:Cypher2.BZ17 Cypher2.A20:Cypher2.BZ20 Cypher2.A23:Cypher2.BZ23">
            <calcext:condition calcext:apply-style-name="ConditionalStyle_1" calcext:value="formula-is(MOD(ROW();3)=1)" calcext:base-cell-address="Cypher2.A5"/>
          </calcext:conditional-format>
          <calcext:conditional-format calcext:target-range-address="Cypher2.A5:Cypher2.BZ5 Cypher2.A8:Cypher2.BZ8 Cypher2.A11:Cypher2.BZ11 Cypher2.A14:Cypher2.BZ14 Cypher2.A17:Cypher2.BZ17 Cypher2.A20:Cypher2.BZ20 Cypher2.A23:Cypher2.BZ23">
            <calcext:condition calcext:apply-style-name="ConditionalStyle_2" calcext:value="formula-is(MOD(ROW();3)=2)" calcext:base-cell-address="Cypher2.A5"/>
          </calcext:conditional-format>
          <calcext:conditional-format calcext:target-range-address="Cypher2.A5:Cypher2.BZ5 Cypher2.A8:Cypher2.BZ8 Cypher2.A11:Cypher2.BZ11 Cypher2.A14:Cypher2.BZ14 Cypher2.A17:Cypher2.BZ17 Cypher2.A20:Cypher2.BZ20 Cypher2.A23:Cypher2.BZ23">
            <calcext:condition calcext:apply-style-name="ConditionalStyle_2" calcext:value="formula-is(MOD(ROW();3)=2)" calcext:base-cell-address="Cypher2.A5"/>
          </calcext:conditional-format>
          <calcext:conditional-format calcext:target-range-address="Cypher2.A4:Cypher2.BZ23">
            <calcext:condition calcext:apply-style-name="ConditionalStyle_2" calcext:value="formula-is(MOD(ROW();3)=2)" calcext:base-cell-address="Cypher2.A4"/>
          </calcext:conditional-format>
          <calcext:conditional-format calcext:target-range-address="Cypher2.A4:Cypher2.BZ23">
            <calcext:condition calcext:apply-style-name="ConditionalStyle_1" calcext:value="formula-is(MOD(ROW();3)=1)" calcext:base-cell-address="Cypher2.A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ce8b2"/>
    </style:style>
    <style:style style:name="ConditionalStyle_5f_2" style:display-name="ConditionalStyle_2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ypher1" style:display-name="PageStyle_Cypher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ypher2" style:display-name="PageStyle_Cypher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548" meta:object-count="0"/>
    <meta:generator>LibreOfficeDev/6.0.5.2$Linux_X86_64 LibreOffice_project/</meta:generator>
  </office:meta>
</office:document-meta>
</file>